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  <style:style style:name="ce8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72bf44" fo:wrap-option="wrap" fo:border="0.06pt solid #000000"/>
    </style:style>
    <style:style style:name="ce7" style:family="table-cell" style:parent-style-name="Default">
      <style:table-cell-properties fo:background-color="#e0efd4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sel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</table:table-row>
        <table:table-row table:style-name="ro1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</table:table-row>
        <table:table-row table:style-name="ro1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</table:table-row>
        <table:table-row table:style-name="ro1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</table:table-row>
        <table:table-row table:style-name="ro1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</table:table-row>
        <table:table-row table:style-name="ro1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</table:table-row>
        <table:table-row table:style-name="ro1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</table:table-row>
        <table:table-row table:style-name="ro1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</table:table-row>
        <table:table-row table:style-name="ro1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</table:table-row>
        <table:table-row table:style-name="ro1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</table:table-row>
        <table:table-row table:style-name="ro1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</table:table-row>
        <table:table-row table:style-name="ro1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</table:table-row>
        <table:table-row table:style-name="ro1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</table:table-row>
        <table:table-row table:style-name="ro1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</table:table-row>
        <table:table-row table:style-name="ro1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</table:table-row>
        <table:table-row table:style-name="ro1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</table:table-row>
        <table:table-row table:style-name="ro1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</table:table-row>
        <table:table-row table:style-name="ro1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</table:table-row>
        <table:table-row table:style-name="ro1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</table:table-row>
        <table:table-row table:style-name="ro1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</table:table-row>
        <table:table-row table:style-name="ro1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</table:table-row>
        <table:table-row table:style-name="ro1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</table:table-row>
        <table:table-row table:style-name="ro1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</table:table-row>
        <table:table-row table:style-name="ro1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</table:table-row>
        <table:table-row table:style-name="ro1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</table:table-row>
        <table:table-row table:style-name="ro1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</table:table-row>
        <table:table-row table:style-name="ro1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</table:table-row>
        <table:table-row table:style-name="ro1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</table:table-row>
        <table:table-row table:style-name="ro1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</table:table-row>
        <table:table-row table:style-name="ro1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</table:table-row>
        <table:table-row table:style-name="ro1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</table:table-row>
        <table:table-row table:style-name="ro1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</table:table-row>
        <table:table-row table:style-name="ro1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</table:table-row>
        <table:table-row table:style-name="ro1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</table:table-row>
        <table:table-row table:style-name="ro1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</table:table-row>
        <table:table-row table:style-name="ro1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</table:table-row>
        <table:table-row table:style-name="ro1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</table:table-row>
        <table:table-row table:style-name="ro1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</table:table-row>
        <table:table-row table:style-name="ro1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</table:table-row>
        <table:table-row table:style-name="ro1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</table:table-row>
        <table:table-row table:style-name="ro1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</table:table-row>
        <table:table-row table:style-name="ro1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</table:table-row>
        <table:table-row table:style-name="ro1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</table:table-row>
        <table:table-row table:style-name="ro1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</table:table-row>
        <table:table-row table:style-name="ro1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</table:table-row>
        <table:table-row table:style-name="ro1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</table:table-row>
        <table:table-row table:style-name="ro1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</table:table-row>
        <table:table-row table:style-name="ro1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</table:table-row>
        <table:table-row table:style-name="ro1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</table:table-row>
        <table:table-row table:style-name="ro1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</table:table-row>
        <table:table-row table:style-name="ro1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</table:table-row>
        <table:table-row table:style-name="ro1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</table:table-row>
        <table:table-row table:style-name="ro1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</table:table-row>
        <table:table-row table:style-name="ro1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</table:table-row>
        <table:table-row table:style-name="ro1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</table:table-row>
        <table:table-row table:style-name="ro1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</table:table-row>
        <table:table-row table:style-name="ro1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</table:table-row>
        <table:table-row table:style-name="ro1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</table:table-row>
        <table:table-row table:style-name="ro1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</table:table-row>
        <table:table-row table:style-name="ro1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</table:table-row>
        <table:table-row table:style-name="ro1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</table:table-row>
        <table:table-row table:style-name="ro1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</table:table-row>
        <table:table-row table:style-name="ro1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</table:table-row>
        <table:table-row table:style-name="ro1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</table:table-row>
        <table:table-row table:style-name="ro1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</table:table-row>
        <table:table-row table:style-name="ro1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</table:table-row>
        <table:table-row table:style-name="ro1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</table:table-row>
        <table:table-row table:style-name="ro1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</table:table-row>
        <table:table-row table:style-name="ro1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</table:table-row>
        <table:table-row table:style-name="ro1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</table:table-row>
        <table:table-row table:style-name="ro1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</table:table-row>
        <table:table-row table:style-name="ro1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</table:table-row>
        <table:table-row table:style-name="ro1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</table:table-row>
        <table:table-row table:style-name="ro1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</table:table-row>
        <table:table-row table:style-name="ro1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</table:table-row>
        <table:table-row table:style-name="ro1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</table:table-row>
        <table:table-row table:style-name="ro1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</table:table-row>
        <table:table-row table:style-name="ro1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</table:table-row>
        <table:table-row table:style-name="ro1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</table:table-row>
        <table:table-row table:style-name="ro1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</table:table-row>
        <table:table-row table:style-name="ro1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</table:table-row>
        <table:table-row table:style-name="ro1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</table:table-row>
        <table:table-row table:style-name="ro1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</table:table-row>
        <table:table-row table:style-name="ro1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</table:table-row>
        <table:table-row table:style-name="ro1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</table:table-row>
        <table:table-row table:style-name="ro1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</table:table-row>
        <table:table-row table:style-name="ro1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</table:table-row>
        <table:table-row table:style-name="ro1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</table:table-row>
        <table:table-row table:style-name="ro1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</table:table-row>
        <table:table-row table:style-name="ro1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</table:table-row>
        <table:table-row table:style-name="ro1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</table:table-row>
        <table:table-row table:style-name="ro1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</table:table-row>
        <table:table-row table:style-name="ro1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</table:table-row>
        <table:table-row table:style-name="ro1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</table:table-row>
        <table:table-row table:style-name="ro1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</table:table-row>
        <table:table-row table:style-name="ro1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</table:table-row>
        <table:table-row table:style-name="ro1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</table:table-row>
        <table:table-row table:style-name="ro1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</table:table-row>
        <table:table-row table:style-name="ro1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</table:table-row>
        <table:table-row table:style-name="ro1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</table:table-row>
        <table:table-row table:style-name="ro1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</table:table-row>
        <table:table-row table:style-name="ro1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</table:table-row>
        <table:table-row table:style-name="ro1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</table:table-row>
        <table:table-row table:style-name="ro1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</table:table-row>
        <table:table-row table:style-name="ro1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</table:table-row>
        <table:table-row table:style-name="ro1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</table:table-row>
        <table:table-row table:style-name="ro1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</table:table-row>
        <table:table-row table:style-name="ro1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</table:table-row>
        <table:table-row table:style-name="ro1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</table:table-row>
        <table:table-row table:style-name="ro1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</table:table-row>
        <table:table-row table:style-name="ro1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</table:table-row>
        <table:table-row table:style-name="ro1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</table:table-row>
        <table:table-row table:style-name="ro1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</table:table-row>
        <table:table-row table:style-name="ro1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</table:table-row>
        <table:table-row table:style-name="ro1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</table:table-row>
        <table:table-row table:style-name="ro1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</table:table-row>
        <table:table-row table:style-name="ro1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</table:table-row>
        <table:table-row table:style-name="ro1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</table:table-row>
        <table:table-row table:style-name="ro1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</table:table-row>
        <table:table-row table:style-name="ro1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</table:table-row>
        <table:table-row table:style-name="ro1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</table:table-row>
        <table:table-row table:style-name="ro1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</table:table-row>
        <table:table-row table:style-name="ro1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</table:table-row>
        <table:table-row table:style-name="ro1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</table:table-row>
        <table:table-row table:style-name="ro1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</table:table-row>
        <table:table-row table:style-name="ro1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</table:table-row>
        <table:table-row table:style-name="ro1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</table:table-row>
        <table:table-row table:style-name="ro1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</table:table-row>
        <table:table-row table:style-name="ro1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</table:table-row>
        <table:table-row table:style-name="ro1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</table:table-row>
        <table:table-row table:style-name="ro1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</table:table-row>
        <table:table-row table:style-name="ro1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</table:table-row>
        <table:table-row table:style-name="ro1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</table:table-row>
        <table:table-row table:style-name="ro1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</table:table-row>
        <table:table-row table:style-name="ro1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</table:table-row>
        <table:table-row table:style-name="ro1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</table:table-row>
        <table:table-row table:style-name="ro1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</table:table-row>
        <table:table-row table:style-name="ro1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</table:table-row>
        <table:table-row table:style-name="ro1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</table:table-row>
        <table:table-row table:style-name="ro1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</table:table-row>
        <table:table-row table:style-name="ro1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</table:table-row>
        <table:table-row table:style-name="ro1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</table:table-row>
        <table:table-row table:style-name="ro1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</table:table-row>
        <table:table-row table:style-name="ro1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</table:table-row>
        <table:table-row table:style-name="ro1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</table:table-row>
        <table:table-row table:style-name="ro1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</table:table-row>
        <table:table-row table:style-name="ro1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</table:table-row>
        <table:table-row table:style-name="ro1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</table:table-row>
        <table:table-row table:style-name="ro1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</table:table-row>
        <table:table-row table:style-name="ro1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</table:table-row>
        <table:table-row table:style-name="ro1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</table:table-row>
        <table:table-row table:style-name="ro1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</table:table-row>
        <table:table-row table:style-name="ro1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</table:table-row>
        <table:table-row table:style-name="ro1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</table:table-row>
        <table:table-row table:style-name="ro1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</table:table-row>
        <table:table-row table:style-name="ro1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</table:table-row>
        <table:table-row table:style-name="ro1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</table:table-row>
        <table:table-row table:style-name="ro1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</table:table-row>
        <table:table-row table:style-name="ro1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</table:table-row>
        <table:table-row table:style-name="ro1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</table:table-row>
        <table:table-row table:style-name="ro1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</table:table-row>
        <table:table-row table:style-name="ro1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</table:table-row>
        <table:table-row table:style-name="ro1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</table:table-row>
        <table:table-row table:style-name="ro1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</table:table-row>
        <table:table-row table:style-name="ro1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</table:table-row>
        <table:table-row table:style-name="ro1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</table:table-row>
        <table:table-row table:style-name="ro1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</table:table-row>
        <table:table-row table:style-name="ro1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</table:table-row>
        <table:table-row table:style-name="ro1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</table:table-row>
        <table:table-row table:style-name="ro1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</table:table-row>
        <table:table-row table:style-name="ro1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</table:table-row>
        <table:table-row table:style-name="ro1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</table:table-row>
        <table:table-row table:style-name="ro1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</table:table-row>
        <table:table-row table:style-name="ro1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</table:table-row>
        <table:table-row table:style-name="ro1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</table:table-row>
        <table:table-row table:style-name="ro1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</table:table-row>
        <table:table-row table:style-name="ro1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</table:table-row>
      </table:table>
      <table:table table:name="91.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Płeć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IF(ISEVEN(VALUE(MID([.A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IF(ISEVEN(VALUE(MID([.A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IF(ISEVEN(VALUE(MID([.A4];10;1)))=1;&quot;k&quot;;&quot;m&quot;)" office:value-type="string" office:string-value="m" calcext:value-type="string">
            <text:p>m</text:p>
          </table:table-cell>
          <table:table-cell/>
          <table:table-cell table:style-name="ce3"/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IF(ISEVEN(VALUE(MID([.A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IF(ISEVEN(VALUE(MID([.A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IF(ISEVEN(VALUE(MID([.A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IF(ISEVEN(VALUE(MID([.A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IF(ISEVEN(VALUE(MID([.A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IF(ISEVEN(VALUE(MID([.A1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IF(ISEVEN(VALUE(MID([.A1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IF(ISEVEN(VALUE(MID([.A1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IF(ISEVEN(VALUE(MID([.A1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IF(ISEVEN(VALUE(MID([.A1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IF(ISEVEN(VALUE(MID([.A1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IF(ISEVEN(VALUE(MID([.A1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IF(ISEVEN(VALUE(MID([.A1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IF(ISEVEN(VALUE(MID([.A1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IF(ISEVEN(VALUE(MID([.A1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IF(ISEVEN(VALUE(MID([.A2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IF(ISEVEN(VALUE(MID([.A2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IF(ISEVEN(VALUE(MID([.A2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IF(ISEVEN(VALUE(MID([.A2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IF(ISEVEN(VALUE(MID([.A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IF(ISEVEN(VALUE(MID([.A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IF(ISEVEN(VALUE(MID([.A2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IF(ISEVEN(VALUE(MID([.A2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IF(ISEVEN(VALUE(MID([.A2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IF(ISEVEN(VALUE(MID([.A2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IF(ISEVEN(VALUE(MID([.A3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IF(ISEVEN(VALUE(MID([.A3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IF(ISEVEN(VALUE(MID([.A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IF(ISEVEN(VALUE(MID([.A3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IF(ISEVEN(VALUE(MID([.A3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IF(ISEVEN(VALUE(MID([.A3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IF(ISEVEN(VALUE(MID([.A3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IF(ISEVEN(VALUE(MID([.A3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IF(ISEVEN(VALUE(MID([.A3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IF(ISEVEN(VALUE(MID([.A3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IF(ISEVEN(VALUE(MID([.A4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IF(ISEVEN(VALUE(MID([.A4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IF(ISEVEN(VALUE(MID([.A4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IF(ISEVEN(VALUE(MID([.A4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IF(ISEVEN(VALUE(MID([.A4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IF(ISEVEN(VALUE(MID([.A4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IF(ISEVEN(VALUE(MID([.A4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IF(ISEVEN(VALUE(MID([.A4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IF(ISEVEN(VALUE(MID([.A4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IF(ISEVEN(VALUE(MID([.A4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IF(ISEVEN(VALUE(MID([.A5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IF(ISEVEN(VALUE(MID([.A5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IF(ISEVEN(VALUE(MID([.A5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IF(ISEVEN(VALUE(MID([.A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IF(ISEVEN(VALUE(MID([.A5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IF(ISEVEN(VALUE(MID([.A5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IF(ISEVEN(VALUE(MID([.A5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IF(ISEVEN(VALUE(MID([.A5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IF(ISEVEN(VALUE(MID([.A5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IF(ISEVEN(VALUE(MID([.A5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IF(ISEVEN(VALUE(MID([.A6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IF(ISEVEN(VALUE(MID([.A6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IF(ISEVEN(VALUE(MID([.A6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IF(ISEVEN(VALUE(MID([.A6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IF(ISEVEN(VALUE(MID([.A6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IF(ISEVEN(VALUE(MID([.A6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IF(ISEVEN(VALUE(MID([.A6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IF(ISEVEN(VALUE(MID([.A6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IF(ISEVEN(VALUE(MID([.A6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IF(ISEVEN(VALUE(MID([.A6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IF(ISEVEN(VALUE(MID([.A7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IF(ISEVEN(VALUE(MID([.A7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IF(ISEVEN(VALUE(MID([.A7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IF(ISEVEN(VALUE(MID([.A7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IF(ISEVEN(VALUE(MID([.A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IF(ISEVEN(VALUE(MID([.A7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IF(ISEVEN(VALUE(MID([.A7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IF(ISEVEN(VALUE(MID([.A7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IF(ISEVEN(VALUE(MID([.A7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ISEVEN(VALUE(MID([.A7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IF(ISEVEN(VALUE(MID([.A8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IF(ISEVEN(VALUE(MID([.A8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IF(ISEVEN(VALUE(MID([.A8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IF(ISEVEN(VALUE(MID([.A8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IF(ISEVEN(VALUE(MID([.A8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IF(ISEVEN(VALUE(MID([.A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IF(ISEVEN(VALUE(MID([.A8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IF(ISEVEN(VALUE(MID([.A8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IF(ISEVEN(VALUE(MID([.A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IF(ISEVEN(VALUE(MID([.A8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ISEVEN(VALUE(MID([.A9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IF(ISEVEN(VALUE(MID([.A9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IF(ISEVEN(VALUE(MID([.A9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IF(ISEVEN(VALUE(MID([.A9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IF(ISEVEN(VALUE(MID([.A9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IF(ISEVEN(VALUE(MID([.A9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IF(ISEVEN(VALUE(MID([.A9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IF(ISEVEN(VALUE(MID([.A9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IF(ISEVEN(VALUE(MID([.A9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IF(ISEVEN(VALUE(MID([.A9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IF(ISEVEN(VALUE(MID([.A10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IF(ISEVEN(VALUE(MID([.A10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IF(ISEVEN(VALUE(MID([.A10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IF(ISEVEN(VALUE(MID([.A10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IF(ISEVEN(VALUE(MID([.A10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IF(ISEVEN(VALUE(MID([.A10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IF(ISEVEN(VALUE(MID([.A10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IF(ISEVEN(VALUE(MID([.A10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IF(ISEVEN(VALUE(MID([.A10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IF(ISEVEN(VALUE(MID([.A10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IF(ISEVEN(VALUE(MID([.A11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IF(ISEVEN(VALUE(MID([.A11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IF(ISEVEN(VALUE(MID([.A11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IF(ISEVEN(VALUE(MID([.A11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IF(ISEVEN(VALUE(MID([.A11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IF(ISEVEN(VALUE(MID([.A11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IF(ISEVEN(VALUE(MID([.A11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IF(ISEVEN(VALUE(MID([.A11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IF(ISEVEN(VALUE(MID([.A11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IF(ISEVEN(VALUE(MID([.A11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IF(ISEVEN(VALUE(MID([.A12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IF(ISEVEN(VALUE(MID([.A12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IF(ISEVEN(VALUE(MID([.A12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IF(ISEVEN(VALUE(MID([.A12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IF(ISEVEN(VALUE(MID([.A1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IF(ISEVEN(VALUE(MID([.A1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IF(ISEVEN(VALUE(MID([.A12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IF(ISEVEN(VALUE(MID([.A12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IF(ISEVEN(VALUE(MID([.A12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IF(ISEVEN(VALUE(MID([.A12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IF(ISEVEN(VALUE(MID([.A13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IF(ISEVEN(VALUE(MID([.A13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IF(ISEVEN(VALUE(MID([.A1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IF(ISEVEN(VALUE(MID([.A13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ISEVEN(VALUE(MID([.A13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IF(ISEVEN(VALUE(MID([.A13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IF(ISEVEN(VALUE(MID([.A13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IF(ISEVEN(VALUE(MID([.A13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IF(ISEVEN(VALUE(MID([.A13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IF(ISEVEN(VALUE(MID([.A13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IF(ISEVEN(VALUE(MID([.A14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IF(ISEVEN(VALUE(MID([.A14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IF(ISEVEN(VALUE(MID([.A14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IF(ISEVEN(VALUE(MID([.A14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IF(ISEVEN(VALUE(MID([.A14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IF(ISEVEN(VALUE(MID([.A14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IF(ISEVEN(VALUE(MID([.A14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IF(ISEVEN(VALUE(MID([.A14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IF(ISEVEN(VALUE(MID([.A14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IF(ISEVEN(VALUE(MID([.A14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IF(ISEVEN(VALUE(MID([.A15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IF(ISEVEN(VALUE(MID([.A15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IF(ISEVEN(VALUE(MID([.A15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IF(ISEVEN(VALUE(MID([.A1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IF(ISEVEN(VALUE(MID([.A15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IF(ISEVEN(VALUE(MID([.A15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IF(ISEVEN(VALUE(MID([.A15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IF(ISEVEN(VALUE(MID([.A15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IF(ISEVEN(VALUE(MID([.A15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IF(ISEVEN(VALUE(MID([.A15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IF(ISEVEN(VALUE(MID([.A16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IF(ISEVEN(VALUE(MID([.A16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IF(ISEVEN(VALUE(MID([.A16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IF(ISEVEN(VALUE(MID([.A16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IF(ISEVEN(VALUE(MID([.A16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IF(ISEVEN(VALUE(MID([.A16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IF(ISEVEN(VALUE(MID([.A16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IF(ISEVEN(VALUE(MID([.A16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IF(ISEVEN(VALUE(MID([.A16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IF(ISEVEN(VALUE(MID([.A16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IF(ISEVEN(VALUE(MID([.A17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IF(ISEVEN(VALUE(MID([.A17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IF(ISEVEN(VALUE(MID([.A17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IF(ISEVEN(VALUE(MID([.A17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IF(ISEVEN(VALUE(MID([.A1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IF(ISEVEN(VALUE(MID([.A17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IF(ISEVEN(VALUE(MID([.A17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IF(ISEVEN(VALUE(MID([.A17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IF(ISEVEN(VALUE(MID([.A17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IF(ISEVEN(VALUE(MID([.A17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IF(ISEVEN(VALUE(MID([.A18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IF(ISEVEN(VALUE(MID([.A18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IF(ISEVEN(VALUE(MID([.A18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IF(ISEVEN(VALUE(MID([.A18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IF(ISEVEN(VALUE(MID([.A18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IF(ISEVEN(VALUE(MID([.A1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IF(ISEVEN(VALUE(MID([.A18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IF(ISEVEN(VALUE(MID([.A18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IF(ISEVEN(VALUE(MID([.A1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IF(ISEVEN(VALUE(MID([.A18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IF(ISEVEN(VALUE(MID([.A19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IF(ISEVEN(VALUE(MID([.A19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IF(ISEVEN(VALUE(MID([.A19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IF(ISEVEN(VALUE(MID([.A19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IF(ISEVEN(VALUE(MID([.A19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IF(ISEVEN(VALUE(MID([.A19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IF(ISEVEN(VALUE(MID([.A19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IF(ISEVEN(VALUE(MID([.A19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IF(ISEVEN(VALUE(MID([.A19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IF(ISEVEN(VALUE(MID([.A19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IF(ISEVEN(VALUE(MID([.A20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IF(ISEVEN(VALUE(MID([.A20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IF(ISEVEN(VALUE(MID([.A20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IF(ISEVEN(VALUE(MID([.A20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IF(ISEVEN(VALUE(MID([.A20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IF(ISEVEN(VALUE(MID([.A20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IF(ISEVEN(VALUE(MID([.A20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IF(ISEVEN(VALUE(MID([.A20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IF(ISEVEN(VALUE(MID([.A20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IF(ISEVEN(VALUE(MID([.A20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IF(ISEVEN(VALUE(MID([.A21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IF(ISEVEN(VALUE(MID([.A21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IF(ISEVEN(VALUE(MID([.A21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IF(ISEVEN(VALUE(MID([.A21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IF(ISEVEN(VALUE(MID([.A21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IF(ISEVEN(VALUE(MID([.A21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IF(ISEVEN(VALUE(MID([.A21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IF(ISEVEN(VALUE(MID([.A21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IF(ISEVEN(VALUE(MID([.A21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IF(ISEVEN(VALUE(MID([.A21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IF(ISEVEN(VALUE(MID([.A22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IF(ISEVEN(VALUE(MID([.A22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IF(ISEVEN(VALUE(MID([.A22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IF(ISEVEN(VALUE(MID([.A22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IF(ISEVEN(VALUE(MID([.A2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IF(ISEVEN(VALUE(MID([.A2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IF(ISEVEN(VALUE(MID([.A22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IF(ISEVEN(VALUE(MID([.A22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IF(ISEVEN(VALUE(MID([.A22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IF(ISEVEN(VALUE(MID([.A22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IF(ISEVEN(VALUE(MID([.A23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IF(ISEVEN(VALUE(MID([.A23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IF(ISEVEN(VALUE(MID([.A2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IF(ISEVEN(VALUE(MID([.A23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IF(ISEVEN(VALUE(MID([.A23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IF(ISEVEN(VALUE(MID([.A23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IF(ISEVEN(VALUE(MID([.A23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IF(ISEVEN(VALUE(MID([.A23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IF(ISEVEN(VALUE(MID([.A23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IF(ISEVEN(VALUE(MID([.A23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IF(ISEVEN(VALUE(MID([.A24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IF(ISEVEN(VALUE(MID([.A24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IF(ISEVEN(VALUE(MID([.A24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IF(ISEVEN(VALUE(MID([.A24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IF(ISEVEN(VALUE(MID([.A24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IF(ISEVEN(VALUE(MID([.A24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IF(ISEVEN(VALUE(MID([.A24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IF(ISEVEN(VALUE(MID([.A24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IF(ISEVEN(VALUE(MID([.A24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IF(ISEVEN(VALUE(MID([.A24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IF(ISEVEN(VALUE(MID([.A25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IF(ISEVEN(VALUE(MID([.A25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IF(ISEVEN(VALUE(MID([.A25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IF(ISEVEN(VALUE(MID([.A2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IF(ISEVEN(VALUE(MID([.A25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IF(ISEVEN(VALUE(MID([.A25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IF(ISEVEN(VALUE(MID([.A25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IF(ISEVEN(VALUE(MID([.A25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IF(ISEVEN(VALUE(MID([.A25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IF(ISEVEN(VALUE(MID([.A25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ISEVEN(VALUE(MID([.A26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IF(ISEVEN(VALUE(MID([.A26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IF(ISEVEN(VALUE(MID([.A26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IF(ISEVEN(VALUE(MID([.A26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IF(ISEVEN(VALUE(MID([.A26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IF(ISEVEN(VALUE(MID([.A26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IF(ISEVEN(VALUE(MID([.A26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IF(ISEVEN(VALUE(MID([.A26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IF(ISEVEN(VALUE(MID([.A26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IF(ISEVEN(VALUE(MID([.A26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IF(ISEVEN(VALUE(MID([.A27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IF(ISEVEN(VALUE(MID([.A27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IF(ISEVEN(VALUE(MID([.A27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IF(ISEVEN(VALUE(MID([.A27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IF(ISEVEN(VALUE(MID([.A2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IF(ISEVEN(VALUE(MID([.A27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IF(ISEVEN(VALUE(MID([.A27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IF(ISEVEN(VALUE(MID([.A27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IF(ISEVEN(VALUE(MID([.A27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IF(ISEVEN(VALUE(MID([.A27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IF(ISEVEN(VALUE(MID([.A28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IF(ISEVEN(VALUE(MID([.A28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IF(ISEVEN(VALUE(MID([.A28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IF(ISEVEN(VALUE(MID([.A28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IF(ISEVEN(VALUE(MID([.A28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IF(ISEVEN(VALUE(MID([.A2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IF(ISEVEN(VALUE(MID([.A28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IF(ISEVEN(VALUE(MID([.A28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IF(ISEVEN(VALUE(MID([.A2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IF(ISEVEN(VALUE(MID([.A28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ISEVEN(VALUE(MID([.A29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IF(ISEVEN(VALUE(MID([.A29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IF(ISEVEN(VALUE(MID([.A29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IF(ISEVEN(VALUE(MID([.A29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IF(ISEVEN(VALUE(MID([.A29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IF(ISEVEN(VALUE(MID([.A29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IF(ISEVEN(VALUE(MID([.A29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IF(ISEVEN(VALUE(MID([.A29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IF(ISEVEN(VALUE(MID([.A29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IF(ISEVEN(VALUE(MID([.A29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IF(ISEVEN(VALUE(MID([.A30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IF(ISEVEN(VALUE(MID([.A30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IF(ISEVEN(VALUE(MID([.A30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IF(ISEVEN(VALUE(MID([.A30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IF(ISEVEN(VALUE(MID([.A30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IF(ISEVEN(VALUE(MID([.A30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IF(ISEVEN(VALUE(MID([.A30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IF(ISEVEN(VALUE(MID([.A30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IF(ISEVEN(VALUE(MID([.A30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IF(ISEVEN(VALUE(MID([.A30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IF(ISEVEN(VALUE(MID([.A31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IF(ISEVEN(VALUE(MID([.A31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IF(ISEVEN(VALUE(MID([.A31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IF(ISEVEN(VALUE(MID([.A31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IF(ISEVEN(VALUE(MID([.A31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IF(ISEVEN(VALUE(MID([.A31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IF(ISEVEN(VALUE(MID([.A31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ISEVEN(VALUE(MID([.A31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IF(ISEVEN(VALUE(MID([.A31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IF(ISEVEN(VALUE(MID([.A31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IF(ISEVEN(VALUE(MID([.A32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IF(ISEVEN(VALUE(MID([.A32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IF(ISEVEN(VALUE(MID([.A32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IF(ISEVEN(VALUE(MID([.A32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IF(ISEVEN(VALUE(MID([.A3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IF(ISEVEN(VALUE(MID([.A3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IF(ISEVEN(VALUE(MID([.A32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IF(ISEVEN(VALUE(MID([.A32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IF(ISEVEN(VALUE(MID([.A32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IF(ISEVEN(VALUE(MID([.A32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IF(ISEVEN(VALUE(MID([.A33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IF(ISEVEN(VALUE(MID([.A33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IF(ISEVEN(VALUE(MID([.A3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IF(ISEVEN(VALUE(MID([.A33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IF(ISEVEN(VALUE(MID([.A33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IF(ISEVEN(VALUE(MID([.A33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IF(ISEVEN(VALUE(MID([.A33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IF(ISEVEN(VALUE(MID([.A33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IF(ISEVEN(VALUE(MID([.A33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IF(ISEVEN(VALUE(MID([.A33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IF(ISEVEN(VALUE(MID([.A34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IF(ISEVEN(VALUE(MID([.A34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IF(ISEVEN(VALUE(MID([.A34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IF(ISEVEN(VALUE(MID([.A34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IF(ISEVEN(VALUE(MID([.A34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IF(ISEVEN(VALUE(MID([.A34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IF(ISEVEN(VALUE(MID([.A34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IF(ISEVEN(VALUE(MID([.A34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IF(ISEVEN(VALUE(MID([.A34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IF(ISEVEN(VALUE(MID([.A34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IF(ISEVEN(VALUE(MID([.A35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IF(ISEVEN(VALUE(MID([.A35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IF(ISEVEN(VALUE(MID([.A35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IF(ISEVEN(VALUE(MID([.A3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IF(ISEVEN(VALUE(MID([.A35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IF(ISEVEN(VALUE(MID([.A35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IF(ISEVEN(VALUE(MID([.A35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IF(ISEVEN(VALUE(MID([.A35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IF(ISEVEN(VALUE(MID([.A35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IF(ISEVEN(VALUE(MID([.A35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IF(ISEVEN(VALUE(MID([.A36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IF(ISEVEN(VALUE(MID([.A36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IF(ISEVEN(VALUE(MID([.A36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IF(ISEVEN(VALUE(MID([.A36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IF(ISEVEN(VALUE(MID([.A36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IF(ISEVEN(VALUE(MID([.A36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IF(ISEVEN(VALUE(MID([.A36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IF(ISEVEN(VALUE(MID([.A36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IF(ISEVEN(VALUE(MID([.A36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IF(ISEVEN(VALUE(MID([.A36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IF(ISEVEN(VALUE(MID([.A37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ISEVEN(VALUE(MID([.A37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IF(ISEVEN(VALUE(MID([.A37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IF(ISEVEN(VALUE(MID([.A37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IF(ISEVEN(VALUE(MID([.A3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IF(ISEVEN(VALUE(MID([.A37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IF(ISEVEN(VALUE(MID([.A37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IF(ISEVEN(VALUE(MID([.A37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IF(ISEVEN(VALUE(MID([.A37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IF(ISEVEN(VALUE(MID([.A37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IF(ISEVEN(VALUE(MID([.A38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IF(ISEVEN(VALUE(MID([.A38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IF(ISEVEN(VALUE(MID([.A38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IF(ISEVEN(VALUE(MID([.A38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IF(ISEVEN(VALUE(MID([.A38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IF(ISEVEN(VALUE(MID([.A3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IF(ISEVEN(VALUE(MID([.A38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IF(ISEVEN(VALUE(MID([.A38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IF(ISEVEN(VALUE(MID([.A3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IF(ISEVEN(VALUE(MID([.A38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IF(ISEVEN(VALUE(MID([.A39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ISEVEN(VALUE(MID([.A39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IF(ISEVEN(VALUE(MID([.A39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IF(ISEVEN(VALUE(MID([.A39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IF(ISEVEN(VALUE(MID([.A39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IF(ISEVEN(VALUE(MID([.A39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ISEVEN(VALUE(MID([.A39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IF(ISEVEN(VALUE(MID([.A39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IF(ISEVEN(VALUE(MID([.A39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IF(ISEVEN(VALUE(MID([.A39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IF(ISEVEN(VALUE(MID([.A40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IF(ISEVEN(VALUE(MID([.A40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IF(ISEVEN(VALUE(MID([.A40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IF(ISEVEN(VALUE(MID([.A40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IF(ISEVEN(VALUE(MID([.A40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IF(ISEVEN(VALUE(MID([.A40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IF(ISEVEN(VALUE(MID([.A40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IF(ISEVEN(VALUE(MID([.A40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IF(ISEVEN(VALUE(MID([.A40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IF(ISEVEN(VALUE(MID([.A40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IF(ISEVEN(VALUE(MID([.A41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IF(ISEVEN(VALUE(MID([.A41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IF(ISEVEN(VALUE(MID([.A41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IF(ISEVEN(VALUE(MID([.A41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IF(ISEVEN(VALUE(MID([.A41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IF(ISEVEN(VALUE(MID([.A41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IF(ISEVEN(VALUE(MID([.A41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IF(ISEVEN(VALUE(MID([.A41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IF(ISEVEN(VALUE(MID([.A41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IF(ISEVEN(VALUE(MID([.A41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IF(ISEVEN(VALUE(MID([.A42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IF(ISEVEN(VALUE(MID([.A42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IF(ISEVEN(VALUE(MID([.A42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IF(ISEVEN(VALUE(MID([.A42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IF(ISEVEN(VALUE(MID([.A42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IF(ISEVEN(VALUE(MID([.A42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IF(ISEVEN(VALUE(MID([.A42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IF(ISEVEN(VALUE(MID([.A42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IF(ISEVEN(VALUE(MID([.A42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IF(ISEVEN(VALUE(MID([.A42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IF(ISEVEN(VALUE(MID([.A43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IF(ISEVEN(VALUE(MID([.A43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IF(ISEVEN(VALUE(MID([.A43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IF(ISEVEN(VALUE(MID([.A43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IF(ISEVEN(VALUE(MID([.A43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IF(ISEVEN(VALUE(MID([.A43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IF(ISEVEN(VALUE(MID([.A43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IF(ISEVEN(VALUE(MID([.A43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IF(ISEVEN(VALUE(MID([.A43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IF(ISEVEN(VALUE(MID([.A43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IF(ISEVEN(VALUE(MID([.A44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IF(ISEVEN(VALUE(MID([.A44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IF(ISEVEN(VALUE(MID([.A44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IF(ISEVEN(VALUE(MID([.A44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IF(ISEVEN(VALUE(MID([.A44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IF(ISEVEN(VALUE(MID([.A44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IF(ISEVEN(VALUE(MID([.A44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IF(ISEVEN(VALUE(MID([.A44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IF(ISEVEN(VALUE(MID([.A44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IF(ISEVEN(VALUE(MID([.A449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IF(ISEVEN(VALUE(MID([.A45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IF(ISEVEN(VALUE(MID([.A45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IF(ISEVEN(VALUE(MID([.A45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IF(ISEVEN(VALUE(MID([.A45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IF(ISEVEN(VALUE(MID([.A45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IF(ISEVEN(VALUE(MID([.A45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IF(ISEVEN(VALUE(MID([.A45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IF(ISEVEN(VALUE(MID([.A457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IF(ISEVEN(VALUE(MID([.A458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IF(ISEVEN(VALUE(MID([.A45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IF(ISEVEN(VALUE(MID([.A46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IF(ISEVEN(VALUE(MID([.A46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IF(ISEVEN(VALUE(MID([.A462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IF(ISEVEN(VALUE(MID([.A46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IF(ISEVEN(VALUE(MID([.A46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IF(ISEVEN(VALUE(MID([.A46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IF(ISEVEN(VALUE(MID([.A46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IF(ISEVEN(VALUE(MID([.A46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IF(ISEVEN(VALUE(MID([.A46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IF(ISEVEN(VALUE(MID([.A46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IF(ISEVEN(VALUE(MID([.A47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IF(ISEVEN(VALUE(MID([.A471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IF(ISEVEN(VALUE(MID([.A47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IF(ISEVEN(VALUE(MID([.A47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IF(ISEVEN(VALUE(MID([.A47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IF(ISEVEN(VALUE(MID([.A475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IF(ISEVEN(VALUE(MID([.A476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IF(ISEVEN(VALUE(MID([.A47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IF(ISEVEN(VALUE(MID([.A47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IF(ISEVEN(VALUE(MID([.A47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IF(ISEVEN(VALUE(MID([.A480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IF(ISEVEN(VALUE(MID([.A48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IF(ISEVEN(VALUE(MID([.A48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IF(ISEVEN(VALUE(MID([.A483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IF(ISEVEN(VALUE(MID([.A484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IF(ISEVEN(VALUE(MID([.A48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IF(ISEVEN(VALUE(MID([.A486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IF(ISEVEN(VALUE(MID([.A487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IF(ISEVEN(VALUE(MID([.A488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IF(ISEVEN(VALUE(MID([.A489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IF(ISEVEN(VALUE(MID([.A490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IF(ISEVEN(VALUE(MID([.A491];10;1)))=1;&quot;k&quot;;&quot;m&quot;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IF(ISEVEN(VALUE(MID([.A492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IF(ISEVEN(VALUE(MID([.A493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IF(ISEVEN(VALUE(MID([.A494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IF(ISEVEN(VALUE(MID([.A495];10;1)))=1;&quot;k&quot;;&quot;m&quot;)" office:value-type="string" office:string-value="m" calcext:value-type="string">
            <text:p>m</text:p>
          </table:table-cell>
          <table:table-cell table:number-columns-repeated="2"/>
        </table:table-row>
      </table:table>
      <table:table table:name="91.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czy się powtarza?</text:p>
          </table:table-cell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[.B2]&amp;[.C2]" office:value-type="string" office:string-value="MicunKrzysztof" calcext:value-type="string">
            <text:p>MicunKrzysztof</text:p>
          </table:table-cell>
          <table:table-cell table:formula="of:=COUNTIF([.$D$2:.$D$495];[.D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[.B3]&amp;[.C3]" office:value-type="string" office:string-value="JablonskiNikodem" calcext:value-type="string">
            <text:p>JablonskiNikodem</text:p>
          </table:table-cell>
          <table:table-cell table:formula="of:=COUNTIF([.$D$2:.$D$495];[.D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[.B4]&amp;[.C4]" office:value-type="string" office:string-value="LeoniukMarcel" calcext:value-type="string">
            <text:p>LeoniukMarcel</text:p>
          </table:table-cell>
          <table:table-cell table:formula="of:=COUNTIF([.$D$2:.$D$495];[.D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[.B5]&amp;[.C5]" office:value-type="string" office:string-value="KurasikMarcin" calcext:value-type="string">
            <text:p>KurasikMarcin</text:p>
          </table:table-cell>
          <table:table-cell table:formula="of:=COUNTIF([.$D$2:.$D$495];[.D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[.B6]&amp;[.C6]" office:value-type="string" office:string-value="KrynickiMateusz" calcext:value-type="string">
            <text:p>KrynickiMateusz</text:p>
          </table:table-cell>
          <table:table-cell table:formula="of:=COUNTIF([.$D$2:.$D$495];[.D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[.B7]&amp;[.C7]" office:value-type="string" office:string-value="GibasPatryk" calcext:value-type="string">
            <text:p>GibasPatryk</text:p>
          </table:table-cell>
          <table:table-cell table:formula="of:=COUNTIF([.$D$2:.$D$495];[.D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[.B8]&amp;[.C8]" office:value-type="string" office:string-value="JamaNikodem" calcext:value-type="string">
            <text:p>JamaNikodem</text:p>
          </table:table-cell>
          <table:table-cell table:formula="of:=COUNTIF([.$D$2:.$D$495];[.D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[.B9]&amp;[.C9]" office:value-type="string" office:string-value="ChojnackiJacek" calcext:value-type="string">
            <text:p>ChojnackiJacek</text:p>
          </table:table-cell>
          <table:table-cell table:formula="of:=COUNTIF([.$D$2:.$D$495];[.D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[.B10]&amp;[.C10]" office:value-type="string" office:string-value="TomczykBruno" calcext:value-type="string">
            <text:p>TomczykBruno</text:p>
          </table:table-cell>
          <table:table-cell table:formula="of:=COUNTIF([.$D$2:.$D$495];[.D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[.B11]&amp;[.C11]" office:value-type="string" office:string-value="WojciechowskiAlojzy" calcext:value-type="string">
            <text:p>WojciechowskiAlojzy</text:p>
          </table:table-cell>
          <table:table-cell table:formula="of:=COUNTIF([.$D$2:.$D$495];[.D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[.B12]&amp;[.C12]" office:value-type="string" office:string-value="GlacPatryk" calcext:value-type="string">
            <text:p>GlacPatryk</text:p>
          </table:table-cell>
          <table:table-cell table:formula="of:=COUNTIF([.$D$2:.$D$495];[.D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[.B13]&amp;[.C13]" office:value-type="string" office:string-value="LewitaMaksymilian" calcext:value-type="string">
            <text:p>LewitaMaksymilian</text:p>
          </table:table-cell>
          <table:table-cell table:formula="of:=COUNTIF([.$D$2:.$D$495];[.D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[.B14]&amp;[.C14]" office:value-type="string" office:string-value="LutczykMaciej" calcext:value-type="string">
            <text:p>LutczykMaciej</text:p>
          </table:table-cell>
          <table:table-cell table:formula="of:=COUNTIF([.$D$2:.$D$495];[.D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[.B15]&amp;[.C15]" office:value-type="string" office:string-value="LaskowskiMaciej" calcext:value-type="string">
            <text:p>LaskowskiMaciej</text:p>
          </table:table-cell>
          <table:table-cell table:formula="of:=COUNTIF([.$D$2:.$D$495];[.D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[.B16]&amp;[.C16]" office:value-type="string" office:string-value="WolskiAleksander" calcext:value-type="string">
            <text:p>WolskiAleksander</text:p>
          </table:table-cell>
          <table:table-cell table:formula="of:=COUNTIF([.$D$2:.$D$495];[.D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[.B17]&amp;[.C17]" office:value-type="string" office:string-value="DabrowaSzymon" calcext:value-type="string">
            <text:p>DabrowaSzymon</text:p>
          </table:table-cell>
          <table:table-cell table:formula="of:=COUNTIF([.$D$2:.$D$495];[.D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[.B18]&amp;[.C18]" office:value-type="string" office:string-value="IwanowskiOlaf" calcext:value-type="string">
            <text:p>IwanowskiOlaf</text:p>
          </table:table-cell>
          <table:table-cell table:formula="of:=COUNTIF([.$D$2:.$D$495];[.D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[.B19]&amp;[.C19]" office:value-type="string" office:string-value="ArendtWojciech" calcext:value-type="string">
            <text:p>ArendtWojciech</text:p>
          </table:table-cell>
          <table:table-cell table:formula="of:=COUNTIF([.$D$2:.$D$495];[.D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[.B20]&amp;[.C20]" office:value-type="string" office:string-value="WieczerzakAmelia" calcext:value-type="string">
            <text:p>WieczerzakAmelia</text:p>
          </table:table-cell>
          <table:table-cell table:formula="of:=COUNTIF([.$D$2:.$D$495];[.D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[.B21]&amp;[.C21]" office:value-type="string" office:string-value="JakudczykNikodem" calcext:value-type="string">
            <text:p>JakudczykNikodem</text:p>
          </table:table-cell>
          <table:table-cell table:formula="of:=COUNTIF([.$D$2:.$D$495];[.D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[.B22]&amp;[.C22]" office:value-type="string" office:string-value="GryniewiczOliwier" calcext:value-type="string">
            <text:p>GryniewiczOliwier</text:p>
          </table:table-cell>
          <table:table-cell table:formula="of:=COUNTIF([.$D$2:.$D$495];[.D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[.B23]&amp;[.C23]" office:value-type="string" office:string-value="KaliszukMikolaj" calcext:value-type="string">
            <text:p>KaliszukMikolaj</text:p>
          </table:table-cell>
          <table:table-cell table:formula="of:=COUNTIF([.$D$2:.$D$495];[.D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[.B24]&amp;[.C24]" office:value-type="string" office:string-value="MajtasLucja" calcext:value-type="string">
            <text:p>MajtasLucja</text:p>
          </table:table-cell>
          <table:table-cell table:formula="of:=COUNTIF([.$D$2:.$D$495];[.D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[.B25]&amp;[.C25]" office:value-type="string" office:string-value="GrzesiakNina" calcext:value-type="string">
            <text:p>GrzesiakNina</text:p>
          </table:table-cell>
          <table:table-cell table:formula="of:=COUNTIF([.$D$2:.$D$495];[.D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[.B26]&amp;[.C26]" office:value-type="string" office:string-value="FredaPiotr" calcext:value-type="string">
            <text:p>FredaPiotr</text:p>
          </table:table-cell>
          <table:table-cell table:formula="of:=COUNTIF([.$D$2:.$D$495];[.D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[.B27]&amp;[.C27]" office:value-type="string" office:string-value="JanczynskiNikodem" calcext:value-type="string">
            <text:p>JanczynskiNikodem</text:p>
          </table:table-cell>
          <table:table-cell table:formula="of:=COUNTIF([.$D$2:.$D$495];[.D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[.B28]&amp;[.C28]" office:value-type="string" office:string-value="KossakowskaMartyna" calcext:value-type="string">
            <text:p>KossakowskaMartyna</text:p>
          </table:table-cell>
          <table:table-cell table:formula="of:=COUNTIF([.$D$2:.$D$495];[.D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[.B29]&amp;[.C29]" office:value-type="string" office:string-value="KordaMaciej" calcext:value-type="string">
            <text:p>KordaMaciej</text:p>
          </table:table-cell>
          <table:table-cell table:formula="of:=COUNTIF([.$D$2:.$D$495];[.D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[.B30]&amp;[.C30]" office:value-type="string" office:string-value="KlukowskaMatylda" calcext:value-type="string">
            <text:p>KlukowskaMatylda</text:p>
          </table:table-cell>
          <table:table-cell table:formula="of:=COUNTIF([.$D$2:.$D$495];[.D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[.B31]&amp;[.C31]" office:value-type="string" office:string-value="ArauczZuzanna" calcext:value-type="string">
            <text:p>ArauczZuzanna</text:p>
          </table:table-cell>
          <table:table-cell table:formula="of:=COUNTIF([.$D$2:.$D$495];[.D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[.B32]&amp;[.C32]" office:value-type="string" office:string-value="KubanMaja" calcext:value-type="string">
            <text:p>KubanMaja</text:p>
          </table:table-cell>
          <table:table-cell table:formula="of:=COUNTIF([.$D$2:.$D$495];[.D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[.B33]&amp;[.C33]" office:value-type="string" office:string-value="RutkowskiIgor" calcext:value-type="string">
            <text:p>RutkowskiIgor</text:p>
          </table:table-cell>
          <table:table-cell table:formula="of:=COUNTIF([.$D$2:.$D$495];[.D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[.B34]&amp;[.C34]" office:value-type="string" office:string-value="MazniewskiKrzysztof" calcext:value-type="string">
            <text:p>MazniewskiKrzysztof</text:p>
          </table:table-cell>
          <table:table-cell table:formula="of:=COUNTIF([.$D$2:.$D$495];[.D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[.B35]&amp;[.C35]" office:value-type="string" office:string-value="PawlakJerzy" calcext:value-type="string">
            <text:p>PawlakJerzy</text:p>
          </table:table-cell>
          <table:table-cell table:formula="of:=COUNTIF([.$D$2:.$D$495];[.D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[.B36]&amp;[.C36]" office:value-type="string" office:string-value="ZasowskaAgnieszka" calcext:value-type="string">
            <text:p>ZasowskaAgnieszka</text:p>
          </table:table-cell>
          <table:table-cell table:formula="of:=COUNTIF([.$D$2:.$D$495];[.D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[.B37]&amp;[.C37]" office:value-type="string" office:string-value="KorkoszMateusz" calcext:value-type="string">
            <text:p>KorkoszMateusz</text:p>
          </table:table-cell>
          <table:table-cell table:formula="of:=COUNTIF([.$D$2:.$D$495];[.D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[.B38]&amp;[.C38]" office:value-type="string" office:string-value="OlczakKacper" calcext:value-type="string">
            <text:p>OlczakKacper</text:p>
          </table:table-cell>
          <table:table-cell table:formula="of:=COUNTIF([.$D$2:.$D$495];[.D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[.B39]&amp;[.C39]" office:value-type="string" office:string-value="KaminskiMichal" calcext:value-type="string">
            <text:p>KaminskiMichal</text:p>
          </table:table-cell>
          <table:table-cell table:formula="of:=COUNTIF([.$D$2:.$D$495];[.D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[.B40]&amp;[.C40]" office:value-type="string" office:string-value="WlodarczykAlicja" calcext:value-type="string">
            <text:p>WlodarczykAlicja</text:p>
          </table:table-cell>
          <table:table-cell table:formula="of:=COUNTIF([.$D$2:.$D$495];[.D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[.B41]&amp;[.C41]" office:value-type="string" office:string-value="GrubbaOskar" calcext:value-type="string">
            <text:p>GrubbaOskar</text:p>
          </table:table-cell>
          <table:table-cell table:formula="of:=COUNTIF([.$D$2:.$D$495];[.D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[.B42]&amp;[.C42]" office:value-type="string" office:string-value="LigmanMaksymilian" calcext:value-type="string">
            <text:p>LigmanMaksymilian</text:p>
          </table:table-cell>
          <table:table-cell table:formula="of:=COUNTIF([.$D$2:.$D$495];[.D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[.B43]&amp;[.C43]" office:value-type="string" office:string-value="FilbrandtPiotr" calcext:value-type="string">
            <text:p>FilbrandtPiotr</text:p>
          </table:table-cell>
          <table:table-cell table:formula="of:=COUNTIF([.$D$2:.$D$495];[.D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[.B44]&amp;[.C44]" office:value-type="string" office:string-value="FormelaJan" calcext:value-type="string">
            <text:p>FormelaJan</text:p>
          </table:table-cell>
          <table:table-cell table:formula="of:=COUNTIF([.$D$2:.$D$495];[.D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[.B45]&amp;[.C45]" office:value-type="string" office:string-value="DabrowskiSzymon" calcext:value-type="string">
            <text:p>DabrowskiSzymon</text:p>
          </table:table-cell>
          <table:table-cell table:formula="of:=COUNTIF([.$D$2:.$D$495];[.D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[.B46]&amp;[.C46]" office:value-type="string" office:string-value="RowinskiJacek" calcext:value-type="string">
            <text:p>RowinskiJacek</text:p>
          </table:table-cell>
          <table:table-cell table:formula="of:=COUNTIF([.$D$2:.$D$495];[.D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[.B47]&amp;[.C47]" office:value-type="string" office:string-value="SzymanskaAriuna" calcext:value-type="string">
            <text:p>SzymanskaAriuna</text:p>
          </table:table-cell>
          <table:table-cell table:formula="of:=COUNTIF([.$D$2:.$D$495];[.D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[.B48]&amp;[.C48]" office:value-type="string" office:string-value="GozdalikOliwia" calcext:value-type="string">
            <text:p>GozdalikOliwia</text:p>
          </table:table-cell>
          <table:table-cell table:formula="of:=COUNTIF([.$D$2:.$D$495];[.D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[.B49]&amp;[.C49]" office:value-type="string" office:string-value="PinkerJan" calcext:value-type="string">
            <text:p>PinkerJan</text:p>
          </table:table-cell>
          <table:table-cell table:formula="of:=COUNTIF([.$D$2:.$D$495];[.D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[.B50]&amp;[.C50]" office:value-type="string" office:string-value="JaglowskiNikodem" calcext:value-type="string">
            <text:p>JaglowskiNikodem</text:p>
          </table:table-cell>
          <table:table-cell table:formula="of:=COUNTIF([.$D$2:.$D$495];[.D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[.B51]&amp;[.C51]" office:value-type="string" office:string-value="KossakowskaMarika" calcext:value-type="string">
            <text:p>KossakowskaMarika</text:p>
          </table:table-cell>
          <table:table-cell table:formula="of:=COUNTIF([.$D$2:.$D$495];[.D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[.B52]&amp;[.C52]" office:value-type="string" office:string-value="WendtAmelia" calcext:value-type="string">
            <text:p>WendtAmelia</text:p>
          </table:table-cell>
          <table:table-cell table:formula="of:=COUNTIF([.$D$2:.$D$495];[.D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[.B53]&amp;[.C53]" office:value-type="string" office:string-value="ObarowskaKornelia" calcext:value-type="string">
            <text:p>ObarowskaKornelia</text:p>
          </table:table-cell>
          <table:table-cell table:formula="of:=COUNTIF([.$D$2:.$D$495];[.D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[.B54]&amp;[.C54]" office:value-type="string" office:string-value="BaranowskaZuzanna" calcext:value-type="string">
            <text:p>BaranowskaZuzanna</text:p>
          </table:table-cell>
          <table:table-cell table:formula="of:=COUNTIF([.$D$2:.$D$495];[.D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[.B55]&amp;[.C55]" office:value-type="string" office:string-value="BonislawskaMonika" calcext:value-type="string">
            <text:p>BonislawskaMonika</text:p>
          </table:table-cell>
          <table:table-cell table:formula="of:=COUNTIF([.$D$2:.$D$495];[.D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[.B56]&amp;[.C56]" office:value-type="string" office:string-value="JozwiakMikolaj" calcext:value-type="string">
            <text:p>JozwiakMikolaj</text:p>
          </table:table-cell>
          <table:table-cell table:formula="of:=COUNTIF([.$D$2:.$D$495];[.D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[.B57]&amp;[.C57]" office:value-type="string" office:string-value="WejnerAmelia" calcext:value-type="string">
            <text:p>WejnerAmelia</text:p>
          </table:table-cell>
          <table:table-cell table:formula="of:=COUNTIF([.$D$2:.$D$495];[.D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[.B58]&amp;[.C58]" office:value-type="string" office:string-value="WojcickaAlicja" calcext:value-type="string">
            <text:p>WojcickaAlicja</text:p>
          </table:table-cell>
          <table:table-cell table:formula="of:=COUNTIF([.$D$2:.$D$495];[.D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[.B59]&amp;[.C59]" office:value-type="string" office:string-value="KoprowskiMaurycy" calcext:value-type="string">
            <text:p>KoprowskiMaurycy</text:p>
          </table:table-cell>
          <table:table-cell table:formula="of:=COUNTIF([.$D$2:.$D$495];[.D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[.B60]&amp;[.C60]" office:value-type="string" office:string-value="CicherskiSzymon" calcext:value-type="string">
            <text:p>CicherskiSzymon</text:p>
          </table:table-cell>
          <table:table-cell table:formula="of:=COUNTIF([.$D$2:.$D$495];[.D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[.B61]&amp;[.C61]" office:value-type="string" office:string-value="OlitkowskaKlaudia" calcext:value-type="string">
            <text:p>OlitkowskaKlaudia</text:p>
          </table:table-cell>
          <table:table-cell table:formula="of:=COUNTIF([.$D$2:.$D$495];[.D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[.B62]&amp;[.C62]" office:value-type="string" office:string-value="MajewskiMaciej" calcext:value-type="string">
            <text:p>MajewskiMaciej</text:p>
          </table:table-cell>
          <table:table-cell table:formula="of:=COUNTIF([.$D$2:.$D$495];[.D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[.B63]&amp;[.C63]" office:value-type="string" office:string-value="PodbereskiJakub" calcext:value-type="string">
            <text:p>PodbereskiJakub</text:p>
          </table:table-cell>
          <table:table-cell table:formula="of:=COUNTIF([.$D$2:.$D$495];[.D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[.B64]&amp;[.C64]" office:value-type="string" office:string-value="WojcikAlan" calcext:value-type="string">
            <text:p>WojcikAlan</text:p>
          </table:table-cell>
          <table:table-cell table:formula="of:=COUNTIF([.$D$2:.$D$495];[.D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[.B65]&amp;[.C65]" office:value-type="string" office:string-value="NowakLatika" calcext:value-type="string">
            <text:p>NowakLatika</text:p>
          </table:table-cell>
          <table:table-cell table:formula="of:=COUNTIF([.$D$2:.$D$495];[.D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[.B66]&amp;[.C66]" office:value-type="string" office:string-value="PiotrowskiJacek" calcext:value-type="string">
            <text:p>PiotrowskiJacek</text:p>
          </table:table-cell>
          <table:table-cell table:formula="of:=COUNTIF([.$D$2:.$D$495];[.D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[.B67]&amp;[.C67]" office:value-type="string" office:string-value="BialekZuzanna" calcext:value-type="string">
            <text:p>BialekZuzanna</text:p>
          </table:table-cell>
          <table:table-cell table:formula="of:=COUNTIF([.$D$2:.$D$495];[.D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[.B68]&amp;[.C68]" office:value-type="string" office:string-value="GallaPaulina" calcext:value-type="string">
            <text:p>GallaPaulina</text:p>
          </table:table-cell>
          <table:table-cell table:formula="of:=COUNTIF([.$D$2:.$D$495];[.D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[.B69]&amp;[.C69]" office:value-type="string" office:string-value="GlasmannPaula" calcext:value-type="string">
            <text:p>GlasmannPaula</text:p>
          </table:table-cell>
          <table:table-cell table:formula="of:=COUNTIF([.$D$2:.$D$495];[.D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[.B70]&amp;[.C70]" office:value-type="string" office:string-value="AniolWojciech" calcext:value-type="string">
            <text:p>AniolWojciech</text:p>
          </table:table-cell>
          <table:table-cell table:formula="of:=COUNTIF([.$D$2:.$D$495];[.D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[.B71]&amp;[.C71]" office:value-type="string" office:string-value="CuperOlga" calcext:value-type="string">
            <text:p>CuperOlga</text:p>
          </table:table-cell>
          <table:table-cell table:formula="of:=COUNTIF([.$D$2:.$D$495];[.D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[.B72]&amp;[.C72]" office:value-type="string" office:string-value="BeclaAleksander" calcext:value-type="string">
            <text:p>BeclaAleksander</text:p>
          </table:table-cell>
          <table:table-cell table:formula="of:=COUNTIF([.$D$2:.$D$495];[.D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[.B73]&amp;[.C73]" office:value-type="string" office:string-value="GrodzkiOskar" calcext:value-type="string">
            <text:p>GrodzkiOskar</text:p>
          </table:table-cell>
          <table:table-cell table:formula="of:=COUNTIF([.$D$2:.$D$495];[.D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[.B74]&amp;[.C74]" office:value-type="string" office:string-value="UlwanAnna" calcext:value-type="string">
            <text:p>UlwanAnna</text:p>
          </table:table-cell>
          <table:table-cell table:formula="of:=COUNTIF([.$D$2:.$D$495];[.D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[.B75]&amp;[.C75]" office:value-type="string" office:string-value="GoszczynskiPatryk" calcext:value-type="string">
            <text:p>GoszczynskiPatryk</text:p>
          </table:table-cell>
          <table:table-cell table:formula="of:=COUNTIF([.$D$2:.$D$495];[.D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[.B76]&amp;[.C76]" office:value-type="string" office:string-value="BigosZosia" calcext:value-type="string">
            <text:p>BigosZosia</text:p>
          </table:table-cell>
          <table:table-cell table:formula="of:=COUNTIF([.$D$2:.$D$495];[.D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[.B77]&amp;[.C77]" office:value-type="string" office:string-value="WaclawskiBartosz" calcext:value-type="string">
            <text:p>WaclawskiBartosz</text:p>
          </table:table-cell>
          <table:table-cell table:formula="of:=COUNTIF([.$D$2:.$D$495];[.D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[.B78]&amp;[.C78]" office:value-type="string" office:string-value="WladykaAlexander" calcext:value-type="string">
            <text:p>WladykaAlexander</text:p>
          </table:table-cell>
          <table:table-cell table:formula="of:=COUNTIF([.$D$2:.$D$495];[.D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[.B79]&amp;[.C79]" office:value-type="string" office:string-value="WizniewskiAndrzej" calcext:value-type="string">
            <text:p>WizniewskiAndrzej</text:p>
          </table:table-cell>
          <table:table-cell table:formula="of:=COUNTIF([.$D$2:.$D$495];[.D7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[.B80]&amp;[.C80]" office:value-type="string" office:string-value="FlorekSandra" calcext:value-type="string">
            <text:p>FlorekSandra</text:p>
          </table:table-cell>
          <table:table-cell table:formula="of:=COUNTIF([.$D$2:.$D$495];[.D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[.B81]&amp;[.C81]" office:value-type="string" office:string-value="KorbusMarta" calcext:value-type="string">
            <text:p>KorbusMarta</text:p>
          </table:table-cell>
          <table:table-cell table:formula="of:=COUNTIF([.$D$2:.$D$495];[.D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[.B82]&amp;[.C82]" office:value-type="string" office:string-value="PiechalskiJan" calcext:value-type="string">
            <text:p>PiechalskiJan</text:p>
          </table:table-cell>
          <table:table-cell table:formula="of:=COUNTIF([.$D$2:.$D$495];[.D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[.B83]&amp;[.C83]" office:value-type="string" office:string-value="PotockiMariusz" calcext:value-type="string">
            <text:p>PotockiMariusz</text:p>
          </table:table-cell>
          <table:table-cell table:formula="of:=COUNTIF([.$D$2:.$D$495];[.D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[.B84]&amp;[.C84]" office:value-type="string" office:string-value="KordaMateusz" calcext:value-type="string">
            <text:p>KordaMateusz</text:p>
          </table:table-cell>
          <table:table-cell table:formula="of:=COUNTIF([.$D$2:.$D$495];[.D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[.B85]&amp;[.C85]" office:value-type="string" office:string-value="DepczynskiStanislaw" calcext:value-type="string">
            <text:p>DepczynskiStanislaw</text:p>
          </table:table-cell>
          <table:table-cell table:formula="of:=COUNTIF([.$D$2:.$D$495];[.D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[.B86]&amp;[.C86]" office:value-type="string" office:string-value="ErbelUrszula" calcext:value-type="string">
            <text:p>ErbelUrszula</text:p>
          </table:table-cell>
          <table:table-cell table:formula="of:=COUNTIF([.$D$2:.$D$495];[.D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[.B87]&amp;[.C87]" office:value-type="string" office:string-value="KutnikMarcin" calcext:value-type="string">
            <text:p>KutnikMarcin</text:p>
          </table:table-cell>
          <table:table-cell table:formula="of:=COUNTIF([.$D$2:.$D$495];[.D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[.B88]&amp;[.C88]" office:value-type="string" office:string-value="DabrowskiSzczepan" calcext:value-type="string">
            <text:p>DabrowskiSzczepan</text:p>
          </table:table-cell>
          <table:table-cell table:formula="of:=COUNTIF([.$D$2:.$D$495];[.D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[.B89]&amp;[.C89]" office:value-type="string" office:string-value="CiupaWiktoria" calcext:value-type="string">
            <text:p>CiupaWiktoria</text:p>
          </table:table-cell>
          <table:table-cell table:formula="of:=COUNTIF([.$D$2:.$D$495];[.D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[.B90]&amp;[.C90]" office:value-type="string" office:string-value="MichalakKrzysztof" calcext:value-type="string">
            <text:p>MichalakKrzysztof</text:p>
          </table:table-cell>
          <table:table-cell table:formula="of:=COUNTIF([.$D$2:.$D$495];[.D9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[.B91]&amp;[.C91]" office:value-type="string" office:string-value="MieczkowskiKrystian" calcext:value-type="string">
            <text:p>MieczkowskiKrystian</text:p>
          </table:table-cell>
          <table:table-cell table:formula="of:=COUNTIF([.$D$2:.$D$495];[.D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[.B92]&amp;[.C92]" office:value-type="string" office:string-value="JaglowskaNatalia" calcext:value-type="string">
            <text:p>JaglowskaNatalia</text:p>
          </table:table-cell>
          <table:table-cell table:formula="of:=COUNTIF([.$D$2:.$D$495];[.D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[.B93]&amp;[.C93]" office:value-type="string" office:string-value="CzechowskaWiktoria" calcext:value-type="string">
            <text:p>CzechowskaWiktoria</text:p>
          </table:table-cell>
          <table:table-cell table:formula="of:=COUNTIF([.$D$2:.$D$495];[.D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[.B94]&amp;[.C94]" office:value-type="string" office:string-value="DomanskiSebastian" calcext:value-type="string">
            <text:p>DomanskiSebastian</text:p>
          </table:table-cell>
          <table:table-cell table:formula="of:=COUNTIF([.$D$2:.$D$495];[.D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[.B95]&amp;[.C95]" office:value-type="string" office:string-value="KotowskaMarianna" calcext:value-type="string">
            <text:p>KotowskaMarianna</text:p>
          </table:table-cell>
          <table:table-cell table:formula="of:=COUNTIF([.$D$2:.$D$495];[.D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[.B96]&amp;[.C96]" office:value-type="string" office:string-value="NieradkoKajetan" calcext:value-type="string">
            <text:p>NieradkoKajetan</text:p>
          </table:table-cell>
          <table:table-cell table:formula="of:=COUNTIF([.$D$2:.$D$495];[.D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[.B97]&amp;[.C97]" office:value-type="string" office:string-value="MendrekKrzysztof" calcext:value-type="string">
            <text:p>MendrekKrzysztof</text:p>
          </table:table-cell>
          <table:table-cell table:formula="of:=COUNTIF([.$D$2:.$D$495];[.D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[.B98]&amp;[.C98]" office:value-type="string" office:string-value="TrawickiBorys" calcext:value-type="string">
            <text:p>TrawickiBorys</text:p>
          </table:table-cell>
          <table:table-cell table:formula="of:=COUNTIF([.$D$2:.$D$495];[.D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[.B99]&amp;[.C99]" office:value-type="string" office:string-value="SobonFilip" calcext:value-type="string">
            <text:p>SobonFilip</text:p>
          </table:table-cell>
          <table:table-cell table:formula="of:=COUNTIF([.$D$2:.$D$495];[.D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[.B100]&amp;[.C100]" office:value-type="string" office:string-value="CejnogKamila" calcext:value-type="string">
            <text:p>CejnogKamila</text:p>
          </table:table-cell>
          <table:table-cell table:formula="of:=COUNTIF([.$D$2:.$D$495];[.D1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[.B101]&amp;[.C101]" office:value-type="string" office:string-value="JazkowiecNadia" calcext:value-type="string">
            <text:p>JazkowiecNadia</text:p>
          </table:table-cell>
          <table:table-cell table:formula="of:=COUNTIF([.$D$2:.$D$495];[.D1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[.B102]&amp;[.C102]" office:value-type="string" office:string-value="JarosiewiczMilosz" calcext:value-type="string">
            <text:p>JarosiewiczMilosz</text:p>
          </table:table-cell>
          <table:table-cell table:formula="of:=COUNTIF([.$D$2:.$D$495];[.D1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[.B103]&amp;[.C103]" office:value-type="string" office:string-value="KmiecikMalwina" calcext:value-type="string">
            <text:p>KmiecikMalwina</text:p>
          </table:table-cell>
          <table:table-cell table:formula="of:=COUNTIF([.$D$2:.$D$495];[.D1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[.B104]&amp;[.C104]" office:value-type="string" office:string-value="KilanowskaMichalina" calcext:value-type="string">
            <text:p>KilanowskaMichalina</text:p>
          </table:table-cell>
          <table:table-cell table:formula="of:=COUNTIF([.$D$2:.$D$495];[.D1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[.B105]&amp;[.C105]" office:value-type="string" office:string-value="MarkowiakLeon" calcext:value-type="string">
            <text:p>MarkowiakLeon</text:p>
          </table:table-cell>
          <table:table-cell table:formula="of:=COUNTIF([.$D$2:.$D$495];[.D1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[.B106]&amp;[.C106]" office:value-type="string" office:string-value="SikoraHubert" calcext:value-type="string">
            <text:p>SikoraHubert</text:p>
          </table:table-cell>
          <table:table-cell table:formula="of:=COUNTIF([.$D$2:.$D$495];[.D1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[.B107]&amp;[.C107]" office:value-type="string" office:string-value="SzczuplinskaEmilia" calcext:value-type="string">
            <text:p>SzczuplinskaEmilia</text:p>
          </table:table-cell>
          <table:table-cell table:formula="of:=COUNTIF([.$D$2:.$D$495];[.D1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[.B108]&amp;[.C108]" office:value-type="string" office:string-value="SzubarczykDawid" calcext:value-type="string">
            <text:p>SzubarczykDawid</text:p>
          </table:table-cell>
          <table:table-cell table:formula="of:=COUNTIF([.$D$2:.$D$495];[.D1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[.B109]&amp;[.C109]" office:value-type="string" office:string-value="KreftaMateusz" calcext:value-type="string">
            <text:p>KreftaMateusz</text:p>
          </table:table-cell>
          <table:table-cell table:formula="of:=COUNTIF([.$D$2:.$D$495];[.D1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[.B110]&amp;[.C110]" office:value-type="string" office:string-value="MalinowskiLukasz" calcext:value-type="string">
            <text:p>MalinowskiLukasz</text:p>
          </table:table-cell>
          <table:table-cell table:formula="of:=COUNTIF([.$D$2:.$D$495];[.D1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[.B111]&amp;[.C111]" office:value-type="string" office:string-value="CzerlonekWeronika" calcext:value-type="string">
            <text:p>CzerlonekWeronika</text:p>
          </table:table-cell>
          <table:table-cell table:formula="of:=COUNTIF([.$D$2:.$D$495];[.D1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[.B112]&amp;[.C112]" office:value-type="string" office:string-value="SzostakowskaDominika" calcext:value-type="string">
            <text:p>SzostakowskaDominika</text:p>
          </table:table-cell>
          <table:table-cell table:formula="of:=COUNTIF([.$D$2:.$D$495];[.D1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[.B113]&amp;[.C113]" office:value-type="string" office:string-value="KaletaMikolaj" calcext:value-type="string">
            <text:p>KaletaMikolaj</text:p>
          </table:table-cell>
          <table:table-cell table:formula="of:=COUNTIF([.$D$2:.$D$495];[.D1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[.B114]&amp;[.C114]" office:value-type="string" office:string-value="KocurMartyna" calcext:value-type="string">
            <text:p>KocurMartyna</text:p>
          </table:table-cell>
          <table:table-cell table:formula="of:=COUNTIF([.$D$2:.$D$495];[.D1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[.B115]&amp;[.C115]" office:value-type="string" office:string-value="WitAndrzej" calcext:value-type="string">
            <text:p>WitAndrzej</text:p>
          </table:table-cell>
          <table:table-cell table:formula="of:=COUNTIF([.$D$2:.$D$495];[.D1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[.B116]&amp;[.C116]" office:value-type="string" office:string-value="RybienikIgor" calcext:value-type="string">
            <text:p>RybienikIgor</text:p>
          </table:table-cell>
          <table:table-cell table:formula="of:=COUNTIF([.$D$2:.$D$495];[.D1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[.B117]&amp;[.C117]" office:value-type="string" office:string-value="PuzleckaJulia" calcext:value-type="string">
            <text:p>PuzleckaJulia</text:p>
          </table:table-cell>
          <table:table-cell table:formula="of:=COUNTIF([.$D$2:.$D$495];[.D1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[.B118]&amp;[.C118]" office:value-type="string" office:string-value="JuralewiczMikolaj" calcext:value-type="string">
            <text:p>JuralewiczMikolaj</text:p>
          </table:table-cell>
          <table:table-cell table:formula="of:=COUNTIF([.$D$2:.$D$495];[.D1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[.B119]&amp;[.C119]" office:value-type="string" office:string-value="PiwowarekJan" calcext:value-type="string">
            <text:p>PiwowarekJan</text:p>
          </table:table-cell>
          <table:table-cell table:formula="of:=COUNTIF([.$D$2:.$D$495];[.D1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[.B120]&amp;[.C120]" office:value-type="string" office:string-value="JurczakMikolaj" calcext:value-type="string">
            <text:p>JurczakMikolaj</text:p>
          </table:table-cell>
          <table:table-cell table:formula="of:=COUNTIF([.$D$2:.$D$495];[.D1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[.B121]&amp;[.C121]" office:value-type="string" office:string-value="OgrodowczykKonstancja" calcext:value-type="string">
            <text:p>OgrodowczykKonstancja</text:p>
          </table:table-cell>
          <table:table-cell table:formula="of:=COUNTIF([.$D$2:.$D$495];[.D1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[.B122]&amp;[.C122]" office:value-type="string" office:string-value="StrojekFilip" calcext:value-type="string">
            <text:p>StrojekFilip</text:p>
          </table:table-cell>
          <table:table-cell table:formula="of:=COUNTIF([.$D$2:.$D$495];[.D1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[.B123]&amp;[.C123]" office:value-type="string" office:string-value="ZarembaAleksandra" calcext:value-type="string">
            <text:p>ZarembaAleksandra</text:p>
          </table:table-cell>
          <table:table-cell table:formula="of:=COUNTIF([.$D$2:.$D$495];[.D1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[.B124]&amp;[.C124]" office:value-type="string" office:string-value="GorskaOliwia" calcext:value-type="string">
            <text:p>GorskaOliwia</text:p>
          </table:table-cell>
          <table:table-cell table:formula="of:=COUNTIF([.$D$2:.$D$495];[.D1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[.B125]&amp;[.C125]" office:value-type="string" office:string-value="KwidzinskaPaulina" calcext:value-type="string">
            <text:p>KwidzinskaPaulina</text:p>
          </table:table-cell>
          <table:table-cell table:formula="of:=COUNTIF([.$D$2:.$D$495];[.D1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[.B126]&amp;[.C126]" office:value-type="string" office:string-value="SiemistkowskaJagoda" calcext:value-type="string">
            <text:p>SiemistkowskaJagoda</text:p>
          </table:table-cell>
          <table:table-cell table:formula="of:=COUNTIF([.$D$2:.$D$495];[.D1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[.B127]&amp;[.C127]" office:value-type="string" office:string-value="UlewiczBartosz" calcext:value-type="string">
            <text:p>UlewiczBartosz</text:p>
          </table:table-cell>
          <table:table-cell table:formula="of:=COUNTIF([.$D$2:.$D$495];[.D1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[.B128]&amp;[.C128]" office:value-type="string" office:string-value="TokarskaAntonia" calcext:value-type="string">
            <text:p>TokarskaAntonia</text:p>
          </table:table-cell>
          <table:table-cell table:formula="of:=COUNTIF([.$D$2:.$D$495];[.D1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[.B129]&amp;[.C129]" office:value-type="string" office:string-value="KrupaMateusz" calcext:value-type="string">
            <text:p>KrupaMateusz</text:p>
          </table:table-cell>
          <table:table-cell table:formula="of:=COUNTIF([.$D$2:.$D$495];[.D1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[.B130]&amp;[.C130]" office:value-type="string" office:string-value="SwirkAntonina" calcext:value-type="string">
            <text:p>SwirkAntonina</text:p>
          </table:table-cell>
          <table:table-cell table:formula="of:=COUNTIF([.$D$2:.$D$495];[.D1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[.B131]&amp;[.C131]" office:value-type="string" office:string-value="KizielewiczMichal" calcext:value-type="string">
            <text:p>KizielewiczMichal</text:p>
          </table:table-cell>
          <table:table-cell table:formula="of:=COUNTIF([.$D$2:.$D$495];[.D1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[.B132]&amp;[.C132]" office:value-type="string" office:string-value="KeclerMilena" calcext:value-type="string">
            <text:p>KeclerMilena</text:p>
          </table:table-cell>
          <table:table-cell table:formula="of:=COUNTIF([.$D$2:.$D$495];[.D1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[.B133]&amp;[.C133]" office:value-type="string" office:string-value="ZochowskaAdriana" calcext:value-type="string">
            <text:p>ZochowskaAdriana</text:p>
          </table:table-cell>
          <table:table-cell table:formula="of:=COUNTIF([.$D$2:.$D$495];[.D1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[.B134]&amp;[.C134]" office:value-type="string" office:string-value="KozlowskaMalgorzata" calcext:value-type="string">
            <text:p>KozlowskaMalgorzata</text:p>
          </table:table-cell>
          <table:table-cell table:formula="of:=COUNTIF([.$D$2:.$D$495];[.D134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[.B135]&amp;[.C135]" office:value-type="string" office:string-value="LewandowskaMaja" calcext:value-type="string">
            <text:p>LewandowskaMaja</text:p>
          </table:table-cell>
          <table:table-cell table:formula="of:=COUNTIF([.$D$2:.$D$495];[.D1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[.B136]&amp;[.C136]" office:value-type="string" office:string-value="GorlikowskiPatrick" calcext:value-type="string">
            <text:p>GorlikowskiPatrick</text:p>
          </table:table-cell>
          <table:table-cell table:formula="of:=COUNTIF([.$D$2:.$D$495];[.D1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[.B137]&amp;[.C137]" office:value-type="string" office:string-value="KowalskaMaria" calcext:value-type="string">
            <text:p>KowalskaMaria</text:p>
          </table:table-cell>
          <table:table-cell table:formula="of:=COUNTIF([.$D$2:.$D$495];[.D1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[.B138]&amp;[.C138]" office:value-type="string" office:string-value="KatendeMilena" calcext:value-type="string">
            <text:p>KatendeMilena</text:p>
          </table:table-cell>
          <table:table-cell table:formula="of:=COUNTIF([.$D$2:.$D$495];[.D1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[.B139]&amp;[.C139]" office:value-type="string" office:string-value="TokarzAnna" calcext:value-type="string">
            <text:p>TokarzAnna</text:p>
          </table:table-cell>
          <table:table-cell table:formula="of:=COUNTIF([.$D$2:.$D$495];[.D1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[.B140]&amp;[.C140]" office:value-type="string" office:string-value="RadoszJulia" calcext:value-type="string">
            <text:p>RadoszJulia</text:p>
          </table:table-cell>
          <table:table-cell table:formula="of:=COUNTIF([.$D$2:.$D$495];[.D1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[.B141]&amp;[.C141]" office:value-type="string" office:string-value="KomorowskaMichal" calcext:value-type="string">
            <text:p>KomorowskaMichal</text:p>
          </table:table-cell>
          <table:table-cell table:formula="of:=COUNTIF([.$D$2:.$D$495];[.D1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[.B142]&amp;[.C142]" office:value-type="string" office:string-value="ZakrzewskaOlga" calcext:value-type="string">
            <text:p>ZakrzewskaOlga</text:p>
          </table:table-cell>
          <table:table-cell table:formula="of:=COUNTIF([.$D$2:.$D$495];[.D1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[.B143]&amp;[.C143]" office:value-type="string" office:string-value="ZakrzewskaEwa" calcext:value-type="string">
            <text:p>ZakrzewskaEwa</text:p>
          </table:table-cell>
          <table:table-cell table:formula="of:=COUNTIF([.$D$2:.$D$495];[.D1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[.B144]&amp;[.C144]" office:value-type="string" office:string-value="RohdeJakub" calcext:value-type="string">
            <text:p>RohdeJakub</text:p>
          </table:table-cell>
          <table:table-cell table:formula="of:=COUNTIF([.$D$2:.$D$495];[.D1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[.B145]&amp;[.C145]" office:value-type="string" office:string-value="SmoliniecFranciszek" calcext:value-type="string">
            <text:p>SmoliniecFranciszek</text:p>
          </table:table-cell>
          <table:table-cell table:formula="of:=COUNTIF([.$D$2:.$D$495];[.D1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[.B146]&amp;[.C146]" office:value-type="string" office:string-value="PaluchowskiJulian" calcext:value-type="string">
            <text:p>PaluchowskiJulian</text:p>
          </table:table-cell>
          <table:table-cell table:formula="of:=COUNTIF([.$D$2:.$D$495];[.D1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[.B147]&amp;[.C147]" office:value-type="string" office:string-value="PawlunKarolina" calcext:value-type="string">
            <text:p>PawlunKarolina</text:p>
          </table:table-cell>
          <table:table-cell table:formula="of:=COUNTIF([.$D$2:.$D$495];[.D1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[.B148]&amp;[.C148]" office:value-type="string" office:string-value="MajchrzakLucja" calcext:value-type="string">
            <text:p>MajchrzakLucja</text:p>
          </table:table-cell>
          <table:table-cell table:formula="of:=COUNTIF([.$D$2:.$D$495];[.D1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[.B149]&amp;[.C149]" office:value-type="string" office:string-value="KoczakowskaMarta" calcext:value-type="string">
            <text:p>KoczakowskaMarta</text:p>
          </table:table-cell>
          <table:table-cell table:formula="of:=COUNTIF([.$D$2:.$D$495];[.D1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[.B150]&amp;[.C150]" office:value-type="string" office:string-value="JakubczykNatalia" calcext:value-type="string">
            <text:p>JakubczykNatalia</text:p>
          </table:table-cell>
          <table:table-cell table:formula="of:=COUNTIF([.$D$2:.$D$495];[.D1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[.B151]&amp;[.C151]" office:value-type="string" office:string-value="KrolMalgorzata" calcext:value-type="string">
            <text:p>KrolMalgorzata</text:p>
          </table:table-cell>
          <table:table-cell table:formula="of:=COUNTIF([.$D$2:.$D$495];[.D1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[.B152]&amp;[.C152]" office:value-type="string" office:string-value="SrokowskaHelena" calcext:value-type="string">
            <text:p>SrokowskaHelena</text:p>
          </table:table-cell>
          <table:table-cell table:formula="of:=COUNTIF([.$D$2:.$D$495];[.D1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[.B153]&amp;[.C153]" office:value-type="string" office:string-value="SrokowskaIga" calcext:value-type="string">
            <text:p>SrokowskaIga</text:p>
          </table:table-cell>
          <table:table-cell table:formula="of:=COUNTIF([.$D$2:.$D$495];[.D1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[.B154]&amp;[.C154]" office:value-type="string" office:string-value="StambuldzysHelena" calcext:value-type="string">
            <text:p>StambuldzysHelena</text:p>
          </table:table-cell>
          <table:table-cell table:formula="of:=COUNTIF([.$D$2:.$D$495];[.D1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[.B155]&amp;[.C155]" office:value-type="string" office:string-value="OstrowskaBeatrycze" calcext:value-type="string">
            <text:p>OstrowskaBeatrycze</text:p>
          </table:table-cell>
          <table:table-cell table:formula="of:=COUNTIF([.$D$2:.$D$495];[.D1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[.B156]&amp;[.C156]" office:value-type="string" office:string-value="SmiecinskaAntonina" calcext:value-type="string">
            <text:p>SmiecinskaAntonina</text:p>
          </table:table-cell>
          <table:table-cell table:formula="of:=COUNTIF([.$D$2:.$D$495];[.D1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[.B157]&amp;[.C157]" office:value-type="string" office:string-value="CzechowskaWanda" calcext:value-type="string">
            <text:p>CzechowskaWanda</text:p>
          </table:table-cell>
          <table:table-cell table:formula="of:=COUNTIF([.$D$2:.$D$495];[.D1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[.B158]&amp;[.C158]" office:value-type="string" office:string-value="KmitaMartyna" calcext:value-type="string">
            <text:p>KmitaMartyna</text:p>
          </table:table-cell>
          <table:table-cell table:formula="of:=COUNTIF([.$D$2:.$D$495];[.D1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[.B159]&amp;[.C159]" office:value-type="string" office:string-value="GachewiczPola" calcext:value-type="string">
            <text:p>GachewiczPola</text:p>
          </table:table-cell>
          <table:table-cell table:formula="of:=COUNTIF([.$D$2:.$D$495];[.D1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[.B160]&amp;[.C160]" office:value-type="string" office:string-value="LewandowskaEwa" calcext:value-type="string">
            <text:p>LewandowskaEwa</text:p>
          </table:table-cell>
          <table:table-cell table:formula="of:=COUNTIF([.$D$2:.$D$495];[.D1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[.B161]&amp;[.C161]" office:value-type="string" office:string-value="PaliniewiczKatarzyna" calcext:value-type="string">
            <text:p>PaliniewiczKatarzyna</text:p>
          </table:table-cell>
          <table:table-cell table:formula="of:=COUNTIF([.$D$2:.$D$495];[.D1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[.B162]&amp;[.C162]" office:value-type="string" office:string-value="LubinskaMagdalena" calcext:value-type="string">
            <text:p>LubinskaMagdalena</text:p>
          </table:table-cell>
          <table:table-cell table:formula="of:=COUNTIF([.$D$2:.$D$495];[.D1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[.B163]&amp;[.C163]" office:value-type="string" office:string-value="MrozekLena" calcext:value-type="string">
            <text:p>MrozekLena</text:p>
          </table:table-cell>
          <table:table-cell table:formula="of:=COUNTIF([.$D$2:.$D$495];[.D1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[.B164]&amp;[.C164]" office:value-type="string" office:string-value="DrapinskaWeronika" calcext:value-type="string">
            <text:p>DrapinskaWeronika</text:p>
          </table:table-cell>
          <table:table-cell table:formula="of:=COUNTIF([.$D$2:.$D$495];[.D1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[.B165]&amp;[.C165]" office:value-type="string" office:string-value="DawidowskaWeronika" calcext:value-type="string">
            <text:p>DawidowskaWeronika</text:p>
          </table:table-cell>
          <table:table-cell table:formula="of:=COUNTIF([.$D$2:.$D$495];[.D1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[.B166]&amp;[.C166]" office:value-type="string" office:string-value="SzarmachEwa" calcext:value-type="string">
            <text:p>SzarmachEwa</text:p>
          </table:table-cell>
          <table:table-cell table:formula="of:=COUNTIF([.$D$2:.$D$495];[.D1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[.B167]&amp;[.C167]" office:value-type="string" office:string-value="BurghardZofia" calcext:value-type="string">
            <text:p>BurghardZofia</text:p>
          </table:table-cell>
          <table:table-cell table:formula="of:=COUNTIF([.$D$2:.$D$495];[.D1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[.B168]&amp;[.C168]" office:value-type="string" office:string-value="MichalskaLena" calcext:value-type="string">
            <text:p>MichalskaLena</text:p>
          </table:table-cell>
          <table:table-cell table:formula="of:=COUNTIF([.$D$2:.$D$495];[.D1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[.B169]&amp;[.C169]" office:value-type="string" office:string-value="MezynskaLena" calcext:value-type="string">
            <text:p>MezynskaLena</text:p>
          </table:table-cell>
          <table:table-cell table:formula="of:=COUNTIF([.$D$2:.$D$495];[.D1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[.B170]&amp;[.C170]" office:value-type="string" office:string-value="KaminskaMonika" calcext:value-type="string">
            <text:p>KaminskaMonika</text:p>
          </table:table-cell>
          <table:table-cell table:formula="of:=COUNTIF([.$D$2:.$D$495];[.D1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[.B171]&amp;[.C171]" office:value-type="string" office:string-value="EdelVanessa" calcext:value-type="string">
            <text:p>EdelVanessa</text:p>
          </table:table-cell>
          <table:table-cell table:formula="of:=COUNTIF([.$D$2:.$D$495];[.D1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[.B172]&amp;[.C172]" office:value-type="string" office:string-value="GadomskaPola" calcext:value-type="string">
            <text:p>GadomskaPola</text:p>
          </table:table-cell>
          <table:table-cell table:formula="of:=COUNTIF([.$D$2:.$D$495];[.D1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[.B173]&amp;[.C173]" office:value-type="string" office:string-value="KrzywiecZuzanna" calcext:value-type="string">
            <text:p>KrzywiecZuzanna</text:p>
          </table:table-cell>
          <table:table-cell table:formula="of:=COUNTIF([.$D$2:.$D$495];[.D1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[.B174]&amp;[.C174]" office:value-type="string" office:string-value="MielcarzLena" calcext:value-type="string">
            <text:p>MielcarzLena</text:p>
          </table:table-cell>
          <table:table-cell table:formula="of:=COUNTIF([.$D$2:.$D$495];[.D1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[.B175]&amp;[.C175]" office:value-type="string" office:string-value="JanikNatalia" calcext:value-type="string">
            <text:p>JanikNatalia</text:p>
          </table:table-cell>
          <table:table-cell table:formula="of:=COUNTIF([.$D$2:.$D$495];[.D1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[.B176]&amp;[.C176]" office:value-type="string" office:string-value="StawirejHanna" calcext:value-type="string">
            <text:p>StawirejHanna</text:p>
          </table:table-cell>
          <table:table-cell table:formula="of:=COUNTIF([.$D$2:.$D$495];[.D1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[.B177]&amp;[.C177]" office:value-type="string" office:string-value="BrankiewiczAnna" calcext:value-type="string">
            <text:p>BrankiewiczAnna</text:p>
          </table:table-cell>
          <table:table-cell table:formula="of:=COUNTIF([.$D$2:.$D$495];[.D1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[.B178]&amp;[.C178]" office:value-type="string" office:string-value="KusznerMaja" calcext:value-type="string">
            <text:p>KusznerMaja</text:p>
          </table:table-cell>
          <table:table-cell table:formula="of:=COUNTIF([.$D$2:.$D$495];[.D1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[.B179]&amp;[.C179]" office:value-type="string" office:string-value="LuchowskiMaksymilian" calcext:value-type="string">
            <text:p>LuchowskiMaksymilian</text:p>
          </table:table-cell>
          <table:table-cell table:formula="of:=COUNTIF([.$D$2:.$D$495];[.D1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[.B180]&amp;[.C180]" office:value-type="string" office:string-value="JaniakNico" calcext:value-type="string">
            <text:p>JaniakNico</text:p>
          </table:table-cell>
          <table:table-cell table:formula="of:=COUNTIF([.$D$2:.$D$495];[.D1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[.B181]&amp;[.C181]" office:value-type="string" office:string-value="PinkowskiJan" calcext:value-type="string">
            <text:p>PinkowskiJan</text:p>
          </table:table-cell>
          <table:table-cell table:formula="of:=COUNTIF([.$D$2:.$D$495];[.D1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[.B182]&amp;[.C182]" office:value-type="string" office:string-value="ProchniewiczJakub" calcext:value-type="string">
            <text:p>ProchniewiczJakub</text:p>
          </table:table-cell>
          <table:table-cell table:formula="of:=COUNTIF([.$D$2:.$D$495];[.D1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[.B183]&amp;[.C183]" office:value-type="string" office:string-value="ZaleskiAdrian" calcext:value-type="string">
            <text:p>ZaleskiAdrian</text:p>
          </table:table-cell>
          <table:table-cell table:formula="of:=COUNTIF([.$D$2:.$D$495];[.D1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[.B184]&amp;[.C184]" office:value-type="string" office:string-value="PuppJakub" calcext:value-type="string">
            <text:p>PuppJakub</text:p>
          </table:table-cell>
          <table:table-cell table:formula="of:=COUNTIF([.$D$2:.$D$495];[.D1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[.B185]&amp;[.C185]" office:value-type="string" office:string-value="GorazdowskiPatryk" calcext:value-type="string">
            <text:p>GorazdowskiPatryk</text:p>
          </table:table-cell>
          <table:table-cell table:formula="of:=COUNTIF([.$D$2:.$D$495];[.D1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[.B186]&amp;[.C186]" office:value-type="string" office:string-value="RodakJakub" calcext:value-type="string">
            <text:p>RodakJakub</text:p>
          </table:table-cell>
          <table:table-cell table:formula="of:=COUNTIF([.$D$2:.$D$495];[.D1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[.B187]&amp;[.C187]" office:value-type="string" office:string-value="UkomskiBartosz" calcext:value-type="string">
            <text:p>UkomskiBartosz</text:p>
          </table:table-cell>
          <table:table-cell table:formula="of:=COUNTIF([.$D$2:.$D$495];[.D1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[.B188]&amp;[.C188]" office:value-type="string" office:string-value="JanowskiNataniel" calcext:value-type="string">
            <text:p>JanowskiNataniel</text:p>
          </table:table-cell>
          <table:table-cell table:formula="of:=COUNTIF([.$D$2:.$D$495];[.D1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[.B189]&amp;[.C189]" office:value-type="string" office:string-value="PanowJulian" calcext:value-type="string">
            <text:p>PanowJulian</text:p>
          </table:table-cell>
          <table:table-cell table:formula="of:=COUNTIF([.$D$2:.$D$495];[.D1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[.B190]&amp;[.C190]" office:value-type="string" office:string-value="MuzykaKarol" calcext:value-type="string">
            <text:p>MuzykaKarol</text:p>
          </table:table-cell>
          <table:table-cell table:formula="of:=COUNTIF([.$D$2:.$D$495];[.D1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[.B191]&amp;[.C191]" office:value-type="string" office:string-value="PlichtaJakub" calcext:value-type="string">
            <text:p>PlichtaJakub</text:p>
          </table:table-cell>
          <table:table-cell table:formula="of:=COUNTIF([.$D$2:.$D$495];[.D1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[.B192]&amp;[.C192]" office:value-type="string" office:string-value="ZurawskiAdam" calcext:value-type="string">
            <text:p>ZurawskiAdam</text:p>
          </table:table-cell>
          <table:table-cell table:formula="of:=COUNTIF([.$D$2:.$D$495];[.D1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[.B193]&amp;[.C193]" office:value-type="string" office:string-value="BobelTymon" calcext:value-type="string">
            <text:p>BobelTymon</text:p>
          </table:table-cell>
          <table:table-cell table:formula="of:=COUNTIF([.$D$2:.$D$495];[.D1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[.B194]&amp;[.C194]" office:value-type="string" office:string-value="SosnowskiFilip" calcext:value-type="string">
            <text:p>SosnowskiFilip</text:p>
          </table:table-cell>
          <table:table-cell table:formula="of:=COUNTIF([.$D$2:.$D$495];[.D1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[.B195]&amp;[.C195]" office:value-type="string" office:string-value="DegowskiStanislaw" calcext:value-type="string">
            <text:p>DegowskiStanislaw</text:p>
          </table:table-cell>
          <table:table-cell table:formula="of:=COUNTIF([.$D$2:.$D$495];[.D1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[.B196]&amp;[.C196]" office:value-type="string" office:string-value="SnarskiFranciszek" calcext:value-type="string">
            <text:p>SnarskiFranciszek</text:p>
          </table:table-cell>
          <table:table-cell table:formula="of:=COUNTIF([.$D$2:.$D$495];[.D1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[.B197]&amp;[.C197]" office:value-type="string" office:string-value="PaciorekJulian" calcext:value-type="string">
            <text:p>PaciorekJulian</text:p>
          </table:table-cell>
          <table:table-cell table:formula="of:=COUNTIF([.$D$2:.$D$495];[.D1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[.B198]&amp;[.C198]" office:value-type="string" office:string-value="BrzoskowskiTomasz" calcext:value-type="string">
            <text:p>BrzoskowskiTomasz</text:p>
          </table:table-cell>
          <table:table-cell table:formula="of:=COUNTIF([.$D$2:.$D$495];[.D1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[.B199]&amp;[.C199]" office:value-type="string" office:string-value="LaskowskiMariusz" calcext:value-type="string">
            <text:p>LaskowskiMariusz</text:p>
          </table:table-cell>
          <table:table-cell table:formula="of:=COUNTIF([.$D$2:.$D$495];[.D1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[.B200]&amp;[.C200]" office:value-type="string" office:string-value="MystkowskiKarol" calcext:value-type="string">
            <text:p>MystkowskiKarol</text:p>
          </table:table-cell>
          <table:table-cell table:formula="of:=COUNTIF([.$D$2:.$D$495];[.D2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[.B201]&amp;[.C201]" office:value-type="string" office:string-value="NagorskiKamil" calcext:value-type="string">
            <text:p>NagorskiKamil</text:p>
          </table:table-cell>
          <table:table-cell table:formula="of:=COUNTIF([.$D$2:.$D$495];[.D2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[.B202]&amp;[.C202]" office:value-type="string" office:string-value="SykusFabian" calcext:value-type="string">
            <text:p>SykusFabian</text:p>
          </table:table-cell>
          <table:table-cell table:formula="of:=COUNTIF([.$D$2:.$D$495];[.D2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[.B203]&amp;[.C203]" office:value-type="string" office:string-value="BaranowskiWitold" calcext:value-type="string">
            <text:p>BaranowskiWitold</text:p>
          </table:table-cell>
          <table:table-cell table:formula="of:=COUNTIF([.$D$2:.$D$495];[.D2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[.B204]&amp;[.C204]" office:value-type="string" office:string-value="TrwogaBartosz" calcext:value-type="string">
            <text:p>TrwogaBartosz</text:p>
          </table:table-cell>
          <table:table-cell table:formula="of:=COUNTIF([.$D$2:.$D$495];[.D2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[.B205]&amp;[.C205]" office:value-type="string" office:string-value="MagulskiMaciej" calcext:value-type="string">
            <text:p>MagulskiMaciej</text:p>
          </table:table-cell>
          <table:table-cell table:formula="of:=COUNTIF([.$D$2:.$D$495];[.D2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[.B206]&amp;[.C206]" office:value-type="string" office:string-value="LangiewiczMarcel" calcext:value-type="string">
            <text:p>LangiewiczMarcel</text:p>
          </table:table-cell>
          <table:table-cell table:formula="of:=COUNTIF([.$D$2:.$D$495];[.D2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[.B207]&amp;[.C207]" office:value-type="string" office:string-value="PolonskiJakub" calcext:value-type="string">
            <text:p>PolonskiJakub</text:p>
          </table:table-cell>
          <table:table-cell table:formula="of:=COUNTIF([.$D$2:.$D$495];[.D2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[.B208]&amp;[.C208]" office:value-type="string" office:string-value="KubisiakMariusz" calcext:value-type="string">
            <text:p>KubisiakMariusz</text:p>
          </table:table-cell>
          <table:table-cell table:formula="of:=COUNTIF([.$D$2:.$D$495];[.D2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[.B209]&amp;[.C209]" office:value-type="string" office:string-value="KubisiakMateusz" calcext:value-type="string">
            <text:p>KubisiakMateusz</text:p>
          </table:table-cell>
          <table:table-cell table:formula="of:=COUNTIF([.$D$2:.$D$495];[.D2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[.B210]&amp;[.C210]" office:value-type="string" office:string-value="DurajPiotr" calcext:value-type="string">
            <text:p>DurajPiotr</text:p>
          </table:table-cell>
          <table:table-cell table:formula="of:=COUNTIF([.$D$2:.$D$495];[.D2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[.B211]&amp;[.C211]" office:value-type="string" office:string-value="GrabekOskar" calcext:value-type="string">
            <text:p>GrabekOskar</text:p>
          </table:table-cell>
          <table:table-cell table:formula="of:=COUNTIF([.$D$2:.$D$495];[.D2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[.B212]&amp;[.C212]" office:value-type="string" office:string-value="TarnackaAntonina" calcext:value-type="string">
            <text:p>TarnackaAntonina</text:p>
          </table:table-cell>
          <table:table-cell table:formula="of:=COUNTIF([.$D$2:.$D$495];[.D2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[.B213]&amp;[.C213]" office:value-type="string" office:string-value="LunkiewiczMaciej" calcext:value-type="string">
            <text:p>LunkiewiczMaciej</text:p>
          </table:table-cell>
          <table:table-cell table:formula="of:=COUNTIF([.$D$2:.$D$495];[.D2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[.B214]&amp;[.C214]" office:value-type="string" office:string-value="WojciechowskiAleksander" calcext:value-type="string">
            <text:p>WojciechowskiAleksander</text:p>
          </table:table-cell>
          <table:table-cell table:formula="of:=COUNTIF([.$D$2:.$D$495];[.D2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[.B215]&amp;[.C215]" office:value-type="string" office:string-value="PochmaraKaja" calcext:value-type="string">
            <text:p>PochmaraKaja</text:p>
          </table:table-cell>
          <table:table-cell table:formula="of:=COUNTIF([.$D$2:.$D$495];[.D2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[.B216]&amp;[.C216]" office:value-type="string" office:string-value="LeszczynskaMaja" calcext:value-type="string">
            <text:p>LeszczynskaMaja</text:p>
          </table:table-cell>
          <table:table-cell table:formula="of:=COUNTIF([.$D$2:.$D$495];[.D2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[.B217]&amp;[.C217]" office:value-type="string" office:string-value="LorencMagdalena" calcext:value-type="string">
            <text:p>LorencMagdalena</text:p>
          </table:table-cell>
          <table:table-cell table:formula="of:=COUNTIF([.$D$2:.$D$495];[.D2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[.B218]&amp;[.C218]" office:value-type="string" office:string-value="ZalewskaAleksandra" calcext:value-type="string">
            <text:p>ZalewskaAleksandra</text:p>
          </table:table-cell>
          <table:table-cell table:formula="of:=COUNTIF([.$D$2:.$D$495];[.D2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[.B219]&amp;[.C219]" office:value-type="string" office:string-value="GosiewskaPaulina" calcext:value-type="string">
            <text:p>GosiewskaPaulina</text:p>
          </table:table-cell>
          <table:table-cell table:formula="of:=COUNTIF([.$D$2:.$D$495];[.D2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[.B220]&amp;[.C220]" office:value-type="string" office:string-value="MauruszewiczLena" calcext:value-type="string">
            <text:p>MauruszewiczLena</text:p>
          </table:table-cell>
          <table:table-cell table:formula="of:=COUNTIF([.$D$2:.$D$495];[.D2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[.B221]&amp;[.C221]" office:value-type="string" office:string-value="BuczkowskiMateusz" calcext:value-type="string">
            <text:p>BuczkowskiMateusz</text:p>
          </table:table-cell>
          <table:table-cell table:formula="of:=COUNTIF([.$D$2:.$D$495];[.D2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[.B222]&amp;[.C222]" office:value-type="string" office:string-value="MielewczykLena" calcext:value-type="string">
            <text:p>MielewczykLena</text:p>
          </table:table-cell>
          <table:table-cell table:formula="of:=COUNTIF([.$D$2:.$D$495];[.D2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[.B223]&amp;[.C223]" office:value-type="string" office:string-value="RamloJulia" calcext:value-type="string">
            <text:p>RamloJulia</text:p>
          </table:table-cell>
          <table:table-cell table:formula="of:=COUNTIF([.$D$2:.$D$495];[.D2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[.B224]&amp;[.C224]" office:value-type="string" office:string-value="RafinskaJulia" calcext:value-type="string">
            <text:p>RafinskaJulia</text:p>
          </table:table-cell>
          <table:table-cell table:formula="of:=COUNTIF([.$D$2:.$D$495];[.D2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[.B225]&amp;[.C225]" office:value-type="string" office:string-value="BroszczakOlga" calcext:value-type="string">
            <text:p>BroszczakOlga</text:p>
          </table:table-cell>
          <table:table-cell table:formula="of:=COUNTIF([.$D$2:.$D$495];[.D2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[.B226]&amp;[.C226]" office:value-type="string" office:string-value="BikonisZofia" calcext:value-type="string">
            <text:p>BikonisZofia</text:p>
          </table:table-cell>
          <table:table-cell table:formula="of:=COUNTIF([.$D$2:.$D$495];[.D2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[.B227]&amp;[.C227]" office:value-type="string" office:string-value="MarczynskaLiliana" calcext:value-type="string">
            <text:p>MarczynskaLiliana</text:p>
          </table:table-cell>
          <table:table-cell table:formula="of:=COUNTIF([.$D$2:.$D$495];[.D2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[.B228]&amp;[.C228]" office:value-type="string" office:string-value="KrainskaMalgorzata" calcext:value-type="string">
            <text:p>KrainskaMalgorzata</text:p>
          </table:table-cell>
          <table:table-cell table:formula="of:=COUNTIF([.$D$2:.$D$495];[.D2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[.B229]&amp;[.C229]" office:value-type="string" office:string-value="OldakowskaKinga" calcext:value-type="string">
            <text:p>OldakowskaKinga</text:p>
          </table:table-cell>
          <table:table-cell table:formula="of:=COUNTIF([.$D$2:.$D$495];[.D2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[.B230]&amp;[.C230]" office:value-type="string" office:string-value="GdaniecPawel" calcext:value-type="string">
            <text:p>GdaniecPawel</text:p>
          </table:table-cell>
          <table:table-cell table:formula="of:=COUNTIF([.$D$2:.$D$495];[.D2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[.B231]&amp;[.C231]" office:value-type="string" office:string-value="SkalubaGabriel" calcext:value-type="string">
            <text:p>SkalubaGabriel</text:p>
          </table:table-cell>
          <table:table-cell table:formula="of:=COUNTIF([.$D$2:.$D$495];[.D2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[.B232]&amp;[.C232]" office:value-type="string" office:string-value="KlausMichalina" calcext:value-type="string">
            <text:p>KlausMichalina</text:p>
          </table:table-cell>
          <table:table-cell table:formula="of:=COUNTIF([.$D$2:.$D$495];[.D2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[.B233]&amp;[.C233]" office:value-type="string" office:string-value="KirykMichal" calcext:value-type="string">
            <text:p>KirykMichal</text:p>
          </table:table-cell>
          <table:table-cell table:formula="of:=COUNTIF([.$D$2:.$D$495];[.D2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[.B234]&amp;[.C234]" office:value-type="string" office:string-value="KowalskiMateusz" calcext:value-type="string">
            <text:p>KowalskiMateusz</text:p>
          </table:table-cell>
          <table:table-cell table:formula="of:=COUNTIF([.$D$2:.$D$495];[.D2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[.B235]&amp;[.C235]" office:value-type="string" office:string-value="WysokinskiAdrian" calcext:value-type="string">
            <text:p>WysokinskiAdrian</text:p>
          </table:table-cell>
          <table:table-cell table:formula="of:=COUNTIF([.$D$2:.$D$495];[.D2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[.B236]&amp;[.C236]" office:value-type="string" office:string-value="SzpakDawid" calcext:value-type="string">
            <text:p>SzpakDawid</text:p>
          </table:table-cell>
          <table:table-cell table:formula="of:=COUNTIF([.$D$2:.$D$495];[.D2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[.B237]&amp;[.C237]" office:value-type="string" office:string-value="MadejLucja" calcext:value-type="string">
            <text:p>MadejLucja</text:p>
          </table:table-cell>
          <table:table-cell table:formula="of:=COUNTIF([.$D$2:.$D$495];[.D2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[.B238]&amp;[.C238]" office:value-type="string" office:string-value="SymoszynEmilia" calcext:value-type="string">
            <text:p>SymoszynEmilia</text:p>
          </table:table-cell>
          <table:table-cell table:formula="of:=COUNTIF([.$D$2:.$D$495];[.D2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[.B239]&amp;[.C239]" office:value-type="string" office:string-value="CieslikSzymon" calcext:value-type="string">
            <text:p>CieslikSzymon</text:p>
          </table:table-cell>
          <table:table-cell table:formula="of:=COUNTIF([.$D$2:.$D$495];[.D2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[.B240]&amp;[.C240]" office:value-type="string" office:string-value="PawlakJan" calcext:value-type="string">
            <text:p>PawlakJan</text:p>
          </table:table-cell>
          <table:table-cell table:formula="of:=COUNTIF([.$D$2:.$D$495];[.D2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[.B241]&amp;[.C241]" office:value-type="string" office:string-value="SznejderDominika" calcext:value-type="string">
            <text:p>SznejderDominika</text:p>
          </table:table-cell>
          <table:table-cell table:formula="of:=COUNTIF([.$D$2:.$D$495];[.D2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[.B242]&amp;[.C242]" office:value-type="string" office:string-value="ChmielewskiJakub" calcext:value-type="string">
            <text:p>ChmielewskiJakub</text:p>
          </table:table-cell>
          <table:table-cell table:formula="of:=COUNTIF([.$D$2:.$D$495];[.D2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[.B243]&amp;[.C243]" office:value-type="string" office:string-value="RysakIgor" calcext:value-type="string">
            <text:p>RysakIgor</text:p>
          </table:table-cell>
          <table:table-cell table:formula="of:=COUNTIF([.$D$2:.$D$495];[.D2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[.B244]&amp;[.C244]" office:value-type="string" office:string-value="SzumilewiczDariusz" calcext:value-type="string">
            <text:p>SzumilewiczDariusz</text:p>
          </table:table-cell>
          <table:table-cell table:formula="of:=COUNTIF([.$D$2:.$D$495];[.D2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[.B245]&amp;[.C245]" office:value-type="string" office:string-value="KrosnowskiMateusz" calcext:value-type="string">
            <text:p>KrosnowskiMateusz</text:p>
          </table:table-cell>
          <table:table-cell table:formula="of:=COUNTIF([.$D$2:.$D$495];[.D2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[.B246]&amp;[.C246]" office:value-type="string" office:string-value="HarrisNina" calcext:value-type="string">
            <text:p>HarrisNina</text:p>
          </table:table-cell>
          <table:table-cell table:formula="of:=COUNTIF([.$D$2:.$D$495];[.D2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[.B247]&amp;[.C247]" office:value-type="string" office:string-value="KoszuckaMarika" calcext:value-type="string">
            <text:p>KoszuckaMarika</text:p>
          </table:table-cell>
          <table:table-cell table:formula="of:=COUNTIF([.$D$2:.$D$495];[.D2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[.B248]&amp;[.C248]" office:value-type="string" office:string-value="ChmielewskaWiktoria" calcext:value-type="string">
            <text:p>ChmielewskaWiktoria</text:p>
          </table:table-cell>
          <table:table-cell table:formula="of:=COUNTIF([.$D$2:.$D$495];[.D2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[.B249]&amp;[.C249]" office:value-type="string" office:string-value="SeredynskaJoanna" calcext:value-type="string">
            <text:p>SeredynskaJoanna</text:p>
          </table:table-cell>
          <table:table-cell table:formula="of:=COUNTIF([.$D$2:.$D$495];[.D2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[.B250]&amp;[.C250]" office:value-type="string" office:string-value="AfeltowiczWojciech" calcext:value-type="string">
            <text:p>AfeltowiczWojciech</text:p>
          </table:table-cell>
          <table:table-cell table:formula="of:=COUNTIF([.$D$2:.$D$495];[.D2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[.B251]&amp;[.C251]" office:value-type="string" office:string-value="JakubowskaNatalia" calcext:value-type="string">
            <text:p>JakubowskaNatalia</text:p>
          </table:table-cell>
          <table:table-cell table:formula="of:=COUNTIF([.$D$2:.$D$495];[.D2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[.B252]&amp;[.C252]" office:value-type="string" office:string-value="LewandowskaOlga" calcext:value-type="string">
            <text:p>LewandowskaOlga</text:p>
          </table:table-cell>
          <table:table-cell table:formula="of:=COUNTIF([.$D$2:.$D$495];[.D2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[.B253]&amp;[.C253]" office:value-type="string" office:string-value="DerosasWeronika" calcext:value-type="string">
            <text:p>DerosasWeronika</text:p>
          </table:table-cell>
          <table:table-cell table:formula="of:=COUNTIF([.$D$2:.$D$495];[.D2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[.B254]&amp;[.C254]" office:value-type="string" office:string-value="MuchaLaura" calcext:value-type="string">
            <text:p>MuchaLaura</text:p>
          </table:table-cell>
          <table:table-cell table:formula="of:=COUNTIF([.$D$2:.$D$495];[.D2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[.B255]&amp;[.C255]" office:value-type="string" office:string-value="SzymichowskaAntonina" calcext:value-type="string">
            <text:p>SzymichowskaAntonina</text:p>
          </table:table-cell>
          <table:table-cell table:formula="of:=COUNTIF([.$D$2:.$D$495];[.D2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[.B256]&amp;[.C256]" office:value-type="string" office:string-value="JaniszekNatalia" calcext:value-type="string">
            <text:p>JaniszekNatalia</text:p>
          </table:table-cell>
          <table:table-cell table:formula="of:=COUNTIF([.$D$2:.$D$495];[.D2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[.B257]&amp;[.C257]" office:value-type="string" office:string-value="DombrowskiSambor" calcext:value-type="string">
            <text:p>DombrowskiSambor</text:p>
          </table:table-cell>
          <table:table-cell table:formula="of:=COUNTIF([.$D$2:.$D$495];[.D2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[.B258]&amp;[.C258]" office:value-type="string" office:string-value="WieniarskiArkadiusz" calcext:value-type="string">
            <text:p>WieniarskiArkadiusz</text:p>
          </table:table-cell>
          <table:table-cell table:formula="of:=COUNTIF([.$D$2:.$D$495];[.D2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[.B259]&amp;[.C259]" office:value-type="string" office:string-value="MarszalekLidia" calcext:value-type="string">
            <text:p>MarszalekLidia</text:p>
          </table:table-cell>
          <table:table-cell table:formula="of:=COUNTIF([.$D$2:.$D$495];[.D25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[.B260]&amp;[.C260]" office:value-type="string" office:string-value="MichalakKrzysztof" calcext:value-type="string">
            <text:p>MichalakKrzysztof</text:p>
          </table:table-cell>
          <table:table-cell table:formula="of:=COUNTIF([.$D$2:.$D$495];[.D26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[.B261]&amp;[.C261]" office:value-type="string" office:string-value="CzartoryjskaWiktoria" calcext:value-type="string">
            <text:p>CzartoryjskaWiktoria</text:p>
          </table:table-cell>
          <table:table-cell table:formula="of:=COUNTIF([.$D$2:.$D$495];[.D2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[.B262]&amp;[.C262]" office:value-type="string" office:string-value="TomanekAnna" calcext:value-type="string">
            <text:p>TomanekAnna</text:p>
          </table:table-cell>
          <table:table-cell table:formula="of:=COUNTIF([.$D$2:.$D$495];[.D2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[.B263]&amp;[.C263]" office:value-type="string" office:string-value="PawlowiczKarolina" calcext:value-type="string">
            <text:p>PawlowiczKarolina</text:p>
          </table:table-cell>
          <table:table-cell table:formula="of:=COUNTIF([.$D$2:.$D$495];[.D2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[.B264]&amp;[.C264]" office:value-type="string" office:string-value="SzwastDaniel" calcext:value-type="string">
            <text:p>SzwastDaniel</text:p>
          </table:table-cell>
          <table:table-cell table:formula="of:=COUNTIF([.$D$2:.$D$495];[.D2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[.B265]&amp;[.C265]" office:value-type="string" office:string-value="ZawizlakAdam" calcext:value-type="string">
            <text:p>ZawizlakAdam</text:p>
          </table:table-cell>
          <table:table-cell table:formula="of:=COUNTIF([.$D$2:.$D$495];[.D2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[.B266]&amp;[.C266]" office:value-type="string" office:string-value="WierzbickaAmelia" calcext:value-type="string">
            <text:p>WierzbickaAmelia</text:p>
          </table:table-cell>
          <table:table-cell table:formula="of:=COUNTIF([.$D$2:.$D$495];[.D2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[.B267]&amp;[.C267]" office:value-type="string" office:string-value="KielbowiczMilena" calcext:value-type="string">
            <text:p>KielbowiczMilena</text:p>
          </table:table-cell>
          <table:table-cell table:formula="of:=COUNTIF([.$D$2:.$D$495];[.D2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[.B268]&amp;[.C268]" office:value-type="string" office:string-value="SteinhardtHanna" calcext:value-type="string">
            <text:p>SteinhardtHanna</text:p>
          </table:table-cell>
          <table:table-cell table:formula="of:=COUNTIF([.$D$2:.$D$495];[.D2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[.B269]&amp;[.C269]" office:value-type="string" office:string-value="ForjaszRoxana" calcext:value-type="string">
            <text:p>ForjaszRoxana</text:p>
          </table:table-cell>
          <table:table-cell table:formula="of:=COUNTIF([.$D$2:.$D$495];[.D2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[.B270]&amp;[.C270]" office:value-type="string" office:string-value="KarwikMilena" calcext:value-type="string">
            <text:p>KarwikMilena</text:p>
          </table:table-cell>
          <table:table-cell table:formula="of:=COUNTIF([.$D$2:.$D$495];[.D2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[.B271]&amp;[.C271]" office:value-type="string" office:string-value="LupinskaMagdalena" calcext:value-type="string">
            <text:p>LupinskaMagdalena</text:p>
          </table:table-cell>
          <table:table-cell table:formula="of:=COUNTIF([.$D$2:.$D$495];[.D2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[.B272]&amp;[.C272]" office:value-type="string" office:string-value="PengielJan" calcext:value-type="string">
            <text:p>PengielJan</text:p>
          </table:table-cell>
          <table:table-cell table:formula="of:=COUNTIF([.$D$2:.$D$495];[.D2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[.B273]&amp;[.C273]" office:value-type="string" office:string-value="WojtaszewskiAleksander" calcext:value-type="string">
            <text:p>WojtaszewskiAleksander</text:p>
          </table:table-cell>
          <table:table-cell table:formula="of:=COUNTIF([.$D$2:.$D$495];[.D2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[.B274]&amp;[.C274]" office:value-type="string" office:string-value="CzarkowskaKatarzyna" calcext:value-type="string">
            <text:p>CzarkowskaKatarzyna</text:p>
          </table:table-cell>
          <table:table-cell table:formula="of:=COUNTIF([.$D$2:.$D$495];[.D2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[.B275]&amp;[.C275]" office:value-type="string" office:string-value="ZacharskaAleksandra" calcext:value-type="string">
            <text:p>ZacharskaAleksandra</text:p>
          </table:table-cell>
          <table:table-cell table:formula="of:=COUNTIF([.$D$2:.$D$495];[.D2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[.B276]&amp;[.C276]" office:value-type="string" office:string-value="BilmonTymoteusz" calcext:value-type="string">
            <text:p>BilmonTymoteusz</text:p>
          </table:table-cell>
          <table:table-cell table:formula="of:=COUNTIF([.$D$2:.$D$495];[.D2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[.B277]&amp;[.C277]" office:value-type="string" office:string-value="GorczynskaOliwia" calcext:value-type="string">
            <text:p>GorczynskaOliwia</text:p>
          </table:table-cell>
          <table:table-cell table:formula="of:=COUNTIF([.$D$2:.$D$495];[.D2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[.B278]&amp;[.C278]" office:value-type="string" office:string-value="BudkowskiMarek" calcext:value-type="string">
            <text:p>BudkowskiMarek</text:p>
          </table:table-cell>
          <table:table-cell table:formula="of:=COUNTIF([.$D$2:.$D$495];[.D2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[.B279]&amp;[.C279]" office:value-type="string" office:string-value="DulakPiotr" calcext:value-type="string">
            <text:p>DulakPiotr</text:p>
          </table:table-cell>
          <table:table-cell table:formula="of:=COUNTIF([.$D$2:.$D$495];[.D2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[.B280]&amp;[.C280]" office:value-type="string" office:string-value="KaczorMikolaj" calcext:value-type="string">
            <text:p>KaczorMikolaj</text:p>
          </table:table-cell>
          <table:table-cell table:formula="of:=COUNTIF([.$D$2:.$D$495];[.D2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[.B281]&amp;[.C281]" office:value-type="string" office:string-value="OlszewskiKacper" calcext:value-type="string">
            <text:p>OlszewskiKacper</text:p>
          </table:table-cell>
          <table:table-cell table:formula="of:=COUNTIF([.$D$2:.$D$495];[.D2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[.B282]&amp;[.C282]" office:value-type="string" office:string-value="PolubinskiPiotr" calcext:value-type="string">
            <text:p>PolubinskiPiotr</text:p>
          </table:table-cell>
          <table:table-cell table:formula="of:=COUNTIF([.$D$2:.$D$495];[.D2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[.B283]&amp;[.C283]" office:value-type="string" office:string-value="BudnyTomasz" calcext:value-type="string">
            <text:p>BudnyTomasz</text:p>
          </table:table-cell>
          <table:table-cell table:formula="of:=COUNTIF([.$D$2:.$D$495];[.D2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[.B284]&amp;[.C284]" office:value-type="string" office:string-value="FiebigPiotr" calcext:value-type="string">
            <text:p>FiebigPiotr</text:p>
          </table:table-cell>
          <table:table-cell table:formula="of:=COUNTIF([.$D$2:.$D$495];[.D2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[.B285]&amp;[.C285]" office:value-type="string" office:string-value="ZiolkowskiAdam" calcext:value-type="string">
            <text:p>ZiolkowskiAdam</text:p>
          </table:table-cell>
          <table:table-cell table:formula="of:=COUNTIF([.$D$2:.$D$495];[.D2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[.B286]&amp;[.C286]" office:value-type="string" office:string-value="RysIgor" calcext:value-type="string">
            <text:p>RysIgor</text:p>
          </table:table-cell>
          <table:table-cell table:formula="of:=COUNTIF([.$D$2:.$D$495];[.D2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[.B287]&amp;[.C287]" office:value-type="string" office:string-value="OrczykKinga" calcext:value-type="string">
            <text:p>OrczykKinga</text:p>
          </table:table-cell>
          <table:table-cell table:formula="of:=COUNTIF([.$D$2:.$D$495];[.D2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[.B288]&amp;[.C288]" office:value-type="string" office:string-value="ModzelewskiKonrad" calcext:value-type="string">
            <text:p>ModzelewskiKonrad</text:p>
          </table:table-cell>
          <table:table-cell table:formula="of:=COUNTIF([.$D$2:.$D$495];[.D2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[.B289]&amp;[.C289]" office:value-type="string" office:string-value="CichowlasMarta" calcext:value-type="string">
            <text:p>CichowlasMarta</text:p>
          </table:table-cell>
          <table:table-cell table:formula="of:=COUNTIF([.$D$2:.$D$495];[.D2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[.B290]&amp;[.C290]" office:value-type="string" office:string-value="KozlowskaMalgorzata" calcext:value-type="string">
            <text:p>KozlowskaMalgorzata</text:p>
          </table:table-cell>
          <table:table-cell table:formula="of:=COUNTIF([.$D$2:.$D$495];[.D290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[.B291]&amp;[.C291]" office:value-type="string" office:string-value="WronaAlicja" calcext:value-type="string">
            <text:p>WronaAlicja</text:p>
          </table:table-cell>
          <table:table-cell table:formula="of:=COUNTIF([.$D$2:.$D$495];[.D2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[.B292]&amp;[.C292]" office:value-type="string" office:string-value="PodolszynskiJakub" calcext:value-type="string">
            <text:p>PodolszynskiJakub</text:p>
          </table:table-cell>
          <table:table-cell table:formula="of:=COUNTIF([.$D$2:.$D$495];[.D2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[.B293]&amp;[.C293]" office:value-type="string" office:string-value="PiorkowskaKalina" calcext:value-type="string">
            <text:p>PiorkowskaKalina</text:p>
          </table:table-cell>
          <table:table-cell table:formula="of:=COUNTIF([.$D$2:.$D$495];[.D2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[.B294]&amp;[.C294]" office:value-type="string" office:string-value="MlodzianowskaLena" calcext:value-type="string">
            <text:p>MlodzianowskaLena</text:p>
          </table:table-cell>
          <table:table-cell table:formula="of:=COUNTIF([.$D$2:.$D$495];[.D2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[.B295]&amp;[.C295]" office:value-type="string" office:string-value="KmiecikMartyna" calcext:value-type="string">
            <text:p>KmiecikMartyna</text:p>
          </table:table-cell>
          <table:table-cell table:formula="of:=COUNTIF([.$D$2:.$D$495];[.D2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[.B296]&amp;[.C296]" office:value-type="string" office:string-value="KisielMichal" calcext:value-type="string">
            <text:p>KisielMichal</text:p>
          </table:table-cell>
          <table:table-cell table:formula="of:=COUNTIF([.$D$2:.$D$495];[.D2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[.B297]&amp;[.C297]" office:value-type="string" office:string-value="DolnySebastian" calcext:value-type="string">
            <text:p>DolnySebastian</text:p>
          </table:table-cell>
          <table:table-cell table:formula="of:=COUNTIF([.$D$2:.$D$495];[.D2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[.B298]&amp;[.C298]" office:value-type="string" office:string-value="KisielaMichal" calcext:value-type="string">
            <text:p>KisielaMichal</text:p>
          </table:table-cell>
          <table:table-cell table:formula="of:=COUNTIF([.$D$2:.$D$495];[.D2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[.B299]&amp;[.C299]" office:value-type="string" office:string-value="PiotrowskiMariusz" calcext:value-type="string">
            <text:p>PiotrowskiMariusz</text:p>
          </table:table-cell>
          <table:table-cell table:formula="of:=COUNTIF([.$D$2:.$D$495];[.D2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[.B300]&amp;[.C300]" office:value-type="string" office:string-value="KopiejcMaurycy" calcext:value-type="string">
            <text:p>KopiejcMaurycy</text:p>
          </table:table-cell>
          <table:table-cell table:formula="of:=COUNTIF([.$D$2:.$D$495];[.D3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[.B301]&amp;[.C301]" office:value-type="string" office:string-value="OszmanaKatarzyna" calcext:value-type="string">
            <text:p>OszmanaKatarzyna</text:p>
          </table:table-cell>
          <table:table-cell table:formula="of:=COUNTIF([.$D$2:.$D$495];[.D3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[.B302]&amp;[.C302]" office:value-type="string" office:string-value="RozekJacek" calcext:value-type="string">
            <text:p>RozekJacek</text:p>
          </table:table-cell>
          <table:table-cell table:formula="of:=COUNTIF([.$D$2:.$D$495];[.D3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[.B303]&amp;[.C303]" office:value-type="string" office:string-value="BajerJadwiga" calcext:value-type="string">
            <text:p>BajerJadwiga</text:p>
          </table:table-cell>
          <table:table-cell table:formula="of:=COUNTIF([.$D$2:.$D$495];[.D3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[.B304]&amp;[.C304]" office:value-type="string" office:string-value="CzapiewskiSzymon" calcext:value-type="string">
            <text:p>CzapiewskiSzymon</text:p>
          </table:table-cell>
          <table:table-cell table:formula="of:=COUNTIF([.$D$2:.$D$495];[.D3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[.B305]&amp;[.C305]" office:value-type="string" office:string-value="MarynowskaLena" calcext:value-type="string">
            <text:p>MarynowskaLena</text:p>
          </table:table-cell>
          <table:table-cell table:formula="of:=COUNTIF([.$D$2:.$D$495];[.D3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[.B306]&amp;[.C306]" office:value-type="string" office:string-value="LubinskaMarta" calcext:value-type="string">
            <text:p>LubinskaMarta</text:p>
          </table:table-cell>
          <table:table-cell table:formula="of:=COUNTIF([.$D$2:.$D$495];[.D3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[.B307]&amp;[.C307]" office:value-type="string" office:string-value="HorbaczewskaNicola" calcext:value-type="string">
            <text:p>HorbaczewskaNicola</text:p>
          </table:table-cell>
          <table:table-cell table:formula="of:=COUNTIF([.$D$2:.$D$495];[.D3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[.B308]&amp;[.C308]" office:value-type="string" office:string-value="WroblewskaAlicja" calcext:value-type="string">
            <text:p>WroblewskaAlicja</text:p>
          </table:table-cell>
          <table:table-cell table:formula="of:=COUNTIF([.$D$2:.$D$495];[.D3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[.B309]&amp;[.C309]" office:value-type="string" office:string-value="SkabaraGrzegorz" calcext:value-type="string">
            <text:p>SkabaraGrzegorz</text:p>
          </table:table-cell>
          <table:table-cell table:formula="of:=COUNTIF([.$D$2:.$D$495];[.D3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[.B310]&amp;[.C310]" office:value-type="string" office:string-value="FormelaPiotr" calcext:value-type="string">
            <text:p>FormelaPiotr</text:p>
          </table:table-cell>
          <table:table-cell table:formula="of:=COUNTIF([.$D$2:.$D$495];[.D3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[.B311]&amp;[.C311]" office:value-type="string" office:string-value="ZiolkowskiMariusz" calcext:value-type="string">
            <text:p>ZiolkowskiMariusz</text:p>
          </table:table-cell>
          <table:table-cell table:formula="of:=COUNTIF([.$D$2:.$D$495];[.D3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[.B312]&amp;[.C312]" office:value-type="string" office:string-value="TrochaAnna" calcext:value-type="string">
            <text:p>TrochaAnna</text:p>
          </table:table-cell>
          <table:table-cell table:formula="of:=COUNTIF([.$D$2:.$D$495];[.D3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[.B313]&amp;[.C313]" office:value-type="string" office:string-value="GreszczukOliwia" calcext:value-type="string">
            <text:p>GreszczukOliwia</text:p>
          </table:table-cell>
          <table:table-cell table:formula="of:=COUNTIF([.$D$2:.$D$495];[.D3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[.B314]&amp;[.C314]" office:value-type="string" office:string-value="KrupopMaja" calcext:value-type="string">
            <text:p>KrupopMaja</text:p>
          </table:table-cell>
          <table:table-cell table:formula="of:=COUNTIF([.$D$2:.$D$495];[.D3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[.B315]&amp;[.C315]" office:value-type="string" office:string-value="JaniczekNatalia" calcext:value-type="string">
            <text:p>JaniczekNatalia</text:p>
          </table:table-cell>
          <table:table-cell table:formula="of:=COUNTIF([.$D$2:.$D$495];[.D3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[.B316]&amp;[.C316]" office:value-type="string" office:string-value="KempkaMilena" calcext:value-type="string">
            <text:p>KempkaMilena</text:p>
          </table:table-cell>
          <table:table-cell table:formula="of:=COUNTIF([.$D$2:.$D$495];[.D3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[.B317]&amp;[.C317]" office:value-type="string" office:string-value="WizniewskiAndrzej" calcext:value-type="string">
            <text:p>WizniewskiAndrzej</text:p>
          </table:table-cell>
          <table:table-cell table:formula="of:=COUNTIF([.$D$2:.$D$495];[.D31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[.B318]&amp;[.C318]" office:value-type="string" office:string-value="PajskKatarzyna" calcext:value-type="string">
            <text:p>PajskKatarzyna</text:p>
          </table:table-cell>
          <table:table-cell table:formula="of:=COUNTIF([.$D$2:.$D$495];[.D3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[.B319]&amp;[.C319]" office:value-type="string" office:string-value="LewickaMagdalena" calcext:value-type="string">
            <text:p>LewickaMagdalena</text:p>
          </table:table-cell>
          <table:table-cell table:formula="of:=COUNTIF([.$D$2:.$D$495];[.D3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[.B320]&amp;[.C320]" office:value-type="string" office:string-value="SwinianskiCyprian" calcext:value-type="string">
            <text:p>SwinianskiCyprian</text:p>
          </table:table-cell>
          <table:table-cell table:formula="of:=COUNTIF([.$D$2:.$D$495];[.D3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[.B321]&amp;[.C321]" office:value-type="string" office:string-value="KaminskiMikolaj" calcext:value-type="string">
            <text:p>KaminskiMikolaj</text:p>
          </table:table-cell>
          <table:table-cell table:formula="of:=COUNTIF([.$D$2:.$D$495];[.D3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[.B322]&amp;[.C322]" office:value-type="string" office:string-value="KirwielMichalina" calcext:value-type="string">
            <text:p>KirwielMichalina</text:p>
          </table:table-cell>
          <table:table-cell table:formula="of:=COUNTIF([.$D$2:.$D$495];[.D3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[.B323]&amp;[.C323]" office:value-type="string" office:string-value="WerbowyArtur" calcext:value-type="string">
            <text:p>WerbowyArtur</text:p>
          </table:table-cell>
          <table:table-cell table:formula="of:=COUNTIF([.$D$2:.$D$495];[.D3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[.B324]&amp;[.C324]" office:value-type="string" office:string-value="BajurskaZuzanna" calcext:value-type="string">
            <text:p>BajurskaZuzanna</text:p>
          </table:table-cell>
          <table:table-cell table:formula="of:=COUNTIF([.$D$2:.$D$495];[.D3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[.B325]&amp;[.C325]" office:value-type="string" office:string-value="ZaborowskaAleksandra" calcext:value-type="string">
            <text:p>ZaborowskaAleksandra</text:p>
          </table:table-cell>
          <table:table-cell table:formula="of:=COUNTIF([.$D$2:.$D$495];[.D3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[.B326]&amp;[.C326]" office:value-type="string" office:string-value="DunislawskaVictoria" calcext:value-type="string">
            <text:p>DunislawskaVictoria</text:p>
          </table:table-cell>
          <table:table-cell table:formula="of:=COUNTIF([.$D$2:.$D$495];[.D3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[.B327]&amp;[.C327]" office:value-type="string" office:string-value="StachurskaHelena" calcext:value-type="string">
            <text:p>StachurskaHelena</text:p>
          </table:table-cell>
          <table:table-cell table:formula="of:=COUNTIF([.$D$2:.$D$495];[.D3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[.B328]&amp;[.C328]" office:value-type="string" office:string-value="KirwielMichal" calcext:value-type="string">
            <text:p>KirwielMichal</text:p>
          </table:table-cell>
          <table:table-cell table:formula="of:=COUNTIF([.$D$2:.$D$495];[.D3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[.B329]&amp;[.C329]" office:value-type="string" office:string-value="ZegaAdam" calcext:value-type="string">
            <text:p>ZegaAdam</text:p>
          </table:table-cell>
          <table:table-cell table:formula="of:=COUNTIF([.$D$2:.$D$495];[.D3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[.B330]&amp;[.C330]" office:value-type="string" office:string-value="LukowskiMaciej" calcext:value-type="string">
            <text:p>LukowskiMaciej</text:p>
          </table:table-cell>
          <table:table-cell table:formula="of:=COUNTIF([.$D$2:.$D$495];[.D3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[.B331]&amp;[.C331]" office:value-type="string" office:string-value="PietraszczykJan" calcext:value-type="string">
            <text:p>PietraszczykJan</text:p>
          </table:table-cell>
          <table:table-cell table:formula="of:=COUNTIF([.$D$2:.$D$495];[.D3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[.B332]&amp;[.C332]" office:value-type="string" office:string-value="J�drzejczakNadia" calcext:value-type="string">
            <text:p>J�drzejczakNadia</text:p>
          </table:table-cell>
          <table:table-cell table:formula="of:=COUNTIF([.$D$2:.$D$495];[.D3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[.B333]&amp;[.C333]" office:value-type="string" office:string-value="WymyslowskaAlicja" calcext:value-type="string">
            <text:p>WymyslowskaAlicja</text:p>
          </table:table-cell>
          <table:table-cell table:formula="of:=COUNTIF([.$D$2:.$D$495];[.D3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[.B334]&amp;[.C334]" office:value-type="string" office:string-value="WicherAmelia" calcext:value-type="string">
            <text:p>WicherAmelia</text:p>
          </table:table-cell>
          <table:table-cell table:formula="of:=COUNTIF([.$D$2:.$D$495];[.D3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[.B335]&amp;[.C335]" office:value-type="string" office:string-value="TusinskiBartosz" calcext:value-type="string">
            <text:p>TusinskiBartosz</text:p>
          </table:table-cell>
          <table:table-cell table:formula="of:=COUNTIF([.$D$2:.$D$495];[.D3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[.B336]&amp;[.C336]" office:value-type="string" office:string-value="WalaszekAngelika" calcext:value-type="string">
            <text:p>WalaszekAngelika</text:p>
          </table:table-cell>
          <table:table-cell table:formula="of:=COUNTIF([.$D$2:.$D$495];[.D3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[.B337]&amp;[.C337]" office:value-type="string" office:string-value="KarolewskaMilena" calcext:value-type="string">
            <text:p>KarolewskaMilena</text:p>
          </table:table-cell>
          <table:table-cell table:formula="of:=COUNTIF([.$D$2:.$D$495];[.D3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[.B338]&amp;[.C338]" office:value-type="string" office:string-value="StanulewiczFilip" calcext:value-type="string">
            <text:p>StanulewiczFilip</text:p>
          </table:table-cell>
          <table:table-cell table:formula="of:=COUNTIF([.$D$2:.$D$495];[.D3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[.B339]&amp;[.C339]" office:value-type="string" office:string-value="MarszalekKuba" calcext:value-type="string">
            <text:p>MarszalekKuba</text:p>
          </table:table-cell>
          <table:table-cell table:formula="of:=COUNTIF([.$D$2:.$D$495];[.D3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[.B340]&amp;[.C340]" office:value-type="string" office:string-value="KielochMichal" calcext:value-type="string">
            <text:p>KielochMichal</text:p>
          </table:table-cell>
          <table:table-cell table:formula="of:=COUNTIF([.$D$2:.$D$495];[.D3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[.B341]&amp;[.C341]" office:value-type="string" office:string-value="MarmelowskaMartyna" calcext:value-type="string">
            <text:p>MarmelowskaMartyna</text:p>
          </table:table-cell>
          <table:table-cell table:formula="of:=COUNTIF([.$D$2:.$D$495];[.D3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[.B342]&amp;[.C342]" office:value-type="string" office:string-value="NikolajewKacper" calcext:value-type="string">
            <text:p>NikolajewKacper</text:p>
          </table:table-cell>
          <table:table-cell table:formula="of:=COUNTIF([.$D$2:.$D$495];[.D3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[.B343]&amp;[.C343]" office:value-type="string" office:string-value="OklaKacper" calcext:value-type="string">
            <text:p>OklaKacper</text:p>
          </table:table-cell>
          <table:table-cell table:formula="of:=COUNTIF([.$D$2:.$D$495];[.D3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[.B344]&amp;[.C344]" office:value-type="string" office:string-value="LademannMarcel" calcext:value-type="string">
            <text:p>LademannMarcel</text:p>
          </table:table-cell>
          <table:table-cell table:formula="of:=COUNTIF([.$D$2:.$D$495];[.D3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[.B345]&amp;[.C345]" office:value-type="string" office:string-value="KowakczykMaria" calcext:value-type="string">
            <text:p>KowakczykMaria</text:p>
          </table:table-cell>
          <table:table-cell table:formula="of:=COUNTIF([.$D$2:.$D$495];[.D3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[.B346]&amp;[.C346]" office:value-type="string" office:string-value="PawelskaKarolina" calcext:value-type="string">
            <text:p>PawelskaKarolina</text:p>
          </table:table-cell>
          <table:table-cell table:formula="of:=COUNTIF([.$D$2:.$D$495];[.D3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[.B347]&amp;[.C347]" office:value-type="string" office:string-value="NiemczykKamil" calcext:value-type="string">
            <text:p>NiemczykKamil</text:p>
          </table:table-cell>
          <table:table-cell table:formula="of:=COUNTIF([.$D$2:.$D$495];[.D3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[.B348]&amp;[.C348]" office:value-type="string" office:string-value="HazubskiOlgierd" calcext:value-type="string">
            <text:p>HazubskiOlgierd</text:p>
          </table:table-cell>
          <table:table-cell table:formula="of:=COUNTIF([.$D$2:.$D$495];[.D3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[.B349]&amp;[.C349]" office:value-type="string" office:string-value="RyngwelskiIgor" calcext:value-type="string">
            <text:p>RyngwelskiIgor</text:p>
          </table:table-cell>
          <table:table-cell table:formula="of:=COUNTIF([.$D$2:.$D$495];[.D3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[.B350]&amp;[.C350]" office:value-type="string" office:string-value="RopiakJakub" calcext:value-type="string">
            <text:p>RopiakJakub</text:p>
          </table:table-cell>
          <table:table-cell table:formula="of:=COUNTIF([.$D$2:.$D$495];[.D3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[.B351]&amp;[.C351]" office:value-type="string" office:string-value="GiemzaPatryk" calcext:value-type="string">
            <text:p>GiemzaPatryk</text:p>
          </table:table-cell>
          <table:table-cell table:formula="of:=COUNTIF([.$D$2:.$D$495];[.D3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[.B352]&amp;[.C352]" office:value-type="string" office:string-value="DomzalaRyszard" calcext:value-type="string">
            <text:p>DomzalaRyszard</text:p>
          </table:table-cell>
          <table:table-cell table:formula="of:=COUNTIF([.$D$2:.$D$495];[.D3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[.B353]&amp;[.C353]" office:value-type="string" office:string-value="PozarzyckaJustyna" calcext:value-type="string">
            <text:p>PozarzyckaJustyna</text:p>
          </table:table-cell>
          <table:table-cell table:formula="of:=COUNTIF([.$D$2:.$D$495];[.D3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[.B354]&amp;[.C354]" office:value-type="string" office:string-value="KowalikMateusz" calcext:value-type="string">
            <text:p>KowalikMateusz</text:p>
          </table:table-cell>
          <table:table-cell table:formula="of:=COUNTIF([.$D$2:.$D$495];[.D3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[.B355]&amp;[.C355]" office:value-type="string" office:string-value="HintzkeNikola" calcext:value-type="string">
            <text:p>HintzkeNikola</text:p>
          </table:table-cell>
          <table:table-cell table:formula="of:=COUNTIF([.$D$2:.$D$495];[.D3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[.B356]&amp;[.C356]" office:value-type="string" office:string-value="SwistekDamian" calcext:value-type="string">
            <text:p>SwistekDamian</text:p>
          </table:table-cell>
          <table:table-cell table:formula="of:=COUNTIF([.$D$2:.$D$495];[.D3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[.B357]&amp;[.C357]" office:value-type="string" office:string-value="GrzeleckiOliwier" calcext:value-type="string">
            <text:p>GrzeleckiOliwier</text:p>
          </table:table-cell>
          <table:table-cell table:formula="of:=COUNTIF([.$D$2:.$D$495];[.D3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[.B358]&amp;[.C358]" office:value-type="string" office:string-value="HinzNikola" calcext:value-type="string">
            <text:p>HinzNikola</text:p>
          </table:table-cell>
          <table:table-cell table:formula="of:=COUNTIF([.$D$2:.$D$495];[.D3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[.B359]&amp;[.C359]" office:value-type="string" office:string-value="KaftanMonika" calcext:value-type="string">
            <text:p>KaftanMonika</text:p>
          </table:table-cell>
          <table:table-cell table:formula="of:=COUNTIF([.$D$2:.$D$495];[.D3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[.B360]&amp;[.C360]" office:value-type="string" office:string-value="WasilukBartlomiej" calcext:value-type="string">
            <text:p>WasilukBartlomiej</text:p>
          </table:table-cell>
          <table:table-cell table:formula="of:=COUNTIF([.$D$2:.$D$495];[.D3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[.B361]&amp;[.C361]" office:value-type="string" office:string-value="WasilewskiBartlomiej" calcext:value-type="string">
            <text:p>WasilewskiBartlomiej</text:p>
          </table:table-cell>
          <table:table-cell table:formula="of:=COUNTIF([.$D$2:.$D$495];[.D3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[.B362]&amp;[.C362]" office:value-type="string" office:string-value="LukasikMagdalena" calcext:value-type="string">
            <text:p>LukasikMagdalena</text:p>
          </table:table-cell>
          <table:table-cell table:formula="of:=COUNTIF([.$D$2:.$D$495];[.D3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[.B363]&amp;[.C363]" office:value-type="string" office:string-value="SilakowskiHenryk" calcext:value-type="string">
            <text:p>SilakowskiHenryk</text:p>
          </table:table-cell>
          <table:table-cell table:formula="of:=COUNTIF([.$D$2:.$D$495];[.D3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[.B364]&amp;[.C364]" office:value-type="string" office:string-value="ZygmuntAdam" calcext:value-type="string">
            <text:p>ZygmuntAdam</text:p>
          </table:table-cell>
          <table:table-cell table:formula="of:=COUNTIF([.$D$2:.$D$495];[.D3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[.B365]&amp;[.C365]" office:value-type="string" office:string-value="PettkaJan" calcext:value-type="string">
            <text:p>PettkaJan</text:p>
          </table:table-cell>
          <table:table-cell table:formula="of:=COUNTIF([.$D$2:.$D$495];[.D3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[.B366]&amp;[.C366]" office:value-type="string" office:string-value="HanczarekOlivier" calcext:value-type="string">
            <text:p>HanczarekOlivier</text:p>
          </table:table-cell>
          <table:table-cell table:formula="of:=COUNTIF([.$D$2:.$D$495];[.D3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[.B367]&amp;[.C367]" office:value-type="string" office:string-value="SamulczykJulia" calcext:value-type="string">
            <text:p>SamulczykJulia</text:p>
          </table:table-cell>
          <table:table-cell table:formula="of:=COUNTIF([.$D$2:.$D$495];[.D3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[.B368]&amp;[.C368]" office:value-type="string" office:string-value="BerezniewiczWiktor" calcext:value-type="string">
            <text:p>BerezniewiczWiktor</text:p>
          </table:table-cell>
          <table:table-cell table:formula="of:=COUNTIF([.$D$2:.$D$495];[.D3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[.B369]&amp;[.C369]" office:value-type="string" office:string-value="BialaszewskiPiotr" calcext:value-type="string">
            <text:p>BialaszewskiPiotr</text:p>
          </table:table-cell>
          <table:table-cell table:formula="of:=COUNTIF([.$D$2:.$D$495];[.D3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[.B370]&amp;[.C370]" office:value-type="string" office:string-value="RutkiewiczJulia" calcext:value-type="string">
            <text:p>RutkiewiczJulia</text:p>
          </table:table-cell>
          <table:table-cell table:formula="of:=COUNTIF([.$D$2:.$D$495];[.D37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[.B371]&amp;[.C371]" office:value-type="string" office:string-value="KowalczykMateusz" calcext:value-type="string">
            <text:p>KowalczykMateusz</text:p>
          </table:table-cell>
          <table:table-cell table:formula="of:=COUNTIF([.$D$2:.$D$495];[.D37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[.B372]&amp;[.C372]" office:value-type="string" office:string-value="SadowskaJulia" calcext:value-type="string">
            <text:p>SadowskaJulia</text:p>
          </table:table-cell>
          <table:table-cell table:formula="of:=COUNTIF([.$D$2:.$D$495];[.D3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[.B373]&amp;[.C373]" office:value-type="string" office:string-value="SobolFilip" calcext:value-type="string">
            <text:p>SobolFilip</text:p>
          </table:table-cell>
          <table:table-cell table:formula="of:=COUNTIF([.$D$2:.$D$495];[.D3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[.B374]&amp;[.C374]" office:value-type="string" office:string-value="SengerJoanna" calcext:value-type="string">
            <text:p>SengerJoanna</text:p>
          </table:table-cell>
          <table:table-cell table:formula="of:=COUNTIF([.$D$2:.$D$495];[.D3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[.B375]&amp;[.C375]" office:value-type="string" office:string-value="StanislawskaHanna" calcext:value-type="string">
            <text:p>StanislawskaHanna</text:p>
          </table:table-cell>
          <table:table-cell table:formula="of:=COUNTIF([.$D$2:.$D$495];[.D3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[.B376]&amp;[.C376]" office:value-type="string" office:string-value="SzczepkowskiDorian" calcext:value-type="string">
            <text:p>SzczepkowskiDorian</text:p>
          </table:table-cell>
          <table:table-cell table:formula="of:=COUNTIF([.$D$2:.$D$495];[.D3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[.B377]&amp;[.C377]" office:value-type="string" office:string-value="WojcickiAleks" calcext:value-type="string">
            <text:p>WojcickiAleks</text:p>
          </table:table-cell>
          <table:table-cell table:formula="of:=COUNTIF([.$D$2:.$D$495];[.D3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[.B378]&amp;[.C378]" office:value-type="string" office:string-value="SalanowskaJulia" calcext:value-type="string">
            <text:p>SalanowskaJulia</text:p>
          </table:table-cell>
          <table:table-cell table:formula="of:=COUNTIF([.$D$2:.$D$495];[.D3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[.B379]&amp;[.C379]" office:value-type="string" office:string-value="SkrzydlakIzabela" calcext:value-type="string">
            <text:p>SkrzydlakIzabela</text:p>
          </table:table-cell>
          <table:table-cell table:formula="of:=COUNTIF([.$D$2:.$D$495];[.D3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[.B380]&amp;[.C380]" office:value-type="string" office:string-value="KoszlagaMateusz" calcext:value-type="string">
            <text:p>KoszlagaMateusz</text:p>
          </table:table-cell>
          <table:table-cell table:formula="of:=COUNTIF([.$D$2:.$D$495];[.D3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[.B381]&amp;[.C381]" office:value-type="string" office:string-value="KowalczukMaria" calcext:value-type="string">
            <text:p>KowalczukMaria</text:p>
          </table:table-cell>
          <table:table-cell table:formula="of:=COUNTIF([.$D$2:.$D$495];[.D3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[.B382]&amp;[.C382]" office:value-type="string" office:string-value="GlowinskaPatrycja" calcext:value-type="string">
            <text:p>GlowinskaPatrycja</text:p>
          </table:table-cell>
          <table:table-cell table:formula="of:=COUNTIF([.$D$2:.$D$495];[.D3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[.B383]&amp;[.C383]" office:value-type="string" office:string-value="SautyczJulia" calcext:value-type="string">
            <text:p>SautyczJulia</text:p>
          </table:table-cell>
          <table:table-cell table:formula="of:=COUNTIF([.$D$2:.$D$495];[.D3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[.B384]&amp;[.C384]" office:value-type="string" office:string-value="JakubowskiNikodem" calcext:value-type="string">
            <text:p>JakubowskiNikodem</text:p>
          </table:table-cell>
          <table:table-cell table:formula="of:=COUNTIF([.$D$2:.$D$495];[.D3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[.B385]&amp;[.C385]" office:value-type="string" office:string-value="LabudaMarcel" calcext:value-type="string">
            <text:p>LabudaMarcel</text:p>
          </table:table-cell>
          <table:table-cell table:formula="of:=COUNTIF([.$D$2:.$D$495];[.D3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[.B386]&amp;[.C386]" office:value-type="string" office:string-value="PrzestrzelskiJakub" calcext:value-type="string">
            <text:p>PrzestrzelskiJakub</text:p>
          </table:table-cell>
          <table:table-cell table:formula="of:=COUNTIF([.$D$2:.$D$495];[.D3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[.B387]&amp;[.C387]" office:value-type="string" office:string-value="SochackaInka" calcext:value-type="string">
            <text:p>SochackaInka</text:p>
          </table:table-cell>
          <table:table-cell table:formula="of:=COUNTIF([.$D$2:.$D$495];[.D3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[.B388]&amp;[.C388]" office:value-type="string" office:string-value="WierzbickiAntoni" calcext:value-type="string">
            <text:p>WierzbickiAntoni</text:p>
          </table:table-cell>
          <table:table-cell table:formula="of:=COUNTIF([.$D$2:.$D$495];[.D3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[.B389]&amp;[.C389]" office:value-type="string" office:string-value="SarnowskiIgnacy" calcext:value-type="string">
            <text:p>SarnowskiIgnacy</text:p>
          </table:table-cell>
          <table:table-cell table:formula="of:=COUNTIF([.$D$2:.$D$495];[.D3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[.B390]&amp;[.C390]" office:value-type="string" office:string-value="MachalskiMaciej" calcext:value-type="string">
            <text:p>MachalskiMaciej</text:p>
          </table:table-cell>
          <table:table-cell table:formula="of:=COUNTIF([.$D$2:.$D$495];[.D3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[.B391]&amp;[.C391]" office:value-type="string" office:string-value="KowalczykMateusz" calcext:value-type="string">
            <text:p>KowalczykMateusz</text:p>
          </table:table-cell>
          <table:table-cell table:formula="of:=COUNTIF([.$D$2:.$D$495];[.D391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[.B392]&amp;[.C392]" office:value-type="string" office:string-value="BroukinZofia" calcext:value-type="string">
            <text:p>BroukinZofia</text:p>
          </table:table-cell>
          <table:table-cell table:formula="of:=COUNTIF([.$D$2:.$D$495];[.D3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[.B393]&amp;[.C393]" office:value-type="string" office:string-value="FilarskaSandra" calcext:value-type="string">
            <text:p>FilarskaSandra</text:p>
          </table:table-cell>
          <table:table-cell table:formula="of:=COUNTIF([.$D$2:.$D$495];[.D3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[.B394]&amp;[.C394]" office:value-type="string" office:string-value="SiminskiHenryk" calcext:value-type="string">
            <text:p>SiminskiHenryk</text:p>
          </table:table-cell>
          <table:table-cell table:formula="of:=COUNTIF([.$D$2:.$D$495];[.D3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[.B395]&amp;[.C395]" office:value-type="string" office:string-value="RiegelJulia" calcext:value-type="string">
            <text:p>RiegelJulia</text:p>
          </table:table-cell>
          <table:table-cell table:formula="of:=COUNTIF([.$D$2:.$D$495];[.D3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[.B396]&amp;[.C396]" office:value-type="string" office:string-value="KozlowskaMalgorzata" calcext:value-type="string">
            <text:p>KozlowskaMalgorzata</text:p>
          </table:table-cell>
          <table:table-cell table:formula="of:=COUNTIF([.$D$2:.$D$495];[.D396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[.B397]&amp;[.C397]" office:value-type="string" office:string-value="PorydzajJakub" calcext:value-type="string">
            <text:p>PorydzajJakub</text:p>
          </table:table-cell>
          <table:table-cell table:formula="of:=COUNTIF([.$D$2:.$D$495];[.D3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[.B398]&amp;[.C398]" office:value-type="string" office:string-value="SachseJulia" calcext:value-type="string">
            <text:p>SachseJulia</text:p>
          </table:table-cell>
          <table:table-cell table:formula="of:=COUNTIF([.$D$2:.$D$495];[.D3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[.B399]&amp;[.C399]" office:value-type="string" office:string-value="SpanowskiFilip" calcext:value-type="string">
            <text:p>SpanowskiFilip</text:p>
          </table:table-cell>
          <table:table-cell table:formula="of:=COUNTIF([.$D$2:.$D$495];[.D3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[.B400]&amp;[.C400]" office:value-type="string" office:string-value="MacholMaciej" calcext:value-type="string">
            <text:p>MacholMaciej</text:p>
          </table:table-cell>
          <table:table-cell table:formula="of:=COUNTIF([.$D$2:.$D$495];[.D4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[.B401]&amp;[.C401]" office:value-type="string" office:string-value="ZmurkoAdam" calcext:value-type="string">
            <text:p>ZmurkoAdam</text:p>
          </table:table-cell>
          <table:table-cell table:formula="of:=COUNTIF([.$D$2:.$D$495];[.D4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[.B402]&amp;[.C402]" office:value-type="string" office:string-value="RembiszJakub" calcext:value-type="string">
            <text:p>RembiszJakub</text:p>
          </table:table-cell>
          <table:table-cell table:formula="of:=COUNTIF([.$D$2:.$D$495];[.D4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[.B403]&amp;[.C403]" office:value-type="string" office:string-value="SzmitkoDominik" calcext:value-type="string">
            <text:p>SzmitkoDominik</text:p>
          </table:table-cell>
          <table:table-cell table:formula="of:=COUNTIF([.$D$2:.$D$495];[.D4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[.B404]&amp;[.C404]" office:value-type="string" office:string-value="JurewiczNadia" calcext:value-type="string">
            <text:p>JurewiczNadia</text:p>
          </table:table-cell>
          <table:table-cell table:formula="of:=COUNTIF([.$D$2:.$D$495];[.D4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[.B405]&amp;[.C405]" office:value-type="string" office:string-value="ZurekAdam" calcext:value-type="string">
            <text:p>ZurekAdam</text:p>
          </table:table-cell>
          <table:table-cell table:formula="of:=COUNTIF([.$D$2:.$D$495];[.D4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[.B406]&amp;[.C406]" office:value-type="string" office:string-value="R�czminJakub" calcext:value-type="string">
            <text:p>R�czminJakub</text:p>
          </table:table-cell>
          <table:table-cell table:formula="of:=COUNTIF([.$D$2:.$D$495];[.D4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[.B407]&amp;[.C407]" office:value-type="string" office:string-value="SteinbornHanna" calcext:value-type="string">
            <text:p>SteinbornHanna</text:p>
          </table:table-cell>
          <table:table-cell table:formula="of:=COUNTIF([.$D$2:.$D$495];[.D4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[.B408]&amp;[.C408]" office:value-type="string" office:string-value="SwierszczCyprian" calcext:value-type="string">
            <text:p>SwierszczCyprian</text:p>
          </table:table-cell>
          <table:table-cell table:formula="of:=COUNTIF([.$D$2:.$D$495];[.D4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[.B409]&amp;[.C409]" office:value-type="string" office:string-value="SibigaJoanna" calcext:value-type="string">
            <text:p>SibigaJoanna</text:p>
          </table:table-cell>
          <table:table-cell table:formula="of:=COUNTIF([.$D$2:.$D$495];[.D4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[.B410]&amp;[.C410]" office:value-type="string" office:string-value="MakowskaLuiza" calcext:value-type="string">
            <text:p>MakowskaLuiza</text:p>
          </table:table-cell>
          <table:table-cell table:formula="of:=COUNTIF([.$D$2:.$D$495];[.D4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[.B411]&amp;[.C411]" office:value-type="string" office:string-value="DzierzakPiotr" calcext:value-type="string">
            <text:p>DzierzakPiotr</text:p>
          </table:table-cell>
          <table:table-cell table:formula="of:=COUNTIF([.$D$2:.$D$495];[.D4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[.B412]&amp;[.C412]" office:value-type="string" office:string-value="LemanMaja" calcext:value-type="string">
            <text:p>LemanMaja</text:p>
          </table:table-cell>
          <table:table-cell table:formula="of:=COUNTIF([.$D$2:.$D$495];[.D4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[.B413]&amp;[.C413]" office:value-type="string" office:string-value="StankiewiczHanna" calcext:value-type="string">
            <text:p>StankiewiczHanna</text:p>
          </table:table-cell>
          <table:table-cell table:formula="of:=COUNTIF([.$D$2:.$D$495];[.D4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[.B414]&amp;[.C414]" office:value-type="string" office:string-value="WizniewskiAntoni" calcext:value-type="string">
            <text:p>WizniewskiAntoni</text:p>
          </table:table-cell>
          <table:table-cell table:formula="of:=COUNTIF([.$D$2:.$D$495];[.D4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[.B415]&amp;[.C415]" office:value-type="string" office:string-value="ZawiszaAdrian" calcext:value-type="string">
            <text:p>ZawiszaAdrian</text:p>
          </table:table-cell>
          <table:table-cell table:formula="of:=COUNTIF([.$D$2:.$D$495];[.D4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[.B416]&amp;[.C416]" office:value-type="string" office:string-value="AdamiakZofia" calcext:value-type="string">
            <text:p>AdamiakZofia</text:p>
          </table:table-cell>
          <table:table-cell table:formula="of:=COUNTIF([.$D$2:.$D$495];[.D4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[.B417]&amp;[.C417]" office:value-type="string" office:string-value="YuksekAdrian" calcext:value-type="string">
            <text:p>YuksekAdrian</text:p>
          </table:table-cell>
          <table:table-cell table:formula="of:=COUNTIF([.$D$2:.$D$495];[.D4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[.B418]&amp;[.C418]" office:value-type="string" office:string-value="PerezKarolina" calcext:value-type="string">
            <text:p>PerezKarolina</text:p>
          </table:table-cell>
          <table:table-cell table:formula="of:=COUNTIF([.$D$2:.$D$495];[.D4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[.B419]&amp;[.C419]" office:value-type="string" office:string-value="DuszotaPiotr" calcext:value-type="string">
            <text:p>DuszotaPiotr</text:p>
          </table:table-cell>
          <table:table-cell table:formula="of:=COUNTIF([.$D$2:.$D$495];[.D4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[.B420]&amp;[.C420]" office:value-type="string" office:string-value="KulkowskaMaja" calcext:value-type="string">
            <text:p>KulkowskaMaja</text:p>
          </table:table-cell>
          <table:table-cell table:formula="of:=COUNTIF([.$D$2:.$D$495];[.D4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[.B421]&amp;[.C421]" office:value-type="string" office:string-value="ZylinskaAdelajda" calcext:value-type="string">
            <text:p>ZylinskaAdelajda</text:p>
          </table:table-cell>
          <table:table-cell table:formula="of:=COUNTIF([.$D$2:.$D$495];[.D4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[.B422]&amp;[.C422]" office:value-type="string" office:string-value="NowakKacper" calcext:value-type="string">
            <text:p>NowakKacper</text:p>
          </table:table-cell>
          <table:table-cell table:formula="of:=COUNTIF([.$D$2:.$D$495];[.D4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[.B423]&amp;[.C423]" office:value-type="string" office:string-value="LyszczMaciej" calcext:value-type="string">
            <text:p>LyszczMaciej</text:p>
          </table:table-cell>
          <table:table-cell table:formula="of:=COUNTIF([.$D$2:.$D$495];[.D4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[.B424]&amp;[.C424]" office:value-type="string" office:string-value="ZdrojewskaAgata" calcext:value-type="string">
            <text:p>ZdrojewskaAgata</text:p>
          </table:table-cell>
          <table:table-cell table:formula="of:=COUNTIF([.$D$2:.$D$495];[.D4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[.B425]&amp;[.C425]" office:value-type="string" office:string-value="EngelUrszula" calcext:value-type="string">
            <text:p>EngelUrszula</text:p>
          </table:table-cell>
          <table:table-cell table:formula="of:=COUNTIF([.$D$2:.$D$495];[.D4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[.B426]&amp;[.C426]" office:value-type="string" office:string-value="ZgadzajAgata" calcext:value-type="string">
            <text:p>ZgadzajAgata</text:p>
          </table:table-cell>
          <table:table-cell table:formula="of:=COUNTIF([.$D$2:.$D$495];[.D4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[.B427]&amp;[.C427]" office:value-type="string" office:string-value="StrackFilip" calcext:value-type="string">
            <text:p>StrackFilip</text:p>
          </table:table-cell>
          <table:table-cell table:formula="of:=COUNTIF([.$D$2:.$D$495];[.D4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[.B428]&amp;[.C428]" office:value-type="string" office:string-value="ReclawJulia" calcext:value-type="string">
            <text:p>ReclawJulia</text:p>
          </table:table-cell>
          <table:table-cell table:formula="of:=COUNTIF([.$D$2:.$D$495];[.D4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[.B429]&amp;[.C429]" office:value-type="string" office:string-value="MazurkiewiczLena" calcext:value-type="string">
            <text:p>MazurkiewiczLena</text:p>
          </table:table-cell>
          <table:table-cell table:formula="of:=COUNTIF([.$D$2:.$D$495];[.D4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[.B430]&amp;[.C430]" office:value-type="string" office:string-value="PotockiJakub" calcext:value-type="string">
            <text:p>PotockiJakub</text:p>
          </table:table-cell>
          <table:table-cell table:formula="of:=COUNTIF([.$D$2:.$D$495];[.D4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[.B431]&amp;[.C431]" office:value-type="string" office:string-value="FurmaniakPawel" calcext:value-type="string">
            <text:p>FurmaniakPawel</text:p>
          </table:table-cell>
          <table:table-cell table:formula="of:=COUNTIF([.$D$2:.$D$495];[.D4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[.B432]&amp;[.C432]" office:value-type="string" office:string-value="MarzecLena" calcext:value-type="string">
            <text:p>MarzecLena</text:p>
          </table:table-cell>
          <table:table-cell table:formula="of:=COUNTIF([.$D$2:.$D$495];[.D4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[.B433]&amp;[.C433]" office:value-type="string" office:string-value="TomaszewskiBruno" calcext:value-type="string">
            <text:p>TomaszewskiBruno</text:p>
          </table:table-cell>
          <table:table-cell table:formula="of:=COUNTIF([.$D$2:.$D$495];[.D4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[.B434]&amp;[.C434]" office:value-type="string" office:string-value="StrupiechowskiFilip" calcext:value-type="string">
            <text:p>StrupiechowskiFilip</text:p>
          </table:table-cell>
          <table:table-cell table:formula="of:=COUNTIF([.$D$2:.$D$495];[.D4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[.B435]&amp;[.C435]" office:value-type="string" office:string-value="SzczepanskaEmilia" calcext:value-type="string">
            <text:p>SzczepanskaEmilia</text:p>
          </table:table-cell>
          <table:table-cell table:formula="of:=COUNTIF([.$D$2:.$D$495];[.D4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[.B436]&amp;[.C436]" office:value-type="string" office:string-value="WamkaAnastazja" calcext:value-type="string">
            <text:p>WamkaAnastazja</text:p>
          </table:table-cell>
          <table:table-cell table:formula="of:=COUNTIF([.$D$2:.$D$495];[.D4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[.B437]&amp;[.C437]" office:value-type="string" office:string-value="SpychalaFilip" calcext:value-type="string">
            <text:p>SpychalaFilip</text:p>
          </table:table-cell>
          <table:table-cell table:formula="of:=COUNTIF([.$D$2:.$D$495];[.D4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[.B438]&amp;[.C438]" office:value-type="string" office:string-value="BialkowskaKamila" calcext:value-type="string">
            <text:p>BialkowskaKamila</text:p>
          </table:table-cell>
          <table:table-cell table:formula="of:=COUNTIF([.$D$2:.$D$495];[.D4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[.B439]&amp;[.C439]" office:value-type="string" office:string-value="BskArleta" calcext:value-type="string">
            <text:p>BskArleta</text:p>
          </table:table-cell>
          <table:table-cell table:formula="of:=COUNTIF([.$D$2:.$D$495];[.D4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[.B440]&amp;[.C440]" office:value-type="string" office:string-value="WojciechowskaAlicja" calcext:value-type="string">
            <text:p>WojciechowskaAlicja</text:p>
          </table:table-cell>
          <table:table-cell table:formula="of:=COUNTIF([.$D$2:.$D$495];[.D4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[.B441]&amp;[.C441]" office:value-type="string" office:string-value="SzczuckiDominik" calcext:value-type="string">
            <text:p>SzczuckiDominik</text:p>
          </table:table-cell>
          <table:table-cell table:formula="of:=COUNTIF([.$D$2:.$D$495];[.D4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[.B442]&amp;[.C442]" office:value-type="string" office:string-value="HelinskaInes" calcext:value-type="string">
            <text:p>HelinskaInes</text:p>
          </table:table-cell>
          <table:table-cell table:formula="of:=COUNTIF([.$D$2:.$D$495];[.D4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[.B443]&amp;[.C443]" office:value-type="string" office:string-value="FelisiakDoris" calcext:value-type="string">
            <text:p>FelisiakDoris</text:p>
          </table:table-cell>
          <table:table-cell table:formula="of:=COUNTIF([.$D$2:.$D$495];[.D4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[.B444]&amp;[.C444]" office:value-type="string" office:string-value="MrozikLena" calcext:value-type="string">
            <text:p>MrozikLena</text:p>
          </table:table-cell>
          <table:table-cell table:formula="of:=COUNTIF([.$D$2:.$D$495];[.D4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[.B445]&amp;[.C445]" office:value-type="string" office:string-value="RembiewskiJakub" calcext:value-type="string">
            <text:p>RembiewskiJakub</text:p>
          </table:table-cell>
          <table:table-cell table:formula="of:=COUNTIF([.$D$2:.$D$495];[.D4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[.B446]&amp;[.C446]" office:value-type="string" office:string-value="KleinMichalina" calcext:value-type="string">
            <text:p>KleinMichalina</text:p>
          </table:table-cell>
          <table:table-cell table:formula="of:=COUNTIF([.$D$2:.$D$495];[.D4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[.B447]&amp;[.C447]" office:value-type="string" office:string-value="GeszczynskiPatryk" calcext:value-type="string">
            <text:p>GeszczynskiPatryk</text:p>
          </table:table-cell>
          <table:table-cell table:formula="of:=COUNTIF([.$D$2:.$D$495];[.D4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[.B448]&amp;[.C448]" office:value-type="string" office:string-value="FrankowskaRoksana" calcext:value-type="string">
            <text:p>FrankowskaRoksana</text:p>
          </table:table-cell>
          <table:table-cell table:formula="of:=COUNTIF([.$D$2:.$D$495];[.D4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[.B449]&amp;[.C449]" office:value-type="string" office:string-value="JurczykNadia" calcext:value-type="string">
            <text:p>JurczykNadia</text:p>
          </table:table-cell>
          <table:table-cell table:formula="of:=COUNTIF([.$D$2:.$D$495];[.D4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[.B450]&amp;[.C450]" office:value-type="string" office:string-value="BialkowskaKatarzyna" calcext:value-type="string">
            <text:p>BialkowskaKatarzyna</text:p>
          </table:table-cell>
          <table:table-cell table:formula="of:=COUNTIF([.$D$2:.$D$495];[.D4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[.B451]&amp;[.C451]" office:value-type="string" office:string-value="KolodziejczykMarta" calcext:value-type="string">
            <text:p>KolodziejczykMarta</text:p>
          </table:table-cell>
          <table:table-cell table:formula="of:=COUNTIF([.$D$2:.$D$495];[.D4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[.B452]&amp;[.C452]" office:value-type="string" office:string-value="ProcinskaJulianna" calcext:value-type="string">
            <text:p>ProcinskaJulianna</text:p>
          </table:table-cell>
          <table:table-cell table:formula="of:=COUNTIF([.$D$2:.$D$495];[.D4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[.B453]&amp;[.C453]" office:value-type="string" office:string-value="CiesielskaWiktoria" calcext:value-type="string">
            <text:p>CiesielskaWiktoria</text:p>
          </table:table-cell>
          <table:table-cell table:formula="of:=COUNTIF([.$D$2:.$D$495];[.D4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[.B454]&amp;[.C454]" office:value-type="string" office:string-value="LangeMaja" calcext:value-type="string">
            <text:p>LangeMaja</text:p>
          </table:table-cell>
          <table:table-cell table:formula="of:=COUNTIF([.$D$2:.$D$495];[.D4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[.B455]&amp;[.C455]" office:value-type="string" office:string-value="KulakowskiMarcjusz" calcext:value-type="string">
            <text:p>KulakowskiMarcjusz</text:p>
          </table:table-cell>
          <table:table-cell table:formula="of:=COUNTIF([.$D$2:.$D$495];[.D4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[.B456]&amp;[.C456]" office:value-type="string" office:string-value="KluziakMatylda" calcext:value-type="string">
            <text:p>KluziakMatylda</text:p>
          </table:table-cell>
          <table:table-cell table:formula="of:=COUNTIF([.$D$2:.$D$495];[.D4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[.B457]&amp;[.C457]" office:value-type="string" office:string-value="TrzebiatowskaAnna" calcext:value-type="string">
            <text:p>TrzebiatowskaAnna</text:p>
          </table:table-cell>
          <table:table-cell table:formula="of:=COUNTIF([.$D$2:.$D$495];[.D4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[.B458]&amp;[.C458]" office:value-type="string" office:string-value="TomaszewskaAnna" calcext:value-type="string">
            <text:p>TomaszewskaAnna</text:p>
          </table:table-cell>
          <table:table-cell table:formula="of:=COUNTIF([.$D$2:.$D$495];[.D4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[.B459]&amp;[.C459]" office:value-type="string" office:string-value="PrzytulaJakub" calcext:value-type="string">
            <text:p>PrzytulaJakub</text:p>
          </table:table-cell>
          <table:table-cell table:formula="of:=COUNTIF([.$D$2:.$D$495];[.D4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[.B460]&amp;[.C460]" office:value-type="string" office:string-value="GrzedzielskaNina" calcext:value-type="string">
            <text:p>GrzedzielskaNina</text:p>
          </table:table-cell>
          <table:table-cell table:formula="of:=COUNTIF([.$D$2:.$D$495];[.D4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[.B461]&amp;[.C461]" office:value-type="string" office:string-value="DerekStanislaw" calcext:value-type="string">
            <text:p>DerekStanislaw</text:p>
          </table:table-cell>
          <table:table-cell table:formula="of:=COUNTIF([.$D$2:.$D$495];[.D4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[.B462]&amp;[.C462]" office:value-type="string" office:string-value="MiszkinLena" calcext:value-type="string">
            <text:p>MiszkinLena</text:p>
          </table:table-cell>
          <table:table-cell table:formula="of:=COUNTIF([.$D$2:.$D$495];[.D4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[.B463]&amp;[.C463]" office:value-type="string" office:string-value="KwidczynskaMaja" calcext:value-type="string">
            <text:p>KwidczynskaMaja</text:p>
          </table:table-cell>
          <table:table-cell table:formula="of:=COUNTIF([.$D$2:.$D$495];[.D4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[.B464]&amp;[.C464]" office:value-type="string" office:string-value="KadoMonika" calcext:value-type="string">
            <text:p>KadoMonika</text:p>
          </table:table-cell>
          <table:table-cell table:formula="of:=COUNTIF([.$D$2:.$D$495];[.D4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[.B465]&amp;[.C465]" office:value-type="string" office:string-value="NowakowskaKornelia" calcext:value-type="string">
            <text:p>NowakowskaKornelia</text:p>
          </table:table-cell>
          <table:table-cell table:formula="of:=COUNTIF([.$D$2:.$D$495];[.D4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[.B466]&amp;[.C466]" office:value-type="string" office:string-value="WilkAmelia" calcext:value-type="string">
            <text:p>WilkAmelia</text:p>
          </table:table-cell>
          <table:table-cell table:formula="of:=COUNTIF([.$D$2:.$D$495];[.D4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[.B467]&amp;[.C467]" office:value-type="string" office:string-value="StrehlkeFilip" calcext:value-type="string">
            <text:p>StrehlkeFilip</text:p>
          </table:table-cell>
          <table:table-cell table:formula="of:=COUNTIF([.$D$2:.$D$495];[.D4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[.B468]&amp;[.C468]" office:value-type="string" office:string-value="PistekJan" calcext:value-type="string">
            <text:p>PistekJan</text:p>
          </table:table-cell>
          <table:table-cell table:formula="of:=COUNTIF([.$D$2:.$D$495];[.D4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[.B469]&amp;[.C469]" office:value-type="string" office:string-value="RadomskiJakub" calcext:value-type="string">
            <text:p>RadomskiJakub</text:p>
          </table:table-cell>
          <table:table-cell table:formula="of:=COUNTIF([.$D$2:.$D$495];[.D4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[.B470]&amp;[.C470]" office:value-type="string" office:string-value="PietersonJan" calcext:value-type="string">
            <text:p>PietersonJan</text:p>
          </table:table-cell>
          <table:table-cell table:formula="of:=COUNTIF([.$D$2:.$D$495];[.D4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[.B471]&amp;[.C471]" office:value-type="string" office:string-value="DabrowskiStanislaw" calcext:value-type="string">
            <text:p>DabrowskiStanislaw</text:p>
          </table:table-cell>
          <table:table-cell table:formula="of:=COUNTIF([.$D$2:.$D$495];[.D4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[.B472]&amp;[.C472]" office:value-type="string" office:string-value="BeniuszysMikolaj" calcext:value-type="string">
            <text:p>BeniuszysMikolaj</text:p>
          </table:table-cell>
          <table:table-cell table:formula="of:=COUNTIF([.$D$2:.$D$495];[.D4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[.B473]&amp;[.C473]" office:value-type="string" office:string-value="KornatowskiMateusz" calcext:value-type="string">
            <text:p>KornatowskiMateusz</text:p>
          </table:table-cell>
          <table:table-cell table:formula="of:=COUNTIF([.$D$2:.$D$495];[.D4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[.B474]&amp;[.C474]" office:value-type="string" office:string-value="JackowskaNatasza" calcext:value-type="string">
            <text:p>JackowskaNatasza</text:p>
          </table:table-cell>
          <table:table-cell table:formula="of:=COUNTIF([.$D$2:.$D$495];[.D4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[.B475]&amp;[.C475]" office:value-type="string" office:string-value="BroszkowZofia" calcext:value-type="string">
            <text:p>BroszkowZofia</text:p>
          </table:table-cell>
          <table:table-cell table:formula="of:=COUNTIF([.$D$2:.$D$495];[.D4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[.B476]&amp;[.C476]" office:value-type="string" office:string-value="KlebbaMichalina" calcext:value-type="string">
            <text:p>KlebbaMichalina</text:p>
          </table:table-cell>
          <table:table-cell table:formula="of:=COUNTIF([.$D$2:.$D$495];[.D4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[.B477]&amp;[.C477]" office:value-type="string" office:string-value="CiosinskiJacek" calcext:value-type="string">
            <text:p>CiosinskiJacek</text:p>
          </table:table-cell>
          <table:table-cell table:formula="of:=COUNTIF([.$D$2:.$D$495];[.D4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[.B478]&amp;[.C478]" office:value-type="string" office:string-value="BrydzinskiMariusz" calcext:value-type="string">
            <text:p>BrydzinskiMariusz</text:p>
          </table:table-cell>
          <table:table-cell table:formula="of:=COUNTIF([.$D$2:.$D$495];[.D4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[.B479]&amp;[.C479]" office:value-type="string" office:string-value="WitkowskiAndrea" calcext:value-type="string">
            <text:p>WitkowskiAndrea</text:p>
          </table:table-cell>
          <table:table-cell table:formula="of:=COUNTIF([.$D$2:.$D$495];[.D4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[.B480]&amp;[.C480]" office:value-type="string" office:string-value="RadziszewskiJakub" calcext:value-type="string">
            <text:p>RadziszewskiJakub</text:p>
          </table:table-cell>
          <table:table-cell table:formula="of:=COUNTIF([.$D$2:.$D$495];[.D4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[.B481]&amp;[.C481]" office:value-type="string" office:string-value="KorenkiewiczMarika" calcext:value-type="string">
            <text:p>KorenkiewiczMarika</text:p>
          </table:table-cell>
          <table:table-cell table:formula="of:=COUNTIF([.$D$2:.$D$495];[.D4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[.B482]&amp;[.C482]" office:value-type="string" office:string-value="SzrederDawid" calcext:value-type="string">
            <text:p>SzrederDawid</text:p>
          </table:table-cell>
          <table:table-cell table:formula="of:=COUNTIF([.$D$2:.$D$495];[.D4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[.B483]&amp;[.C483]" office:value-type="string" office:string-value="MurczynskaLaura" calcext:value-type="string">
            <text:p>MurczynskaLaura</text:p>
          </table:table-cell>
          <table:table-cell table:formula="of:=COUNTIF([.$D$2:.$D$495];[.D4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[.B484]&amp;[.C484]" office:value-type="string" office:string-value="KurowskaMaja" calcext:value-type="string">
            <text:p>KurowskaMaja</text:p>
          </table:table-cell>
          <table:table-cell table:formula="of:=COUNTIF([.$D$2:.$D$495];[.D4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[.B485]&amp;[.C485]" office:value-type="string" office:string-value="HrywniakOlaf" calcext:value-type="string">
            <text:p>HrywniakOlaf</text:p>
          </table:table-cell>
          <table:table-cell table:formula="of:=COUNTIF([.$D$2:.$D$495];[.D4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[.B486]&amp;[.C486]" office:value-type="string" office:string-value="CieslikStanislaw" calcext:value-type="string">
            <text:p>CieslikStanislaw</text:p>
          </table:table-cell>
          <table:table-cell table:formula="of:=COUNTIF([.$D$2:.$D$495];[.D4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[.B487]&amp;[.C487]" office:value-type="string" office:string-value="MierzejewskiKornel" calcext:value-type="string">
            <text:p>MierzejewskiKornel</text:p>
          </table:table-cell>
          <table:table-cell table:formula="of:=COUNTIF([.$D$2:.$D$495];[.D4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[.B488]&amp;[.C488]" office:value-type="string" office:string-value="LupaMaksymilian" calcext:value-type="string">
            <text:p>LupaMaksymilian</text:p>
          </table:table-cell>
          <table:table-cell table:formula="of:=COUNTIF([.$D$2:.$D$495];[.D4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[.B489]&amp;[.C489]" office:value-type="string" office:string-value="WydrzynskiAdrian" calcext:value-type="string">
            <text:p>WydrzynskiAdrian</text:p>
          </table:table-cell>
          <table:table-cell table:formula="of:=COUNTIF([.$D$2:.$D$495];[.D4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[.B490]&amp;[.C490]" office:value-type="string" office:string-value="TarkowskaAntonina" calcext:value-type="string">
            <text:p>TarkowskaAntonina</text:p>
          </table:table-cell>
          <table:table-cell table:formula="of:=COUNTIF([.$D$2:.$D$495];[.D4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[.B491]&amp;[.C491]" office:value-type="string" office:string-value="AdamczykZuzanna" calcext:value-type="string">
            <text:p>AdamczykZuzanna</text:p>
          </table:table-cell>
          <table:table-cell table:formula="of:=COUNTIF([.$D$2:.$D$495];[.D4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[.B492]&amp;[.C492]" office:value-type="string" office:string-value="BurzaStanislaw" calcext:value-type="string">
            <text:p>BurzaStanislaw</text:p>
          </table:table-cell>
          <table:table-cell table:formula="of:=COUNTIF([.$D$2:.$D$495];[.D4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[.B493]&amp;[.C493]" office:value-type="string" office:string-value="RybinskiIgor" calcext:value-type="string">
            <text:p>RybinskiIgor</text:p>
          </table:table-cell>
          <table:table-cell table:formula="of:=COUNTIF([.$D$2:.$D$495];[.D4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[.B494]&amp;[.C494]" office:value-type="string" office:string-value="WojcikAleks" calcext:value-type="string">
            <text:p>WojcikAleks</text:p>
          </table:table-cell>
          <table:table-cell table:formula="of:=COUNTIF([.$D$2:.$D$495];[.D4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[.B495]&amp;[.C495]" office:value-type="string" office:string-value="PawelecJan" calcext:value-type="string">
            <text:p>PawelecJan</text:p>
          </table:table-cell>
          <table:table-cell table:formula="of:=COUNTIF([.$D$2:.$D$495];[.D495])" office:value-type="float" office:value="1" calcext:value-type="float">
            <text:p>1</text:p>
          </table:table-cell>
        </table:table-row>
      </table:table>
      <table:table table:name="91.3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2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table:style-name="ce8" office:value-type="string" calcext:value-type="string">
            <text:p>ilczby porzadkowe (7-9 z pesela)</text:p>
          </table:table-cell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VALUE(MID([.A2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VALUE(MID([.A3];7;3))"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VALUE(MID([.A4];7;3))" office:value-type="float" office:value="128" calcext:value-type="float">
            <text:p>128</text:p>
          </table:table-cell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VALUE(MID([.A5];7;3)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VALUE(MID([.A6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VALUE(MID([.A7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VALUE(MID([.A8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VALUE(MID([.A9];7;3)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VALUE(MID([.A10];7;3))"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VALUE(MID([.A11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VALUE(MID([.A12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VALUE(MID([.A13];7;3)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VALUE(MID([.A14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VALUE(MID([.A15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VALUE(MID([.A16];7;3))"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VALUE(MID([.A17];7;3))" office:value-type="float" office:value="119" calcext:value-type="float">
            <text:p>119</text:p>
          </table:table-cell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VALUE(MID([.A18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VALUE(MID([.A19];7;3))" office:value-type="float" office:value="122" calcext:value-type="float">
            <text:p>122</text:p>
          </table:table-cell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VALUE(MID([.A20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VALUE(MID([.A21];7;3))" office:value-type="float" office:value="75" calcext:value-type="float">
            <text:p>75</text:p>
          </table:table-cell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VALUE(MID([.A22];7;3))"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VALUE(MID([.A23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VALUE(MID([.A24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VALUE(MID([.A25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VALUE(MID([.A26];7;3))"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VALUE(MID([.A27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VALUE(MID([.A28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VALUE(MID([.A29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VALUE(MID([.A30];7;3)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VALUE(MID([.A31];7;3))"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VALUE(MID([.A32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VALUE(MID([.A33];7;3)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VALUE(MID([.A34];7;3))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VALUE(MID([.A35];7;3))"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VALUE(MID([.A36];7;3))" office:value-type="float" office:value="124" calcext:value-type="float">
            <text:p>124</text:p>
          </table:table-cell>
        </table:table-row>
        <table:table-row table:style-name="ro1" table:visibility="filter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VALUE(MID([.A37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VALUE(MID([.A38];7;3)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VALUE(MID([.A39];7;3)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VALUE(MID([.A40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VALUE(MID([.A41];7;3))" office:value-type="float" office:value="143" calcext:value-type="float">
            <text:p>143</text:p>
          </table:table-cell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VALUE(MID([.A42];7;3))" office:value-type="float" office:value="126" calcext:value-type="float">
            <text:p>126</text:p>
          </table:table-cell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VALUE(MID([.A43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VALUE(MID([.A44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VALUE(MID([.A45];7;3))" office:value-type="float" office:value="140" calcext:value-type="float">
            <text:p>140</text:p>
          </table:table-cell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VALUE(MID([.A46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VALUE(MID([.A47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VALUE(MID([.A48];7;3)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VALUE(MID([.A49];7;3))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VALUE(MID([.A50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VALUE(MID([.A51];7;3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VALUE(MID([.A52];7;3)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VALUE(MID([.A53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VALUE(MID([.A54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VALUE(MID([.A55];7;3)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VALUE(MID([.A56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VALUE(MID([.A57];7;3))"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VALUE(MID([.A58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VALUE(MID([.A59];7;3)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VALUE(MID([.A60];7;3)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VALUE(MID([.A61];7;3))" office:value-type="float" office:value="15" calcext:value-type="float">
            <text:p>15</text:p>
          </table:table-cell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VALUE(MID([.A62];7;3)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VALUE(MID([.A63];7;3))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VALUE(MID([.A64];7;3))"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VALUE(MID([.A65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VALUE(MID([.A66];7;3))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VALUE(MID([.A67];7;3))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VALUE(MID([.A68];7;3))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VALUE(MID([.A69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VALUE(MID([.A70];7;3))" office:value-type="float" office:value="79" calcext:value-type="float">
            <text:p>79</text:p>
          </table:table-cell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VALUE(MID([.A71];7;3))"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VALUE(MID([.A72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VALUE(MID([.A73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VALUE(MID([.A74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VALUE(MID([.A75];7;3)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VALUE(MID([.A76];7;3)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VALUE(MID([.A77];7;3))" office:value-type="float" office:value="115" calcext:value-type="float">
            <text:p>115</text:p>
          </table:table-cell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VALUE(MID([.A78];7;3)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VALUE(MID([.A79];7;3))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VALUE(MID([.A80];7;3))"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VALUE(MID([.A81];7;3)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VALUE(MID([.A82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VALUE(MID([.A83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VALUE(MID([.A84];7;3))"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VALUE(MID([.A85];7;3)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VALUE(MID([.A86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VALUE(MID([.A87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VALUE(MID([.A88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VALUE(MID([.A89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VALUE(MID([.A90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VALUE(MID([.A91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VALUE(MID([.A92];7;3)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VALUE(MID([.A93];7;3))" office:value-type="float" office:value="64" calcext:value-type="float">
            <text:p>64</text:p>
          </table:table-cell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VALUE(MID([.A94];7;3))"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VALUE(MID([.A95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VALUE(MID([.A96];7;3)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VALUE(MID([.A97];7;3))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VALUE(MID([.A98];7;3)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VALUE(MID([.A99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VALUE(MID([.A100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VALUE(MID([.A101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VALUE(MID([.A102];7;3))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VALUE(MID([.A103];7;3))" office:value-type="float" office:value="92" calcext:value-type="float">
            <text:p>92</text:p>
          </table:table-cell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VALUE(MID([.A104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VALUE(MID([.A105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VALUE(MID([.A106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VALUE(MID([.A107];7;3))"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VALUE(MID([.A108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VALUE(MID([.A109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VALUE(MID([.A110];7;3))" office:value-type="float" office:value="74" calcext:value-type="float">
            <text:p>74</text:p>
          </table:table-cell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VALUE(MID([.A111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VALUE(MID([.A112];7;3))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VALUE(MID([.A113];7;3)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VALUE(MID([.A114];7;3)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VALUE(MID([.A115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VALUE(MID([.A116];7;3))"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VALUE(MID([.A117];7;3))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VALUE(MID([.A118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VALUE(MID([.A119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VALUE(MID([.A120];7;3))"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VALUE(MID([.A121];7;3)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VALUE(MID([.A122];7;3))" office:value-type="float" office:value="129" calcext:value-type="float">
            <text:p>129</text:p>
          </table:table-cell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VALUE(MID([.A123];7;3)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VALUE(MID([.A124];7;3))"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VALUE(MID([.A125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VALUE(MID([.A126];7;3))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VALUE(MID([.A127];7;3))"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VALUE(MID([.A128];7;3))" office:value-type="float" office:value="122" calcext:value-type="float">
            <text:p>122</text:p>
          </table:table-cell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VALUE(MID([.A129];7;3)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VALUE(MID([.A130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VALUE(MID([.A131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VALUE(MID([.A132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VALUE(MID([.A133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VALUE(MID([.A134];7;3)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VALUE(MID([.A135];7;3)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VALUE(MID([.A136];7;3)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VALUE(MID([.A137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VALUE(MID([.A138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VALUE(MID([.A139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VALUE(MID([.A140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VALUE(MID([.A141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VALUE(MID([.A142];7;3))"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VALUE(MID([.A143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VALUE(MID([.A144];7;3))"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VALUE(MID([.A145];7;3))"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VALUE(MID([.A146];7;3)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VALUE(MID([.A147];7;3)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VALUE(MID([.A148];7;3)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VALUE(MID([.A149];7;3))"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VALUE(MID([.A150];7;3))" office:value-type="float" office:value="109" calcext:value-type="float">
            <text:p>109</text:p>
          </table:table-cell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VALUE(MID([.A151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VALUE(MID([.A152];7;3)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VALUE(MID([.A153];7;3))" office:value-type="float" office:value="49" calcext:value-type="float">
            <text:p>49</text:p>
          </table:table-cell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VALUE(MID([.A154];7;3))"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VALUE(MID([.A155];7;3))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VALUE(MID([.A156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VALUE(MID([.A157];7;3))" office:value-type="float" office:value="77" calcext:value-type="float">
            <text:p>77</text:p>
          </table:table-cell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VALUE(MID([.A158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VALUE(MID([.A159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VALUE(MID([.A160];7;3))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VALUE(MID([.A161];7;3))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VALUE(MID([.A162];7;3))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VALUE(MID([.A163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VALUE(MID([.A164];7;3)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VALUE(MID([.A165];7;3)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VALUE(MID([.A166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VALUE(MID([.A167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VALUE(MID([.A168];7;3))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VALUE(MID([.A169];7;3))"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VALUE(MID([.A170];7;3))"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VALUE(MID([.A171];7;3))" office:value-type="float" office:value="29" calcext:value-type="float">
            <text:p>29</text:p>
          </table:table-cell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VALUE(MID([.A172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VALUE(MID([.A173];7;3))" office:value-type="float" office:value="99" calcext:value-type="float">
            <text:p>99</text:p>
          </table:table-cell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VALUE(MID([.A174];7;3)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VALUE(MID([.A175];7;3)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VALUE(MID([.A176];7;3))" office:value-type="float" office:value="88" calcext:value-type="float">
            <text:p>88</text:p>
          </table:table-cell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VALUE(MID([.A177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VALUE(MID([.A178];7;3))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VALUE(MID([.A179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VALUE(MID([.A180];7;3))"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VALUE(MID([.A181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VALUE(MID([.A182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VALUE(MID([.A183];7;3))" office:value-type="float" office:value="131" calcext:value-type="float">
            <text:p>131</text:p>
          </table:table-cell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VALUE(MID([.A184];7;3))"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VALUE(MID([.A185];7;3))"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VALUE(MID([.A186];7;3)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VALUE(MID([.A187];7;3)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VALUE(MID([.A188];7;3))" office:value-type="float" office:value="41" calcext:value-type="float">
            <text:p>41</text:p>
          </table:table-cell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VALUE(MID([.A189];7;3))" office:value-type="float" office:value="70" calcext:value-type="float">
            <text:p>70</text:p>
          </table:table-cell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VALUE(MID([.A190];7;3))"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VALUE(MID([.A191];7;3))"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VALUE(MID([.A192];7;3))"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VALUE(MID([.A193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VALUE(MID([.A194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VALUE(MID([.A195];7;3))" office:value-type="float" office:value="52" calcext:value-type="float">
            <text:p>52</text:p>
          </table:table-cell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VALUE(MID([.A196];7;3))"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VALUE(MID([.A197];7;3))" office:value-type="float" office:value="101" calcext:value-type="float">
            <text:p>101</text:p>
          </table:table-cell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VALUE(MID([.A198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VALUE(MID([.A199];7;3))" office:value-type="float" office:value="40" calcext:value-type="float">
            <text:p>40</text:p>
          </table:table-cell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VALUE(MID([.A200];7;3))"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VALUE(MID([.A201];7;3))"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VALUE(MID([.A202];7;3))"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VALUE(MID([.A203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VALUE(MID([.A204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VALUE(MID([.A205];7;3)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VALUE(MID([.A206];7;3))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VALUE(MID([.A207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VALUE(MID([.A208];7;3))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VALUE(MID([.A209];7;3))"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VALUE(MID([.A210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VALUE(MID([.A211];7;3)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VALUE(MID([.A212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VALUE(MID([.A213];7;3))"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VALUE(MID([.A214];7;3)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VALUE(MID([.A215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VALUE(MID([.A216];7;3))" office:value-type="float" office:value="94" calcext:value-type="float">
            <text:p>94</text:p>
          </table:table-cell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VALUE(MID([.A217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VALUE(MID([.A218];7;3))"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VALUE(MID([.A219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VALUE(MID([.A220];7;3))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VALUE(MID([.A221];7;3))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VALUE(MID([.A222];7;3))"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VALUE(MID([.A223];7;3))" office:value-type="float" office:value="97" calcext:value-type="float">
            <text:p>97</text:p>
          </table:table-cell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VALUE(MID([.A224];7;3))" office:value-type="float" office:value="97" calcext:value-type="float">
            <text:p>97</text:p>
          </table:table-cell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VALUE(MID([.A225];7;3))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VALUE(MID([.A226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VALUE(MID([.A227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VALUE(MID([.A228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VALUE(MID([.A229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VALUE(MID([.A230];7;3))" office:value-type="float" office:value="98" calcext:value-type="float">
            <text:p>98</text:p>
          </table:table-cell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VALUE(MID([.A231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VALUE(MID([.A232];7;3))" office:value-type="float" office:value="81" calcext:value-type="float">
            <text:p>81</text:p>
          </table:table-cell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VALUE(MID([.A233];7;3))"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VALUE(MID([.A234];7;3))"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VALUE(MID([.A235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VALUE(MID([.A236];7;3))" office:value-type="float" office:value="102" calcext:value-type="float">
            <text:p>102</text:p>
          </table:table-cell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VALUE(MID([.A237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VALUE(MID([.A238];7;3))" office:value-type="float" office:value="78" calcext:value-type="float">
            <text:p>78</text:p>
          </table:table-cell>
        </table:table-row>
        <table:table-row table:style-name="ro1" table:visibility="filter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VALUE(MID([.A239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VALUE(MID([.A240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VALUE(MID([.A241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VALUE(MID([.A242];7;3)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VALUE(MID([.A243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VALUE(MID([.A244];7;3))" office:value-type="float" office:value="48" calcext:value-type="float">
            <text:p>48</text:p>
          </table:table-cell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VALUE(MID([.A245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VALUE(MID([.A246];7;3))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VALUE(MID([.A247];7;3))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VALUE(MID([.A248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VALUE(MID([.A249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VALUE(MID([.A250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VALUE(MID([.A251];7;3))" office:value-type="float" office:value="97" calcext:value-type="float">
            <text:p>97</text:p>
          </table:table-cell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VALUE(MID([.A252];7;3))"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VALUE(MID([.A253];7;3)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VALUE(MID([.A254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VALUE(MID([.A255];7;3))" office:value-type="float" office:value="42" calcext:value-type="float">
            <text:p>42</text:p>
          </table:table-cell>
        </table:table-row>
        <table:table-row table:style-name="ro1" table:visibility="filter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VALUE(MID([.A256];7;3)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VALUE(MID([.A257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VALUE(MID([.A258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VALUE(MID([.A259];7;3))"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VALUE(MID([.A260];7;3))" office:value-type="float" office:value="107" calcext:value-type="float">
            <text:p>107</text:p>
          </table:table-cell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VALUE(MID([.A261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VALUE(MID([.A262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VALUE(MID([.A263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VALUE(MID([.A264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VALUE(MID([.A265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VALUE(MID([.A266];7;3))" office:value-type="float" office:value="114" calcext:value-type="float">
            <text:p>114</text:p>
          </table:table-cell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VALUE(MID([.A267];7;3))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VALUE(MID([.A268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VALUE(MID([.A269];7;3))" office:value-type="float" office:value="87" calcext:value-type="float">
            <text:p>87</text:p>
          </table:table-cell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VALUE(MID([.A270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VALUE(MID([.A271];7;3))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VALUE(MID([.A272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VALUE(MID([.A273];7;3))" office:value-type="float" office:value="30" calcext:value-type="float">
            <text:p>30</text:p>
          </table:table-cell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VALUE(MID([.A274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VALUE(MID([.A275];7;3))"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VALUE(MID([.A276];7;3)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VALUE(MID([.A277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VALUE(MID([.A278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VALUE(MID([.A279];7;3))"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VALUE(MID([.A280];7;3))" office:value-type="float" office:value="34" calcext:value-type="float">
            <text:p>34</text:p>
          </table:table-cell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VALUE(MID([.A281];7;3))"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VALUE(MID([.A282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VALUE(MID([.A283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VALUE(MID([.A284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VALUE(MID([.A285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VALUE(MID([.A286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VALUE(MID([.A287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VALUE(MID([.A288];7;3)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VALUE(MID([.A289];7;3))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VALUE(MID([.A290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VALUE(MID([.A291];7;3))" office:value-type="float" office:value="83" calcext:value-type="float">
            <text:p>83</text:p>
          </table:table-cell>
        </table:table-row>
        <table:table-row table:style-name="ro1" table:visibility="filter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VALUE(MID([.A292];7;3))" office:value-type="float" office:value="102" calcext:value-type="float">
            <text:p>102</text:p>
          </table:table-cell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VALUE(MID([.A293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VALUE(MID([.A294];7;3)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VALUE(MID([.A295];7;3))"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VALUE(MID([.A296];7;3))"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VALUE(MID([.A297];7;3))"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VALUE(MID([.A298];7;3))" office:value-type="float" office:value="80" calcext:value-type="float">
            <text:p>80</text:p>
          </table:table-cell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VALUE(MID([.A299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VALUE(MID([.A300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VALUE(MID([.A301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VALUE(MID([.A302];7;3))" office:value-type="float" office:value="58" calcext:value-type="float">
            <text:p>58</text:p>
          </table:table-cell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VALUE(MID([.A303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VALUE(MID([.A304];7;3))" office:value-type="float" office:value="89" calcext:value-type="float">
            <text:p>89</text:p>
          </table:table-cell>
        </table:table-row>
        <table:table-row table:style-name="ro1" table:visibility="filter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VALUE(MID([.A305];7;3))"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VALUE(MID([.A306];7;3))"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VALUE(MID([.A307];7;3))"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VALUE(MID([.A308];7;3)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VALUE(MID([.A309];7;3))" office:value-type="float" office:value="23" calcext:value-type="float">
            <text:p>23</text:p>
          </table:table-cell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VALUE(MID([.A310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VALUE(MID([.A311];7;3))" office:value-type="float" office:value="82" calcext:value-type="float">
            <text:p>82</text:p>
          </table:table-cell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VALUE(MID([.A312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VALUE(MID([.A313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VALUE(MID([.A314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VALUE(MID([.A315];7;3))" office:value-type="float" office:value="72" calcext:value-type="float">
            <text:p>72</text:p>
          </table:table-cell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VALUE(MID([.A316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VALUE(MID([.A317];7;3))"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VALUE(MID([.A318];7;3))"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VALUE(MID([.A319];7;3))" office:value-type="float" office:value="117" calcext:value-type="float">
            <text:p>117</text:p>
          </table:table-cell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VALUE(MID([.A320];7;3))"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VALUE(MID([.A321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VALUE(MID([.A322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VALUE(MID([.A323];7;3))" office:value-type="float" office:value="39" calcext:value-type="float">
            <text:p>39</text:p>
          </table:table-cell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VALUE(MID([.A324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VALUE(MID([.A325];7;3))"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VALUE(MID([.A326];7;3))" office:value-type="float" office:value="37" calcext:value-type="float">
            <text:p>37</text:p>
          </table:table-cell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VALUE(MID([.A327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VALUE(MID([.A328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VALUE(MID([.A329];7;3))" office:value-type="float" office:value="63" calcext:value-type="float">
            <text:p>63</text:p>
          </table:table-cell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VALUE(MID([.A330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VALUE(MID([.A331];7;3))"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VALUE(MID([.A332];7;3))"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VALUE(MID([.A333];7;3))" office:value-type="float" office:value="65" calcext:value-type="float">
            <text:p>65</text:p>
          </table:table-cell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VALUE(MID([.A334];7;3))" office:value-type="float" office:value="27" calcext:value-type="float">
            <text:p>27</text:p>
          </table:table-cell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VALUE(MID([.A335];7;3))"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VALUE(MID([.A336];7;3))" office:value-type="float" office:value="59" calcext:value-type="float">
            <text:p>59</text:p>
          </table:table-cell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VALUE(MID([.A337];7;3))"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VALUE(MID([.A338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VALUE(MID([.A339];7;3))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VALUE(MID([.A340];7;3))"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VALUE(MID([.A341];7;3))"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VALUE(MID([.A342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VALUE(MID([.A343];7;3))" office:value-type="float" office:value="57" calcext:value-type="float">
            <text:p>57</text:p>
          </table:table-cell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VALUE(MID([.A344];7;3))" office:value-type="float" office:value="76" calcext:value-type="float">
            <text:p>76</text:p>
          </table:table-cell>
        </table:table-row>
        <table:table-row table:style-name="ro1" table:visibility="filter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VALUE(MID([.A345];7;3))" office:value-type="float" office:value="90" calcext:value-type="float">
            <text:p>90</text:p>
          </table:table-cell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VALUE(MID([.A346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VALUE(MID([.A347];7;3))" office:value-type="float" office:value="46" calcext:value-type="float">
            <text:p>46</text:p>
          </table:table-cell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VALUE(MID([.A348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VALUE(MID([.A349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VALUE(MID([.A350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VALUE(MID([.A351];7;3))" office:value-type="float" office:value="47" calcext:value-type="float">
            <text:p>47</text:p>
          </table:table-cell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VALUE(MID([.A352];7;3))" office:value-type="float" office:value="38" calcext:value-type="float">
            <text:p>38</text:p>
          </table:table-cell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VALUE(MID([.A353];7;3))"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VALUE(MID([.A354];7;3))"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VALUE(MID([.A355];7;3))"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VALUE(MID([.A356];7;3))" office:value-type="float" office:value="363" calcext:value-type="float">
            <text:p>363</text:p>
          </table:table-cell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VALUE(MID([.A357];7;3))" office:value-type="float" office:value="533" calcext:value-type="float">
            <text:p>533</text:p>
          </table:table-cell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VALUE(MID([.A358];7;3))" office:value-type="float" office:value="738" calcext:value-type="float">
            <text:p>738</text:p>
          </table:table-cell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VALUE(MID([.A359];7;3))" office:value-type="float" office:value="568" calcext:value-type="float">
            <text:p>568</text:p>
          </table:table-cell>
        </table:table-row>
        <table:table-row table:style-name="ro1" table:visibility="filter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VALUE(MID([.A360];7;3))" office:value-type="float" office:value="461" calcext:value-type="float">
            <text:p>461</text:p>
          </table:table-cell>
        </table:table-row>
        <table:table-row table:style-name="ro1" table:visibility="filter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VALUE(MID([.A361];7;3))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VALUE(MID([.A362];7;3))" office:value-type="float" office:value="991" calcext:value-type="float">
            <text:p>991</text:p>
          </table:table-cell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VALUE(MID([.A363];7;3))" office:value-type="float" office:value="371" calcext:value-type="float">
            <text:p>371</text:p>
          </table:table-cell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VALUE(MID([.A364];7;3))" office:value-type="float" office:value="534" calcext:value-type="float">
            <text:p>534</text:p>
          </table:table-cell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VALUE(MID([.A365];7;3))" office:value-type="float" office:value="66" calcext:value-type="float">
            <text:p>66</text:p>
          </table:table-cell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VALUE(MID([.A366];7;3))" office:value-type="float" office:value="289" calcext:value-type="float">
            <text:p>289</text:p>
          </table:table-cell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VALUE(MID([.A367];7;3))" office:value-type="float" office:value="615" calcext:value-type="float">
            <text:p>615</text:p>
          </table:table-cell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VALUE(MID([.A368];7;3))" office:value-type="float" office:value="630" calcext:value-type="float">
            <text:p>630</text:p>
          </table:table-cell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VALUE(MID([.A369];7;3))"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VALUE(MID([.A370];7;3))" office:value-type="float" office:value="880" calcext:value-type="float">
            <text:p>880</text:p>
          </table:table-cell>
        </table:table-row>
        <table:table-row table:style-name="ro1" table:visibility="filter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VALUE(MID([.A371];7;3))" office:value-type="float" office:value="520" calcext:value-type="float">
            <text:p>520</text:p>
          </table:table-cell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VALUE(MID([.A372];7;3))" office:value-type="float" office:value="896" calcext:value-type="float">
            <text:p>896</text:p>
          </table:table-cell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VALUE(MID([.A373];7;3))" office:value-type="float" office:value="360" calcext:value-type="float">
            <text:p>360</text:p>
          </table:table-cell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VALUE(MID([.A374];7;3))" office:value-type="float" office:value="705" calcext:value-type="float">
            <text:p>705</text:p>
          </table:table-cell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VALUE(MID([.A375];7;3))" office:value-type="float" office:value="901" calcext:value-type="float">
            <text:p>901</text:p>
          </table:table-cell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VALUE(MID([.A376];7;3))" office:value-type="float" office:value="791" calcext:value-type="float">
            <text:p>791</text:p>
          </table:table-cell>
        </table:table-row>
        <table:table-row table:style-name="ro1" table:visibility="filter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VALUE(MID([.A377];7;3))" office:value-type="float" office:value="576" calcext:value-type="float">
            <text:p>576</text:p>
          </table:table-cell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VALUE(MID([.A378];7;3))" office:value-type="float" office:value="204" calcext:value-type="float">
            <text:p>204</text:p>
          </table:table-cell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VALUE(MID([.A379];7;3))" office:value-type="float" office:value="898" calcext:value-type="float">
            <text:p>898</text:p>
          </table:table-cell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VALUE(MID([.A380];7;3))" office:value-type="float" office:value="690" calcext:value-type="float">
            <text:p>690</text:p>
          </table:table-cell>
        </table:table-row>
        <table:table-row table:style-name="ro1" table:visibility="filter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VALUE(MID([.A381];7;3))" office:value-type="float" office:value="86" calcext:value-type="float">
            <text:p>86</text:p>
          </table:table-cell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VALUE(MID([.A382];7;3))" office:value-type="float" office:value="929" calcext:value-type="float">
            <text:p>929</text:p>
          </table:table-cell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VALUE(MID([.A383];7;3))" office:value-type="float" office:value="551" calcext:value-type="float">
            <text:p>551</text:p>
          </table:table-cell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VALUE(MID([.A384];7;3))" office:value-type="float" office:value="14" calcext:value-type="float">
            <text:p>14</text:p>
          </table:table-cell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VALUE(MID([.A385];7;3))" office:value-type="float" office:value="195" calcext:value-type="float">
            <text:p>195</text:p>
          </table:table-cell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VALUE(MID([.A386];7;3))" office:value-type="float" office:value="592" calcext:value-type="float">
            <text:p>592</text:p>
          </table:table-cell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VALUE(MID([.A387];7;3))" office:value-type="float" office:value="923" calcext:value-type="float">
            <text:p>923</text:p>
          </table:table-cell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VALUE(MID([.A388];7;3))" office:value-type="float" office:value="568" calcext:value-type="float">
            <text:p>568</text:p>
          </table:table-cell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VALUE(MID([.A389];7;3))" office:value-type="float" office:value="861" calcext:value-type="float">
            <text:p>861</text:p>
          </table:table-cell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VALUE(MID([.A390];7;3))"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VALUE(MID([.A391];7;3))" office:value-type="float" office:value="941" calcext:value-type="float">
            <text:p>941</text:p>
          </table:table-cell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VALUE(MID([.A392];7;3))" office:value-type="float" office:value="516" calcext:value-type="float">
            <text:p>516</text:p>
          </table:table-cell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VALUE(MID([.A393];7;3))" office:value-type="float" office:value="761" calcext:value-type="float">
            <text:p>761</text:p>
          </table:table-cell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VALUE(MID([.A394];7;3))" office:value-type="float" office:value="839" calcext:value-type="float">
            <text:p>839</text:p>
          </table:table-cell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VALUE(MID([.A395];7;3))" office:value-type="float" office:value="110" calcext:value-type="float">
            <text:p>110</text:p>
          </table:table-cell>
        </table:table-row>
        <table:table-row table:style-name="ro1" table:visibility="filter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VALUE(MID([.A396];7;3))" office:value-type="float" office:value="666" calcext:value-type="float">
            <text:p>666</text:p>
          </table:table-cell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VALUE(MID([.A397];7;3))" office:value-type="float" office:value="487" calcext:value-type="float">
            <text:p>487</text:p>
          </table:table-cell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VALUE(MID([.A398];7;3))" office:value-type="float" office:value="499" calcext:value-type="float">
            <text:p>499</text:p>
          </table:table-cell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VALUE(MID([.A399];7;3))" office:value-type="float" office:value="175" calcext:value-type="float">
            <text:p>175</text:p>
          </table:table-cell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VALUE(MID([.A400];7;3))" office:value-type="float" office:value="261" calcext:value-type="float">
            <text:p>261</text:p>
          </table:table-cell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VALUE(MID([.A401];7;3))" office:value-type="float" office:value="741" calcext:value-type="float">
            <text:p>741</text:p>
          </table:table-cell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VALUE(MID([.A402];7;3))" office:value-type="float" office:value="574" calcext:value-type="float">
            <text:p>574</text:p>
          </table:table-cell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VALUE(MID([.A403];7;3))" office:value-type="float" office:value="791" calcext:value-type="float">
            <text:p>791</text:p>
          </table:table-cell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VALUE(MID([.A404];7;3))" office:value-type="float" office:value="954" calcext:value-type="float">
            <text:p>954</text:p>
          </table:table-cell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VALUE(MID([.A405];7;3))" office:value-type="float" office:value="946" calcext:value-type="float">
            <text:p>946</text:p>
          </table:table-cell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VALUE(MID([.A406];7;3))" office:value-type="float" office:value="588" calcext:value-type="float">
            <text:p>588</text:p>
          </table:table-cell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VALUE(MID([.A407];7;3))"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VALUE(MID([.A408];7;3))" office:value-type="float" office:value="775" calcext:value-type="float">
            <text:p>775</text:p>
          </table:table-cell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VALUE(MID([.A409];7;3))" office:value-type="float" office:value="616" calcext:value-type="float">
            <text:p>616</text:p>
          </table:table-cell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VALUE(MID([.A410];7;3))"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VALUE(MID([.A411];7;3))" office:value-type="float" office:value="995" calcext:value-type="float">
            <text:p>995</text:p>
          </table:table-cell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VALUE(MID([.A412];7;3))" office:value-type="float" office:value="713" calcext:value-type="float">
            <text:p>713</text:p>
          </table:table-cell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VALUE(MID([.A413];7;3))"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VALUE(MID([.A414];7;3))" office:value-type="float" office:value="285" calcext:value-type="float">
            <text:p>285</text:p>
          </table:table-cell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VALUE(MID([.A415];7;3))" office:value-type="float" office:value="495" calcext:value-type="float">
            <text:p>495</text:p>
          </table:table-cell>
        </table:table-row>
        <table:table-row table:style-name="ro1" table:visibility="filter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VALUE(MID([.A416];7;3))" office:value-type="float" office:value="845" calcext:value-type="float">
            <text:p>845</text:p>
          </table:table-cell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VALUE(MID([.A417];7;3))"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VALUE(MID([.A418];7;3))" office:value-type="float" office:value="842" calcext:value-type="float">
            <text:p>842</text:p>
          </table:table-cell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VALUE(MID([.A419];7;3))"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VALUE(MID([.A420];7;3))" office:value-type="float" office:value="627" calcext:value-type="float">
            <text:p>627</text:p>
          </table:table-cell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VALUE(MID([.A421];7;3))" office:value-type="float" office:value="50" calcext:value-type="float">
            <text:p>50</text:p>
          </table:table-cell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VALUE(MID([.A422];7;3))" office:value-type="float" office:value="993" calcext:value-type="float">
            <text:p>993</text:p>
          </table:table-cell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VALUE(MID([.A423];7;3))" office:value-type="float" office:value="545" calcext:value-type="float">
            <text:p>545</text:p>
          </table:table-cell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VALUE(MID([.A424];7;3))" office:value-type="float" office:value="699" calcext:value-type="float">
            <text:p>699</text:p>
          </table:table-cell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VALUE(MID([.A425];7;3))" office:value-type="float" office:value="863" calcext:value-type="float">
            <text:p>863</text:p>
          </table:table-cell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VALUE(MID([.A426];7;3))" office:value-type="float" office:value="520" calcext:value-type="float">
            <text:p>520</text:p>
          </table:table-cell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VALUE(MID([.A427];7;3))" office:value-type="float" office:value="848" calcext:value-type="float">
            <text:p>848</text:p>
          </table:table-cell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VALUE(MID([.A428];7;3))" office:value-type="float" office:value="150" calcext:value-type="float">
            <text:p>150</text:p>
          </table:table-cell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VALUE(MID([.A429];7;3))" office:value-type="float" office:value="459" calcext:value-type="float">
            <text:p>459</text:p>
          </table:table-cell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VALUE(MID([.A430];7;3))" office:value-type="float" office:value="886" calcext:value-type="float">
            <text:p>886</text:p>
          </table:table-cell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VALUE(MID([.A431];7;3))" office:value-type="float" office:value="890" calcext:value-type="float">
            <text:p>890</text:p>
          </table:table-cell>
        </table:table-row>
        <table:table-row table:style-name="ro1" table:visibility="filter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VALUE(MID([.A432];7;3))" office:value-type="float" office:value="644" calcext:value-type="float">
            <text:p>644</text:p>
          </table:table-cell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VALUE(MID([.A433];7;3))" office:value-type="float" office:value="278" calcext:value-type="float">
            <text:p>278</text:p>
          </table:table-cell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VALUE(MID([.A434];7;3))" office:value-type="float" office:value="467" calcext:value-type="float">
            <text:p>467</text:p>
          </table:table-cell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VALUE(MID([.A435];7;3))" office:value-type="float" office:value="737" calcext:value-type="float">
            <text:p>737</text:p>
          </table:table-cell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VALUE(MID([.A436];7;3))" office:value-type="float" office:value="108" calcext:value-type="float">
            <text:p>108</text:p>
          </table:table-cell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VALUE(MID([.A437];7;3))" office:value-type="float" office:value="487" calcext:value-type="float">
            <text:p>487</text:p>
          </table:table-cell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VALUE(MID([.A438];7;3))" office:value-type="float" office:value="192" calcext:value-type="float">
            <text:p>192</text:p>
          </table:table-cell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VALUE(MID([.A439];7;3))" office:value-type="float" office:value="472" calcext:value-type="float">
            <text:p>472</text:p>
          </table:table-cell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VALUE(MID([.A440];7;3))" office:value-type="float" office:value="943" calcext:value-type="float">
            <text:p>943</text:p>
          </table:table-cell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VALUE(MID([.A441];7;3))" office:value-type="float" office:value="948" calcext:value-type="float">
            <text:p>948</text:p>
          </table:table-cell>
        </table:table-row>
        <table:table-row table:style-name="ro1" table:visibility="filter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VALUE(MID([.A442];7;3))" office:value-type="float" office:value="401" calcext:value-type="float">
            <text:p>401</text:p>
          </table:table-cell>
        </table:table-row>
        <table:table-row table:style-name="ro1" table:visibility="filter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VALUE(MID([.A443];7;3))" office:value-type="float" office:value="851" calcext:value-type="float">
            <text:p>851</text:p>
          </table:table-cell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VALUE(MID([.A444];7;3))" office:value-type="float" office:value="794" calcext:value-type="float">
            <text:p>794</text:p>
          </table:table-cell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VALUE(MID([.A445];7;3))" office:value-type="float" office:value="356" calcext:value-type="float">
            <text:p>356</text:p>
          </table:table-cell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VALUE(MID([.A446];7;3))" office:value-type="float" office:value="686" calcext:value-type="float">
            <text:p>686</text:p>
          </table:table-cell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VALUE(MID([.A447];7;3))" office:value-type="float" office:value="51" calcext:value-type="float">
            <text:p>51</text:p>
          </table:table-cell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VALUE(MID([.A448];7;3))" office:value-type="float" office:value="792" calcext:value-type="float">
            <text:p>792</text:p>
          </table:table-cell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VALUE(MID([.A449];7;3))" office:value-type="float" office:value="953" calcext:value-type="float">
            <text:p>953</text:p>
          </table:table-cell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VALUE(MID([.A450];7;3))"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VALUE(MID([.A451];7;3))" office:value-type="float" office:value="305" calcext:value-type="float">
            <text:p>305</text:p>
          </table:table-cell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VALUE(MID([.A452];7;3))" office:value-type="float" office:value="325" calcext:value-type="float">
            <text:p>325</text:p>
          </table:table-cell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VALUE(MID([.A453];7;3))" office:value-type="float" office:value="411" calcext:value-type="float">
            <text:p>411</text:p>
          </table:table-cell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VALUE(MID([.A454];7;3))" office:value-type="float" office:value="433" calcext:value-type="float">
            <text:p>433</text:p>
          </table:table-cell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VALUE(MID([.A455];7;3))" office:value-type="float" office:value="953" calcext:value-type="float">
            <text:p>953</text:p>
          </table:table-cell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VALUE(MID([.A456];7;3))" office:value-type="float" office:value="646" calcext:value-type="float">
            <text:p>646</text:p>
          </table:table-cell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VALUE(MID([.A457];7;3))" office:value-type="float" office:value="242" calcext:value-type="float">
            <text:p>242</text:p>
          </table:table-cell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VALUE(MID([.A458];7;3))" office:value-type="float" office:value="45" calcext:value-type="float">
            <text:p>45</text:p>
          </table:table-cell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VALUE(MID([.A459];7;3))" office:value-type="float" office:value="162" calcext:value-type="float">
            <text:p>162</text:p>
          </table:table-cell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VALUE(MID([.A460];7;3))" office:value-type="float" office:value="19" calcext:value-type="float">
            <text:p>19</text:p>
          </table:table-cell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VALUE(MID([.A461];7;3))" office:value-type="float" office:value="329" calcext:value-type="float">
            <text:p>329</text:p>
          </table:table-cell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VALUE(MID([.A462];7;3))" office:value-type="float" office:value="945" calcext:value-type="float">
            <text:p>945</text:p>
          </table:table-cell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VALUE(MID([.A463];7;3))" office:value-type="float" office:value="624" calcext:value-type="float">
            <text:p>624</text:p>
          </table:table-cell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VALUE(MID([.A464];7;3))" office:value-type="float" office:value="936" calcext:value-type="float">
            <text:p>936</text:p>
          </table:table-cell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VALUE(MID([.A465];7;3))" office:value-type="float" office:value="377" calcext:value-type="float">
            <text:p>377</text:p>
          </table:table-cell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VALUE(MID([.A466];7;3))" office:value-type="float" office:value="297" calcext:value-type="float">
            <text:p>297</text:p>
          </table:table-cell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VALUE(MID([.A467];7;3))" office:value-type="float" office:value="813" calcext:value-type="float">
            <text:p>813</text:p>
          </table:table-cell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VALUE(MID([.A468];7;3))" office:value-type="float" office:value="303" calcext:value-type="float">
            <text:p>303</text:p>
          </table:table-cell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VALUE(MID([.A469];7;3))" office:value-type="float" office:value="653" calcext:value-type="float">
            <text:p>653</text:p>
          </table:table-cell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VALUE(MID([.A470];7;3))" office:value-type="float" office:value="684" calcext:value-type="float">
            <text:p>684</text:p>
          </table:table-cell>
        </table:table-row>
        <table:table-row table:style-name="ro1" table:visibility="filter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VALUE(MID([.A471];7;3))" office:value-type="float" office:value="976" calcext:value-type="float">
            <text:p>976</text:p>
          </table:table-cell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VALUE(MID([.A472];7;3))" office:value-type="float" office:value="799" calcext:value-type="float">
            <text:p>799</text:p>
          </table:table-cell>
        </table:table-row>
        <table:table-row table:style-name="ro1" table:visibility="filter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VALUE(MID([.A473];7;3))" office:value-type="float" office:value="433" calcext:value-type="float">
            <text:p>433</text:p>
          </table:table-cell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VALUE(MID([.A474];7;3))" office:value-type="float" office:value="852" calcext:value-type="float">
            <text:p>852</text:p>
          </table:table-cell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VALUE(MID([.A475];7;3))"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VALUE(MID([.A476];7;3))" office:value-type="float" office:value="333" calcext:value-type="float">
            <text:p>333</text:p>
          </table:table-cell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VALUE(MID([.A477];7;3))" office:value-type="float" office:value="764" calcext:value-type="float">
            <text:p>764</text:p>
          </table:table-cell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VALUE(MID([.A478];7;3))" office:value-type="float" office:value="334" calcext:value-type="float">
            <text:p>334</text:p>
          </table:table-cell>
        </table:table-row>
        <table:table-row table:style-name="ro1" table:visibility="filter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VALUE(MID([.A479];7;3))" office:value-type="float" office:value="204" calcext:value-type="float">
            <text:p>204</text:p>
          </table:table-cell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VALUE(MID([.A480];7;3))" office:value-type="float" office:value="509" calcext:value-type="float">
            <text:p>509</text:p>
          </table:table-cell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VALUE(MID([.A481];7;3))" office:value-type="float" office:value="850" calcext:value-type="float">
            <text:p>850</text:p>
          </table:table-cell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VALUE(MID([.A482];7;3))" office:value-type="float" office:value="951" calcext:value-type="float">
            <text:p>951</text:p>
          </table:table-cell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VALUE(MID([.A483];7;3))" office:value-type="float" office:value="448" calcext:value-type="float">
            <text:p>448</text:p>
          </table:table-cell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VALUE(MID([.A484];7;3))" office:value-type="float" office:value="198" calcext:value-type="float">
            <text:p>198</text:p>
          </table:table-cell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VALUE(MID([.A485];7;3))" office:value-type="float" office:value="798" calcext:value-type="float">
            <text:p>798</text:p>
          </table:table-cell>
        </table:table-row>
        <table:table-row table:style-name="ro1" table:visibility="filter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VALUE(MID([.A486];7;3))" office:value-type="float" office:value="85" calcext:value-type="float">
            <text:p>85</text:p>
          </table:table-cell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VALUE(MID([.A487];7;3))" office:value-type="float" office:value="822" calcext:value-type="float">
            <text:p>822</text:p>
          </table:table-cell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VALUE(MID([.A488];7;3))" office:value-type="float" office:value="927" calcext:value-type="float">
            <text:p>927</text:p>
          </table:table-cell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VALUE(MID([.A489];7;3))" office:value-type="float" office:value="881" calcext:value-type="float">
            <text:p>881</text:p>
          </table:table-cell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VALUE(MID([.A490];7;3))" office:value-type="float" office:value="668" calcext:value-type="float">
            <text:p>668</text:p>
          </table:table-cell>
        </table:table-row>
        <table:table-row table:style-name="ro1" table:visibility="filter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VALUE(MID([.A491];7;3))" office:value-type="float" office:value="521" calcext:value-type="float">
            <text:p>521</text:p>
          </table:table-cell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VALUE(MID([.A492];7;3))"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VALUE(MID([.A493];7;3))"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VALUE(MID([.A494];7;3))" office:value-type="float" office:value="913" calcext:value-type="float">
            <text:p>913</text:p>
          </table:table-cell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VALUE(MID([.A495];7;3))" office:value-type="float" office:value="93" calcext:value-type="float">
            <text:p>93</text:p>
          </table:table-cell>
        </table:table-row>
      </table:table>
      <table:table table:name="91.4" table:style-name="ta1">
        <table:shapes>
          <draw:frame draw:z-index="0" draw:style-name="gr1" draw:text-style-name="P1" svg:width="159.95mm" svg:height="90.05mm" svg:x="128.62mm" svg:y="67.73mm">
            <draw:object draw:notify-on-update-of-ranges="'91.4'.H2:'91.4'.H13 '91.4'.I1:'91.4'.I1 '91.4'.I2:'91.4'.I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row table:style-name="ro3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miesiac urodzenia</text:p>
          </table:table-cell>
          <table:table-cell table:number-columns-repeated="2"/>
          <table:table-cell table:style-name="ce5" office:value-type="string" calcext:value-type="string">
            <text:p>numery miesiecy</text:p>
          </table:table-cell>
          <table:table-cell table:style-name="ce6" office:value-type="string" calcext:value-type="string">
            <text:p>miesiące</text:p>
          </table:table-cell>
          <table:table-cell table:style-name="ce6" office:value-type="string" calcext:value-type="string">
            <text:p>liczba osób</text:p>
          </table:table-cell>
        </table:table-row>
        <table:table-row table:style-name="ro1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IF(VALUE(MID([.A2];3;2))&gt;12;VALUE(MID([.A2];3;2))-20;VALUE(MID([.A2];3;2))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tyczeń</text:p>
          </table:table-cell>
          <table:table-cell table:style-name="ce7" table:formula="of:=COUNTIF([.$D$2:.$D$495];[.G2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IF(VALUE(MID([.A3];3;2))&gt;12;VALUE(MID([.A3];3;2))-20;VALUE(MID([.A3];3;2))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luty</text:p>
          </table:table-cell>
          <table:table-cell table:style-name="ce7" table:formula="of:=COUNTIF([.$D$2:.$D$495];[.G3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IF(VALUE(MID([.A4];3;2))&gt;12;VALUE(MID([.A4];3;2))-20;VALUE(MID([.A4];3;2)))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arzec</text:p>
          </table:table-cell>
          <table:table-cell table:style-name="ce7" table:formula="of:=COUNTIF([.$D$2:.$D$495];[.G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IF(VALUE(MID([.A5];3;2))&gt;12;VALUE(MID([.A5];3;2))-20;VALUE(MID([.A5];3;2)))"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kwiecień</text:p>
          </table:table-cell>
          <table:table-cell table:style-name="ce7" table:formula="of:=COUNTIF([.$D$2:.$D$495];[.G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IF(VALUE(MID([.A6];3;2))&gt;12;VALUE(MID([.A6];3;2))-20;VALUE(MID([.A6];3;2))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maj</text:p>
          </table:table-cell>
          <table:table-cell table:style-name="ce7" table:formula="of:=COUNTIF([.$D$2:.$D$495];[.G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IF(VALUE(MID([.A7];3;2))&gt;12;VALUE(MID([.A7];3;2))-20;VALUE(MID([.A7];3;2)))"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czerwiec</text:p>
          </table:table-cell>
          <table:table-cell table:style-name="ce7" table:formula="of:=COUNTIF([.$D$2:.$D$495];[.G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IF(VALUE(MID([.A8];3;2))&gt;12;VALUE(MID([.A8];3;2))-20;VALUE(MID([.A8];3;2)))"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lipiec</text:p>
          </table:table-cell>
          <table:table-cell table:style-name="ce7" table:formula="of:=COUNTIF([.$D$2:.$D$495];[.G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IF(VALUE(MID([.A9];3;2))&gt;12;VALUE(MID([.A9];3;2))-20;VALUE(MID([.A9];3;2)))"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sierpień</text:p>
          </table:table-cell>
          <table:table-cell table:style-name="ce7" table:formula="of:=COUNTIF([.$D$2:.$D$495];[.G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IF(VALUE(MID([.A10];3;2))&gt;12;VALUE(MID([.A10];3;2))-20;VALUE(MID([.A10];3;2)))"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wrzesień</text:p>
          </table:table-cell>
          <table:table-cell table:style-name="ce7" table:formula="of:=COUNTIF([.$D$2:.$D$495];[.G1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IF(VALUE(MID([.A11];3;2))&gt;12;VALUE(MID([.A11];3;2))-20;VALUE(MID([.A11];3;2)))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październik</text:p>
          </table:table-cell>
          <table:table-cell table:style-name="ce7" table:formula="of:=COUNTIF([.$D$2:.$D$495];[.G11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IF(VALUE(MID([.A12];3;2))&gt;12;VALUE(MID([.A12];3;2))-20;VALUE(MID([.A12];3;2)))"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listopad</text:p>
          </table:table-cell>
          <table:table-cell table:style-name="ce7" table:formula="of:=COUNTIF([.$D$2:.$D$495];[.G12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IF(VALUE(MID([.A13];3;2))&gt;12;VALUE(MID([.A13];3;2))-20;VALUE(MID([.A13];3;2)))"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grudzień</text:p>
          </table:table-cell>
          <table:table-cell table:style-name="ce7" table:formula="of:=COUNTIF([.$D$2:.$D$495];[.G13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IF(VALUE(MID([.A14];3;2))&gt;12;VALUE(MID([.A14];3;2))-20;VALUE(MID([.A14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IF(VALUE(MID([.A15];3;2))&gt;12;VALUE(MID([.A15];3;2))-20;VALUE(MID([.A15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IF(VALUE(MID([.A16];3;2))&gt;12;VALUE(MID([.A16];3;2))-20;VALUE(MID([.A16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IF(VALUE(MID([.A17];3;2))&gt;12;VALUE(MID([.A17];3;2))-20;VALUE(MID([.A17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IF(VALUE(MID([.A18];3;2))&gt;12;VALUE(MID([.A18];3;2))-20;VALUE(MID([.A18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IF(VALUE(MID([.A19];3;2))&gt;12;VALUE(MID([.A19];3;2))-20;VALUE(MID([.A19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IF(VALUE(MID([.A20];3;2))&gt;12;VALUE(MID([.A20];3;2))-20;VALUE(MID([.A20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IF(VALUE(MID([.A21];3;2))&gt;12;VALUE(MID([.A21];3;2))-20;VALUE(MID([.A21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IF(VALUE(MID([.A22];3;2))&gt;12;VALUE(MID([.A22];3;2))-20;VALUE(MID([.A22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IF(VALUE(MID([.A23];3;2))&gt;12;VALUE(MID([.A23];3;2))-20;VALUE(MID([.A23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IF(VALUE(MID([.A24];3;2))&gt;12;VALUE(MID([.A24];3;2))-20;VALUE(MID([.A24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IF(VALUE(MID([.A25];3;2))&gt;12;VALUE(MID([.A25];3;2))-20;VALUE(MID([.A25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IF(VALUE(MID([.A26];3;2))&gt;12;VALUE(MID([.A26];3;2))-20;VALUE(MID([.A26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IF(VALUE(MID([.A27];3;2))&gt;12;VALUE(MID([.A27];3;2))-20;VALUE(MID([.A27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IF(VALUE(MID([.A28];3;2))&gt;12;VALUE(MID([.A28];3;2))-20;VALUE(MID([.A28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IF(VALUE(MID([.A29];3;2))&gt;12;VALUE(MID([.A29];3;2))-20;VALUE(MID([.A29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IF(VALUE(MID([.A30];3;2))&gt;12;VALUE(MID([.A30];3;2))-20;VALUE(MID([.A30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IF(VALUE(MID([.A31];3;2))&gt;12;VALUE(MID([.A31];3;2))-20;VALUE(MID([.A31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IF(VALUE(MID([.A32];3;2))&gt;12;VALUE(MID([.A32];3;2))-20;VALUE(MID([.A32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IF(VALUE(MID([.A33];3;2))&gt;12;VALUE(MID([.A33];3;2))-20;VALUE(MID([.A33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IF(VALUE(MID([.A34];3;2))&gt;12;VALUE(MID([.A34];3;2))-20;VALUE(MID([.A34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IF(VALUE(MID([.A35];3;2))&gt;12;VALUE(MID([.A35];3;2))-20;VALUE(MID([.A35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IF(VALUE(MID([.A36];3;2))&gt;12;VALUE(MID([.A36];3;2))-20;VALUE(MID([.A36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IF(VALUE(MID([.A37];3;2))&gt;12;VALUE(MID([.A37];3;2))-20;VALUE(MID([.A37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IF(VALUE(MID([.A38];3;2))&gt;12;VALUE(MID([.A38];3;2))-20;VALUE(MID([.A38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IF(VALUE(MID([.A39];3;2))&gt;12;VALUE(MID([.A39];3;2))-20;VALUE(MID([.A39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IF(VALUE(MID([.A40];3;2))&gt;12;VALUE(MID([.A40];3;2))-20;VALUE(MID([.A40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IF(VALUE(MID([.A41];3;2))&gt;12;VALUE(MID([.A41];3;2))-20;VALUE(MID([.A41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IF(VALUE(MID([.A42];3;2))&gt;12;VALUE(MID([.A42];3;2))-20;VALUE(MID([.A42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IF(VALUE(MID([.A43];3;2))&gt;12;VALUE(MID([.A43];3;2))-20;VALUE(MID([.A43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IF(VALUE(MID([.A44];3;2))&gt;12;VALUE(MID([.A44];3;2))-20;VALUE(MID([.A44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IF(VALUE(MID([.A45];3;2))&gt;12;VALUE(MID([.A45];3;2))-20;VALUE(MID([.A45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IF(VALUE(MID([.A46];3;2))&gt;12;VALUE(MID([.A46];3;2))-20;VALUE(MID([.A46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IF(VALUE(MID([.A47];3;2))&gt;12;VALUE(MID([.A47];3;2))-20;VALUE(MID([.A47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IF(VALUE(MID([.A48];3;2))&gt;12;VALUE(MID([.A48];3;2))-20;VALUE(MID([.A48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IF(VALUE(MID([.A49];3;2))&gt;12;VALUE(MID([.A49];3;2))-20;VALUE(MID([.A4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IF(VALUE(MID([.A50];3;2))&gt;12;VALUE(MID([.A50];3;2))-20;VALUE(MID([.A5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IF(VALUE(MID([.A51];3;2))&gt;12;VALUE(MID([.A51];3;2))-20;VALUE(MID([.A5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IF(VALUE(MID([.A52];3;2))&gt;12;VALUE(MID([.A52];3;2))-20;VALUE(MID([.A5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IF(VALUE(MID([.A53];3;2))&gt;12;VALUE(MID([.A53];3;2))-20;VALUE(MID([.A5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IF(VALUE(MID([.A54];3;2))&gt;12;VALUE(MID([.A54];3;2))-20;VALUE(MID([.A5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IF(VALUE(MID([.A55];3;2))&gt;12;VALUE(MID([.A55];3;2))-20;VALUE(MID([.A5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IF(VALUE(MID([.A56];3;2))&gt;12;VALUE(MID([.A56];3;2))-20;VALUE(MID([.A5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IF(VALUE(MID([.A57];3;2))&gt;12;VALUE(MID([.A57];3;2))-20;VALUE(MID([.A5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IF(VALUE(MID([.A58];3;2))&gt;12;VALUE(MID([.A58];3;2))-20;VALUE(MID([.A5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IF(VALUE(MID([.A59];3;2))&gt;12;VALUE(MID([.A59];3;2))-20;VALUE(MID([.A5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IF(VALUE(MID([.A60];3;2))&gt;12;VALUE(MID([.A60];3;2))-20;VALUE(MID([.A6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IF(VALUE(MID([.A61];3;2))&gt;12;VALUE(MID([.A61];3;2))-20;VALUE(MID([.A6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IF(VALUE(MID([.A62];3;2))&gt;12;VALUE(MID([.A62];3;2))-20;VALUE(MID([.A6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IF(VALUE(MID([.A63];3;2))&gt;12;VALUE(MID([.A63];3;2))-20;VALUE(MID([.A6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IF(VALUE(MID([.A64];3;2))&gt;12;VALUE(MID([.A64];3;2))-20;VALUE(MID([.A6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IF(VALUE(MID([.A65];3;2))&gt;12;VALUE(MID([.A65];3;2))-20;VALUE(MID([.A6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IF(VALUE(MID([.A66];3;2))&gt;12;VALUE(MID([.A66];3;2))-20;VALUE(MID([.A6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IF(VALUE(MID([.A67];3;2))&gt;12;VALUE(MID([.A67];3;2))-20;VALUE(MID([.A6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IF(VALUE(MID([.A68];3;2))&gt;12;VALUE(MID([.A68];3;2))-20;VALUE(MID([.A6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IF(VALUE(MID([.A69];3;2))&gt;12;VALUE(MID([.A69];3;2))-20;VALUE(MID([.A6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IF(VALUE(MID([.A70];3;2))&gt;12;VALUE(MID([.A70];3;2))-20;VALUE(MID([.A7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IF(VALUE(MID([.A71];3;2))&gt;12;VALUE(MID([.A71];3;2))-20;VALUE(MID([.A7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IF(VALUE(MID([.A72];3;2))&gt;12;VALUE(MID([.A72];3;2))-20;VALUE(MID([.A7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IF(VALUE(MID([.A73];3;2))&gt;12;VALUE(MID([.A73];3;2))-20;VALUE(MID([.A7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IF(VALUE(MID([.A74];3;2))&gt;12;VALUE(MID([.A74];3;2))-20;VALUE(MID([.A7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IF(VALUE(MID([.A75];3;2))&gt;12;VALUE(MID([.A75];3;2))-20;VALUE(MID([.A7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IF(VALUE(MID([.A76];3;2))&gt;12;VALUE(MID([.A76];3;2))-20;VALUE(MID([.A7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IF(VALUE(MID([.A77];3;2))&gt;12;VALUE(MID([.A77];3;2))-20;VALUE(MID([.A7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IF(VALUE(MID([.A78];3;2))&gt;12;VALUE(MID([.A78];3;2))-20;VALUE(MID([.A7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VALUE(MID([.A79];3;2))&gt;12;VALUE(MID([.A79];3;2))-20;VALUE(MID([.A7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IF(VALUE(MID([.A80];3;2))&gt;12;VALUE(MID([.A80];3;2))-20;VALUE(MID([.A8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IF(VALUE(MID([.A81];3;2))&gt;12;VALUE(MID([.A81];3;2))-20;VALUE(MID([.A8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IF(VALUE(MID([.A82];3;2))&gt;12;VALUE(MID([.A82];3;2))-20;VALUE(MID([.A8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IF(VALUE(MID([.A83];3;2))&gt;12;VALUE(MID([.A83];3;2))-20;VALUE(MID([.A8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IF(VALUE(MID([.A84];3;2))&gt;12;VALUE(MID([.A84];3;2))-20;VALUE(MID([.A8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IF(VALUE(MID([.A85];3;2))&gt;12;VALUE(MID([.A85];3;2))-20;VALUE(MID([.A8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IF(VALUE(MID([.A86];3;2))&gt;12;VALUE(MID([.A86];3;2))-20;VALUE(MID([.A8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IF(VALUE(MID([.A87];3;2))&gt;12;VALUE(MID([.A87];3;2))-20;VALUE(MID([.A8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IF(VALUE(MID([.A88];3;2))&gt;12;VALUE(MID([.A88];3;2))-20;VALUE(MID([.A8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IF(VALUE(MID([.A89];3;2))&gt;12;VALUE(MID([.A89];3;2))-20;VALUE(MID([.A8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VALUE(MID([.A90];3;2))&gt;12;VALUE(MID([.A90];3;2))-20;VALUE(MID([.A9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IF(VALUE(MID([.A91];3;2))&gt;12;VALUE(MID([.A91];3;2))-20;VALUE(MID([.A9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IF(VALUE(MID([.A92];3;2))&gt;12;VALUE(MID([.A92];3;2))-20;VALUE(MID([.A9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IF(VALUE(MID([.A93];3;2))&gt;12;VALUE(MID([.A93];3;2))-20;VALUE(MID([.A9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IF(VALUE(MID([.A94];3;2))&gt;12;VALUE(MID([.A94];3;2))-20;VALUE(MID([.A9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IF(VALUE(MID([.A95];3;2))&gt;12;VALUE(MID([.A95];3;2))-20;VALUE(MID([.A9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IF(VALUE(MID([.A96];3;2))&gt;12;VALUE(MID([.A96];3;2))-20;VALUE(MID([.A9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IF(VALUE(MID([.A97];3;2))&gt;12;VALUE(MID([.A97];3;2))-20;VALUE(MID([.A9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IF(VALUE(MID([.A98];3;2))&gt;12;VALUE(MID([.A98];3;2))-20;VALUE(MID([.A9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IF(VALUE(MID([.A99];3;2))&gt;12;VALUE(MID([.A99];3;2))-20;VALUE(MID([.A9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IF(VALUE(MID([.A100];3;2))&gt;12;VALUE(MID([.A100];3;2))-20;VALUE(MID([.A10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IF(VALUE(MID([.A101];3;2))&gt;12;VALUE(MID([.A101];3;2))-20;VALUE(MID([.A10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IF(VALUE(MID([.A102];3;2))&gt;12;VALUE(MID([.A102];3;2))-20;VALUE(MID([.A10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IF(VALUE(MID([.A103];3;2))&gt;12;VALUE(MID([.A103];3;2))-20;VALUE(MID([.A10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IF(VALUE(MID([.A104];3;2))&gt;12;VALUE(MID([.A104];3;2))-20;VALUE(MID([.A10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IF(VALUE(MID([.A105];3;2))&gt;12;VALUE(MID([.A105];3;2))-20;VALUE(MID([.A10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IF(VALUE(MID([.A106];3;2))&gt;12;VALUE(MID([.A106];3;2))-20;VALUE(MID([.A10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IF(VALUE(MID([.A107];3;2))&gt;12;VALUE(MID([.A107];3;2))-20;VALUE(MID([.A10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IF(VALUE(MID([.A108];3;2))&gt;12;VALUE(MID([.A108];3;2))-20;VALUE(MID([.A10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IF(VALUE(MID([.A109];3;2))&gt;12;VALUE(MID([.A109];3;2))-20;VALUE(MID([.A10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IF(VALUE(MID([.A110];3;2))&gt;12;VALUE(MID([.A110];3;2))-20;VALUE(MID([.A11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IF(VALUE(MID([.A111];3;2))&gt;12;VALUE(MID([.A111];3;2))-20;VALUE(MID([.A11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IF(VALUE(MID([.A112];3;2))&gt;12;VALUE(MID([.A112];3;2))-20;VALUE(MID([.A11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IF(VALUE(MID([.A113];3;2))&gt;12;VALUE(MID([.A113];3;2))-20;VALUE(MID([.A11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IF(VALUE(MID([.A114];3;2))&gt;12;VALUE(MID([.A114];3;2))-20;VALUE(MID([.A11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IF(VALUE(MID([.A115];3;2))&gt;12;VALUE(MID([.A115];3;2))-20;VALUE(MID([.A11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IF(VALUE(MID([.A116];3;2))&gt;12;VALUE(MID([.A116];3;2))-20;VALUE(MID([.A11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IF(VALUE(MID([.A117];3;2))&gt;12;VALUE(MID([.A117];3;2))-20;VALUE(MID([.A11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IF(VALUE(MID([.A118];3;2))&gt;12;VALUE(MID([.A118];3;2))-20;VALUE(MID([.A11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IF(VALUE(MID([.A119];3;2))&gt;12;VALUE(MID([.A119];3;2))-20;VALUE(MID([.A11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IF(VALUE(MID([.A120];3;2))&gt;12;VALUE(MID([.A120];3;2))-20;VALUE(MID([.A12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IF(VALUE(MID([.A121];3;2))&gt;12;VALUE(MID([.A121];3;2))-20;VALUE(MID([.A12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IF(VALUE(MID([.A122];3;2))&gt;12;VALUE(MID([.A122];3;2))-20;VALUE(MID([.A12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IF(VALUE(MID([.A123];3;2))&gt;12;VALUE(MID([.A123];3;2))-20;VALUE(MID([.A12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IF(VALUE(MID([.A124];3;2))&gt;12;VALUE(MID([.A124];3;2))-20;VALUE(MID([.A12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IF(VALUE(MID([.A125];3;2))&gt;12;VALUE(MID([.A125];3;2))-20;VALUE(MID([.A12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IF(VALUE(MID([.A126];3;2))&gt;12;VALUE(MID([.A126];3;2))-20;VALUE(MID([.A12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IF(VALUE(MID([.A127];3;2))&gt;12;VALUE(MID([.A127];3;2))-20;VALUE(MID([.A12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IF(VALUE(MID([.A128];3;2))&gt;12;VALUE(MID([.A128];3;2))-20;VALUE(MID([.A12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IF(VALUE(MID([.A129];3;2))&gt;12;VALUE(MID([.A129];3;2))-20;VALUE(MID([.A12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IF(VALUE(MID([.A130];3;2))&gt;12;VALUE(MID([.A130];3;2))-20;VALUE(MID([.A13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IF(VALUE(MID([.A131];3;2))&gt;12;VALUE(MID([.A131];3;2))-20;VALUE(MID([.A13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IF(VALUE(MID([.A132];3;2))&gt;12;VALUE(MID([.A132];3;2))-20;VALUE(MID([.A13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IF(VALUE(MID([.A133];3;2))&gt;12;VALUE(MID([.A133];3;2))-20;VALUE(MID([.A13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VALUE(MID([.A134];3;2))&gt;12;VALUE(MID([.A134];3;2))-20;VALUE(MID([.A13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IF(VALUE(MID([.A135];3;2))&gt;12;VALUE(MID([.A135];3;2))-20;VALUE(MID([.A13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IF(VALUE(MID([.A136];3;2))&gt;12;VALUE(MID([.A136];3;2))-20;VALUE(MID([.A13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IF(VALUE(MID([.A137];3;2))&gt;12;VALUE(MID([.A137];3;2))-20;VALUE(MID([.A13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IF(VALUE(MID([.A138];3;2))&gt;12;VALUE(MID([.A138];3;2))-20;VALUE(MID([.A13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IF(VALUE(MID([.A139];3;2))&gt;12;VALUE(MID([.A139];3;2))-20;VALUE(MID([.A13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IF(VALUE(MID([.A140];3;2))&gt;12;VALUE(MID([.A140];3;2))-20;VALUE(MID([.A14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IF(VALUE(MID([.A141];3;2))&gt;12;VALUE(MID([.A141];3;2))-20;VALUE(MID([.A14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IF(VALUE(MID([.A142];3;2))&gt;12;VALUE(MID([.A142];3;2))-20;VALUE(MID([.A14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IF(VALUE(MID([.A143];3;2))&gt;12;VALUE(MID([.A143];3;2))-20;VALUE(MID([.A14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IF(VALUE(MID([.A144];3;2))&gt;12;VALUE(MID([.A144];3;2))-20;VALUE(MID([.A14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IF(VALUE(MID([.A145];3;2))&gt;12;VALUE(MID([.A145];3;2))-20;VALUE(MID([.A14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IF(VALUE(MID([.A146];3;2))&gt;12;VALUE(MID([.A146];3;2))-20;VALUE(MID([.A14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IF(VALUE(MID([.A147];3;2))&gt;12;VALUE(MID([.A147];3;2))-20;VALUE(MID([.A14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IF(VALUE(MID([.A148];3;2))&gt;12;VALUE(MID([.A148];3;2))-20;VALUE(MID([.A14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IF(VALUE(MID([.A149];3;2))&gt;12;VALUE(MID([.A149];3;2))-20;VALUE(MID([.A149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IF(VALUE(MID([.A150];3;2))&gt;12;VALUE(MID([.A150];3;2))-20;VALUE(MID([.A150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IF(VALUE(MID([.A151];3;2))&gt;12;VALUE(MID([.A151];3;2))-20;VALUE(MID([.A15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IF(VALUE(MID([.A152];3;2))&gt;12;VALUE(MID([.A152];3;2))-20;VALUE(MID([.A15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IF(VALUE(MID([.A153];3;2))&gt;12;VALUE(MID([.A153];3;2))-20;VALUE(MID([.A153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IF(VALUE(MID([.A154];3;2))&gt;12;VALUE(MID([.A154];3;2))-20;VALUE(MID([.A15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IF(VALUE(MID([.A155];3;2))&gt;12;VALUE(MID([.A155];3;2))-20;VALUE(MID([.A155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IF(VALUE(MID([.A156];3;2))&gt;12;VALUE(MID([.A156];3;2))-20;VALUE(MID([.A156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IF(VALUE(MID([.A157];3;2))&gt;12;VALUE(MID([.A157];3;2))-20;VALUE(MID([.A157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IF(VALUE(MID([.A158];3;2))&gt;12;VALUE(MID([.A158];3;2))-20;VALUE(MID([.A158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IF(VALUE(MID([.A159];3;2))&gt;12;VALUE(MID([.A159];3;2))-20;VALUE(MID([.A159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IF(VALUE(MID([.A160];3;2))&gt;12;VALUE(MID([.A160];3;2))-20;VALUE(MID([.A160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IF(VALUE(MID([.A161];3;2))&gt;12;VALUE(MID([.A161];3;2))-20;VALUE(MID([.A161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IF(VALUE(MID([.A162];3;2))&gt;12;VALUE(MID([.A162];3;2))-20;VALUE(MID([.A162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IF(VALUE(MID([.A163];3;2))&gt;12;VALUE(MID([.A163];3;2))-20;VALUE(MID([.A163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IF(VALUE(MID([.A164];3;2))&gt;12;VALUE(MID([.A164];3;2))-20;VALUE(MID([.A16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IF(VALUE(MID([.A165];3;2))&gt;12;VALUE(MID([.A165];3;2))-20;VALUE(MID([.A165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IF(VALUE(MID([.A166];3;2))&gt;12;VALUE(MID([.A166];3;2))-20;VALUE(MID([.A166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IF(VALUE(MID([.A167];3;2))&gt;12;VALUE(MID([.A167];3;2))-20;VALUE(MID([.A167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IF(VALUE(MID([.A168];3;2))&gt;12;VALUE(MID([.A168];3;2))-20;VALUE(MID([.A168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IF(VALUE(MID([.A169];3;2))&gt;12;VALUE(MID([.A169];3;2))-20;VALUE(MID([.A169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IF(VALUE(MID([.A170];3;2))&gt;12;VALUE(MID([.A170];3;2))-20;VALUE(MID([.A170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IF(VALUE(MID([.A171];3;2))&gt;12;VALUE(MID([.A171];3;2))-20;VALUE(MID([.A171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IF(VALUE(MID([.A172];3;2))&gt;12;VALUE(MID([.A172];3;2))-20;VALUE(MID([.A172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IF(VALUE(MID([.A173];3;2))&gt;12;VALUE(MID([.A173];3;2))-20;VALUE(MID([.A173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IF(VALUE(MID([.A174];3;2))&gt;12;VALUE(MID([.A174];3;2))-20;VALUE(MID([.A17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IF(VALUE(MID([.A175];3;2))&gt;12;VALUE(MID([.A175];3;2))-20;VALUE(MID([.A175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IF(VALUE(MID([.A176];3;2))&gt;12;VALUE(MID([.A176];3;2))-20;VALUE(MID([.A176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IF(VALUE(MID([.A177];3;2))&gt;12;VALUE(MID([.A177];3;2))-20;VALUE(MID([.A177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IF(VALUE(MID([.A178];3;2))&gt;12;VALUE(MID([.A178];3;2))-20;VALUE(MID([.A178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IF(VALUE(MID([.A179];3;2))&gt;12;VALUE(MID([.A179];3;2))-20;VALUE(MID([.A179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IF(VALUE(MID([.A180];3;2))&gt;12;VALUE(MID([.A180];3;2))-20;VALUE(MID([.A180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IF(VALUE(MID([.A181];3;2))&gt;12;VALUE(MID([.A181];3;2))-20;VALUE(MID([.A181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IF(VALUE(MID([.A182];3;2))&gt;12;VALUE(MID([.A182];3;2))-20;VALUE(MID([.A182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IF(VALUE(MID([.A183];3;2))&gt;12;VALUE(MID([.A183];3;2))-20;VALUE(MID([.A183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IF(VALUE(MID([.A184];3;2))&gt;12;VALUE(MID([.A184];3;2))-20;VALUE(MID([.A184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IF(VALUE(MID([.A185];3;2))&gt;12;VALUE(MID([.A185];3;2))-20;VALUE(MID([.A185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IF(VALUE(MID([.A186];3;2))&gt;12;VALUE(MID([.A186];3;2))-20;VALUE(MID([.A186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IF(VALUE(MID([.A187];3;2))&gt;12;VALUE(MID([.A187];3;2))-20;VALUE(MID([.A187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IF(VALUE(MID([.A188];3;2))&gt;12;VALUE(MID([.A188];3;2))-20;VALUE(MID([.A188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IF(VALUE(MID([.A189];3;2))&gt;12;VALUE(MID([.A189];3;2))-20;VALUE(MID([.A189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IF(VALUE(MID([.A190];3;2))&gt;12;VALUE(MID([.A190];3;2))-20;VALUE(MID([.A190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IF(VALUE(MID([.A191];3;2))&gt;12;VALUE(MID([.A191];3;2))-20;VALUE(MID([.A191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IF(VALUE(MID([.A192];3;2))&gt;12;VALUE(MID([.A192];3;2))-20;VALUE(MID([.A192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IF(VALUE(MID([.A193];3;2))&gt;12;VALUE(MID([.A193];3;2))-20;VALUE(MID([.A193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IF(VALUE(MID([.A194];3;2))&gt;12;VALUE(MID([.A194];3;2))-20;VALUE(MID([.A19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IF(VALUE(MID([.A195];3;2))&gt;12;VALUE(MID([.A195];3;2))-20;VALUE(MID([.A19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IF(VALUE(MID([.A196];3;2))&gt;12;VALUE(MID([.A196];3;2))-20;VALUE(MID([.A19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IF(VALUE(MID([.A197];3;2))&gt;12;VALUE(MID([.A197];3;2))-20;VALUE(MID([.A19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IF(VALUE(MID([.A198];3;2))&gt;12;VALUE(MID([.A198];3;2))-20;VALUE(MID([.A19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IF(VALUE(MID([.A199];3;2))&gt;12;VALUE(MID([.A199];3;2))-20;VALUE(MID([.A19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IF(VALUE(MID([.A200];3;2))&gt;12;VALUE(MID([.A200];3;2))-20;VALUE(MID([.A20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IF(VALUE(MID([.A201];3;2))&gt;12;VALUE(MID([.A201];3;2))-20;VALUE(MID([.A20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IF(VALUE(MID([.A202];3;2))&gt;12;VALUE(MID([.A202];3;2))-20;VALUE(MID([.A20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IF(VALUE(MID([.A203];3;2))&gt;12;VALUE(MID([.A203];3;2))-20;VALUE(MID([.A20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IF(VALUE(MID([.A204];3;2))&gt;12;VALUE(MID([.A204];3;2))-20;VALUE(MID([.A20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IF(VALUE(MID([.A205];3;2))&gt;12;VALUE(MID([.A205];3;2))-20;VALUE(MID([.A20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IF(VALUE(MID([.A206];3;2))&gt;12;VALUE(MID([.A206];3;2))-20;VALUE(MID([.A20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IF(VALUE(MID([.A207];3;2))&gt;12;VALUE(MID([.A207];3;2))-20;VALUE(MID([.A20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IF(VALUE(MID([.A208];3;2))&gt;12;VALUE(MID([.A208];3;2))-20;VALUE(MID([.A20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IF(VALUE(MID([.A209];3;2))&gt;12;VALUE(MID([.A209];3;2))-20;VALUE(MID([.A20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IF(VALUE(MID([.A210];3;2))&gt;12;VALUE(MID([.A210];3;2))-20;VALUE(MID([.A21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IF(VALUE(MID([.A211];3;2))&gt;12;VALUE(MID([.A211];3;2))-20;VALUE(MID([.A21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IF(VALUE(MID([.A212];3;2))&gt;12;VALUE(MID([.A212];3;2))-20;VALUE(MID([.A21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IF(VALUE(MID([.A213];3;2))&gt;12;VALUE(MID([.A213];3;2))-20;VALUE(MID([.A21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IF(VALUE(MID([.A214];3;2))&gt;12;VALUE(MID([.A214];3;2))-20;VALUE(MID([.A21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IF(VALUE(MID([.A215];3;2))&gt;12;VALUE(MID([.A215];3;2))-20;VALUE(MID([.A21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IF(VALUE(MID([.A216];3;2))&gt;12;VALUE(MID([.A216];3;2))-20;VALUE(MID([.A21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IF(VALUE(MID([.A217];3;2))&gt;12;VALUE(MID([.A217];3;2))-20;VALUE(MID([.A21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IF(VALUE(MID([.A218];3;2))&gt;12;VALUE(MID([.A218];3;2))-20;VALUE(MID([.A21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IF(VALUE(MID([.A219];3;2))&gt;12;VALUE(MID([.A219];3;2))-20;VALUE(MID([.A21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IF(VALUE(MID([.A220];3;2))&gt;12;VALUE(MID([.A220];3;2))-20;VALUE(MID([.A22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IF(VALUE(MID([.A221];3;2))&gt;12;VALUE(MID([.A221];3;2))-20;VALUE(MID([.A22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IF(VALUE(MID([.A222];3;2))&gt;12;VALUE(MID([.A222];3;2))-20;VALUE(MID([.A22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IF(VALUE(MID([.A223];3;2))&gt;12;VALUE(MID([.A223];3;2))-20;VALUE(MID([.A22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IF(VALUE(MID([.A224];3;2))&gt;12;VALUE(MID([.A224];3;2))-20;VALUE(MID([.A22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IF(VALUE(MID([.A225];3;2))&gt;12;VALUE(MID([.A225];3;2))-20;VALUE(MID([.A22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IF(VALUE(MID([.A226];3;2))&gt;12;VALUE(MID([.A226];3;2))-20;VALUE(MID([.A22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IF(VALUE(MID([.A227];3;2))&gt;12;VALUE(MID([.A227];3;2))-20;VALUE(MID([.A22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IF(VALUE(MID([.A228];3;2))&gt;12;VALUE(MID([.A228];3;2))-20;VALUE(MID([.A22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IF(VALUE(MID([.A229];3;2))&gt;12;VALUE(MID([.A229];3;2))-20;VALUE(MID([.A22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IF(VALUE(MID([.A230];3;2))&gt;12;VALUE(MID([.A230];3;2))-20;VALUE(MID([.A23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IF(VALUE(MID([.A231];3;2))&gt;12;VALUE(MID([.A231];3;2))-20;VALUE(MID([.A23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IF(VALUE(MID([.A232];3;2))&gt;12;VALUE(MID([.A232];3;2))-20;VALUE(MID([.A23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IF(VALUE(MID([.A233];3;2))&gt;12;VALUE(MID([.A233];3;2))-20;VALUE(MID([.A23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IF(VALUE(MID([.A234];3;2))&gt;12;VALUE(MID([.A234];3;2))-20;VALUE(MID([.A23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IF(VALUE(MID([.A235];3;2))&gt;12;VALUE(MID([.A235];3;2))-20;VALUE(MID([.A23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IF(VALUE(MID([.A236];3;2))&gt;12;VALUE(MID([.A236];3;2))-20;VALUE(MID([.A23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IF(VALUE(MID([.A237];3;2))&gt;12;VALUE(MID([.A237];3;2))-20;VALUE(MID([.A23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IF(VALUE(MID([.A238];3;2))&gt;12;VALUE(MID([.A238];3;2))-20;VALUE(MID([.A23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IF(VALUE(MID([.A239];3;2))&gt;12;VALUE(MID([.A239];3;2))-20;VALUE(MID([.A23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IF(VALUE(MID([.A240];3;2))&gt;12;VALUE(MID([.A240];3;2))-20;VALUE(MID([.A24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IF(VALUE(MID([.A241];3;2))&gt;12;VALUE(MID([.A241];3;2))-20;VALUE(MID([.A24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IF(VALUE(MID([.A242];3;2))&gt;12;VALUE(MID([.A242];3;2))-20;VALUE(MID([.A24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IF(VALUE(MID([.A243];3;2))&gt;12;VALUE(MID([.A243];3;2))-20;VALUE(MID([.A24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IF(VALUE(MID([.A244];3;2))&gt;12;VALUE(MID([.A244];3;2))-20;VALUE(MID([.A24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IF(VALUE(MID([.A245];3;2))&gt;12;VALUE(MID([.A245];3;2))-20;VALUE(MID([.A24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IF(VALUE(MID([.A246];3;2))&gt;12;VALUE(MID([.A246];3;2))-20;VALUE(MID([.A24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IF(VALUE(MID([.A247];3;2))&gt;12;VALUE(MID([.A247];3;2))-20;VALUE(MID([.A24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IF(VALUE(MID([.A248];3;2))&gt;12;VALUE(MID([.A248];3;2))-20;VALUE(MID([.A24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IF(VALUE(MID([.A249];3;2))&gt;12;VALUE(MID([.A249];3;2))-20;VALUE(MID([.A24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IF(VALUE(MID([.A250];3;2))&gt;12;VALUE(MID([.A250];3;2))-20;VALUE(MID([.A25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IF(VALUE(MID([.A251];3;2))&gt;12;VALUE(MID([.A251];3;2))-20;VALUE(MID([.A25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IF(VALUE(MID([.A252];3;2))&gt;12;VALUE(MID([.A252];3;2))-20;VALUE(MID([.A25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IF(VALUE(MID([.A253];3;2))&gt;12;VALUE(MID([.A253];3;2))-20;VALUE(MID([.A25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IF(VALUE(MID([.A254];3;2))&gt;12;VALUE(MID([.A254];3;2))-20;VALUE(MID([.A25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IF(VALUE(MID([.A255];3;2))&gt;12;VALUE(MID([.A255];3;2))-20;VALUE(MID([.A25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IF(VALUE(MID([.A256];3;2))&gt;12;VALUE(MID([.A256];3;2))-20;VALUE(MID([.A25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IF(VALUE(MID([.A257];3;2))&gt;12;VALUE(MID([.A257];3;2))-20;VALUE(MID([.A25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IF(VALUE(MID([.A258];3;2))&gt;12;VALUE(MID([.A258];3;2))-20;VALUE(MID([.A25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IF(VALUE(MID([.A259];3;2))&gt;12;VALUE(MID([.A259];3;2))-20;VALUE(MID([.A25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IF(VALUE(MID([.A260];3;2))&gt;12;VALUE(MID([.A260];3;2))-20;VALUE(MID([.A26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IF(VALUE(MID([.A261];3;2))&gt;12;VALUE(MID([.A261];3;2))-20;VALUE(MID([.A26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IF(VALUE(MID([.A262];3;2))&gt;12;VALUE(MID([.A262];3;2))-20;VALUE(MID([.A26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IF(VALUE(MID([.A263];3;2))&gt;12;VALUE(MID([.A263];3;2))-20;VALUE(MID([.A26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IF(VALUE(MID([.A264];3;2))&gt;12;VALUE(MID([.A264];3;2))-20;VALUE(MID([.A26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IF(VALUE(MID([.A265];3;2))&gt;12;VALUE(MID([.A265];3;2))-20;VALUE(MID([.A26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IF(VALUE(MID([.A266];3;2))&gt;12;VALUE(MID([.A266];3;2))-20;VALUE(MID([.A26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IF(VALUE(MID([.A267];3;2))&gt;12;VALUE(MID([.A267];3;2))-20;VALUE(MID([.A26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IF(VALUE(MID([.A268];3;2))&gt;12;VALUE(MID([.A268];3;2))-20;VALUE(MID([.A26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IF(VALUE(MID([.A269];3;2))&gt;12;VALUE(MID([.A269];3;2))-20;VALUE(MID([.A26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IF(VALUE(MID([.A270];3;2))&gt;12;VALUE(MID([.A270];3;2))-20;VALUE(MID([.A27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IF(VALUE(MID([.A271];3;2))&gt;12;VALUE(MID([.A271];3;2))-20;VALUE(MID([.A27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IF(VALUE(MID([.A272];3;2))&gt;12;VALUE(MID([.A272];3;2))-20;VALUE(MID([.A27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IF(VALUE(MID([.A273];3;2))&gt;12;VALUE(MID([.A273];3;2))-20;VALUE(MID([.A27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IF(VALUE(MID([.A274];3;2))&gt;12;VALUE(MID([.A274];3;2))-20;VALUE(MID([.A27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IF(VALUE(MID([.A275];3;2))&gt;12;VALUE(MID([.A275];3;2))-20;VALUE(MID([.A27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IF(VALUE(MID([.A276];3;2))&gt;12;VALUE(MID([.A276];3;2))-20;VALUE(MID([.A27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IF(VALUE(MID([.A277];3;2))&gt;12;VALUE(MID([.A277];3;2))-20;VALUE(MID([.A27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IF(VALUE(MID([.A278];3;2))&gt;12;VALUE(MID([.A278];3;2))-20;VALUE(MID([.A27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IF(VALUE(MID([.A279];3;2))&gt;12;VALUE(MID([.A279];3;2))-20;VALUE(MID([.A27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IF(VALUE(MID([.A280];3;2))&gt;12;VALUE(MID([.A280];3;2))-20;VALUE(MID([.A28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IF(VALUE(MID([.A281];3;2))&gt;12;VALUE(MID([.A281];3;2))-20;VALUE(MID([.A28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IF(VALUE(MID([.A282];3;2))&gt;12;VALUE(MID([.A282];3;2))-20;VALUE(MID([.A28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IF(VALUE(MID([.A283];3;2))&gt;12;VALUE(MID([.A283];3;2))-20;VALUE(MID([.A28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IF(VALUE(MID([.A284];3;2))&gt;12;VALUE(MID([.A284];3;2))-20;VALUE(MID([.A28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IF(VALUE(MID([.A285];3;2))&gt;12;VALUE(MID([.A285];3;2))-20;VALUE(MID([.A28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IF(VALUE(MID([.A286];3;2))&gt;12;VALUE(MID([.A286];3;2))-20;VALUE(MID([.A28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IF(VALUE(MID([.A287];3;2))&gt;12;VALUE(MID([.A287];3;2))-20;VALUE(MID([.A28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IF(VALUE(MID([.A288];3;2))&gt;12;VALUE(MID([.A288];3;2))-20;VALUE(MID([.A28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IF(VALUE(MID([.A289];3;2))&gt;12;VALUE(MID([.A289];3;2))-20;VALUE(MID([.A28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VALUE(MID([.A290];3;2))&gt;12;VALUE(MID([.A290];3;2))-20;VALUE(MID([.A29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IF(VALUE(MID([.A291];3;2))&gt;12;VALUE(MID([.A291];3;2))-20;VALUE(MID([.A291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IF(VALUE(MID([.A292];3;2))&gt;12;VALUE(MID([.A292];3;2))-20;VALUE(MID([.A29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IF(VALUE(MID([.A293];3;2))&gt;12;VALUE(MID([.A293];3;2))-20;VALUE(MID([.A29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IF(VALUE(MID([.A294];3;2))&gt;12;VALUE(MID([.A294];3;2))-20;VALUE(MID([.A29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IF(VALUE(MID([.A295];3;2))&gt;12;VALUE(MID([.A295];3;2))-20;VALUE(MID([.A29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IF(VALUE(MID([.A296];3;2))&gt;12;VALUE(MID([.A296];3;2))-20;VALUE(MID([.A29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IF(VALUE(MID([.A297];3;2))&gt;12;VALUE(MID([.A297];3;2))-20;VALUE(MID([.A29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IF(VALUE(MID([.A298];3;2))&gt;12;VALUE(MID([.A298];3;2))-20;VALUE(MID([.A29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IF(VALUE(MID([.A299];3;2))&gt;12;VALUE(MID([.A299];3;2))-20;VALUE(MID([.A29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IF(VALUE(MID([.A300];3;2))&gt;12;VALUE(MID([.A300];3;2))-20;VALUE(MID([.A30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IF(VALUE(MID([.A301];3;2))&gt;12;VALUE(MID([.A301];3;2))-20;VALUE(MID([.A30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IF(VALUE(MID([.A302];3;2))&gt;12;VALUE(MID([.A302];3;2))-20;VALUE(MID([.A30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IF(VALUE(MID([.A303];3;2))&gt;12;VALUE(MID([.A303];3;2))-20;VALUE(MID([.A30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IF(VALUE(MID([.A304];3;2))&gt;12;VALUE(MID([.A304];3;2))-20;VALUE(MID([.A30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IF(VALUE(MID([.A305];3;2))&gt;12;VALUE(MID([.A305];3;2))-20;VALUE(MID([.A30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IF(VALUE(MID([.A306];3;2))&gt;12;VALUE(MID([.A306];3;2))-20;VALUE(MID([.A30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IF(VALUE(MID([.A307];3;2))&gt;12;VALUE(MID([.A307];3;2))-20;VALUE(MID([.A30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IF(VALUE(MID([.A308];3;2))&gt;12;VALUE(MID([.A308];3;2))-20;VALUE(MID([.A30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IF(VALUE(MID([.A309];3;2))&gt;12;VALUE(MID([.A309];3;2))-20;VALUE(MID([.A30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IF(VALUE(MID([.A310];3;2))&gt;12;VALUE(MID([.A310];3;2))-20;VALUE(MID([.A31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IF(VALUE(MID([.A311];3;2))&gt;12;VALUE(MID([.A311];3;2))-20;VALUE(MID([.A31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IF(VALUE(MID([.A312];3;2))&gt;12;VALUE(MID([.A312];3;2))-20;VALUE(MID([.A31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IF(VALUE(MID([.A313];3;2))&gt;12;VALUE(MID([.A313];3;2))-20;VALUE(MID([.A31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IF(VALUE(MID([.A314];3;2))&gt;12;VALUE(MID([.A314];3;2))-20;VALUE(MID([.A31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IF(VALUE(MID([.A315];3;2))&gt;12;VALUE(MID([.A315];3;2))-20;VALUE(MID([.A31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IF(VALUE(MID([.A316];3;2))&gt;12;VALUE(MID([.A316];3;2))-20;VALUE(MID([.A31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IF(VALUE(MID([.A317];3;2))&gt;12;VALUE(MID([.A317];3;2))-20;VALUE(MID([.A31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IF(VALUE(MID([.A318];3;2))&gt;12;VALUE(MID([.A318];3;2))-20;VALUE(MID([.A31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IF(VALUE(MID([.A319];3;2))&gt;12;VALUE(MID([.A319];3;2))-20;VALUE(MID([.A31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IF(VALUE(MID([.A320];3;2))&gt;12;VALUE(MID([.A320];3;2))-20;VALUE(MID([.A32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IF(VALUE(MID([.A321];3;2))&gt;12;VALUE(MID([.A321];3;2))-20;VALUE(MID([.A32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IF(VALUE(MID([.A322];3;2))&gt;12;VALUE(MID([.A322];3;2))-20;VALUE(MID([.A32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IF(VALUE(MID([.A323];3;2))&gt;12;VALUE(MID([.A323];3;2))-20;VALUE(MID([.A32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IF(VALUE(MID([.A324];3;2))&gt;12;VALUE(MID([.A324];3;2))-20;VALUE(MID([.A32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IF(VALUE(MID([.A325];3;2))&gt;12;VALUE(MID([.A325];3;2))-20;VALUE(MID([.A32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IF(VALUE(MID([.A326];3;2))&gt;12;VALUE(MID([.A326];3;2))-20;VALUE(MID([.A32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IF(VALUE(MID([.A327];3;2))&gt;12;VALUE(MID([.A327];3;2))-20;VALUE(MID([.A32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IF(VALUE(MID([.A328];3;2))&gt;12;VALUE(MID([.A328];3;2))-20;VALUE(MID([.A32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IF(VALUE(MID([.A329];3;2))&gt;12;VALUE(MID([.A329];3;2))-20;VALUE(MID([.A32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IF(VALUE(MID([.A330];3;2))&gt;12;VALUE(MID([.A330];3;2))-20;VALUE(MID([.A33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IF(VALUE(MID([.A331];3;2))&gt;12;VALUE(MID([.A331];3;2))-20;VALUE(MID([.A33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IF(VALUE(MID([.A332];3;2))&gt;12;VALUE(MID([.A332];3;2))-20;VALUE(MID([.A33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IF(VALUE(MID([.A333];3;2))&gt;12;VALUE(MID([.A333];3;2))-20;VALUE(MID([.A33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IF(VALUE(MID([.A334];3;2))&gt;12;VALUE(MID([.A334];3;2))-20;VALUE(MID([.A33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IF(VALUE(MID([.A335];3;2))&gt;12;VALUE(MID([.A335];3;2))-20;VALUE(MID([.A33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IF(VALUE(MID([.A336];3;2))&gt;12;VALUE(MID([.A336];3;2))-20;VALUE(MID([.A33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IF(VALUE(MID([.A337];3;2))&gt;12;VALUE(MID([.A337];3;2))-20;VALUE(MID([.A33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IF(VALUE(MID([.A338];3;2))&gt;12;VALUE(MID([.A338];3;2))-20;VALUE(MID([.A33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IF(VALUE(MID([.A339];3;2))&gt;12;VALUE(MID([.A339];3;2))-20;VALUE(MID([.A33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IF(VALUE(MID([.A340];3;2))&gt;12;VALUE(MID([.A340];3;2))-20;VALUE(MID([.A34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IF(VALUE(MID([.A341];3;2))&gt;12;VALUE(MID([.A341];3;2))-20;VALUE(MID([.A34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IF(VALUE(MID([.A342];3;2))&gt;12;VALUE(MID([.A342];3;2))-20;VALUE(MID([.A34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IF(VALUE(MID([.A343];3;2))&gt;12;VALUE(MID([.A343];3;2))-20;VALUE(MID([.A34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IF(VALUE(MID([.A344];3;2))&gt;12;VALUE(MID([.A344];3;2))-20;VALUE(MID([.A344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IF(VALUE(MID([.A345];3;2))&gt;12;VALUE(MID([.A345];3;2))-20;VALUE(MID([.A34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IF(VALUE(MID([.A346];3;2))&gt;12;VALUE(MID([.A346];3;2))-20;VALUE(MID([.A34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IF(VALUE(MID([.A347];3;2))&gt;12;VALUE(MID([.A347];3;2))-20;VALUE(MID([.A34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IF(VALUE(MID([.A348];3;2))&gt;12;VALUE(MID([.A348];3;2))-20;VALUE(MID([.A34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IF(VALUE(MID([.A349];3;2))&gt;12;VALUE(MID([.A349];3;2))-20;VALUE(MID([.A34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IF(VALUE(MID([.A350];3;2))&gt;12;VALUE(MID([.A350];3;2))-20;VALUE(MID([.A35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IF(VALUE(MID([.A351];3;2))&gt;12;VALUE(MID([.A351];3;2))-20;VALUE(MID([.A35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IF(VALUE(MID([.A352];3;2))&gt;12;VALUE(MID([.A352];3;2))-20;VALUE(MID([.A35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IF(VALUE(MID([.A353];3;2))&gt;12;VALUE(MID([.A353];3;2))-20;VALUE(MID([.A35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IF(VALUE(MID([.A354];3;2))&gt;12;VALUE(MID([.A354];3;2))-20;VALUE(MID([.A35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IF(VALUE(MID([.A355];3;2))&gt;12;VALUE(MID([.A355];3;2))-20;VALUE(MID([.A35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IF(VALUE(MID([.A356];3;2))&gt;12;VALUE(MID([.A356];3;2))-20;VALUE(MID([.A356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IF(VALUE(MID([.A357];3;2))&gt;12;VALUE(MID([.A357];3;2))-20;VALUE(MID([.A35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IF(VALUE(MID([.A358];3;2))&gt;12;VALUE(MID([.A358];3;2))-20;VALUE(MID([.A35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IF(VALUE(MID([.A359];3;2))&gt;12;VALUE(MID([.A359];3;2))-20;VALUE(MID([.A35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IF(VALUE(MID([.A360];3;2))&gt;12;VALUE(MID([.A360];3;2))-20;VALUE(MID([.A36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IF(VALUE(MID([.A361];3;2))&gt;12;VALUE(MID([.A361];3;2))-20;VALUE(MID([.A361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IF(VALUE(MID([.A362];3;2))&gt;12;VALUE(MID([.A362];3;2))-20;VALUE(MID([.A36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IF(VALUE(MID([.A363];3;2))&gt;12;VALUE(MID([.A363];3;2))-20;VALUE(MID([.A363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IF(VALUE(MID([.A364];3;2))&gt;12;VALUE(MID([.A364];3;2))-20;VALUE(MID([.A36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IF(VALUE(MID([.A365];3;2))&gt;12;VALUE(MID([.A365];3;2))-20;VALUE(MID([.A36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IF(VALUE(MID([.A366];3;2))&gt;12;VALUE(MID([.A366];3;2))-20;VALUE(MID([.A36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IF(VALUE(MID([.A367];3;2))&gt;12;VALUE(MID([.A367];3;2))-20;VALUE(MID([.A36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IF(VALUE(MID([.A368];3;2))&gt;12;VALUE(MID([.A368];3;2))-20;VALUE(MID([.A368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IF(VALUE(MID([.A369];3;2))&gt;12;VALUE(MID([.A369];3;2))-20;VALUE(MID([.A36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IF(VALUE(MID([.A370];3;2))&gt;12;VALUE(MID([.A370];3;2))-20;VALUE(MID([.A370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VALUE(MID([.A371];3;2))&gt;12;VALUE(MID([.A371];3;2))-20;VALUE(MID([.A371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IF(VALUE(MID([.A372];3;2))&gt;12;VALUE(MID([.A372];3;2))-20;VALUE(MID([.A372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IF(VALUE(MID([.A373];3;2))&gt;12;VALUE(MID([.A373];3;2))-20;VALUE(MID([.A373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IF(VALUE(MID([.A374];3;2))&gt;12;VALUE(MID([.A374];3;2))-20;VALUE(MID([.A37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IF(VALUE(MID([.A375];3;2))&gt;12;VALUE(MID([.A375];3;2))-20;VALUE(MID([.A37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IF(VALUE(MID([.A376];3;2))&gt;12;VALUE(MID([.A376];3;2))-20;VALUE(MID([.A376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IF(VALUE(MID([.A377];3;2))&gt;12;VALUE(MID([.A377];3;2))-20;VALUE(MID([.A37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IF(VALUE(MID([.A378];3;2))&gt;12;VALUE(MID([.A378];3;2))-20;VALUE(MID([.A37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IF(VALUE(MID([.A379];3;2))&gt;12;VALUE(MID([.A379];3;2))-20;VALUE(MID([.A379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IF(VALUE(MID([.A380];3;2))&gt;12;VALUE(MID([.A380];3;2))-20;VALUE(MID([.A380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IF(VALUE(MID([.A381];3;2))&gt;12;VALUE(MID([.A381];3;2))-20;VALUE(MID([.A381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IF(VALUE(MID([.A382];3;2))&gt;12;VALUE(MID([.A382];3;2))-20;VALUE(MID([.A38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IF(VALUE(MID([.A383];3;2))&gt;12;VALUE(MID([.A383];3;2))-20;VALUE(MID([.A38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IF(VALUE(MID([.A384];3;2))&gt;12;VALUE(MID([.A384];3;2))-20;VALUE(MID([.A38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IF(VALUE(MID([.A385];3;2))&gt;12;VALUE(MID([.A385];3;2))-20;VALUE(MID([.A385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IF(VALUE(MID([.A386];3;2))&gt;12;VALUE(MID([.A386];3;2))-20;VALUE(MID([.A386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IF(VALUE(MID([.A387];3;2))&gt;12;VALUE(MID([.A387];3;2))-20;VALUE(MID([.A387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IF(VALUE(MID([.A388];3;2))&gt;12;VALUE(MID([.A388];3;2))-20;VALUE(MID([.A388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IF(VALUE(MID([.A389];3;2))&gt;12;VALUE(MID([.A389];3;2))-20;VALUE(MID([.A38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IF(VALUE(MID([.A390];3;2))&gt;12;VALUE(MID([.A390];3;2))-20;VALUE(MID([.A390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IF(VALUE(MID([.A391];3;2))&gt;12;VALUE(MID([.A391];3;2))-20;VALUE(MID([.A39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IF(VALUE(MID([.A392];3;2))&gt;12;VALUE(MID([.A392];3;2))-20;VALUE(MID([.A392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IF(VALUE(MID([.A393];3;2))&gt;12;VALUE(MID([.A393];3;2))-20;VALUE(MID([.A39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IF(VALUE(MID([.A394];3;2))&gt;12;VALUE(MID([.A394];3;2))-20;VALUE(MID([.A39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IF(VALUE(MID([.A395];3;2))&gt;12;VALUE(MID([.A395];3;2))-20;VALUE(MID([.A395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IF(VALUE(MID([.A396];3;2))&gt;12;VALUE(MID([.A396];3;2))-20;VALUE(MID([.A396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IF(VALUE(MID([.A397];3;2))&gt;12;VALUE(MID([.A397];3;2))-20;VALUE(MID([.A39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IF(VALUE(MID([.A398];3;2))&gt;12;VALUE(MID([.A398];3;2))-20;VALUE(MID([.A39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IF(VALUE(MID([.A399];3;2))&gt;12;VALUE(MID([.A399];3;2))-20;VALUE(MID([.A399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IF(VALUE(MID([.A400];3;2))&gt;12;VALUE(MID([.A400];3;2))-20;VALUE(MID([.A400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IF(VALUE(MID([.A401];3;2))&gt;12;VALUE(MID([.A401];3;2))-20;VALUE(MID([.A40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IF(VALUE(MID([.A402];3;2))&gt;12;VALUE(MID([.A402];3;2))-20;VALUE(MID([.A402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IF(VALUE(MID([.A403];3;2))&gt;12;VALUE(MID([.A403];3;2))-20;VALUE(MID([.A403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IF(VALUE(MID([.A404];3;2))&gt;12;VALUE(MID([.A404];3;2))-20;VALUE(MID([.A40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IF(VALUE(MID([.A405];3;2))&gt;12;VALUE(MID([.A405];3;2))-20;VALUE(MID([.A40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IF(VALUE(MID([.A406];3;2))&gt;12;VALUE(MID([.A406];3;2))-20;VALUE(MID([.A406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IF(VALUE(MID([.A407];3;2))&gt;12;VALUE(MID([.A407];3;2))-20;VALUE(MID([.A40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IF(VALUE(MID([.A408];3;2))&gt;12;VALUE(MID([.A408];3;2))-20;VALUE(MID([.A40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IF(VALUE(MID([.A409];3;2))&gt;12;VALUE(MID([.A409];3;2))-20;VALUE(MID([.A409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IF(VALUE(MID([.A410];3;2))&gt;12;VALUE(MID([.A410];3;2))-20;VALUE(MID([.A410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IF(VALUE(MID([.A411];3;2))&gt;12;VALUE(MID([.A411];3;2))-20;VALUE(MID([.A411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IF(VALUE(MID([.A412];3;2))&gt;12;VALUE(MID([.A412];3;2))-20;VALUE(MID([.A412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IF(VALUE(MID([.A413];3;2))&gt;12;VALUE(MID([.A413];3;2))-20;VALUE(MID([.A413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IF(VALUE(MID([.A414];3;2))&gt;12;VALUE(MID([.A414];3;2))-20;VALUE(MID([.A414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IF(VALUE(MID([.A415];3;2))&gt;12;VALUE(MID([.A415];3;2))-20;VALUE(MID([.A415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IF(VALUE(MID([.A416];3;2))&gt;12;VALUE(MID([.A416];3;2))-20;VALUE(MID([.A41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IF(VALUE(MID([.A417];3;2))&gt;12;VALUE(MID([.A417];3;2))-20;VALUE(MID([.A417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IF(VALUE(MID([.A418];3;2))&gt;12;VALUE(MID([.A418];3;2))-20;VALUE(MID([.A418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IF(VALUE(MID([.A419];3;2))&gt;12;VALUE(MID([.A419];3;2))-20;VALUE(MID([.A419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IF(VALUE(MID([.A420];3;2))&gt;12;VALUE(MID([.A420];3;2))-20;VALUE(MID([.A42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IF(VALUE(MID([.A421];3;2))&gt;12;VALUE(MID([.A421];3;2))-20;VALUE(MID([.A42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IF(VALUE(MID([.A422];3;2))&gt;12;VALUE(MID([.A422];3;2))-20;VALUE(MID([.A422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IF(VALUE(MID([.A423];3;2))&gt;12;VALUE(MID([.A423];3;2))-20;VALUE(MID([.A423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IF(VALUE(MID([.A424];3;2))&gt;12;VALUE(MID([.A424];3;2))-20;VALUE(MID([.A424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IF(VALUE(MID([.A425];3;2))&gt;12;VALUE(MID([.A425];3;2))-20;VALUE(MID([.A425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IF(VALUE(MID([.A426];3;2))&gt;12;VALUE(MID([.A426];3;2))-20;VALUE(MID([.A426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IF(VALUE(MID([.A427];3;2))&gt;12;VALUE(MID([.A427];3;2))-20;VALUE(MID([.A427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IF(VALUE(MID([.A428];3;2))&gt;12;VALUE(MID([.A428];3;2))-20;VALUE(MID([.A42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IF(VALUE(MID([.A429];3;2))&gt;12;VALUE(MID([.A429];3;2))-20;VALUE(MID([.A42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IF(VALUE(MID([.A430];3;2))&gt;12;VALUE(MID([.A430];3;2))-20;VALUE(MID([.A430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IF(VALUE(MID([.A431];3;2))&gt;12;VALUE(MID([.A431];3;2))-20;VALUE(MID([.A43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IF(VALUE(MID([.A432];3;2))&gt;12;VALUE(MID([.A432];3;2))-20;VALUE(MID([.A432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IF(VALUE(MID([.A433];3;2))&gt;12;VALUE(MID([.A433];3;2))-20;VALUE(MID([.A433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IF(VALUE(MID([.A434];3;2))&gt;12;VALUE(MID([.A434];3;2))-20;VALUE(MID([.A434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IF(VALUE(MID([.A435];3;2))&gt;12;VALUE(MID([.A435];3;2))-20;VALUE(MID([.A435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IF(VALUE(MID([.A436];3;2))&gt;12;VALUE(MID([.A436];3;2))-20;VALUE(MID([.A436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IF(VALUE(MID([.A437];3;2))&gt;12;VALUE(MID([.A437];3;2))-20;VALUE(MID([.A437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IF(VALUE(MID([.A438];3;2))&gt;12;VALUE(MID([.A438];3;2))-20;VALUE(MID([.A438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IF(VALUE(MID([.A439];3;2))&gt;12;VALUE(MID([.A439];3;2))-20;VALUE(MID([.A439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IF(VALUE(MID([.A440];3;2))&gt;12;VALUE(MID([.A440];3;2))-20;VALUE(MID([.A440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IF(VALUE(MID([.A441];3;2))&gt;12;VALUE(MID([.A441];3;2))-20;VALUE(MID([.A441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IF(VALUE(MID([.A442];3;2))&gt;12;VALUE(MID([.A442];3;2))-20;VALUE(MID([.A442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IF(VALUE(MID([.A443];3;2))&gt;12;VALUE(MID([.A443];3;2))-20;VALUE(MID([.A44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IF(VALUE(MID([.A444];3;2))&gt;12;VALUE(MID([.A444];3;2))-20;VALUE(MID([.A444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IF(VALUE(MID([.A445];3;2))&gt;12;VALUE(MID([.A445];3;2))-20;VALUE(MID([.A445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IF(VALUE(MID([.A446];3;2))&gt;12;VALUE(MID([.A446];3;2))-20;VALUE(MID([.A446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IF(VALUE(MID([.A447];3;2))&gt;12;VALUE(MID([.A447];3;2))-20;VALUE(MID([.A447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IF(VALUE(MID([.A448];3;2))&gt;12;VALUE(MID([.A448];3;2))-20;VALUE(MID([.A448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IF(VALUE(MID([.A449];3;2))&gt;12;VALUE(MID([.A449];3;2))-20;VALUE(MID([.A449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IF(VALUE(MID([.A450];3;2))&gt;12;VALUE(MID([.A450];3;2))-20;VALUE(MID([.A450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IF(VALUE(MID([.A451];3;2))&gt;12;VALUE(MID([.A451];3;2))-20;VALUE(MID([.A451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IF(VALUE(MID([.A452];3;2))&gt;12;VALUE(MID([.A452];3;2))-20;VALUE(MID([.A452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IF(VALUE(MID([.A453];3;2))&gt;12;VALUE(MID([.A453];3;2))-20;VALUE(MID([.A453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IF(VALUE(MID([.A454];3;2))&gt;12;VALUE(MID([.A454];3;2))-20;VALUE(MID([.A454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IF(VALUE(MID([.A455];3;2))&gt;12;VALUE(MID([.A455];3;2))-20;VALUE(MID([.A455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IF(VALUE(MID([.A456];3;2))&gt;12;VALUE(MID([.A456];3;2))-20;VALUE(MID([.A456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IF(VALUE(MID([.A457];3;2))&gt;12;VALUE(MID([.A457];3;2))-20;VALUE(MID([.A457];3;2))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IF(VALUE(MID([.A458];3;2))&gt;12;VALUE(MID([.A458];3;2))-20;VALUE(MID([.A458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IF(VALUE(MID([.A459];3;2))&gt;12;VALUE(MID([.A459];3;2))-20;VALUE(MID([.A459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IF(VALUE(MID([.A460];3;2))&gt;12;VALUE(MID([.A460];3;2))-20;VALUE(MID([.A460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IF(VALUE(MID([.A461];3;2))&gt;12;VALUE(MID([.A461];3;2))-20;VALUE(MID([.A461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IF(VALUE(MID([.A462];3;2))&gt;12;VALUE(MID([.A462];3;2))-20;VALUE(MID([.A462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IF(VALUE(MID([.A463];3;2))&gt;12;VALUE(MID([.A463];3;2))-20;VALUE(MID([.A463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IF(VALUE(MID([.A464];3;2))&gt;12;VALUE(MID([.A464];3;2))-20;VALUE(MID([.A464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IF(VALUE(MID([.A465];3;2))&gt;12;VALUE(MID([.A465];3;2))-20;VALUE(MID([.A465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IF(VALUE(MID([.A466];3;2))&gt;12;VALUE(MID([.A466];3;2))-20;VALUE(MID([.A466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IF(VALUE(MID([.A467];3;2))&gt;12;VALUE(MID([.A467];3;2))-20;VALUE(MID([.A467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IF(VALUE(MID([.A468];3;2))&gt;12;VALUE(MID([.A468];3;2))-20;VALUE(MID([.A468];3;2)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IF(VALUE(MID([.A469];3;2))&gt;12;VALUE(MID([.A469];3;2))-20;VALUE(MID([.A469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IF(VALUE(MID([.A470];3;2))&gt;12;VALUE(MID([.A470];3;2))-20;VALUE(MID([.A470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IF(VALUE(MID([.A471];3;2))&gt;12;VALUE(MID([.A471];3;2))-20;VALUE(MID([.A471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IF(VALUE(MID([.A472];3;2))&gt;12;VALUE(MID([.A472];3;2))-20;VALUE(MID([.A472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IF(VALUE(MID([.A473];3;2))&gt;12;VALUE(MID([.A473];3;2))-20;VALUE(MID([.A473];3;2)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IF(VALUE(MID([.A474];3;2))&gt;12;VALUE(MID([.A474];3;2))-20;VALUE(MID([.A474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IF(VALUE(MID([.A475];3;2))&gt;12;VALUE(MID([.A475];3;2))-20;VALUE(MID([.A475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IF(VALUE(MID([.A476];3;2))&gt;12;VALUE(MID([.A476];3;2))-20;VALUE(MID([.A476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IF(VALUE(MID([.A477];3;2))&gt;12;VALUE(MID([.A477];3;2))-20;VALUE(MID([.A477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IF(VALUE(MID([.A478];3;2))&gt;12;VALUE(MID([.A478];3;2))-20;VALUE(MID([.A478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IF(VALUE(MID([.A479];3;2))&gt;12;VALUE(MID([.A479];3;2))-20;VALUE(MID([.A479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IF(VALUE(MID([.A480];3;2))&gt;12;VALUE(MID([.A480];3;2))-20;VALUE(MID([.A480];3;2))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IF(VALUE(MID([.A481];3;2))&gt;12;VALUE(MID([.A481];3;2))-20;VALUE(MID([.A481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IF(VALUE(MID([.A482];3;2))&gt;12;VALUE(MID([.A482];3;2))-20;VALUE(MID([.A482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IF(VALUE(MID([.A483];3;2))&gt;12;VALUE(MID([.A483];3;2))-20;VALUE(MID([.A483];3;2))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IF(VALUE(MID([.A484];3;2))&gt;12;VALUE(MID([.A484];3;2))-20;VALUE(MID([.A484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IF(VALUE(MID([.A485];3;2))&gt;12;VALUE(MID([.A485];3;2))-20;VALUE(MID([.A485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IF(VALUE(MID([.A486];3;2))&gt;12;VALUE(MID([.A486];3;2))-20;VALUE(MID([.A486];3;2)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IF(VALUE(MID([.A487];3;2))&gt;12;VALUE(MID([.A487];3;2))-20;VALUE(MID([.A487];3;2))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IF(VALUE(MID([.A488];3;2))&gt;12;VALUE(MID([.A488];3;2))-20;VALUE(MID([.A488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IF(VALUE(MID([.A489];3;2))&gt;12;VALUE(MID([.A489];3;2))-20;VALUE(MID([.A489];3;2))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IF(VALUE(MID([.A490];3;2))&gt;12;VALUE(MID([.A490];3;2))-20;VALUE(MID([.A490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IF(VALUE(MID([.A491];3;2))&gt;12;VALUE(MID([.A491];3;2))-20;VALUE(MID([.A491];3;2))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IF(VALUE(MID([.A492];3;2))&gt;12;VALUE(MID([.A492];3;2))-20;VALUE(MID([.A492];3;2)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IF(VALUE(MID([.A493];3;2))&gt;12;VALUE(MID([.A493];3;2))-20;VALUE(MID([.A493];3;2))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IF(VALUE(MID([.A494];3;2))&gt;12;VALUE(MID([.A494];3;2))-20;VALUE(MID([.A494];3;2)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IF(VALUE(MID([.A495];3;2))&gt;12;VALUE(MID([.A495];3;2))-20;VALUE(MID([.A495];3;2)))" office:value-type="float" office:value="8" calcext:value-type="float">
            <text:p>8</text:p>
          </table:table-cell>
          <table:table-cell table:number-columns-repeated="5"/>
        </table:table-row>
      </table:table>
      <table:table table:name="91.5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PESEL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Identyfikator</text:p>
          </table:table-cell>
          <table:table-cell office:value-type="string" calcext:value-type="string">
            <text:p>czy się powtarza?</text:p>
          </table:table-cell>
        </table:table-row>
        <table:table-row table:style-name="ro1" table:visibility="filter">
          <table:table-cell office:value-type="string" calcext:value-type="string">
            <text:p>08312405830</text:p>
          </table:table-cell>
          <table:table-cell office:value-type="string" calcext:value-type="string">
            <text:p>Becla</text:p>
          </table:table-cell>
          <table:table-cell office:value-type="string" calcext:value-type="string">
            <text:p>Aleksander</text:p>
          </table:table-cell>
          <table:table-cell table:formula="of:=(LEFT([.C2];1))&amp;(LEFT([.B2];3))&amp;(RIGHT([.A2];1))" office:value-type="string" office:string-value="ABec0" calcext:value-type="string">
            <text:p>ABec0</text:p>
          </table:table-cell>
          <table:table-cell table:formula="of:=COUNTIF([.$D$2:.$D$495];[.D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702025</text:p>
          </table:table-cell>
          <table:table-cell office:value-type="string" calcext:value-type="string">
            <text:p>Brankiewicz</text:p>
          </table:table-cell>
          <table:table-cell office:value-type="string" calcext:value-type="string">
            <text:p>Anna</text:p>
          </table:table-cell>
          <table:table-cell table:formula="of:=(LEFT([.C3];1))&amp;(LEFT([.B3];3))&amp;(RIGHT([.A3];1))" office:value-type="string" office:string-value="ABra5" calcext:value-type="string">
            <text:p>ABra5</text:p>
          </table:table-cell>
          <table:table-cell table:formula="of:=COUNTIF([.$D$2:.$D$495];[.D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3041947282</text:p>
          </table:table-cell>
          <table:table-cell office:value-type="string" calcext:value-type="string">
            <text:p>Bsk</text:p>
          </table:table-cell>
          <table:table-cell office:value-type="string" calcext:value-type="string">
            <text:p>Arleta</text:p>
          </table:table-cell>
          <table:table-cell table:formula="of:=(LEFT([.C4];1))&amp;(LEFT([.B4];3))&amp;(RIGHT([.A4];1))" office:value-type="string" office:string-value="ABsk2" calcext:value-type="string">
            <text:p>ABsk2</text:p>
          </table:table-cell>
          <table:table-cell table:formula="of:=COUNTIF([.$D$2:.$D$495];[.D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5687</text:p>
          </table:table-cell>
          <table:table-cell office:value-type="string" calcext:value-type="string">
            <text:p>Smiecinska</text:p>
          </table:table-cell>
          <table:table-cell office:value-type="string" calcext:value-type="string">
            <text:p>Antonina</text:p>
          </table:table-cell>
          <table:table-cell table:formula="of:=(LEFT([.C5];1))&amp;(LEFT([.B5];3))&amp;(RIGHT([.A5];1))" office:value-type="string" office:string-value="ASmi7" calcext:value-type="string">
            <text:p>ASmi7</text:p>
          </table:table-cell>
          <table:table-cell table:formula="of:=COUNTIF([.$D$2:.$D$495];[.D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503908</text:p>
          </table:table-cell>
          <table:table-cell office:value-type="string" calcext:value-type="string">
            <text:p>Swirk</text:p>
          </table:table-cell>
          <table:table-cell office:value-type="string" calcext:value-type="string">
            <text:p>Antonina</text:p>
          </table:table-cell>
          <table:table-cell table:formula="of:=(LEFT([.C6];1))&amp;(LEFT([.B6];3))&amp;(RIGHT([.A6];1))" office:value-type="string" office:string-value="ASwi8" calcext:value-type="string">
            <text:p>ASwi8</text:p>
          </table:table-cell>
          <table:table-cell table:formula="of:=COUNTIF([.$D$2:.$D$495];[.D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701702</text:p>
          </table:table-cell>
          <table:table-cell office:value-type="string" calcext:value-type="string">
            <text:p>Szymanska</text:p>
          </table:table-cell>
          <table:table-cell office:value-type="string" calcext:value-type="string">
            <text:p>Ariuna</text:p>
          </table:table-cell>
          <table:table-cell table:formula="of:=(LEFT([.C7];1))&amp;(LEFT([.B7];3))&amp;(RIGHT([.A7];1))" office:value-type="string" office:string-value="ASzy2" calcext:value-type="string">
            <text:p>ASzy2</text:p>
          </table:table-cell>
          <table:table-cell table:formula="of:=COUNTIF([.$D$2:.$D$495];[.D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204284</text:p>
          </table:table-cell>
          <table:table-cell office:value-type="string" calcext:value-type="string">
            <text:p>Szymichowska</text:p>
          </table:table-cell>
          <table:table-cell office:value-type="string" calcext:value-type="string">
            <text:p>Antonina</text:p>
          </table:table-cell>
          <table:table-cell table:formula="of:=(LEFT([.C8];1))&amp;(LEFT([.B8];3))&amp;(RIGHT([.A8];1))" office:value-type="string" office:string-value="ASzy4" calcext:value-type="string">
            <text:p>ASzy4</text:p>
          </table:table-cell>
          <table:table-cell table:formula="of:=COUNTIF([.$D$2:.$D$495];[.D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8382</text:p>
          </table:table-cell>
          <table:table-cell office:value-type="string" calcext:value-type="string">
            <text:p>Tarnacka</text:p>
          </table:table-cell>
          <table:table-cell office:value-type="string" calcext:value-type="string">
            <text:p>Antonina</text:p>
          </table:table-cell>
          <table:table-cell table:formula="of:=(LEFT([.C9];1))&amp;(LEFT([.B9];3))&amp;(RIGHT([.A9];1))" office:value-type="string" office:string-value="ATar2" calcext:value-type="string">
            <text:p>ATar2</text:p>
          </table:table-cell>
          <table:table-cell table:formula="of:=COUNTIF([.$D$2:.$D$495];[.D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12466825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Antonina</text:p>
          </table:table-cell>
          <table:table-cell table:formula="of:=(LEFT([.C10];1))&amp;(LEFT([.B10];3))&amp;(RIGHT([.A10];1))" office:value-type="string" office:string-value="ATar5" calcext:value-type="string">
            <text:p>ATar5</text:p>
          </table:table-cell>
          <table:table-cell table:formula="of:=COUNTIF([.$D$2:.$D$495];[.D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64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Anna</text:p>
          </table:table-cell>
          <table:table-cell table:formula="of:=(LEFT([.C11];1))&amp;(LEFT([.B11];3))&amp;(RIGHT([.A11];1))" office:value-type="string" office:string-value="ATok4" calcext:value-type="string">
            <text:p>ATok4</text:p>
          </table:table-cell>
          <table:table-cell table:formula="of:=COUNTIF([.$D$2:.$D$495];[.D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2248</text:p>
          </table:table-cell>
          <table:table-cell office:value-type="string" calcext:value-type="string">
            <text:p>Tokarska</text:p>
          </table:table-cell>
          <table:table-cell office:value-type="string" calcext:value-type="string">
            <text:p>Antonia</text:p>
          </table:table-cell>
          <table:table-cell table:formula="of:=(LEFT([.C12];1))&amp;(LEFT([.B12];3))&amp;(RIGHT([.A12];1))" office:value-type="string" office:string-value="ATok8" calcext:value-type="string">
            <text:p>ATok8</text:p>
          </table:table-cell>
          <table:table-cell table:formula="of:=COUNTIF([.$D$2:.$D$495];[.D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388</text:p>
          </table:table-cell>
          <table:table-cell office:value-type="string" calcext:value-type="string">
            <text:p>Tomanek</text:p>
          </table:table-cell>
          <table:table-cell office:value-type="string" calcext:value-type="string">
            <text:p>Anna</text:p>
          </table:table-cell>
          <table:table-cell table:formula="of:=(LEFT([.C13];1))&amp;(LEFT([.B13];3))&amp;(RIGHT([.A13];1))" office:value-type="string" office:string-value="ATom8" calcext:value-type="string">
            <text:p>ATom8</text:p>
          </table:table-cell>
          <table:table-cell table:formula="of:=COUNTIF([.$D$2:.$D$495];[.D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204509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Anna</text:p>
          </table:table-cell>
          <table:table-cell table:formula="of:=(LEFT([.C14];1))&amp;(LEFT([.B14];3))&amp;(RIGHT([.A14];1))" office:value-type="string" office:string-value="ATom9" calcext:value-type="string">
            <text:p>ATom9</text:p>
          </table:table-cell>
          <table:table-cell table:formula="of:=COUNTIF([.$D$2:.$D$495];[.D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1401</text:p>
          </table:table-cell>
          <table:table-cell office:value-type="string" calcext:value-type="string">
            <text:p>Trocha</text:p>
          </table:table-cell>
          <table:table-cell office:value-type="string" calcext:value-type="string">
            <text:p>Anna</text:p>
          </table:table-cell>
          <table:table-cell table:formula="of:=(LEFT([.C15];1))&amp;(LEFT([.B15];3))&amp;(RIGHT([.A15];1))" office:value-type="string" office:string-value="ATro1" calcext:value-type="string">
            <text:p>ATro1</text:p>
          </table:table-cell>
          <table:table-cell table:formula="of:=COUNTIF([.$D$2:.$D$495];[.D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2724289</text:p>
          </table:table-cell>
          <table:table-cell office:value-type="string" calcext:value-type="string">
            <text:p>Trzebiatowska</text:p>
          </table:table-cell>
          <table:table-cell office:value-type="string" calcext:value-type="string">
            <text:p>Anna</text:p>
          </table:table-cell>
          <table:table-cell table:formula="of:=(LEFT([.C16];1))&amp;(LEFT([.B16];3))&amp;(RIGHT([.A16];1))" office:value-type="string" office:string-value="ATrz9" calcext:value-type="string">
            <text:p>ATrz9</text:p>
          </table:table-cell>
          <table:table-cell table:formula="of:=COUNTIF([.$D$2:.$D$495];[.D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801124</text:p>
          </table:table-cell>
          <table:table-cell office:value-type="string" calcext:value-type="string">
            <text:p>Ulwan</text:p>
          </table:table-cell>
          <table:table-cell office:value-type="string" calcext:value-type="string">
            <text:p>Anna</text:p>
          </table:table-cell>
          <table:table-cell table:formula="of:=(LEFT([.C17];1))&amp;(LEFT([.B17];3))&amp;(RIGHT([.A17];1))" office:value-type="string" office:string-value="AUlw4" calcext:value-type="string">
            <text:p>AUlw4</text:p>
          </table:table-cell>
          <table:table-cell table:formula="of:=COUNTIF([.$D$2:.$D$495];[.D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5941</text:p>
          </table:table-cell>
          <table:table-cell office:value-type="string" calcext:value-type="string">
            <text:p>Walaszek</text:p>
          </table:table-cell>
          <table:table-cell office:value-type="string" calcext:value-type="string">
            <text:p>Angelika</text:p>
          </table:table-cell>
          <table:table-cell table:formula="of:=(LEFT([.C18];1))&amp;(LEFT([.B18];3))&amp;(RIGHT([.A18];1))" office:value-type="string" office:string-value="AWal1" calcext:value-type="string">
            <text:p>AWal1</text:p>
          </table:table-cell>
          <table:table-cell table:formula="of:=COUNTIF([.$D$2:.$D$495];[.D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1081010863</text:p>
          </table:table-cell>
          <table:table-cell office:value-type="string" calcext:value-type="string">
            <text:p>Wamka</text:p>
          </table:table-cell>
          <table:table-cell office:value-type="string" calcext:value-type="string">
            <text:p>Anastazja</text:p>
          </table:table-cell>
          <table:table-cell table:formula="of:=(LEFT([.C19];1))&amp;(LEFT([.B19];3))&amp;(RIGHT([.A19];1))" office:value-type="string" office:string-value="AWam3" calcext:value-type="string">
            <text:p>AWam3</text:p>
          </table:table-cell>
          <table:table-cell table:formula="of:=COUNTIF([.$D$2:.$D$495];[.D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3111102</text:p>
          </table:table-cell>
          <table:table-cell office:value-type="string" calcext:value-type="string">
            <text:p>Wejner</text:p>
          </table:table-cell>
          <table:table-cell office:value-type="string" calcext:value-type="string">
            <text:p>Amelia</text:p>
          </table:table-cell>
          <table:table-cell table:formula="of:=(LEFT([.C20];1))&amp;(LEFT([.B20];3))&amp;(RIGHT([.A20];1))" office:value-type="string" office:string-value="AWej2" calcext:value-type="string">
            <text:p>AWej2</text:p>
          </table:table-cell>
          <table:table-cell table:formula="of:=COUNTIF([.$D$2:.$D$495];[.D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300067</text:p>
          </table:table-cell>
          <table:table-cell office:value-type="string" calcext:value-type="string">
            <text:p>Wendt</text:p>
          </table:table-cell>
          <table:table-cell office:value-type="string" calcext:value-type="string">
            <text:p>Amelia</text:p>
          </table:table-cell>
          <table:table-cell table:formula="of:=(LEFT([.C21];1))&amp;(LEFT([.B21];3))&amp;(RIGHT([.A21];1))" office:value-type="string" office:string-value="AWen7" calcext:value-type="string">
            <text:p>AWen7</text:p>
          </table:table-cell>
          <table:table-cell table:formula="of:=COUNTIF([.$D$2:.$D$495];[.D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17</text:p>
          </table:table-cell>
          <table:table-cell office:value-type="string" calcext:value-type="string">
            <text:p>Werbowy</text:p>
          </table:table-cell>
          <table:table-cell office:value-type="string" calcext:value-type="string">
            <text:p>Artur</text:p>
          </table:table-cell>
          <table:table-cell table:formula="of:=(LEFT([.C22];1))&amp;(LEFT([.B22];3))&amp;(RIGHT([.A22];1))" office:value-type="string" office:string-value="AWer7" calcext:value-type="string">
            <text:p>AWer7</text:p>
          </table:table-cell>
          <table:table-cell table:formula="of:=COUNTIF([.$D$2:.$D$495];[.D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402767</text:p>
          </table:table-cell>
          <table:table-cell office:value-type="string" calcext:value-type="string">
            <text:p>Wicher</text:p>
          </table:table-cell>
          <table:table-cell office:value-type="string" calcext:value-type="string">
            <text:p>Amelia</text:p>
          </table:table-cell>
          <table:table-cell table:formula="of:=(LEFT([.C23];1))&amp;(LEFT([.B23];3))&amp;(RIGHT([.A23];1))" office:value-type="string" office:string-value="AWic7" calcext:value-type="string">
            <text:p>AWic7</text:p>
          </table:table-cell>
          <table:table-cell table:formula="of:=COUNTIF([.$D$2:.$D$495];[.D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92056892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ntoni</text:p>
          </table:table-cell>
          <table:table-cell table:formula="of:=(LEFT([.C24];1))&amp;(LEFT([.B24];3))&amp;(RIGHT([.A24];1))" office:value-type="string" office:string-value="AWie2" calcext:value-type="string">
            <text:p>AWie2</text:p>
          </table:table-cell>
          <table:table-cell table:formula="of:=COUNTIF([.$D$2:.$D$495];[.D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1303693</text:p>
          </table:table-cell>
          <table:table-cell office:value-type="string" calcext:value-type="string">
            <text:p>Wieniarski</text:p>
          </table:table-cell>
          <table:table-cell office:value-type="string" calcext:value-type="string">
            <text:p>Arkadiusz</text:p>
          </table:table-cell>
          <table:table-cell table:formula="of:=(LEFT([.C25];1))&amp;(LEFT([.B25];3))&amp;(RIGHT([.A25];1))" office:value-type="string" office:string-value="AWie3" calcext:value-type="string">
            <text:p>AWie3</text:p>
          </table:table-cell>
          <table:table-cell table:formula="of:=COUNTIF([.$D$2:.$D$495];[.D2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1711463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Amelia</text:p>
          </table:table-cell>
          <table:table-cell table:formula="of:=(LEFT([.C26];1))&amp;(LEFT([.B26];3))&amp;(RIGHT([.A26];1))" office:value-type="string" office:string-value="AWie3" calcext:value-type="string">
            <text:p>AWie3</text:p>
          </table:table-cell>
          <table:table-cell table:formula="of:=COUNTIF([.$D$2:.$D$495];[.D2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72207404</text:p>
          </table:table-cell>
          <table:table-cell office:value-type="string" calcext:value-type="string">
            <text:p>Wieczerzak</text:p>
          </table:table-cell>
          <table:table-cell office:value-type="string" calcext:value-type="string">
            <text:p>Amelia</text:p>
          </table:table-cell>
          <table:table-cell table:formula="of:=(LEFT([.C27];1))&amp;(LEFT([.B27];3))&amp;(RIGHT([.A27];1))" office:value-type="string" office:string-value="AWie4" calcext:value-type="string">
            <text:p>AWie4</text:p>
          </table:table-cell>
          <table:table-cell table:formula="of:=COUNTIF([.$D$2:.$D$495];[.D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129700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Amelia</text:p>
          </table:table-cell>
          <table:table-cell table:formula="of:=(LEFT([.C28];1))&amp;(LEFT([.B28];3))&amp;(RIGHT([.A28];1))" office:value-type="string" office:string-value="AWil0" calcext:value-type="string">
            <text:p>AWil0</text:p>
          </table:table-cell>
          <table:table-cell table:formula="of:=COUNTIF([.$D$2:.$D$495];[.D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0904274</text:p>
          </table:table-cell>
          <table:table-cell office:value-type="string" calcext:value-type="string">
            <text:p>Wit</text:p>
          </table:table-cell>
          <table:table-cell office:value-type="string" calcext:value-type="string">
            <text:p>Andrzej</text:p>
          </table:table-cell>
          <table:table-cell table:formula="of:=(LEFT([.C29];1))&amp;(LEFT([.B29];3))&amp;(RIGHT([.A29];1))" office:value-type="string" office:string-value="AWit4" calcext:value-type="string">
            <text:p>AWit4</text:p>
          </table:table-cell>
          <table:table-cell table:formula="of:=COUNTIF([.$D$2:.$D$495];[.D2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042620494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Andrea</text:p>
          </table:table-cell>
          <table:table-cell table:formula="of:=(LEFT([.C30];1))&amp;(LEFT([.B30];3))&amp;(RIGHT([.A30];1))" office:value-type="string" office:string-value="AWit4" calcext:value-type="string">
            <text:p>AWit4</text:p>
          </table:table-cell>
          <table:table-cell table:formula="of:=COUNTIF([.$D$2:.$D$495];[.D3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73112328551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toni</text:p>
          </table:table-cell>
          <table:table-cell table:formula="of:=(LEFT([.C31];1))&amp;(LEFT([.B31];3))&amp;(RIGHT([.A31];1))" office:value-type="string" office:string-value="AWiz1" calcext:value-type="string">
            <text:p>AWiz1</text:p>
          </table:table-cell>
          <table:table-cell table:formula="of:=COUNTIF([.$D$2:.$D$495];[.D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3754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(LEFT([.C32];1))&amp;(LEFT([.B32];3))&amp;(RIGHT([.A32];1))" office:value-type="string" office:string-value="AWiz4" calcext:value-type="string">
            <text:p>AWiz4</text:p>
          </table:table-cell>
          <table:table-cell table:formula="of:=COUNTIF([.$D$2:.$D$495];[.D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501177</text:p>
          </table:table-cell>
          <table:table-cell office:value-type="string" calcext:value-type="string">
            <text:p>Wizniewski</text:p>
          </table:table-cell>
          <table:table-cell office:value-type="string" calcext:value-type="string">
            <text:p>Andrzej</text:p>
          </table:table-cell>
          <table:table-cell table:formula="of:=(LEFT([.C33];1))&amp;(LEFT([.B33];3))&amp;(RIGHT([.A33];1))" office:value-type="string" office:string-value="AWiz7" calcext:value-type="string">
            <text:p>AWiz7</text:p>
          </table:table-cell>
          <table:table-cell table:formula="of:=COUNTIF([.$D$2:.$D$495];[.D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0430</text:p>
          </table:table-cell>
          <table:table-cell office:value-type="string" calcext:value-type="string">
            <text:p>Wladyka</text:p>
          </table:table-cell>
          <table:table-cell office:value-type="string" calcext:value-type="string">
            <text:p>Alexander</text:p>
          </table:table-cell>
          <table:table-cell table:formula="of:=(LEFT([.C34];1))&amp;(LEFT([.B34];3))&amp;(RIGHT([.A34];1))" office:value-type="string" office:string-value="AWla0" calcext:value-type="string">
            <text:p>AWla0</text:p>
          </table:table-cell>
          <table:table-cell table:formula="of:=COUNTIF([.$D$2:.$D$495];[.D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801342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Alicja</text:p>
          </table:table-cell>
          <table:table-cell table:formula="of:=(LEFT([.C35];1))&amp;(LEFT([.B35];3))&amp;(RIGHT([.A35];1))" office:value-type="string" office:string-value="AWlo2" calcext:value-type="string">
            <text:p>AWlo2</text:p>
          </table:table-cell>
          <table:table-cell table:formula="of:=COUNTIF([.$D$2:.$D$495];[.D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10202460</text:p>
          </table:table-cell>
          <table:table-cell office:value-type="string" calcext:value-type="string">
            <text:p>Wojcicka</text:p>
          </table:table-cell>
          <table:table-cell office:value-type="string" calcext:value-type="string">
            <text:p>Alicja</text:p>
          </table:table-cell>
          <table:table-cell table:formula="of:=(LEFT([.C36];1))&amp;(LEFT([.B36];3))&amp;(RIGHT([.A36];1))" office:value-type="string" office:string-value="AWoj0" calcext:value-type="string">
            <text:p>AWoj0</text:p>
          </table:table-cell>
          <table:table-cell table:formula="of:=COUNTIF([.$D$2:.$D$495];[.D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91023191330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eks</text:p>
          </table:table-cell>
          <table:table-cell table:formula="of:=(LEFT([.C37];1))&amp;(LEFT([.B37];3))&amp;(RIGHT([.A37];1))" office:value-type="string" office:string-value="AWoj0" calcext:value-type="string">
            <text:p>AWoj0</text:p>
          </table:table-cell>
          <table:table-cell table:formula="of:=COUNTIF([.$D$2:.$D$495];[.D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311008492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Alan</text:p>
          </table:table-cell>
          <table:table-cell table:formula="of:=(LEFT([.C38];1))&amp;(LEFT([.B38];3))&amp;(RIGHT([.A38];1))" office:value-type="string" office:string-value="AWoj2" calcext:value-type="string">
            <text:p>AWoj2</text:p>
          </table:table-cell>
          <table:table-cell table:formula="of:=COUNTIF([.$D$2:.$D$495];[.D3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1100157652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Aleks</text:p>
          </table:table-cell>
          <table:table-cell table:formula="of:=(LEFT([.C39];1))&amp;(LEFT([.B39];3))&amp;(RIGHT([.A39];1))" office:value-type="string" office:string-value="AWoj2" calcext:value-type="string">
            <text:p>AWoj2</text:p>
          </table:table-cell>
          <table:table-cell table:formula="of:=COUNTIF([.$D$2:.$D$495];[.D3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02502274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eksander</text:p>
          </table:table-cell>
          <table:table-cell table:formula="of:=(LEFT([.C40];1))&amp;(LEFT([.B40];3))&amp;(RIGHT([.A40];1))" office:value-type="string" office:string-value="AWoj4" calcext:value-type="string">
            <text:p>AWoj4</text:p>
          </table:table-cell>
          <table:table-cell table:formula="of:=COUNTIF([.$D$2:.$D$495];[.D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0694367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Alicja</text:p>
          </table:table-cell>
          <table:table-cell table:formula="of:=(LEFT([.C41];1))&amp;(LEFT([.B41];3))&amp;(RIGHT([.A41];1))" office:value-type="string" office:string-value="AWoj7" calcext:value-type="string">
            <text:p>AWoj7</text:p>
          </table:table-cell>
          <table:table-cell table:formula="of:=COUNTIF([.$D$2:.$D$495];[.D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261204258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Alojzy</text:p>
          </table:table-cell>
          <table:table-cell table:formula="of:=(LEFT([.C42];1))&amp;(LEFT([.B42];3))&amp;(RIGHT([.A42];1))" office:value-type="string" office:string-value="AWoj8" calcext:value-type="string">
            <text:p>AWoj8</text:p>
          </table:table-cell>
          <table:table-cell table:formula="of:=COUNTIF([.$D$2:.$D$495];[.D4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2103018</text:p>
          </table:table-cell>
          <table:table-cell office:value-type="string" calcext:value-type="string">
            <text:p>Wojtaszewski</text:p>
          </table:table-cell>
          <table:table-cell office:value-type="string" calcext:value-type="string">
            <text:p>Aleksander</text:p>
          </table:table-cell>
          <table:table-cell table:formula="of:=(LEFT([.C43];1))&amp;(LEFT([.B43];3))&amp;(RIGHT([.A43];1))" office:value-type="string" office:string-value="AWoj8" calcext:value-type="string">
            <text:p>AWoj8</text:p>
          </table:table-cell>
          <table:table-cell table:formula="of:=COUNTIF([.$D$2:.$D$495];[.D4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62307035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Aleksander</text:p>
          </table:table-cell>
          <table:table-cell table:formula="of:=(LEFT([.C44];1))&amp;(LEFT([.B44];3))&amp;(RIGHT([.A44];1))" office:value-type="string" office:string-value="AWol5" calcext:value-type="string">
            <text:p>AWol5</text:p>
          </table:table-cell>
          <table:table-cell table:formula="of:=COUNTIF([.$D$2:.$D$495];[.D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160</text:p>
          </table:table-cell>
          <table:table-cell office:value-type="string" calcext:value-type="string">
            <text:p>Wroblewska</text:p>
          </table:table-cell>
          <table:table-cell office:value-type="string" calcext:value-type="string">
            <text:p>Alicja</text:p>
          </table:table-cell>
          <table:table-cell table:formula="of:=(LEFT([.C45];1))&amp;(LEFT([.B45];3))&amp;(RIGHT([.A45];1))" office:value-type="string" office:string-value="AWro0" calcext:value-type="string">
            <text:p>AWro0</text:p>
          </table:table-cell>
          <table:table-cell table:formula="of:=COUNTIF([.$D$2:.$D$495];[.D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8381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Alicja</text:p>
          </table:table-cell>
          <table:table-cell table:formula="of:=(LEFT([.C46];1))&amp;(LEFT([.B46];3))&amp;(RIGHT([.A46];1))" office:value-type="string" office:string-value="AWro1" calcext:value-type="string">
            <text:p>AWro1</text:p>
          </table:table-cell>
          <table:table-cell table:formula="of:=COUNTIF([.$D$2:.$D$495];[.D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02588171</text:p>
          </table:table-cell>
          <table:table-cell office:value-type="string" calcext:value-type="string">
            <text:p>Wydrzynski</text:p>
          </table:table-cell>
          <table:table-cell office:value-type="string" calcext:value-type="string">
            <text:p>Adrian</text:p>
          </table:table-cell>
          <table:table-cell table:formula="of:=(LEFT([.C47];1))&amp;(LEFT([.B47];3))&amp;(RIGHT([.A47];1))" office:value-type="string" office:string-value="AWyd1" calcext:value-type="string">
            <text:p>AWyd1</text:p>
          </table:table-cell>
          <table:table-cell table:formula="of:=COUNTIF([.$D$2:.$D$495];[.D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6528</text:p>
          </table:table-cell>
          <table:table-cell office:value-type="string" calcext:value-type="string">
            <text:p>Wymyslowska</text:p>
          </table:table-cell>
          <table:table-cell office:value-type="string" calcext:value-type="string">
            <text:p>Alicja</text:p>
          </table:table-cell>
          <table:table-cell table:formula="of:=(LEFT([.C48];1))&amp;(LEFT([.B48];3))&amp;(RIGHT([.A48];1))" office:value-type="string" office:string-value="AWym8" calcext:value-type="string">
            <text:p>AWym8</text:p>
          </table:table-cell>
          <table:table-cell table:formula="of:=COUNTIF([.$D$2:.$D$495];[.D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617</text:p>
          </table:table-cell>
          <table:table-cell office:value-type="string" calcext:value-type="string">
            <text:p>Wysokinski</text:p>
          </table:table-cell>
          <table:table-cell office:value-type="string" calcext:value-type="string">
            <text:p>Adrian</text:p>
          </table:table-cell>
          <table:table-cell table:formula="of:=(LEFT([.C49];1))&amp;(LEFT([.B49];3))&amp;(RIGHT([.A49];1))" office:value-type="string" office:string-value="AWys7" calcext:value-type="string">
            <text:p>AWys7</text:p>
          </table:table-cell>
          <table:table-cell table:formula="of:=COUNTIF([.$D$2:.$D$495];[.D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1108598</text:p>
          </table:table-cell>
          <table:table-cell office:value-type="string" calcext:value-type="string">
            <text:p>Yuksek</text:p>
          </table:table-cell>
          <table:table-cell office:value-type="string" calcext:value-type="string">
            <text:p>Adrian</text:p>
          </table:table-cell>
          <table:table-cell table:formula="of:=(LEFT([.C50];1))&amp;(LEFT([.B50];3))&amp;(RIGHT([.A50];1))" office:value-type="string" office:string-value="AYuk8" calcext:value-type="string">
            <text:p>AYuk8</text:p>
          </table:table-cell>
          <table:table-cell table:formula="of:=COUNTIF([.$D$2:.$D$495];[.D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003265</text:p>
          </table:table-cell>
          <table:table-cell office:value-type="string" calcext:value-type="string">
            <text:p>Zaborowska</text:p>
          </table:table-cell>
          <table:table-cell office:value-type="string" calcext:value-type="string">
            <text:p>Aleksandra</text:p>
          </table:table-cell>
          <table:table-cell table:formula="of:=(LEFT([.C51];1))&amp;(LEFT([.B51];3))&amp;(RIGHT([.A51];1))" office:value-type="string" office:string-value="AZab5" calcext:value-type="string">
            <text:p>AZab5</text:p>
          </table:table-cell>
          <table:table-cell table:formula="of:=COUNTIF([.$D$2:.$D$495];[.D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6127</text:p>
          </table:table-cell>
          <table:table-cell office:value-type="string" calcext:value-type="string">
            <text:p>Zacharska</text:p>
          </table:table-cell>
          <table:table-cell office:value-type="string" calcext:value-type="string">
            <text:p>Aleksandra</text:p>
          </table:table-cell>
          <table:table-cell table:formula="of:=(LEFT([.C52];1))&amp;(LEFT([.B52];3))&amp;(RIGHT([.A52];1))" office:value-type="string" office:string-value="AZac7" calcext:value-type="string">
            <text:p>AZac7</text:p>
          </table:table-cell>
          <table:table-cell table:formula="of:=COUNTIF([.$D$2:.$D$495];[.D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11423</text:p>
          </table:table-cell>
          <table:table-cell office:value-type="string" calcext:value-type="string">
            <text:p>Zalewska</text:p>
          </table:table-cell>
          <table:table-cell office:value-type="string" calcext:value-type="string">
            <text:p>Aleksandra</text:p>
          </table:table-cell>
          <table:table-cell table:formula="of:=(LEFT([.C53];1))&amp;(LEFT([.B53];3))&amp;(RIGHT([.A53];1))" office:value-type="string" office:string-value="AZal3" calcext:value-type="string">
            <text:p>AZal3</text:p>
          </table:table-cell>
          <table:table-cell table:formula="of:=COUNTIF([.$D$2:.$D$495];[.D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213174</text:p>
          </table:table-cell>
          <table:table-cell office:value-type="string" calcext:value-type="string">
            <text:p>Zaleski</text:p>
          </table:table-cell>
          <table:table-cell office:value-type="string" calcext:value-type="string">
            <text:p>Adrian</text:p>
          </table:table-cell>
          <table:table-cell table:formula="of:=(LEFT([.C54];1))&amp;(LEFT([.B54];3))&amp;(RIGHT([.A54];1))" office:value-type="string" office:string-value="AZal4" calcext:value-type="string">
            <text:p>AZal4</text:p>
          </table:table-cell>
          <table:table-cell table:formula="of:=COUNTIF([.$D$2:.$D$495];[.D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302729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leksandra</text:p>
          </table:table-cell>
          <table:table-cell table:formula="of:=(LEFT([.C55];1))&amp;(LEFT([.B55];3))&amp;(RIGHT([.A55];1))" office:value-type="string" office:string-value="AZar9" calcext:value-type="string">
            <text:p>AZar9</text:p>
          </table:table-cell>
          <table:table-cell table:formula="of:=COUNTIF([.$D$2:.$D$495];[.D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712460</text:p>
          </table:table-cell>
          <table:table-cell office:value-type="string" calcext:value-type="string">
            <text:p>Zasowska</text:p>
          </table:table-cell>
          <table:table-cell office:value-type="string" calcext:value-type="string">
            <text:p>Agnieszka</text:p>
          </table:table-cell>
          <table:table-cell table:formula="of:=(LEFT([.C56];1))&amp;(LEFT([.B56];3))&amp;(RIGHT([.A56];1))" office:value-type="string" office:string-value="AZas0" calcext:value-type="string">
            <text:p>AZas0</text:p>
          </table:table-cell>
          <table:table-cell table:formula="of:=COUNTIF([.$D$2:.$D$495];[.D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040249598</text:p>
          </table:table-cell>
          <table:table-cell office:value-type="string" calcext:value-type="string">
            <text:p>Zawisza</text:p>
          </table:table-cell>
          <table:table-cell office:value-type="string" calcext:value-type="string">
            <text:p>Adrian</text:p>
          </table:table-cell>
          <table:table-cell table:formula="of:=(LEFT([.C57];1))&amp;(LEFT([.B57];3))&amp;(RIGHT([.A57];1))" office:value-type="string" office:string-value="AZaw8" calcext:value-type="string">
            <text:p>AZaw8</text:p>
          </table:table-cell>
          <table:table-cell table:formula="of:=COUNTIF([.$D$2:.$D$495];[.D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6359</text:p>
          </table:table-cell>
          <table:table-cell office:value-type="string" calcext:value-type="string">
            <text:p>Zawizlak</text:p>
          </table:table-cell>
          <table:table-cell office:value-type="string" calcext:value-type="string">
            <text:p>Adam</text:p>
          </table:table-cell>
          <table:table-cell table:formula="of:=(LEFT([.C58];1))&amp;(LEFT([.B58];3))&amp;(RIGHT([.A58];1))" office:value-type="string" office:string-value="AZaw9" calcext:value-type="string">
            <text:p>AZaw9</text:p>
          </table:table-cell>
          <table:table-cell table:formula="of:=COUNTIF([.$D$2:.$D$495];[.D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169949</text:p>
          </table:table-cell>
          <table:table-cell office:value-type="string" calcext:value-type="string">
            <text:p>Zdrojewska</text:p>
          </table:table-cell>
          <table:table-cell office:value-type="string" calcext:value-type="string">
            <text:p>Agata</text:p>
          </table:table-cell>
          <table:table-cell table:formula="of:=(LEFT([.C59];1))&amp;(LEFT([.B59];3))&amp;(RIGHT([.A59];1))" office:value-type="string" office:string-value="AZdr9" calcext:value-type="string">
            <text:p>AZdr9</text:p>
          </table:table-cell>
          <table:table-cell table:formula="of:=COUNTIF([.$D$2:.$D$495];[.D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57</text:p>
          </table:table-cell>
          <table:table-cell office:value-type="string" calcext:value-type="string">
            <text:p>Zega</text:p>
          </table:table-cell>
          <table:table-cell office:value-type="string" calcext:value-type="string">
            <text:p>Adam</text:p>
          </table:table-cell>
          <table:table-cell table:formula="of:=(LEFT([.C60];1))&amp;(LEFT([.B60];3))&amp;(RIGHT([.A60];1))" office:value-type="string" office:string-value="AZeg7" calcext:value-type="string">
            <text:p>AZeg7</text:p>
          </table:table-cell>
          <table:table-cell table:formula="of:=COUNTIF([.$D$2:.$D$495];[.D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2752028</text:p>
          </table:table-cell>
          <table:table-cell office:value-type="string" calcext:value-type="string">
            <text:p>Zgadzaj</text:p>
          </table:table-cell>
          <table:table-cell office:value-type="string" calcext:value-type="string">
            <text:p>Agata</text:p>
          </table:table-cell>
          <table:table-cell table:formula="of:=(LEFT([.C61];1))&amp;(LEFT([.B61];3))&amp;(RIGHT([.A61];1))" office:value-type="string" office:string-value="AZga8" calcext:value-type="string">
            <text:p>AZga8</text:p>
          </table:table-cell>
          <table:table-cell table:formula="of:=COUNTIF([.$D$2:.$D$495];[.D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704714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Adam</text:p>
          </table:table-cell>
          <table:table-cell table:formula="of:=(LEFT([.C62];1))&amp;(LEFT([.B62];3))&amp;(RIGHT([.A62];1))" office:value-type="string" office:string-value="AZio4" calcext:value-type="string">
            <text:p>AZio4</text:p>
          </table:table-cell>
          <table:table-cell table:formula="of:=COUNTIF([.$D$2:.$D$495];[.D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122174118</text:p>
          </table:table-cell>
          <table:table-cell office:value-type="string" calcext:value-type="string">
            <text:p>Zmurko</text:p>
          </table:table-cell>
          <table:table-cell office:value-type="string" calcext:value-type="string">
            <text:p>Adam</text:p>
          </table:table-cell>
          <table:table-cell table:formula="of:=(LEFT([.C63];1))&amp;(LEFT([.B63];3))&amp;(RIGHT([.A63];1))" office:value-type="string" office:string-value="AZmu8" calcext:value-type="string">
            <text:p>AZmu8</text:p>
          </table:table-cell>
          <table:table-cell table:formula="of:=COUNTIF([.$D$2:.$D$495];[.D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408</text:p>
          </table:table-cell>
          <table:table-cell office:value-type="string" calcext:value-type="string">
            <text:p>Zochowska</text:p>
          </table:table-cell>
          <table:table-cell office:value-type="string" calcext:value-type="string">
            <text:p>Adriana</text:p>
          </table:table-cell>
          <table:table-cell table:formula="of:=(LEFT([.C64];1))&amp;(LEFT([.B64];3))&amp;(RIGHT([.A64];1))" office:value-type="string" office:string-value="AZoc8" calcext:value-type="string">
            <text:p>AZoc8</text:p>
          </table:table-cell>
          <table:table-cell table:formula="of:=COUNTIF([.$D$2:.$D$495];[.D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909312</text:p>
          </table:table-cell>
          <table:table-cell office:value-type="string" calcext:value-type="string">
            <text:p>Zurawski</text:p>
          </table:table-cell>
          <table:table-cell office:value-type="string" calcext:value-type="string">
            <text:p>Adam</text:p>
          </table:table-cell>
          <table:table-cell table:formula="of:=(LEFT([.C65];1))&amp;(LEFT([.B65];3))&amp;(RIGHT([.A65];1))" office:value-type="string" office:string-value="AZur2" calcext:value-type="string">
            <text:p>AZur2</text:p>
          </table:table-cell>
          <table:table-cell table:formula="of:=COUNTIF([.$D$2:.$D$495];[.D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20794633</text:p>
          </table:table-cell>
          <table:table-cell office:value-type="string" calcext:value-type="string">
            <text:p>Zurek</text:p>
          </table:table-cell>
          <table:table-cell office:value-type="string" calcext:value-type="string">
            <text:p>Adam</text:p>
          </table:table-cell>
          <table:table-cell table:formula="of:=(LEFT([.C66];1))&amp;(LEFT([.B66];3))&amp;(RIGHT([.A66];1))" office:value-type="string" office:string-value="AZur3" calcext:value-type="string">
            <text:p>AZur3</text:p>
          </table:table-cell>
          <table:table-cell table:formula="of:=COUNTIF([.$D$2:.$D$495];[.D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022153432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dam</text:p>
          </table:table-cell>
          <table:table-cell table:formula="of:=(LEFT([.C67];1))&amp;(LEFT([.B67];3))&amp;(RIGHT([.A67];1))" office:value-type="string" office:string-value="AZyg2" calcext:value-type="string">
            <text:p>AZyg2</text:p>
          </table:table-cell>
          <table:table-cell table:formula="of:=COUNTIF([.$D$2:.$D$495];[.D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1005045</text:p>
          </table:table-cell>
          <table:table-cell office:value-type="string" calcext:value-type="string">
            <text:p>Zylinska</text:p>
          </table:table-cell>
          <table:table-cell office:value-type="string" calcext:value-type="string">
            <text:p>Adelajda</text:p>
          </table:table-cell>
          <table:table-cell table:formula="of:=(LEFT([.C68];1))&amp;(LEFT([.B68];3))&amp;(RIGHT([.A68];1))" office:value-type="string" office:string-value="AZyl5" calcext:value-type="string">
            <text:p>AZyl5</text:p>
          </table:table-cell>
          <table:table-cell table:formula="of:=COUNTIF([.$D$2:.$D$495];[.D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204047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Beatrycze</text:p>
          </table:table-cell>
          <table:table-cell table:formula="of:=(LEFT([.C69];1))&amp;(LEFT([.B69];3))&amp;(RIGHT([.A69];1))" office:value-type="string" office:string-value="BOst7" calcext:value-type="string">
            <text:p>BOst7</text:p>
          </table:table-cell>
          <table:table-cell table:formula="of:=COUNTIF([.$D$2:.$D$495];[.D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070627831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Bruno</text:p>
          </table:table-cell>
          <table:table-cell table:formula="of:=(LEFT([.C70];1))&amp;(LEFT([.B70];3))&amp;(RIGHT([.A70];1))" office:value-type="string" office:string-value="BTom1" calcext:value-type="string">
            <text:p>BTom1</text:p>
          </table:table-cell>
          <table:table-cell table:formula="of:=COUNTIF([.$D$2:.$D$495];[.D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009495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Bruno</text:p>
          </table:table-cell>
          <table:table-cell table:formula="of:=(LEFT([.C71];1))&amp;(LEFT([.B71];3))&amp;(RIGHT([.A71];1))" office:value-type="string" office:string-value="BTom5" calcext:value-type="string">
            <text:p>BTom5</text:p>
          </table:table-cell>
          <table:table-cell table:formula="of:=COUNTIF([.$D$2:.$D$495];[.D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0851</text:p>
          </table:table-cell>
          <table:table-cell office:value-type="string" calcext:value-type="string">
            <text:p>Trawicki</text:p>
          </table:table-cell>
          <table:table-cell office:value-type="string" calcext:value-type="string">
            <text:p>Borys</text:p>
          </table:table-cell>
          <table:table-cell table:formula="of:=(LEFT([.C72];1))&amp;(LEFT([.B72];3))&amp;(RIGHT([.A72];1))" office:value-type="string" office:string-value="BTra1" calcext:value-type="string">
            <text:p>BTra1</text:p>
          </table:table-cell>
          <table:table-cell table:formula="of:=COUNTIF([.$D$2:.$D$495];[.D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5172</text:p>
          </table:table-cell>
          <table:table-cell office:value-type="string" calcext:value-type="string">
            <text:p>Trwoga</text:p>
          </table:table-cell>
          <table:table-cell office:value-type="string" calcext:value-type="string">
            <text:p>Bartosz</text:p>
          </table:table-cell>
          <table:table-cell table:formula="of:=(LEFT([.C73];1))&amp;(LEFT([.B73];3))&amp;(RIGHT([.A73];1))" office:value-type="string" office:string-value="BTrw2" calcext:value-type="string">
            <text:p>BTrw2</text:p>
          </table:table-cell>
          <table:table-cell table:formula="of:=COUNTIF([.$D$2:.$D$495];[.D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501336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Bartosz</text:p>
          </table:table-cell>
          <table:table-cell table:formula="of:=(LEFT([.C74];1))&amp;(LEFT([.B74];3))&amp;(RIGHT([.A74];1))" office:value-type="string" office:string-value="BTus6" calcext:value-type="string">
            <text:p>BTus6</text:p>
          </table:table-cell>
          <table:table-cell table:formula="of:=COUNTIF([.$D$2:.$D$495];[.D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604873</text:p>
          </table:table-cell>
          <table:table-cell office:value-type="string" calcext:value-type="string">
            <text:p>Ukomski</text:p>
          </table:table-cell>
          <table:table-cell office:value-type="string" calcext:value-type="string">
            <text:p>Bartosz</text:p>
          </table:table-cell>
          <table:table-cell table:formula="of:=(LEFT([.C75];1))&amp;(LEFT([.B75];3))&amp;(RIGHT([.A75];1))" office:value-type="string" office:string-value="BUko3" calcext:value-type="string">
            <text:p>BUko3</text:p>
          </table:table-cell>
          <table:table-cell table:formula="of:=COUNTIF([.$D$2:.$D$495];[.D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11278</text:p>
          </table:table-cell>
          <table:table-cell office:value-type="string" calcext:value-type="string">
            <text:p>Ulewicz</text:p>
          </table:table-cell>
          <table:table-cell office:value-type="string" calcext:value-type="string">
            <text:p>Bartosz</text:p>
          </table:table-cell>
          <table:table-cell table:formula="of:=(LEFT([.C76];1))&amp;(LEFT([.B76];3))&amp;(RIGHT([.A76];1))" office:value-type="string" office:string-value="BUle8" calcext:value-type="string">
            <text:p>BUle8</text:p>
          </table:table-cell>
          <table:table-cell table:formula="of:=COUNTIF([.$D$2:.$D$495];[.D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411573</text:p>
          </table:table-cell>
          <table:table-cell office:value-type="string" calcext:value-type="string">
            <text:p>Waclawski</text:p>
          </table:table-cell>
          <table:table-cell office:value-type="string" calcext:value-type="string">
            <text:p>Bartosz</text:p>
          </table:table-cell>
          <table:table-cell table:formula="of:=(LEFT([.C77];1))&amp;(LEFT([.B77];3))&amp;(RIGHT([.A77];1))" office:value-type="string" office:string-value="BWac3" calcext:value-type="string">
            <text:p>BWac3</text:p>
          </table:table-cell>
          <table:table-cell table:formula="of:=COUNTIF([.$D$2:.$D$495];[.D7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110446139</text:p>
          </table:table-cell>
          <table:table-cell office:value-type="string" calcext:value-type="string">
            <text:p>Wasiluk</text:p>
          </table:table-cell>
          <table:table-cell office:value-type="string" calcext:value-type="string">
            <text:p>Bartlomiej</text:p>
          </table:table-cell>
          <table:table-cell table:formula="of:=(LEFT([.C78];1))&amp;(LEFT([.B78];3))&amp;(RIGHT([.A78];1))" office:value-type="string" office:string-value="BWas9" calcext:value-type="string">
            <text:p>BWas9</text:p>
          </table:table-cell>
          <table:table-cell table:formula="of:=COUNTIF([.$D$2:.$D$495];[.D7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3082806059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Bartlomiej</text:p>
          </table:table-cell>
          <table:table-cell table:formula="of:=(LEFT([.C79];1))&amp;(LEFT([.B79];3))&amp;(RIGHT([.A79];1))" office:value-type="string" office:string-value="BWas9" calcext:value-type="string">
            <text:p>BWas9</text:p>
          </table:table-cell>
          <table:table-cell table:formula="of:=COUNTIF([.$D$2:.$D$495];[.D79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21706992</text:p>
          </table:table-cell>
          <table:table-cell office:value-type="string" calcext:value-type="string">
            <text:p>Swinianski</text:p>
          </table:table-cell>
          <table:table-cell office:value-type="string" calcext:value-type="string">
            <text:p>Cyprian</text:p>
          </table:table-cell>
          <table:table-cell table:formula="of:=(LEFT([.C80];1))&amp;(LEFT([.B80];3))&amp;(RIGHT([.A80];1))" office:value-type="string" office:string-value="CSwi2" calcext:value-type="string">
            <text:p>CSwi2</text:p>
          </table:table-cell>
          <table:table-cell table:formula="of:=COUNTIF([.$D$2:.$D$495];[.D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2677514</text:p>
          </table:table-cell>
          <table:table-cell office:value-type="string" calcext:value-type="string">
            <text:p>Swierszcz</text:p>
          </table:table-cell>
          <table:table-cell office:value-type="string" calcext:value-type="string">
            <text:p>Cyprian</text:p>
          </table:table-cell>
          <table:table-cell table:formula="of:=(LEFT([.C81];1))&amp;(LEFT([.B81];3))&amp;(RIGHT([.A81];1))" office:value-type="string" office:string-value="CSwi4" calcext:value-type="string">
            <text:p>CSwi4</text:p>
          </table:table-cell>
          <table:table-cell table:formula="of:=COUNTIF([.$D$2:.$D$495];[.D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112185145</text:p>
          </table:table-cell>
          <table:table-cell office:value-type="string" calcext:value-type="string">
            <text:p>Felisiak</text:p>
          </table:table-cell>
          <table:table-cell office:value-type="string" calcext:value-type="string">
            <text:p>Doris</text:p>
          </table:table-cell>
          <table:table-cell table:formula="of:=(LEFT([.C82];1))&amp;(LEFT([.B82];3))&amp;(RIGHT([.A82];1))" office:value-type="string" office:string-value="DFel5" calcext:value-type="string">
            <text:p>DFel5</text:p>
          </table:table-cell>
          <table:table-cell table:formula="of:=COUNTIF([.$D$2:.$D$495];[.D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2636355</text:p>
          </table:table-cell>
          <table:table-cell office:value-type="string" calcext:value-type="string">
            <text:p>Swistek</text:p>
          </table:table-cell>
          <table:table-cell office:value-type="string" calcext:value-type="string">
            <text:p>Damian</text:p>
          </table:table-cell>
          <table:table-cell table:formula="of:=(LEFT([.C83];1))&amp;(LEFT([.B83];3))&amp;(RIGHT([.A83];1))" office:value-type="string" office:string-value="DSwi5" calcext:value-type="string">
            <text:p>DSwi5</text:p>
          </table:table-cell>
          <table:table-cell table:formula="of:=COUNTIF([.$D$2:.$D$495];[.D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294894</text:p>
          </table:table-cell>
          <table:table-cell office:value-type="string" calcext:value-type="string">
            <text:p>Szczucki</text:p>
          </table:table-cell>
          <table:table-cell office:value-type="string" calcext:value-type="string">
            <text:p>Dominik</text:p>
          </table:table-cell>
          <table:table-cell table:formula="of:=(LEFT([.C84];1))&amp;(LEFT([.B84];3))&amp;(RIGHT([.A84];1))" office:value-type="string" office:string-value="DSzc4" calcext:value-type="string">
            <text:p>DSzc4</text:p>
          </table:table-cell>
          <table:table-cell table:formula="of:=COUNTIF([.$D$2:.$D$495];[.D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032479116</text:p>
          </table:table-cell>
          <table:table-cell office:value-type="string" calcext:value-type="string">
            <text:p>Szczepkowski</text:p>
          </table:table-cell>
          <table:table-cell office:value-type="string" calcext:value-type="string">
            <text:p>Dorian</text:p>
          </table:table-cell>
          <table:table-cell table:formula="of:=(LEFT([.C85];1))&amp;(LEFT([.B85];3))&amp;(RIGHT([.A85];1))" office:value-type="string" office:string-value="DSzc6" calcext:value-type="string">
            <text:p>DSzc6</text:p>
          </table:table-cell>
          <table:table-cell table:formula="of:=COUNTIF([.$D$2:.$D$495];[.D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53179170</text:p>
          </table:table-cell>
          <table:table-cell office:value-type="string" calcext:value-type="string">
            <text:p>Szmitko</text:p>
          </table:table-cell>
          <table:table-cell office:value-type="string" calcext:value-type="string">
            <text:p>Dominik</text:p>
          </table:table-cell>
          <table:table-cell table:formula="of:=(LEFT([.C86];1))&amp;(LEFT([.B86];3))&amp;(RIGHT([.A86];1))" office:value-type="string" office:string-value="DSzm0" calcext:value-type="string">
            <text:p>DSzm0</text:p>
          </table:table-cell>
          <table:table-cell table:formula="of:=COUNTIF([.$D$2:.$D$495];[.D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3841</text:p>
          </table:table-cell>
          <table:table-cell office:value-type="string" calcext:value-type="string">
            <text:p>Sznejder</text:p>
          </table:table-cell>
          <table:table-cell office:value-type="string" calcext:value-type="string">
            <text:p>Dominika</text:p>
          </table:table-cell>
          <table:table-cell table:formula="of:=(LEFT([.C87];1))&amp;(LEFT([.B87];3))&amp;(RIGHT([.A87];1))" office:value-type="string" office:string-value="DSzn1" calcext:value-type="string">
            <text:p>DSzn1</text:p>
          </table:table-cell>
          <table:table-cell table:formula="of:=COUNTIF([.$D$2:.$D$495];[.D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548</text:p>
          </table:table-cell>
          <table:table-cell office:value-type="string" calcext:value-type="string">
            <text:p>Szostakowska</text:p>
          </table:table-cell>
          <table:table-cell office:value-type="string" calcext:value-type="string">
            <text:p>Dominika</text:p>
          </table:table-cell>
          <table:table-cell table:formula="of:=(LEFT([.C88];1))&amp;(LEFT([.B88];3))&amp;(RIGHT([.A88];1))" office:value-type="string" office:string-value="DSzo8" calcext:value-type="string">
            <text:p>DSzo8</text:p>
          </table:table-cell>
          <table:table-cell table:formula="of:=COUNTIF([.$D$2:.$D$495];[.D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10236</text:p>
          </table:table-cell>
          <table:table-cell office:value-type="string" calcext:value-type="string">
            <text:p>Szpak</text:p>
          </table:table-cell>
          <table:table-cell office:value-type="string" calcext:value-type="string">
            <text:p>Dawid</text:p>
          </table:table-cell>
          <table:table-cell table:formula="of:=(LEFT([.C89];1))&amp;(LEFT([.B89];3))&amp;(RIGHT([.A89];1))" office:value-type="string" office:string-value="DSzp6" calcext:value-type="string">
            <text:p>DSzp6</text:p>
          </table:table-cell>
          <table:table-cell table:formula="of:=COUNTIF([.$D$2:.$D$495];[.D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52295172</text:p>
          </table:table-cell>
          <table:table-cell office:value-type="string" calcext:value-type="string">
            <text:p>Szreder</text:p>
          </table:table-cell>
          <table:table-cell office:value-type="string" calcext:value-type="string">
            <text:p>Dawid</text:p>
          </table:table-cell>
          <table:table-cell table:formula="of:=(LEFT([.C90];1))&amp;(LEFT([.B90];3))&amp;(RIGHT([.A90];1))" office:value-type="string" office:string-value="DSzr2" calcext:value-type="string">
            <text:p>DSzr2</text:p>
          </table:table-cell>
          <table:table-cell table:formula="of:=COUNTIF([.$D$2:.$D$495];[.D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477</text:p>
          </table:table-cell>
          <table:table-cell office:value-type="string" calcext:value-type="string">
            <text:p>Szubarczyk</text:p>
          </table:table-cell>
          <table:table-cell office:value-type="string" calcext:value-type="string">
            <text:p>Dawid</text:p>
          </table:table-cell>
          <table:table-cell table:formula="of:=(LEFT([.C91];1))&amp;(LEFT([.B91];3))&amp;(RIGHT([.A91];1))" office:value-type="string" office:string-value="DSzu7" calcext:value-type="string">
            <text:p>DSzu7</text:p>
          </table:table-cell>
          <table:table-cell table:formula="of:=COUNTIF([.$D$2:.$D$495];[.D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804898</text:p>
          </table:table-cell>
          <table:table-cell office:value-type="string" calcext:value-type="string">
            <text:p>Szumilewicz</text:p>
          </table:table-cell>
          <table:table-cell office:value-type="string" calcext:value-type="string">
            <text:p>Dariusz</text:p>
          </table:table-cell>
          <table:table-cell table:formula="of:=(LEFT([.C92];1))&amp;(LEFT([.B92];3))&amp;(RIGHT([.A92];1))" office:value-type="string" office:string-value="DSzu8" calcext:value-type="string">
            <text:p>DSzu8</text:p>
          </table:table-cell>
          <table:table-cell table:formula="of:=COUNTIF([.$D$2:.$D$495];[.D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701118</text:p>
          </table:table-cell>
          <table:table-cell office:value-type="string" calcext:value-type="string">
            <text:p>Szwast</text:p>
          </table:table-cell>
          <table:table-cell office:value-type="string" calcext:value-type="string">
            <text:p>Daniel</text:p>
          </table:table-cell>
          <table:table-cell table:formula="of:=(LEFT([.C93];1))&amp;(LEFT([.B93];3))&amp;(RIGHT([.A93];1))" office:value-type="string" office:string-value="DSzw8" calcext:value-type="string">
            <text:p>DSzw8</text:p>
          </table:table-cell>
          <table:table-cell table:formula="of:=COUNTIF([.$D$2:.$D$495];[.D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24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Ewa</text:p>
          </table:table-cell>
          <table:table-cell table:formula="of:=(LEFT([.C94];1))&amp;(LEFT([.B94];3))&amp;(RIGHT([.A94];1))" office:value-type="string" office:string-value="ELew4" calcext:value-type="string">
            <text:p>ELew4</text:p>
          </table:table-cell>
          <table:table-cell table:formula="of:=COUNTIF([.$D$2:.$D$495];[.D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7886</text:p>
          </table:table-cell>
          <table:table-cell office:value-type="string" calcext:value-type="string">
            <text:p>Symoszyn</text:p>
          </table:table-cell>
          <table:table-cell office:value-type="string" calcext:value-type="string">
            <text:p>Emilia</text:p>
          </table:table-cell>
          <table:table-cell table:formula="of:=(LEFT([.C95];1))&amp;(LEFT([.B95];3))&amp;(RIGHT([.A95];1))" office:value-type="string" office:string-value="ESym6" calcext:value-type="string">
            <text:p>ESym6</text:p>
          </table:table-cell>
          <table:table-cell table:formula="of:=COUNTIF([.$D$2:.$D$495];[.D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43</text:p>
          </table:table-cell>
          <table:table-cell office:value-type="string" calcext:value-type="string">
            <text:p>Szarmach</text:p>
          </table:table-cell>
          <table:table-cell office:value-type="string" calcext:value-type="string">
            <text:p>Ewa</text:p>
          </table:table-cell>
          <table:table-cell table:formula="of:=(LEFT([.C96];1))&amp;(LEFT([.B96];3))&amp;(RIGHT([.A96];1))" office:value-type="string" office:string-value="ESza3" calcext:value-type="string">
            <text:p>ESza3</text:p>
          </table:table-cell>
          <table:table-cell table:formula="of:=COUNTIF([.$D$2:.$D$495];[.D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7040</text:p>
          </table:table-cell>
          <table:table-cell office:value-type="string" calcext:value-type="string">
            <text:p>Szczuplinska</text:p>
          </table:table-cell>
          <table:table-cell office:value-type="string" calcext:value-type="string">
            <text:p>Emilia</text:p>
          </table:table-cell>
          <table:table-cell table:formula="of:=(LEFT([.C97];1))&amp;(LEFT([.B97];3))&amp;(RIGHT([.A97];1))" office:value-type="string" office:string-value="ESzc0" calcext:value-type="string">
            <text:p>ESzc0</text:p>
          </table:table-cell>
          <table:table-cell table:formula="of:=COUNTIF([.$D$2:.$D$495];[.D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110673709</text:p>
          </table:table-cell>
          <table:table-cell office:value-type="string" calcext:value-type="string">
            <text:p>Szczepanska</text:p>
          </table:table-cell>
          <table:table-cell office:value-type="string" calcext:value-type="string">
            <text:p>Emilia</text:p>
          </table:table-cell>
          <table:table-cell table:formula="of:=(LEFT([.C98];1))&amp;(LEFT([.B98];3))&amp;(RIGHT([.A98];1))" office:value-type="string" office:string-value="ESzc9" calcext:value-type="string">
            <text:p>ESzc9</text:p>
          </table:table-cell>
          <table:table-cell table:formula="of:=COUNTIF([.$D$2:.$D$495];[.D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305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Ewa</text:p>
          </table:table-cell>
          <table:table-cell table:formula="of:=(LEFT([.C99];1))&amp;(LEFT([.B99];3))&amp;(RIGHT([.A99];1))" office:value-type="string" office:string-value="EZak5" calcext:value-type="string">
            <text:p>EZak5</text:p>
          </table:table-cell>
          <table:table-cell table:formula="of:=COUNTIF([.$D$2:.$D$495];[.D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9674</text:p>
          </table:table-cell>
          <table:table-cell office:value-type="string" calcext:value-type="string">
            <text:p>Smoliniec</text:p>
          </table:table-cell>
          <table:table-cell office:value-type="string" calcext:value-type="string">
            <text:p>Franciszek</text:p>
          </table:table-cell>
          <table:table-cell table:formula="of:=(LEFT([.C100];1))&amp;(LEFT([.B100];3))&amp;(RIGHT([.A100];1))" office:value-type="string" office:string-value="FSmo4" calcext:value-type="string">
            <text:p>FSmo4</text:p>
          </table:table-cell>
          <table:table-cell table:formula="of:=COUNTIF([.$D$2:.$D$495];[.D1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608057</text:p>
          </table:table-cell>
          <table:table-cell office:value-type="string" calcext:value-type="string">
            <text:p>Snarski</text:p>
          </table:table-cell>
          <table:table-cell office:value-type="string" calcext:value-type="string">
            <text:p>Franciszek</text:p>
          </table:table-cell>
          <table:table-cell table:formula="of:=(LEFT([.C101];1))&amp;(LEFT([.B101];3))&amp;(RIGHT([.A101];1))" office:value-type="string" office:string-value="FSna7" calcext:value-type="string">
            <text:p>FSna7</text:p>
          </table:table-cell>
          <table:table-cell table:formula="of:=COUNTIF([.$D$2:.$D$495];[.D1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672</text:p>
          </table:table-cell>
          <table:table-cell office:value-type="string" calcext:value-type="string">
            <text:p>Sobon</text:p>
          </table:table-cell>
          <table:table-cell office:value-type="string" calcext:value-type="string">
            <text:p>Filip</text:p>
          </table:table-cell>
          <table:table-cell table:formula="of:=(LEFT([.C102];1))&amp;(LEFT([.B102];3))&amp;(RIGHT([.A102];1))" office:value-type="string" office:string-value="FSob2" calcext:value-type="string">
            <text:p>FSob2</text:p>
          </table:table-cell>
          <table:table-cell table:formula="of:=COUNTIF([.$D$2:.$D$495];[.D1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83036077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Filip</text:p>
          </table:table-cell>
          <table:table-cell table:formula="of:=(LEFT([.C103];1))&amp;(LEFT([.B103];3))&amp;(RIGHT([.A103];1))" office:value-type="string" office:string-value="FSob7" calcext:value-type="string">
            <text:p>FSob7</text:p>
          </table:table-cell>
          <table:table-cell table:formula="of:=COUNTIF([.$D$2:.$D$495];[.D1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109015</text:p>
          </table:table-cell>
          <table:table-cell office:value-type="string" calcext:value-type="string">
            <text:p>Sosnowski</text:p>
          </table:table-cell>
          <table:table-cell office:value-type="string" calcext:value-type="string">
            <text:p>Filip</text:p>
          </table:table-cell>
          <table:table-cell table:formula="of:=(LEFT([.C104];1))&amp;(LEFT([.B104];3))&amp;(RIGHT([.A104];1))" office:value-type="string" office:string-value="FSos5" calcext:value-type="string">
            <text:p>FSos5</text:p>
          </table:table-cell>
          <table:table-cell table:formula="of:=COUNTIF([.$D$2:.$D$495];[.D1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8112117597</text:p>
          </table:table-cell>
          <table:table-cell office:value-type="string" calcext:value-type="string">
            <text:p>Spanowski</text:p>
          </table:table-cell>
          <table:table-cell office:value-type="string" calcext:value-type="string">
            <text:p>Filip</text:p>
          </table:table-cell>
          <table:table-cell table:formula="of:=(LEFT([.C105];1))&amp;(LEFT([.B105];3))&amp;(RIGHT([.A105];1))" office:value-type="string" office:string-value="FSpa7" calcext:value-type="string">
            <text:p>FSpa7</text:p>
          </table:table-cell>
          <table:table-cell table:formula="of:=COUNTIF([.$D$2:.$D$495];[.D1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1101148770</text:p>
          </table:table-cell>
          <table:table-cell office:value-type="string" calcext:value-type="string">
            <text:p>Spychala</text:p>
          </table:table-cell>
          <table:table-cell office:value-type="string" calcext:value-type="string">
            <text:p>Filip</text:p>
          </table:table-cell>
          <table:table-cell table:formula="of:=(LEFT([.C106];1))&amp;(LEFT([.B106];3))&amp;(RIGHT([.A106];1))" office:value-type="string" office:string-value="FSpy0" calcext:value-type="string">
            <text:p>FSpy0</text:p>
          </table:table-cell>
          <table:table-cell table:formula="of:=COUNTIF([.$D$2:.$D$495];[.D1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2454</text:p>
          </table:table-cell>
          <table:table-cell office:value-type="string" calcext:value-type="string">
            <text:p>Stanulewicz</text:p>
          </table:table-cell>
          <table:table-cell office:value-type="string" calcext:value-type="string">
            <text:p>Filip</text:p>
          </table:table-cell>
          <table:table-cell table:formula="of:=(LEFT([.C107];1))&amp;(LEFT([.B107];3))&amp;(RIGHT([.A107];1))" office:value-type="string" office:string-value="FSta4" calcext:value-type="string">
            <text:p>FSta4</text:p>
          </table:table-cell>
          <table:table-cell table:formula="of:=COUNTIF([.$D$2:.$D$495];[.D1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7111084850</text:p>
          </table:table-cell>
          <table:table-cell office:value-type="string" calcext:value-type="string">
            <text:p>Strack</text:p>
          </table:table-cell>
          <table:table-cell office:value-type="string" calcext:value-type="string">
            <text:p>Filip</text:p>
          </table:table-cell>
          <table:table-cell table:formula="of:=(LEFT([.C108];1))&amp;(LEFT([.B108];3))&amp;(RIGHT([.A108];1))" office:value-type="string" office:string-value="FStr0" calcext:value-type="string">
            <text:p>FStr0</text:p>
          </table:table-cell>
          <table:table-cell table:formula="of:=COUNTIF([.$D$2:.$D$495];[.D1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212916</text:p>
          </table:table-cell>
          <table:table-cell office:value-type="string" calcext:value-type="string">
            <text:p>Strojek</text:p>
          </table:table-cell>
          <table:table-cell office:value-type="string" calcext:value-type="string">
            <text:p>Filip</text:p>
          </table:table-cell>
          <table:table-cell table:formula="of:=(LEFT([.C109];1))&amp;(LEFT([.B109];3))&amp;(RIGHT([.A109];1))" office:value-type="string" office:string-value="FStr6" calcext:value-type="string">
            <text:p>FStr6</text:p>
          </table:table-cell>
          <table:table-cell table:formula="of:=COUNTIF([.$D$2:.$D$495];[.D1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9101146737</text:p>
          </table:table-cell>
          <table:table-cell office:value-type="string" calcext:value-type="string">
            <text:p>Strupiechowski</text:p>
          </table:table-cell>
          <table:table-cell office:value-type="string" calcext:value-type="string">
            <text:p>Filip</text:p>
          </table:table-cell>
          <table:table-cell table:formula="of:=(LEFT([.C110];1))&amp;(LEFT([.B110];3))&amp;(RIGHT([.A110];1))" office:value-type="string" office:string-value="FStr7" calcext:value-type="string">
            <text:p>FStr7</text:p>
          </table:table-cell>
          <table:table-cell table:formula="of:=COUNTIF([.$D$2:.$D$495];[.D1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1581319</text:p>
          </table:table-cell>
          <table:table-cell office:value-type="string" calcext:value-type="string">
            <text:p>Strehlke</text:p>
          </table:table-cell>
          <table:table-cell office:value-type="string" calcext:value-type="string">
            <text:p>Filip</text:p>
          </table:table-cell>
          <table:table-cell table:formula="of:=(LEFT([.C111];1))&amp;(LEFT([.B111];3))&amp;(RIGHT([.A111];1))" office:value-type="string" office:string-value="FStr9" calcext:value-type="string">
            <text:p>FStr9</text:p>
          </table:table-cell>
          <table:table-cell table:formula="of:=COUNTIF([.$D$2:.$D$495];[.D1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303371</text:p>
          </table:table-cell>
          <table:table-cell office:value-type="string" calcext:value-type="string">
            <text:p>Sykus</text:p>
          </table:table-cell>
          <table:table-cell office:value-type="string" calcext:value-type="string">
            <text:p>Fabian</text:p>
          </table:table-cell>
          <table:table-cell table:formula="of:=(LEFT([.C112];1))&amp;(LEFT([.B112];3))&amp;(RIGHT([.A112];1))" office:value-type="string" office:string-value="FSyk1" calcext:value-type="string">
            <text:p>FSyk1</text:p>
          </table:table-cell>
          <table:table-cell table:formula="of:=COUNTIF([.$D$2:.$D$495];[.D1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375</text:p>
          </table:table-cell>
          <table:table-cell office:value-type="string" calcext:value-type="string">
            <text:p>Skabara</text:p>
          </table:table-cell>
          <table:table-cell office:value-type="string" calcext:value-type="string">
            <text:p>Grzegorz</text:p>
          </table:table-cell>
          <table:table-cell table:formula="of:=(LEFT([.C113];1))&amp;(LEFT([.B113];3))&amp;(RIGHT([.A113];1))" office:value-type="string" office:string-value="GSka5" calcext:value-type="string">
            <text:p>GSka5</text:p>
          </table:table-cell>
          <table:table-cell table:formula="of:=COUNTIF([.$D$2:.$D$495];[.D1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2696</text:p>
          </table:table-cell>
          <table:table-cell office:value-type="string" calcext:value-type="string">
            <text:p>Skaluba</text:p>
          </table:table-cell>
          <table:table-cell office:value-type="string" calcext:value-type="string">
            <text:p>Gabriel</text:p>
          </table:table-cell>
          <table:table-cell table:formula="of:=(LEFT([.C114];1))&amp;(LEFT([.B114];3))&amp;(RIGHT([.A114];1))" office:value-type="string" office:string-value="GSka6" calcext:value-type="string">
            <text:p>GSka6</text:p>
          </table:table-cell>
          <table:table-cell table:formula="of:=COUNTIF([.$D$2:.$D$495];[.D1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31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Hubert</text:p>
          </table:table-cell>
          <table:table-cell table:formula="of:=(LEFT([.C115];1))&amp;(LEFT([.B115];3))&amp;(RIGHT([.A115];1))" office:value-type="string" office:string-value="HSik1" calcext:value-type="string">
            <text:p>HSik1</text:p>
          </table:table-cell>
          <table:table-cell table:formula="of:=COUNTIF([.$D$2:.$D$495];[.D1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4020837137</text:p>
          </table:table-cell>
          <table:table-cell office:value-type="string" calcext:value-type="string">
            <text:p>Silakowski</text:p>
          </table:table-cell>
          <table:table-cell office:value-type="string" calcext:value-type="string">
            <text:p>Henryk</text:p>
          </table:table-cell>
          <table:table-cell table:formula="of:=(LEFT([.C116];1))&amp;(LEFT([.B116];3))&amp;(RIGHT([.A116];1))" office:value-type="string" office:string-value="HSil7" calcext:value-type="string">
            <text:p>HSil7</text:p>
          </table:table-cell>
          <table:table-cell table:formula="of:=COUNTIF([.$D$2:.$D$495];[.D1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3183995</text:p>
          </table:table-cell>
          <table:table-cell office:value-type="string" calcext:value-type="string">
            <text:p>Siminski</text:p>
          </table:table-cell>
          <table:table-cell office:value-type="string" calcext:value-type="string">
            <text:p>Henryk</text:p>
          </table:table-cell>
          <table:table-cell table:formula="of:=(LEFT([.C117];1))&amp;(LEFT([.B117];3))&amp;(RIGHT([.A117];1))" office:value-type="string" office:string-value="HSim5" calcext:value-type="string">
            <text:p>HSim5</text:p>
          </table:table-cell>
          <table:table-cell table:formula="of:=COUNTIF([.$D$2:.$D$495];[.D1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26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Helena</text:p>
          </table:table-cell>
          <table:table-cell table:formula="of:=(LEFT([.C118];1))&amp;(LEFT([.B118];3))&amp;(RIGHT([.A118];1))" office:value-type="string" office:string-value="HSro6" calcext:value-type="string">
            <text:p>HSro6</text:p>
          </table:table-cell>
          <table:table-cell table:formula="of:=COUNTIF([.$D$2:.$D$495];[.D1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3007141</text:p>
          </table:table-cell>
          <table:table-cell office:value-type="string" calcext:value-type="string">
            <text:p>Stambuldzys</text:p>
          </table:table-cell>
          <table:table-cell office:value-type="string" calcext:value-type="string">
            <text:p>Helena</text:p>
          </table:table-cell>
          <table:table-cell table:formula="of:=(LEFT([.C119];1))&amp;(LEFT([.B119];3))&amp;(RIGHT([.A119];1))" office:value-type="string" office:string-value="HSta1" calcext:value-type="string">
            <text:p>HSta1</text:p>
          </table:table-cell>
          <table:table-cell table:formula="of:=COUNTIF([.$D$2:.$D$495];[.D1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842</text:p>
          </table:table-cell>
          <table:table-cell office:value-type="string" calcext:value-type="string">
            <text:p>Stachurska</text:p>
          </table:table-cell>
          <table:table-cell office:value-type="string" calcext:value-type="string">
            <text:p>Helena</text:p>
          </table:table-cell>
          <table:table-cell table:formula="of:=(LEFT([.C120];1))&amp;(LEFT([.B120];3))&amp;(RIGHT([.A120];1))" office:value-type="string" office:string-value="HSta2" calcext:value-type="string">
            <text:p>HSta2</text:p>
          </table:table-cell>
          <table:table-cell table:formula="of:=COUNTIF([.$D$2:.$D$495];[.D1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103000844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Hanna</text:p>
          </table:table-cell>
          <table:table-cell table:formula="of:=(LEFT([.C121];1))&amp;(LEFT([.B121];3))&amp;(RIGHT([.A121];1))" office:value-type="string" office:string-value="HSta4" calcext:value-type="string">
            <text:p>HSta4</text:p>
          </table:table-cell>
          <table:table-cell table:formula="of:=COUNTIF([.$D$2:.$D$495];[.D1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0102890107</text:p>
          </table:table-cell>
          <table:table-cell office:value-type="string" calcext:value-type="string">
            <text:p>Stanislawska</text:p>
          </table:table-cell>
          <table:table-cell office:value-type="string" calcext:value-type="string">
            <text:p>Hanna</text:p>
          </table:table-cell>
          <table:table-cell table:formula="of:=(LEFT([.C122];1))&amp;(LEFT([.B122];3))&amp;(RIGHT([.A122];1))" office:value-type="string" office:string-value="HSta7" calcext:value-type="string">
            <text:p>HSta7</text:p>
          </table:table-cell>
          <table:table-cell table:formula="of:=COUNTIF([.$D$2:.$D$495];[.D1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608888</text:p>
          </table:table-cell>
          <table:table-cell office:value-type="string" calcext:value-type="string">
            <text:p>Stawirej</text:p>
          </table:table-cell>
          <table:table-cell office:value-type="string" calcext:value-type="string">
            <text:p>Hanna</text:p>
          </table:table-cell>
          <table:table-cell table:formula="of:=(LEFT([.C123];1))&amp;(LEFT([.B123];3))&amp;(RIGHT([.A123];1))" office:value-type="string" office:string-value="HSta8" calcext:value-type="string">
            <text:p>HSta8</text:p>
          </table:table-cell>
          <table:table-cell table:formula="of:=COUNTIF([.$D$2:.$D$495];[.D1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10410883</text:p>
          </table:table-cell>
          <table:table-cell office:value-type="string" calcext:value-type="string">
            <text:p>Steinborn</text:p>
          </table:table-cell>
          <table:table-cell office:value-type="string" calcext:value-type="string">
            <text:p>Hanna</text:p>
          </table:table-cell>
          <table:table-cell table:formula="of:=(LEFT([.C124];1))&amp;(LEFT([.B124];3))&amp;(RIGHT([.A124];1))" office:value-type="string" office:string-value="HSte3" calcext:value-type="string">
            <text:p>HSte3</text:p>
          </table:table-cell>
          <table:table-cell table:formula="of:=COUNTIF([.$D$2:.$D$495];[.D1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7224</text:p>
          </table:table-cell>
          <table:table-cell office:value-type="string" calcext:value-type="string">
            <text:p>Steinhardt</text:p>
          </table:table-cell>
          <table:table-cell office:value-type="string" calcext:value-type="string">
            <text:p>Hanna</text:p>
          </table:table-cell>
          <table:table-cell table:formula="of:=(LEFT([.C125];1))&amp;(LEFT([.B125];3))&amp;(RIGHT([.A125];1))" office:value-type="string" office:string-value="HSte4" calcext:value-type="string">
            <text:p>HSte4</text:p>
          </table:table-cell>
          <table:table-cell table:formula="of:=COUNTIF([.$D$2:.$D$495];[.D1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4051840149</text:p>
          </table:table-cell>
          <table:table-cell office:value-type="string" calcext:value-type="string">
            <text:p>Helinska</text:p>
          </table:table-cell>
          <table:table-cell office:value-type="string" calcext:value-type="string">
            <text:p>Ines</text:p>
          </table:table-cell>
          <table:table-cell table:formula="of:=(LEFT([.C126];1))&amp;(LEFT([.B126];3))&amp;(RIGHT([.A126];1))" office:value-type="string" office:string-value="IHel9" calcext:value-type="string">
            <text:p>IHel9</text:p>
          </table:table-cell>
          <table:table-cell table:formula="of:=COUNTIF([.$D$2:.$D$495];[.D1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1818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Igor</text:p>
          </table:table-cell>
          <table:table-cell table:formula="of:=(LEFT([.C127];1))&amp;(LEFT([.B127];3))&amp;(RIGHT([.A127];1))" office:value-type="string" office:string-value="IRut8" calcext:value-type="string">
            <text:p>IRut8</text:p>
          </table:table-cell>
          <table:table-cell table:formula="of:=COUNTIF([.$D$2:.$D$495];[.D1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0112004373</text:p>
          </table:table-cell>
          <table:table-cell office:value-type="string" calcext:value-type="string">
            <text:p>Rybinski</text:p>
          </table:table-cell>
          <table:table-cell office:value-type="string" calcext:value-type="string">
            <text:p>Igor</text:p>
          </table:table-cell>
          <table:table-cell table:formula="of:=(LEFT([.C128];1))&amp;(LEFT([.B128];3))&amp;(RIGHT([.A128];1))" office:value-type="string" office:string-value="IRyb3" calcext:value-type="string">
            <text:p>IRyb3</text:p>
          </table:table-cell>
          <table:table-cell table:formula="of:=COUNTIF([.$D$2:.$D$495];[.D1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908216</text:p>
          </table:table-cell>
          <table:table-cell office:value-type="string" calcext:value-type="string">
            <text:p>Rybienik</text:p>
          </table:table-cell>
          <table:table-cell office:value-type="string" calcext:value-type="string">
            <text:p>Igor</text:p>
          </table:table-cell>
          <table:table-cell table:formula="of:=(LEFT([.C129];1))&amp;(LEFT([.B129];3))&amp;(RIGHT([.A129];1))" office:value-type="string" office:string-value="IRyb6" calcext:value-type="string">
            <text:p>IRyb6</text:p>
          </table:table-cell>
          <table:table-cell table:formula="of:=COUNTIF([.$D$2:.$D$495];[.D1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53</text:p>
          </table:table-cell>
          <table:table-cell office:value-type="string" calcext:value-type="string">
            <text:p>Ryngwelski</text:p>
          </table:table-cell>
          <table:table-cell office:value-type="string" calcext:value-type="string">
            <text:p>Igor</text:p>
          </table:table-cell>
          <table:table-cell table:formula="of:=(LEFT([.C130];1))&amp;(LEFT([.B130];3))&amp;(RIGHT([.A130];1))" office:value-type="string" office:string-value="IRyn3" calcext:value-type="string">
            <text:p>IRyn3</text:p>
          </table:table-cell>
          <table:table-cell table:formula="of:=COUNTIF([.$D$2:.$D$495];[.D1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705410</text:p>
          </table:table-cell>
          <table:table-cell office:value-type="string" calcext:value-type="string">
            <text:p>Rysak</text:p>
          </table:table-cell>
          <table:table-cell office:value-type="string" calcext:value-type="string">
            <text:p>Igor</text:p>
          </table:table-cell>
          <table:table-cell table:formula="of:=(LEFT([.C131];1))&amp;(LEFT([.B131];3))&amp;(RIGHT([.A131];1))" office:value-type="string" office:string-value="IRys0" calcext:value-type="string">
            <text:p>IRys0</text:p>
          </table:table-cell>
          <table:table-cell table:formula="of:=COUNTIF([.$D$2:.$D$495];[.D1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808395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Igor</text:p>
          </table:table-cell>
          <table:table-cell table:formula="of:=(LEFT([.C132];1))&amp;(LEFT([.B132];3))&amp;(RIGHT([.A132];1))" office:value-type="string" office:string-value="IRys5" calcext:value-type="string">
            <text:p>IRys5</text:p>
          </table:table-cell>
          <table:table-cell table:formula="of:=COUNTIF([.$D$2:.$D$495];[.D1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102086116</text:p>
          </table:table-cell>
          <table:table-cell office:value-type="string" calcext:value-type="string">
            <text:p>Sarnowski</text:p>
          </table:table-cell>
          <table:table-cell office:value-type="string" calcext:value-type="string">
            <text:p>Ignacy</text:p>
          </table:table-cell>
          <table:table-cell table:formula="of:=(LEFT([.C133];1))&amp;(LEFT([.B133];3))&amp;(RIGHT([.A133];1))" office:value-type="string" office:string-value="ISar6" calcext:value-type="string">
            <text:p>ISar6</text:p>
          </table:table-cell>
          <table:table-cell table:formula="of:=COUNTIF([.$D$2:.$D$495];[.D1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33089803</text:p>
          </table:table-cell>
          <table:table-cell office:value-type="string" calcext:value-type="string">
            <text:p>Skrzydlak</text:p>
          </table:table-cell>
          <table:table-cell office:value-type="string" calcext:value-type="string">
            <text:p>Izabela</text:p>
          </table:table-cell>
          <table:table-cell table:formula="of:=(LEFT([.C134];1))&amp;(LEFT([.B134];3))&amp;(RIGHT([.A134];1))" office:value-type="string" office:string-value="ISkr3" calcext:value-type="string">
            <text:p>ISkr3</text:p>
          </table:table-cell>
          <table:table-cell table:formula="of:=COUNTIF([.$D$2:.$D$495];[.D1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5062892381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Inka</text:p>
          </table:table-cell>
          <table:table-cell table:formula="of:=(LEFT([.C135];1))&amp;(LEFT([.B135];3))&amp;(RIGHT([.A135];1))" office:value-type="string" office:string-value="ISoc1" calcext:value-type="string">
            <text:p>ISoc1</text:p>
          </table:table-cell>
          <table:table-cell table:formula="of:=COUNTIF([.$D$2:.$D$495];[.D1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4964</text:p>
          </table:table-cell>
          <table:table-cell office:value-type="string" calcext:value-type="string">
            <text:p>Srokowska</text:p>
          </table:table-cell>
          <table:table-cell office:value-type="string" calcext:value-type="string">
            <text:p>Iga</text:p>
          </table:table-cell>
          <table:table-cell table:formula="of:=(LEFT([.C136];1))&amp;(LEFT([.B136];3))&amp;(RIGHT([.A136];1))" office:value-type="string" office:string-value="ISro4" calcext:value-type="string">
            <text:p>ISro4</text:p>
          </table:table-cell>
          <table:table-cell table:formula="of:=COUNTIF([.$D$2:.$D$495];[.D1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905187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Jadwiga</text:p>
          </table:table-cell>
          <table:table-cell table:formula="of:=(LEFT([.C137];1))&amp;(LEFT([.B137];3))&amp;(RIGHT([.A137];1))" office:value-type="string" office:string-value="JBaj7" calcext:value-type="string">
            <text:p>JBaj7</text:p>
          </table:table-cell>
          <table:table-cell table:formula="of:=COUNTIF([.$D$2:.$D$495];[.D1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6005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Jakub</text:p>
          </table:table-cell>
          <table:table-cell table:formula="of:=(LEFT([.C138];1))&amp;(LEFT([.B138];3))&amp;(RIGHT([.A138];1))" office:value-type="string" office:string-value="JChm9" calcext:value-type="string">
            <text:p>JChm9</text:p>
          </table:table-cell>
          <table:table-cell table:formula="of:=COUNTIF([.$D$2:.$D$495];[.D1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401830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Jacek</text:p>
          </table:table-cell>
          <table:table-cell table:formula="of:=(LEFT([.C139];1))&amp;(LEFT([.B139];3))&amp;(RIGHT([.A139];1))" office:value-type="string" office:string-value="JCho0" calcext:value-type="string">
            <text:p>JCho0</text:p>
          </table:table-cell>
          <table:table-cell table:formula="of:=COUNTIF([.$D$2:.$D$495];[.D1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876453</text:p>
          </table:table-cell>
          <table:table-cell office:value-type="string" calcext:value-type="string">
            <text:p>Ciosinski</text:p>
          </table:table-cell>
          <table:table-cell office:value-type="string" calcext:value-type="string">
            <text:p>Jacek</text:p>
          </table:table-cell>
          <table:table-cell table:formula="of:=(LEFT([.C140];1))&amp;(LEFT([.B140];3))&amp;(RIGHT([.A140];1))" office:value-type="string" office:string-value="JCio3" calcext:value-type="string">
            <text:p>JCio3</text:p>
          </table:table-cell>
          <table:table-cell table:formula="of:=COUNTIF([.$D$2:.$D$495];[.D1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07452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Jan</text:p>
          </table:table-cell>
          <table:table-cell table:formula="of:=(LEFT([.C141];1))&amp;(LEFT([.B141];3))&amp;(RIGHT([.A141];1))" office:value-type="string" office:string-value="JFor2" calcext:value-type="string">
            <text:p>JFor2</text:p>
          </table:table-cell>
          <table:table-cell table:formula="of:=COUNTIF([.$D$2:.$D$495];[.D1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710196</text:p>
          </table:table-cell>
          <table:table-cell office:value-type="string" calcext:value-type="string">
            <text:p>Paciorek</text:p>
          </table:table-cell>
          <table:table-cell office:value-type="string" calcext:value-type="string">
            <text:p>Julian</text:p>
          </table:table-cell>
          <table:table-cell table:formula="of:=(LEFT([.C142];1))&amp;(LEFT([.B142];3))&amp;(RIGHT([.A142];1))" office:value-type="string" office:string-value="JPac6" calcext:value-type="string">
            <text:p>JPac6</text:p>
          </table:table-cell>
          <table:table-cell table:formula="of:=COUNTIF([.$D$2:.$D$495];[.D1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001092</text:p>
          </table:table-cell>
          <table:table-cell office:value-type="string" calcext:value-type="string">
            <text:p>Paluchowski</text:p>
          </table:table-cell>
          <table:table-cell office:value-type="string" calcext:value-type="string">
            <text:p>Julian</text:p>
          </table:table-cell>
          <table:table-cell table:formula="of:=(LEFT([.C143];1))&amp;(LEFT([.B143];3))&amp;(RIGHT([.A143];1))" office:value-type="string" office:string-value="JPal2" calcext:value-type="string">
            <text:p>JPal2</text:p>
          </table:table-cell>
          <table:table-cell table:formula="of:=COUNTIF([.$D$2:.$D$495];[.D1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7019</text:p>
          </table:table-cell>
          <table:table-cell office:value-type="string" calcext:value-type="string">
            <text:p>Panow</text:p>
          </table:table-cell>
          <table:table-cell office:value-type="string" calcext:value-type="string">
            <text:p>Julian</text:p>
          </table:table-cell>
          <table:table-cell table:formula="of:=(LEFT([.C144];1))&amp;(LEFT([.B144];3))&amp;(RIGHT([.A144];1))" office:value-type="string" office:string-value="JPan9" calcext:value-type="string">
            <text:p>JPan9</text:p>
          </table:table-cell>
          <table:table-cell table:formula="of:=COUNTIF([.$D$2:.$D$495];[.D1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2080709353</text:p>
          </table:table-cell>
          <table:table-cell office:value-type="string" calcext:value-type="string">
            <text:p>Pawelec</text:p>
          </table:table-cell>
          <table:table-cell office:value-type="string" calcext:value-type="string">
            <text:p>Jan</text:p>
          </table:table-cell>
          <table:table-cell table:formula="of:=(LEFT([.C145];1))&amp;(LEFT([.B145];3))&amp;(RIGHT([.A145];1))" office:value-type="string" office:string-value="JPaw3" calcext:value-type="string">
            <text:p>JPaw3</text:p>
          </table:table-cell>
          <table:table-cell table:formula="of:=COUNTIF([.$D$2:.$D$495];[.D1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500954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an</text:p>
          </table:table-cell>
          <table:table-cell table:formula="of:=(LEFT([.C146];1))&amp;(LEFT([.B146];3))&amp;(RIGHT([.A146];1))" office:value-type="string" office:string-value="JPaw4" calcext:value-type="string">
            <text:p>JPaw4</text:p>
          </table:table-cell>
          <table:table-cell table:formula="of:=COUNTIF([.$D$2:.$D$495];[.D1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108997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Jerzy</text:p>
          </table:table-cell>
          <table:table-cell table:formula="of:=(LEFT([.C147];1))&amp;(LEFT([.B147];3))&amp;(RIGHT([.A147];1))" office:value-type="string" office:string-value="JPaw7" calcext:value-type="string">
            <text:p>JPaw7</text:p>
          </table:table-cell>
          <table:table-cell table:formula="of:=COUNTIF([.$D$2:.$D$495];[.D1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8337</text:p>
          </table:table-cell>
          <table:table-cell office:value-type="string" calcext:value-type="string">
            <text:p>Pengiel</text:p>
          </table:table-cell>
          <table:table-cell office:value-type="string" calcext:value-type="string">
            <text:p>Jan</text:p>
          </table:table-cell>
          <table:table-cell table:formula="of:=(LEFT([.C148];1))&amp;(LEFT([.B148];3))&amp;(RIGHT([.A148];1))" office:value-type="string" office:string-value="JPen7" calcext:value-type="string">
            <text:p>JPen7</text:p>
          </table:table-cell>
          <table:table-cell table:formula="of:=COUNTIF([.$D$2:.$D$495];[.D1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10906690</text:p>
          </table:table-cell>
          <table:table-cell office:value-type="string" calcext:value-type="string">
            <text:p>Pettka</text:p>
          </table:table-cell>
          <table:table-cell office:value-type="string" calcext:value-type="string">
            <text:p>Jan</text:p>
          </table:table-cell>
          <table:table-cell table:formula="of:=(LEFT([.C149];1))&amp;(LEFT([.B149];3))&amp;(RIGHT([.A149];1))" office:value-type="string" office:string-value="JPet0" calcext:value-type="string">
            <text:p>JPet0</text:p>
          </table:table-cell>
          <table:table-cell table:formula="of:=COUNTIF([.$D$2:.$D$495];[.D1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1468413</text:p>
          </table:table-cell>
          <table:table-cell office:value-type="string" calcext:value-type="string">
            <text:p>Pieterson</text:p>
          </table:table-cell>
          <table:table-cell office:value-type="string" calcext:value-type="string">
            <text:p>Jan</text:p>
          </table:table-cell>
          <table:table-cell table:formula="of:=(LEFT([.C150];1))&amp;(LEFT([.B150];3))&amp;(RIGHT([.A150];1))" office:value-type="string" office:string-value="JPie3" calcext:value-type="string">
            <text:p>JPie3</text:p>
          </table:table-cell>
          <table:table-cell table:formula="of:=COUNTIF([.$D$2:.$D$495];[.D1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74</text:p>
          </table:table-cell>
          <table:table-cell office:value-type="string" calcext:value-type="string">
            <text:p>Piechalski</text:p>
          </table:table-cell>
          <table:table-cell office:value-type="string" calcext:value-type="string">
            <text:p>Jan</text:p>
          </table:table-cell>
          <table:table-cell table:formula="of:=(LEFT([.C151];1))&amp;(LEFT([.B151];3))&amp;(RIGHT([.A151];1))" office:value-type="string" office:string-value="JPie4" calcext:value-type="string">
            <text:p>JPie4</text:p>
          </table:table-cell>
          <table:table-cell table:formula="of:=COUNTIF([.$D$2:.$D$495];[.D1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202879</text:p>
          </table:table-cell>
          <table:table-cell office:value-type="string" calcext:value-type="string">
            <text:p>Pietraszczyk</text:p>
          </table:table-cell>
          <table:table-cell office:value-type="string" calcext:value-type="string">
            <text:p>Jan</text:p>
          </table:table-cell>
          <table:table-cell table:formula="of:=(LEFT([.C152];1))&amp;(LEFT([.B152];3))&amp;(RIGHT([.A152];1))" office:value-type="string" office:string-value="JPie9" calcext:value-type="string">
            <text:p>JPie9</text:p>
          </table:table-cell>
          <table:table-cell table:formula="of:=COUNTIF([.$D$2:.$D$495];[.D1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104334</text:p>
          </table:table-cell>
          <table:table-cell office:value-type="string" calcext:value-type="string">
            <text:p>Pinker</text:p>
          </table:table-cell>
          <table:table-cell office:value-type="string" calcext:value-type="string">
            <text:p>Jan</text:p>
          </table:table-cell>
          <table:table-cell table:formula="of:=(LEFT([.C153];1))&amp;(LEFT([.B153];3))&amp;(RIGHT([.A153];1))" office:value-type="string" office:string-value="JPin4" calcext:value-type="string">
            <text:p>JPin4</text:p>
          </table:table-cell>
          <table:table-cell table:formula="of:=COUNTIF([.$D$2:.$D$495];[.D1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55</text:p>
          </table:table-cell>
          <table:table-cell office:value-type="string" calcext:value-type="string">
            <text:p>Pinkowski</text:p>
          </table:table-cell>
          <table:table-cell office:value-type="string" calcext:value-type="string">
            <text:p>Jan</text:p>
          </table:table-cell>
          <table:table-cell table:formula="of:=(LEFT([.C154];1))&amp;(LEFT([.B154];3))&amp;(RIGHT([.A154];1))" office:value-type="string" office:string-value="JPin5" calcext:value-type="string">
            <text:p>JPin5</text:p>
          </table:table-cell>
          <table:table-cell table:formula="of:=COUNTIF([.$D$2:.$D$495];[.D1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206692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Jacek</text:p>
          </table:table-cell>
          <table:table-cell table:formula="of:=(LEFT([.C155];1))&amp;(LEFT([.B155];3))&amp;(RIGHT([.A155];1))" office:value-type="string" office:string-value="JPio2" calcext:value-type="string">
            <text:p>JPio2</text:p>
          </table:table-cell>
          <table:table-cell table:formula="of:=COUNTIF([.$D$2:.$D$495];[.D1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2630357</text:p>
          </table:table-cell>
          <table:table-cell office:value-type="string" calcext:value-type="string">
            <text:p>Pistek</text:p>
          </table:table-cell>
          <table:table-cell office:value-type="string" calcext:value-type="string">
            <text:p>Jan</text:p>
          </table:table-cell>
          <table:table-cell table:formula="of:=(LEFT([.C156];1))&amp;(LEFT([.B156];3))&amp;(RIGHT([.A156];1))" office:value-type="string" office:string-value="JPis7" calcext:value-type="string">
            <text:p>JPis7</text:p>
          </table:table-cell>
          <table:table-cell table:formula="of:=COUNTIF([.$D$2:.$D$495];[.D1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74</text:p>
          </table:table-cell>
          <table:table-cell office:value-type="string" calcext:value-type="string">
            <text:p>Piwowarek</text:p>
          </table:table-cell>
          <table:table-cell office:value-type="string" calcext:value-type="string">
            <text:p>Jan</text:p>
          </table:table-cell>
          <table:table-cell table:formula="of:=(LEFT([.C157];1))&amp;(LEFT([.B157];3))&amp;(RIGHT([.A157];1))" office:value-type="string" office:string-value="JPiw4" calcext:value-type="string">
            <text:p>JPiw4</text:p>
          </table:table-cell>
          <table:table-cell table:formula="of:=COUNTIF([.$D$2:.$D$495];[.D1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10890</text:p>
          </table:table-cell>
          <table:table-cell office:value-type="string" calcext:value-type="string">
            <text:p>Plichta</text:p>
          </table:table-cell>
          <table:table-cell office:value-type="string" calcext:value-type="string">
            <text:p>Jakub</text:p>
          </table:table-cell>
          <table:table-cell table:formula="of:=(LEFT([.C158];1))&amp;(LEFT([.B158];3))&amp;(RIGHT([.A158];1))" office:value-type="string" office:string-value="JPli0" calcext:value-type="string">
            <text:p>JPli0</text:p>
          </table:table-cell>
          <table:table-cell table:formula="of:=COUNTIF([.$D$2:.$D$495];[.D15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10711054</text:p>
          </table:table-cell>
          <table:table-cell office:value-type="string" calcext:value-type="string">
            <text:p>Podbereski</text:p>
          </table:table-cell>
          <table:table-cell office:value-type="string" calcext:value-type="string">
            <text:p>Jakub</text:p>
          </table:table-cell>
          <table:table-cell table:formula="of:=(LEFT([.C159];1))&amp;(LEFT([.B159];3))&amp;(RIGHT([.A159];1))" office:value-type="string" office:string-value="JPod4" calcext:value-type="string">
            <text:p>JPod4</text:p>
          </table:table-cell>
          <table:table-cell table:formula="of:=COUNTIF([.$D$2:.$D$495];[.D15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3010294</text:p>
          </table:table-cell>
          <table:table-cell office:value-type="string" calcext:value-type="string">
            <text:p>Podolszynski</text:p>
          </table:table-cell>
          <table:table-cell office:value-type="string" calcext:value-type="string">
            <text:p>Jakub</text:p>
          </table:table-cell>
          <table:table-cell table:formula="of:=(LEFT([.C160];1))&amp;(LEFT([.B160];3))&amp;(RIGHT([.A160];1))" office:value-type="string" office:string-value="JPod4" calcext:value-type="string">
            <text:p>JPod4</text:p>
          </table:table-cell>
          <table:table-cell table:formula="of:=COUNTIF([.$D$2:.$D$495];[.D16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02001353</text:p>
          </table:table-cell>
          <table:table-cell office:value-type="string" calcext:value-type="string">
            <text:p>Polonski</text:p>
          </table:table-cell>
          <table:table-cell office:value-type="string" calcext:value-type="string">
            <text:p>Jakub</text:p>
          </table:table-cell>
          <table:table-cell table:formula="of:=(LEFT([.C161];1))&amp;(LEFT([.B161];3))&amp;(RIGHT([.A161];1))" office:value-type="string" office:string-value="JPol3" calcext:value-type="string">
            <text:p>JPol3</text:p>
          </table:table-cell>
          <table:table-cell table:formula="of:=COUNTIF([.$D$2:.$D$495];[.D1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13048790</text:p>
          </table:table-cell>
          <table:table-cell office:value-type="string" calcext:value-type="string">
            <text:p>Porydzaj</text:p>
          </table:table-cell>
          <table:table-cell office:value-type="string" calcext:value-type="string">
            <text:p>Jakub</text:p>
          </table:table-cell>
          <table:table-cell table:formula="of:=(LEFT([.C162];1))&amp;(LEFT([.B162];3))&amp;(RIGHT([.A162];1))" office:value-type="string" office:string-value="JPor0" calcext:value-type="string">
            <text:p>JPor0</text:p>
          </table:table-cell>
          <table:table-cell table:formula="of:=COUNTIF([.$D$2:.$D$495];[.D1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03188695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Jakub</text:p>
          </table:table-cell>
          <table:table-cell table:formula="of:=(LEFT([.C163];1))&amp;(LEFT([.B163];3))&amp;(RIGHT([.A163];1))" office:value-type="string" office:string-value="JPot5" calcext:value-type="string">
            <text:p>JPot5</text:p>
          </table:table-cell>
          <table:table-cell table:formula="of:=COUNTIF([.$D$2:.$D$495];[.D1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5621</text:p>
          </table:table-cell>
          <table:table-cell office:value-type="string" calcext:value-type="string">
            <text:p>Pozarzycka</text:p>
          </table:table-cell>
          <table:table-cell office:value-type="string" calcext:value-type="string">
            <text:p>Justyna</text:p>
          </table:table-cell>
          <table:table-cell table:formula="of:=(LEFT([.C164];1))&amp;(LEFT([.B164];3))&amp;(RIGHT([.A164];1))" office:value-type="string" office:string-value="JPoz1" calcext:value-type="string">
            <text:p>JPoz1</text:p>
          </table:table-cell>
          <table:table-cell table:formula="of:=COUNTIF([.$D$2:.$D$495];[.D1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2032543</text:p>
          </table:table-cell>
          <table:table-cell office:value-type="string" calcext:value-type="string">
            <text:p>Procinska</text:p>
          </table:table-cell>
          <table:table-cell office:value-type="string" calcext:value-type="string">
            <text:p>Julianna</text:p>
          </table:table-cell>
          <table:table-cell table:formula="of:=(LEFT([.C165];1))&amp;(LEFT([.B165];3))&amp;(RIGHT([.A165];1))" office:value-type="string" office:string-value="JPro3" calcext:value-type="string">
            <text:p>JPro3</text:p>
          </table:table-cell>
          <table:table-cell table:formula="of:=COUNTIF([.$D$2:.$D$495];[.D1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105879</text:p>
          </table:table-cell>
          <table:table-cell office:value-type="string" calcext:value-type="string">
            <text:p>Prochniewicz</text:p>
          </table:table-cell>
          <table:table-cell office:value-type="string" calcext:value-type="string">
            <text:p>Jakub</text:p>
          </table:table-cell>
          <table:table-cell table:formula="of:=(LEFT([.C166];1))&amp;(LEFT([.B166];3))&amp;(RIGHT([.A166];1))" office:value-type="string" office:string-value="JPro9" calcext:value-type="string">
            <text:p>JPro9</text:p>
          </table:table-cell>
          <table:table-cell table:formula="of:=COUNTIF([.$D$2:.$D$495];[.D1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63159211</text:p>
          </table:table-cell>
          <table:table-cell office:value-type="string" calcext:value-type="string">
            <text:p>Przestrzelski</text:p>
          </table:table-cell>
          <table:table-cell office:value-type="string" calcext:value-type="string">
            <text:p>Jakub</text:p>
          </table:table-cell>
          <table:table-cell table:formula="of:=(LEFT([.C167];1))&amp;(LEFT([.B167];3))&amp;(RIGHT([.A167];1))" office:value-type="string" office:string-value="JPrz1" calcext:value-type="string">
            <text:p>JPrz1</text:p>
          </table:table-cell>
          <table:table-cell table:formula="of:=COUNTIF([.$D$2:.$D$495];[.D1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416256</text:p>
          </table:table-cell>
          <table:table-cell office:value-type="string" calcext:value-type="string">
            <text:p>Przytula</text:p>
          </table:table-cell>
          <table:table-cell office:value-type="string" calcext:value-type="string">
            <text:p>Jakub</text:p>
          </table:table-cell>
          <table:table-cell table:formula="of:=(LEFT([.C168];1))&amp;(LEFT([.B168];3))&amp;(RIGHT([.A168];1))" office:value-type="string" office:string-value="JPrz6" calcext:value-type="string">
            <text:p>JPrz6</text:p>
          </table:table-cell>
          <table:table-cell table:formula="of:=COUNTIF([.$D$2:.$D$495];[.D1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314615</text:p>
          </table:table-cell>
          <table:table-cell office:value-type="string" calcext:value-type="string">
            <text:p>Pupp</text:p>
          </table:table-cell>
          <table:table-cell office:value-type="string" calcext:value-type="string">
            <text:p>Jakub</text:p>
          </table:table-cell>
          <table:table-cell table:formula="of:=(LEFT([.C169];1))&amp;(LEFT([.B169];3))&amp;(RIGHT([.A169];1))" office:value-type="string" office:string-value="JPup5" calcext:value-type="string">
            <text:p>JPup5</text:p>
          </table:table-cell>
          <table:table-cell table:formula="of:=COUNTIF([.$D$2:.$D$495];[.D1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3583</text:p>
          </table:table-cell>
          <table:table-cell office:value-type="string" calcext:value-type="string">
            <text:p>Puzlecka</text:p>
          </table:table-cell>
          <table:table-cell office:value-type="string" calcext:value-type="string">
            <text:p>Julia</text:p>
          </table:table-cell>
          <table:table-cell table:formula="of:=(LEFT([.C170];1))&amp;(LEFT([.B170];3))&amp;(RIGHT([.A170];1))" office:value-type="string" office:string-value="JPuz3" calcext:value-type="string">
            <text:p>JPuz3</text:p>
          </table:table-cell>
          <table:table-cell table:formula="of:=COUNTIF([.$D$2:.$D$495];[.D1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2750933</text:p>
          </table:table-cell>
          <table:table-cell office:value-type="string" calcext:value-type="string">
            <text:p>Radziszewski</text:p>
          </table:table-cell>
          <table:table-cell office:value-type="string" calcext:value-type="string">
            <text:p>Jakub</text:p>
          </table:table-cell>
          <table:table-cell table:formula="of:=(LEFT([.C171];1))&amp;(LEFT([.B171];3))&amp;(RIGHT([.A171];1))" office:value-type="string" office:string-value="JRad3" calcext:value-type="string">
            <text:p>JRad3</text:p>
          </table:table-cell>
          <table:table-cell table:formula="of:=COUNTIF([.$D$2:.$D$495];[.D1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0265394</text:p>
          </table:table-cell>
          <table:table-cell office:value-type="string" calcext:value-type="string">
            <text:p>Radomski</text:p>
          </table:table-cell>
          <table:table-cell office:value-type="string" calcext:value-type="string">
            <text:p>Jakub</text:p>
          </table:table-cell>
          <table:table-cell table:formula="of:=(LEFT([.C172];1))&amp;(LEFT([.B172];3))&amp;(RIGHT([.A172];1))" office:value-type="string" office:string-value="JRad4" calcext:value-type="string">
            <text:p>JRad4</text:p>
          </table:table-cell>
          <table:table-cell table:formula="of:=COUNTIF([.$D$2:.$D$495];[.D1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3947</text:p>
          </table:table-cell>
          <table:table-cell office:value-type="string" calcext:value-type="string">
            <text:p>Radosz</text:p>
          </table:table-cell>
          <table:table-cell office:value-type="string" calcext:value-type="string">
            <text:p>Julia</text:p>
          </table:table-cell>
          <table:table-cell table:formula="of:=(LEFT([.C173];1))&amp;(LEFT([.B173];3))&amp;(RIGHT([.A173];1))" office:value-type="string" office:string-value="JRad7" calcext:value-type="string">
            <text:p>JRad7</text:p>
          </table:table-cell>
          <table:table-cell table:formula="of:=COUNTIF([.$D$2:.$D$495];[.D1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67</text:p>
          </table:table-cell>
          <table:table-cell office:value-type="string" calcext:value-type="string">
            <text:p>Rafinska</text:p>
          </table:table-cell>
          <table:table-cell office:value-type="string" calcext:value-type="string">
            <text:p>Julia</text:p>
          </table:table-cell>
          <table:table-cell table:formula="of:=(LEFT([.C174];1))&amp;(LEFT([.B174];3))&amp;(RIGHT([.A174];1))" office:value-type="string" office:string-value="JRaf7" calcext:value-type="string">
            <text:p>JRaf7</text:p>
          </table:table-cell>
          <table:table-cell table:formula="of:=COUNTIF([.$D$2:.$D$495];[.D1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909729</text:p>
          </table:table-cell>
          <table:table-cell office:value-type="string" calcext:value-type="string">
            <text:p>Ramlo</text:p>
          </table:table-cell>
          <table:table-cell office:value-type="string" calcext:value-type="string">
            <text:p>Julia</text:p>
          </table:table-cell>
          <table:table-cell table:formula="of:=(LEFT([.C175];1))&amp;(LEFT([.B175];3))&amp;(RIGHT([.A175];1))" office:value-type="string" office:string-value="JRam9" calcext:value-type="string">
            <text:p>JRam9</text:p>
          </table:table-cell>
          <table:table-cell table:formula="of:=COUNTIF([.$D$2:.$D$495];[.D1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011115028</text:p>
          </table:table-cell>
          <table:table-cell office:value-type="string" calcext:value-type="string">
            <text:p>Reclaw</text:p>
          </table:table-cell>
          <table:table-cell office:value-type="string" calcext:value-type="string">
            <text:p>Julia</text:p>
          </table:table-cell>
          <table:table-cell table:formula="of:=(LEFT([.C176];1))&amp;(LEFT([.B176];3))&amp;(RIGHT([.A176];1))" office:value-type="string" office:string-value="JRec8" calcext:value-type="string">
            <text:p>JRec8</text:p>
          </table:table-cell>
          <table:table-cell table:formula="of:=COUNTIF([.$D$2:.$D$495];[.D1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032057433</text:p>
          </table:table-cell>
          <table:table-cell office:value-type="string" calcext:value-type="string">
            <text:p>Rembisz</text:p>
          </table:table-cell>
          <table:table-cell office:value-type="string" calcext:value-type="string">
            <text:p>Jakub</text:p>
          </table:table-cell>
          <table:table-cell table:formula="of:=(LEFT([.C177];1))&amp;(LEFT([.B177];3))&amp;(RIGHT([.A177];1))" office:value-type="string" office:string-value="JRem3" calcext:value-type="string">
            <text:p>JRem3</text:p>
          </table:table-cell>
          <table:table-cell table:formula="of:=COUNTIF([.$D$2:.$D$495];[.D1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135674</text:p>
          </table:table-cell>
          <table:table-cell office:value-type="string" calcext:value-type="string">
            <text:p>Rembiewski</text:p>
          </table:table-cell>
          <table:table-cell office:value-type="string" calcext:value-type="string">
            <text:p>Jakub</text:p>
          </table:table-cell>
          <table:table-cell table:formula="of:=(LEFT([.C178];1))&amp;(LEFT([.B178];3))&amp;(RIGHT([.A178];1))" office:value-type="string" office:string-value="JRem4" calcext:value-type="string">
            <text:p>JRem4</text:p>
          </table:table-cell>
          <table:table-cell table:formula="of:=COUNTIF([.$D$2:.$D$495];[.D1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03111042</text:p>
          </table:table-cell>
          <table:table-cell office:value-type="string" calcext:value-type="string">
            <text:p>Riegel</text:p>
          </table:table-cell>
          <table:table-cell office:value-type="string" calcext:value-type="string">
            <text:p>Julia</text:p>
          </table:table-cell>
          <table:table-cell table:formula="of:=(LEFT([.C179];1))&amp;(LEFT([.B179];3))&amp;(RIGHT([.A179];1))" office:value-type="string" office:string-value="JRie2" calcext:value-type="string">
            <text:p>JRie2</text:p>
          </table:table-cell>
          <table:table-cell table:formula="of:=COUNTIF([.$D$2:.$D$495];[.D1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604859</text:p>
          </table:table-cell>
          <table:table-cell office:value-type="string" calcext:value-type="string">
            <text:p>Rodak</text:p>
          </table:table-cell>
          <table:table-cell office:value-type="string" calcext:value-type="string">
            <text:p>Jakub</text:p>
          </table:table-cell>
          <table:table-cell table:formula="of:=(LEFT([.C180];1))&amp;(LEFT([.B180];3))&amp;(RIGHT([.A180];1))" office:value-type="string" office:string-value="JRod9" calcext:value-type="string">
            <text:p>JRod9</text:p>
          </table:table-cell>
          <table:table-cell table:formula="of:=COUNTIF([.$D$2:.$D$495];[.D1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8451</text:p>
          </table:table-cell>
          <table:table-cell office:value-type="string" calcext:value-type="string">
            <text:p>Rohde</text:p>
          </table:table-cell>
          <table:table-cell office:value-type="string" calcext:value-type="string">
            <text:p>Jakub</text:p>
          </table:table-cell>
          <table:table-cell table:formula="of:=(LEFT([.C181];1))&amp;(LEFT([.B181];3))&amp;(RIGHT([.A181];1))" office:value-type="string" office:string-value="JRoh1" calcext:value-type="string">
            <text:p>JRoh1</text:p>
          </table:table-cell>
          <table:table-cell table:formula="of:=COUNTIF([.$D$2:.$D$495];[.D1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77</text:p>
          </table:table-cell>
          <table:table-cell office:value-type="string" calcext:value-type="string">
            <text:p>Ropiak</text:p>
          </table:table-cell>
          <table:table-cell office:value-type="string" calcext:value-type="string">
            <text:p>Jakub</text:p>
          </table:table-cell>
          <table:table-cell table:formula="of:=(LEFT([.C182];1))&amp;(LEFT([.B182];3))&amp;(RIGHT([.A182];1))" office:value-type="string" office:string-value="JRop7" calcext:value-type="string">
            <text:p>JRop7</text:p>
          </table:table-cell>
          <table:table-cell table:formula="of:=COUNTIF([.$D$2:.$D$495];[.D1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600995</text:p>
          </table:table-cell>
          <table:table-cell office:value-type="string" calcext:value-type="string">
            <text:p>Rowinski</text:p>
          </table:table-cell>
          <table:table-cell office:value-type="string" calcext:value-type="string">
            <text:p>Jacek</text:p>
          </table:table-cell>
          <table:table-cell table:formula="of:=(LEFT([.C183];1))&amp;(LEFT([.B183];3))&amp;(RIGHT([.A183];1))" office:value-type="string" office:string-value="JRow5" calcext:value-type="string">
            <text:p>JRow5</text:p>
          </table:table-cell>
          <table:table-cell table:formula="of:=COUNTIF([.$D$2:.$D$495];[.D1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805814</text:p>
          </table:table-cell>
          <table:table-cell office:value-type="string" calcext:value-type="string">
            <text:p>Rozek</text:p>
          </table:table-cell>
          <table:table-cell office:value-type="string" calcext:value-type="string">
            <text:p>Jacek</text:p>
          </table:table-cell>
          <table:table-cell table:formula="of:=(LEFT([.C184];1))&amp;(LEFT([.B184];3))&amp;(RIGHT([.A184];1))" office:value-type="string" office:string-value="JRoz4" calcext:value-type="string">
            <text:p>JRoz4</text:p>
          </table:table-cell>
          <table:table-cell table:formula="of:=COUNTIF([.$D$2:.$D$495];[.D1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8122188027</text:p>
          </table:table-cell>
          <table:table-cell office:value-type="string" calcext:value-type="string">
            <text:p>Rutkiewicz</text:p>
          </table:table-cell>
          <table:table-cell office:value-type="string" calcext:value-type="string">
            <text:p>Julia</text:p>
          </table:table-cell>
          <table:table-cell table:formula="of:=(LEFT([.C185];1))&amp;(LEFT([.B185];3))&amp;(RIGHT([.A185];1))" office:value-type="string" office:string-value="JRut7" calcext:value-type="string">
            <text:p>JRut7</text:p>
          </table:table-cell>
          <table:table-cell table:formula="of:=COUNTIF([.$D$2:.$D$495];[.D1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093058856</text:p>
          </table:table-cell>
          <table:table-cell office:value-type="string" calcext:value-type="string">
            <text:p>R�czmin</text:p>
          </table:table-cell>
          <table:table-cell office:value-type="string" calcext:value-type="string">
            <text:p>Jakub</text:p>
          </table:table-cell>
          <table:table-cell table:formula="of:=(LEFT([.C186];1))&amp;(LEFT([.B186];3))&amp;(RIGHT([.A186];1))" office:value-type="string" office:string-value="JR�c6" calcext:value-type="string">
            <text:p>JR�c6</text:p>
          </table:table-cell>
          <table:table-cell table:formula="of:=COUNTIF([.$D$2:.$D$495];[.D1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20749923</text:p>
          </table:table-cell>
          <table:table-cell office:value-type="string" calcext:value-type="string">
            <text:p>Sachse</text:p>
          </table:table-cell>
          <table:table-cell office:value-type="string" calcext:value-type="string">
            <text:p>Julia</text:p>
          </table:table-cell>
          <table:table-cell table:formula="of:=(LEFT([.C187];1))&amp;(LEFT([.B187];3))&amp;(RIGHT([.A187];1))" office:value-type="string" office:string-value="JSac3" calcext:value-type="string">
            <text:p>JSac3</text:p>
          </table:table-cell>
          <table:table-cell table:formula="of:=COUNTIF([.$D$2:.$D$495];[.D1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042989686</text:p>
          </table:table-cell>
          <table:table-cell office:value-type="string" calcext:value-type="string">
            <text:p>Sadowska</text:p>
          </table:table-cell>
          <table:table-cell office:value-type="string" calcext:value-type="string">
            <text:p>Julia</text:p>
          </table:table-cell>
          <table:table-cell table:formula="of:=(LEFT([.C188];1))&amp;(LEFT([.B188];3))&amp;(RIGHT([.A188];1))" office:value-type="string" office:string-value="JSad6" calcext:value-type="string">
            <text:p>JSad6</text:p>
          </table:table-cell>
          <table:table-cell table:formula="of:=COUNTIF([.$D$2:.$D$495];[.D1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1121020469</text:p>
          </table:table-cell>
          <table:table-cell office:value-type="string" calcext:value-type="string">
            <text:p>Salanowska</text:p>
          </table:table-cell>
          <table:table-cell office:value-type="string" calcext:value-type="string">
            <text:p>Julia</text:p>
          </table:table-cell>
          <table:table-cell table:formula="of:=(LEFT([.C189];1))&amp;(LEFT([.B189];3))&amp;(RIGHT([.A189];1))" office:value-type="string" office:string-value="JSal9" calcext:value-type="string">
            <text:p>JSal9</text:p>
          </table:table-cell>
          <table:table-cell table:formula="of:=COUNTIF([.$D$2:.$D$495];[.D1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6111161549</text:p>
          </table:table-cell>
          <table:table-cell office:value-type="string" calcext:value-type="string">
            <text:p>Samulczyk</text:p>
          </table:table-cell>
          <table:table-cell office:value-type="string" calcext:value-type="string">
            <text:p>Julia</text:p>
          </table:table-cell>
          <table:table-cell table:formula="of:=(LEFT([.C190];1))&amp;(LEFT([.B190];3))&amp;(RIGHT([.A190];1))" office:value-type="string" office:string-value="JSam9" calcext:value-type="string">
            <text:p>JSam9</text:p>
          </table:table-cell>
          <table:table-cell table:formula="of:=COUNTIF([.$D$2:.$D$495];[.D1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22755182</text:p>
          </table:table-cell>
          <table:table-cell office:value-type="string" calcext:value-type="string">
            <text:p>Sautycz</text:p>
          </table:table-cell>
          <table:table-cell office:value-type="string" calcext:value-type="string">
            <text:p>Julia</text:p>
          </table:table-cell>
          <table:table-cell table:formula="of:=(LEFT([.C191];1))&amp;(LEFT([.B191];3))&amp;(RIGHT([.A191];1))" office:value-type="string" office:string-value="JSau2" calcext:value-type="string">
            <text:p>JSau2</text:p>
          </table:table-cell>
          <table:table-cell table:formula="of:=COUNTIF([.$D$2:.$D$495];[.D1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9110570565</text:p>
          </table:table-cell>
          <table:table-cell office:value-type="string" calcext:value-type="string">
            <text:p>Senger</text:p>
          </table:table-cell>
          <table:table-cell office:value-type="string" calcext:value-type="string">
            <text:p>Joanna</text:p>
          </table:table-cell>
          <table:table-cell table:formula="of:=(LEFT([.C192];1))&amp;(LEFT([.B192];3))&amp;(RIGHT([.A192];1))" office:value-type="string" office:string-value="JSen5" calcext:value-type="string">
            <text:p>JSen5</text:p>
          </table:table-cell>
          <table:table-cell table:formula="of:=COUNTIF([.$D$2:.$D$495];[.D1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144</text:p>
          </table:table-cell>
          <table:table-cell office:value-type="string" calcext:value-type="string">
            <text:p>Seredynska</text:p>
          </table:table-cell>
          <table:table-cell office:value-type="string" calcext:value-type="string">
            <text:p>Joanna</text:p>
          </table:table-cell>
          <table:table-cell table:formula="of:=(LEFT([.C193];1))&amp;(LEFT([.B193];3))&amp;(RIGHT([.A193];1))" office:value-type="string" office:string-value="JSer4" calcext:value-type="string">
            <text:p>JSer4</text:p>
          </table:table-cell>
          <table:table-cell table:formula="of:=COUNTIF([.$D$2:.$D$495];[.D1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1123061643</text:p>
          </table:table-cell>
          <table:table-cell office:value-type="string" calcext:value-type="string">
            <text:p>Sibiga</text:p>
          </table:table-cell>
          <table:table-cell office:value-type="string" calcext:value-type="string">
            <text:p>Joanna</text:p>
          </table:table-cell>
          <table:table-cell table:formula="of:=(LEFT([.C194];1))&amp;(LEFT([.B194];3))&amp;(RIGHT([.A194];1))" office:value-type="string" office:string-value="JSib3" calcext:value-type="string">
            <text:p>JSib3</text:p>
          </table:table-cell>
          <table:table-cell table:formula="of:=COUNTIF([.$D$2:.$D$495];[.D1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4100</text:p>
          </table:table-cell>
          <table:table-cell office:value-type="string" calcext:value-type="string">
            <text:p>Siemistkowska</text:p>
          </table:table-cell>
          <table:table-cell office:value-type="string" calcext:value-type="string">
            <text:p>Jagoda</text:p>
          </table:table-cell>
          <table:table-cell table:formula="of:=(LEFT([.C195];1))&amp;(LEFT([.B195];3))&amp;(RIGHT([.A195];1))" office:value-type="string" office:string-value="JSie0" calcext:value-type="string">
            <text:p>JSie0</text:p>
          </table:table-cell>
          <table:table-cell table:formula="of:=COUNTIF([.$D$2:.$D$495];[.D1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70511185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tarzyna</text:p>
          </table:table-cell>
          <table:table-cell table:formula="of:=(LEFT([.C196];1))&amp;(LEFT([.B196];3))&amp;(RIGHT([.A196];1))" office:value-type="string" office:string-value="KBia5" calcext:value-type="string">
            <text:p>KBia5</text:p>
          </table:table-cell>
          <table:table-cell table:formula="of:=COUNTIF([.$D$2:.$D$495];[.D1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2072219267</text:p>
          </table:table-cell>
          <table:table-cell office:value-type="string" calcext:value-type="string">
            <text:p>Bialkowska</text:p>
          </table:table-cell>
          <table:table-cell office:value-type="string" calcext:value-type="string">
            <text:p>Kamila</text:p>
          </table:table-cell>
          <table:table-cell table:formula="of:=(LEFT([.C197];1))&amp;(LEFT([.B197];3))&amp;(RIGHT([.A197];1))" office:value-type="string" office:string-value="KBia7" calcext:value-type="string">
            <text:p>KBia7</text:p>
          </table:table-cell>
          <table:table-cell table:formula="of:=COUNTIF([.$D$2:.$D$495];[.D1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205924</text:p>
          </table:table-cell>
          <table:table-cell office:value-type="string" calcext:value-type="string">
            <text:p>Cejnog</text:p>
          </table:table-cell>
          <table:table-cell office:value-type="string" calcext:value-type="string">
            <text:p>Kamila</text:p>
          </table:table-cell>
          <table:table-cell table:formula="of:=(LEFT([.C198];1))&amp;(LEFT([.B198];3))&amp;(RIGHT([.A198];1))" office:value-type="string" office:string-value="KCej4" calcext:value-type="string">
            <text:p>KCej4</text:p>
          </table:table-cell>
          <table:table-cell table:formula="of:=COUNTIF([.$D$2:.$D$495];[.D1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104743</text:p>
          </table:table-cell>
          <table:table-cell office:value-type="string" calcext:value-type="string">
            <text:p>Czarkowska</text:p>
          </table:table-cell>
          <table:table-cell office:value-type="string" calcext:value-type="string">
            <text:p>Katarzyna</text:p>
          </table:table-cell>
          <table:table-cell table:formula="of:=(LEFT([.C199];1))&amp;(LEFT([.B199];3))&amp;(RIGHT([.A199];1))" office:value-type="string" office:string-value="KCza3" calcext:value-type="string">
            <text:p>KCza3</text:p>
          </table:table-cell>
          <table:table-cell table:formula="of:=COUNTIF([.$D$2:.$D$495];[.D1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10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Kuba</text:p>
          </table:table-cell>
          <table:table-cell table:formula="of:=(LEFT([.C200];1))&amp;(LEFT([.B200];3))&amp;(RIGHT([.A200];1))" office:value-type="string" office:string-value="KMar0" calcext:value-type="string">
            <text:p>KMar0</text:p>
          </table:table-cell>
          <table:table-cell table:formula="of:=COUNTIF([.$D$2:.$D$495];[.D2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2003575</text:p>
          </table:table-cell>
          <table:table-cell office:value-type="string" calcext:value-type="string">
            <text:p>Mazniewski</text:p>
          </table:table-cell>
          <table:table-cell office:value-type="string" calcext:value-type="string">
            <text:p>Krzysztof</text:p>
          </table:table-cell>
          <table:table-cell table:formula="of:=(LEFT([.C201];1))&amp;(LEFT([.B201];3))&amp;(RIGHT([.A201];1))" office:value-type="string" office:string-value="KMaz5" calcext:value-type="string">
            <text:p>KMaz5</text:p>
          </table:table-cell>
          <table:table-cell table:formula="of:=COUNTIF([.$D$2:.$D$495];[.D2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11032</text:p>
          </table:table-cell>
          <table:table-cell office:value-type="string" calcext:value-type="string">
            <text:p>Mendrek</text:p>
          </table:table-cell>
          <table:table-cell office:value-type="string" calcext:value-type="string">
            <text:p>Krzysztof</text:p>
          </table:table-cell>
          <table:table-cell table:formula="of:=(LEFT([.C202];1))&amp;(LEFT([.B202];3))&amp;(RIGHT([.A202];1))" office:value-type="string" office:string-value="KMen2" calcext:value-type="string">
            <text:p>KMen2</text:p>
          </table:table-cell>
          <table:table-cell table:formula="of:=COUNTIF([.$D$2:.$D$495];[.D2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32220177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(LEFT([.C203];1))&amp;(LEFT([.B203];3))&amp;(RIGHT([.A203];1))" office:value-type="string" office:string-value="KMic2" calcext:value-type="string">
            <text:p>KMic2</text:p>
          </table:table-cell>
          <table:table-cell table:formula="of:=COUNTIF([.$D$2:.$D$495];[.D2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1310792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rzysztof</text:p>
          </table:table-cell>
          <table:table-cell table:formula="of:=(LEFT([.C204];1))&amp;(LEFT([.B204];3))&amp;(RIGHT([.A204];1))" office:value-type="string" office:string-value="KMic2" calcext:value-type="string">
            <text:p>KMic2</text:p>
          </table:table-cell>
          <table:table-cell table:formula="of:=COUNTIF([.$D$2:.$D$495];[.D20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42501475</text:p>
          </table:table-cell>
          <table:table-cell office:value-type="string" calcext:value-type="string">
            <text:p>Micun</text:p>
          </table:table-cell>
          <table:table-cell office:value-type="string" calcext:value-type="string">
            <text:p>Krzysztof</text:p>
          </table:table-cell>
          <table:table-cell table:formula="of:=(LEFT([.C205];1))&amp;(LEFT([.B205];3))&amp;(RIGHT([.A205];1))" office:value-type="string" office:string-value="KMic5" calcext:value-type="string">
            <text:p>KMic5</text:p>
          </table:table-cell>
          <table:table-cell table:formula="of:=COUNTIF([.$D$2:.$D$495];[.D2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91482250</text:p>
          </table:table-cell>
          <table:table-cell office:value-type="string" calcext:value-type="string">
            <text:p>Mierzejewski</text:p>
          </table:table-cell>
          <table:table-cell office:value-type="string" calcext:value-type="string">
            <text:p>Kornel</text:p>
          </table:table-cell>
          <table:table-cell table:formula="of:=(LEFT([.C206];1))&amp;(LEFT([.B206];3))&amp;(RIGHT([.A206];1))" office:value-type="string" office:string-value="KMie0" calcext:value-type="string">
            <text:p>KMie0</text:p>
          </table:table-cell>
          <table:table-cell table:formula="of:=COUNTIF([.$D$2:.$D$495];[.D2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303078</text:p>
          </table:table-cell>
          <table:table-cell office:value-type="string" calcext:value-type="string">
            <text:p>Mieczkowski</text:p>
          </table:table-cell>
          <table:table-cell office:value-type="string" calcext:value-type="string">
            <text:p>Krystian</text:p>
          </table:table-cell>
          <table:table-cell table:formula="of:=(LEFT([.C207];1))&amp;(LEFT([.B207];3))&amp;(RIGHT([.A207];1))" office:value-type="string" office:string-value="KMie8" calcext:value-type="string">
            <text:p>KMie8</text:p>
          </table:table-cell>
          <table:table-cell table:formula="of:=COUNTIF([.$D$2:.$D$495];[.D2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2170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onrad</text:p>
          </table:table-cell>
          <table:table-cell table:formula="of:=(LEFT([.C208];1))&amp;(LEFT([.B208];3))&amp;(RIGHT([.A208];1))" office:value-type="string" office:string-value="KMod0" calcext:value-type="string">
            <text:p>KMod0</text:p>
          </table:table-cell>
          <table:table-cell table:formula="of:=COUNTIF([.$D$2:.$D$495];[.D2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809391</text:p>
          </table:table-cell>
          <table:table-cell office:value-type="string" calcext:value-type="string">
            <text:p>Muzyka</text:p>
          </table:table-cell>
          <table:table-cell office:value-type="string" calcext:value-type="string">
            <text:p>Karol</text:p>
          </table:table-cell>
          <table:table-cell table:formula="of:=(LEFT([.C209];1))&amp;(LEFT([.B209];3))&amp;(RIGHT([.A209];1))" office:value-type="string" office:string-value="KMuz1" calcext:value-type="string">
            <text:p>KMuz1</text:p>
          </table:table-cell>
          <table:table-cell table:formula="of:=COUNTIF([.$D$2:.$D$495];[.D2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59</text:p>
          </table:table-cell>
          <table:table-cell office:value-type="string" calcext:value-type="string">
            <text:p>Mystkowski</text:p>
          </table:table-cell>
          <table:table-cell office:value-type="string" calcext:value-type="string">
            <text:p>Karol</text:p>
          </table:table-cell>
          <table:table-cell table:formula="of:=(LEFT([.C210];1))&amp;(LEFT([.B210];3))&amp;(RIGHT([.A210];1))" office:value-type="string" office:string-value="KMys9" calcext:value-type="string">
            <text:p>KMys9</text:p>
          </table:table-cell>
          <table:table-cell table:formula="of:=COUNTIF([.$D$2:.$D$495];[.D2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206797</text:p>
          </table:table-cell>
          <table:table-cell office:value-type="string" calcext:value-type="string">
            <text:p>Nagorski</text:p>
          </table:table-cell>
          <table:table-cell office:value-type="string" calcext:value-type="string">
            <text:p>Kamil</text:p>
          </table:table-cell>
          <table:table-cell table:formula="of:=(LEFT([.C211];1))&amp;(LEFT([.B211];3))&amp;(RIGHT([.A211];1))" office:value-type="string" office:string-value="KNag7" calcext:value-type="string">
            <text:p>KNag7</text:p>
          </table:table-cell>
          <table:table-cell table:formula="of:=COUNTIF([.$D$2:.$D$495];[.D2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92</text:p>
          </table:table-cell>
          <table:table-cell office:value-type="string" calcext:value-type="string">
            <text:p>Niemczyk</text:p>
          </table:table-cell>
          <table:table-cell office:value-type="string" calcext:value-type="string">
            <text:p>Kamil</text:p>
          </table:table-cell>
          <table:table-cell table:formula="of:=(LEFT([.C212];1))&amp;(LEFT([.B212];3))&amp;(RIGHT([.A212];1))" office:value-type="string" office:string-value="KNie2" calcext:value-type="string">
            <text:p>KNie2</text:p>
          </table:table-cell>
          <table:table-cell table:formula="of:=COUNTIF([.$D$2:.$D$495];[.D2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102757</text:p>
          </table:table-cell>
          <table:table-cell office:value-type="string" calcext:value-type="string">
            <text:p>Nieradko</text:p>
          </table:table-cell>
          <table:table-cell office:value-type="string" calcext:value-type="string">
            <text:p>Kajetan</text:p>
          </table:table-cell>
          <table:table-cell table:formula="of:=(LEFT([.C213];1))&amp;(LEFT([.B213];3))&amp;(RIGHT([.A213];1))" office:value-type="string" office:string-value="KNie7" calcext:value-type="string">
            <text:p>KNie7</text:p>
          </table:table-cell>
          <table:table-cell table:formula="of:=COUNTIF([.$D$2:.$D$495];[.D2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5690</text:p>
          </table:table-cell>
          <table:table-cell office:value-type="string" calcext:value-type="string">
            <text:p>Nikolajew</text:p>
          </table:table-cell>
          <table:table-cell office:value-type="string" calcext:value-type="string">
            <text:p>Kacper</text:p>
          </table:table-cell>
          <table:table-cell table:formula="of:=(LEFT([.C214];1))&amp;(LEFT([.B214];3))&amp;(RIGHT([.A214];1))" office:value-type="string" office:string-value="KNik0" calcext:value-type="string">
            <text:p>KNik0</text:p>
          </table:table-cell>
          <table:table-cell table:formula="of:=COUNTIF([.$D$2:.$D$495];[.D2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737704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Kornelia</text:p>
          </table:table-cell>
          <table:table-cell table:formula="of:=(LEFT([.C215];1))&amp;(LEFT([.B215];3))&amp;(RIGHT([.A215];1))" office:value-type="string" office:string-value="KNow4" calcext:value-type="string">
            <text:p>KNow4</text:p>
          </table:table-cell>
          <table:table-cell table:formula="of:=COUNTIF([.$D$2:.$D$495];[.D2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23199317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acper</text:p>
          </table:table-cell>
          <table:table-cell table:formula="of:=(LEFT([.C216];1))&amp;(LEFT([.B216];3))&amp;(RIGHT([.A216];1))" office:value-type="string" office:string-value="KNow7" calcext:value-type="string">
            <text:p>KNow7</text:p>
          </table:table-cell>
          <table:table-cell table:formula="of:=COUNTIF([.$D$2:.$D$495];[.D2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402608</text:p>
          </table:table-cell>
          <table:table-cell office:value-type="string" calcext:value-type="string">
            <text:p>Obarowska</text:p>
          </table:table-cell>
          <table:table-cell office:value-type="string" calcext:value-type="string">
            <text:p>Kornelia</text:p>
          </table:table-cell>
          <table:table-cell table:formula="of:=(LEFT([.C217];1))&amp;(LEFT([.B217];3))&amp;(RIGHT([.A217];1))" office:value-type="string" office:string-value="KOba8" calcext:value-type="string">
            <text:p>KOba8</text:p>
          </table:table-cell>
          <table:table-cell table:formula="of:=COUNTIF([.$D$2:.$D$495];[.D2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104925</text:p>
          </table:table-cell>
          <table:table-cell office:value-type="string" calcext:value-type="string">
            <text:p>Ogrodowczyk</text:p>
          </table:table-cell>
          <table:table-cell office:value-type="string" calcext:value-type="string">
            <text:p>Konstancja</text:p>
          </table:table-cell>
          <table:table-cell table:formula="of:=(LEFT([.C218];1))&amp;(LEFT([.B218];3))&amp;(RIGHT([.A218];1))" office:value-type="string" office:string-value="KOgr5" calcext:value-type="string">
            <text:p>KOgr5</text:p>
          </table:table-cell>
          <table:table-cell table:formula="of:=COUNTIF([.$D$2:.$D$495];[.D2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5758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Kacper</text:p>
          </table:table-cell>
          <table:table-cell table:formula="of:=(LEFT([.C219];1))&amp;(LEFT([.B219];3))&amp;(RIGHT([.A219];1))" office:value-type="string" office:string-value="KOkl8" calcext:value-type="string">
            <text:p>KOkl8</text:p>
          </table:table-cell>
          <table:table-cell table:formula="of:=COUNTIF([.$D$2:.$D$495];[.D2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192</text:p>
          </table:table-cell>
          <table:table-cell office:value-type="string" calcext:value-type="string">
            <text:p>Olczak</text:p>
          </table:table-cell>
          <table:table-cell office:value-type="string" calcext:value-type="string">
            <text:p>Kacper</text:p>
          </table:table-cell>
          <table:table-cell table:formula="of:=(LEFT([.C220];1))&amp;(LEFT([.B220];3))&amp;(RIGHT([.A220];1))" office:value-type="string" office:string-value="KOlc2" calcext:value-type="string">
            <text:p>KOlc2</text:p>
          </table:table-cell>
          <table:table-cell table:formula="of:=COUNTIF([.$D$2:.$D$495];[.D2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141</text:p>
          </table:table-cell>
          <table:table-cell office:value-type="string" calcext:value-type="string">
            <text:p>Oldakowska</text:p>
          </table:table-cell>
          <table:table-cell office:value-type="string" calcext:value-type="string">
            <text:p>Kinga</text:p>
          </table:table-cell>
          <table:table-cell table:formula="of:=(LEFT([.C221];1))&amp;(LEFT([.B221];3))&amp;(RIGHT([.A221];1))" office:value-type="string" office:string-value="KOld1" calcext:value-type="string">
            <text:p>KOld1</text:p>
          </table:table-cell>
          <table:table-cell table:formula="of:=COUNTIF([.$D$2:.$D$495];[.D2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83</text:p>
          </table:table-cell>
          <table:table-cell office:value-type="string" calcext:value-type="string">
            <text:p>Olitkowska</text:p>
          </table:table-cell>
          <table:table-cell office:value-type="string" calcext:value-type="string">
            <text:p>Klaudia</text:p>
          </table:table-cell>
          <table:table-cell table:formula="of:=(LEFT([.C222];1))&amp;(LEFT([.B222];3))&amp;(RIGHT([.A222];1))" office:value-type="string" office:string-value="KOli3" calcext:value-type="string">
            <text:p>KOli3</text:p>
          </table:table-cell>
          <table:table-cell table:formula="of:=COUNTIF([.$D$2:.$D$495];[.D2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79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acper</text:p>
          </table:table-cell>
          <table:table-cell table:formula="of:=(LEFT([.C223];1))&amp;(LEFT([.B223];3))&amp;(RIGHT([.A223];1))" office:value-type="string" office:string-value="KOls7" calcext:value-type="string">
            <text:p>KOls7</text:p>
          </table:table-cell>
          <table:table-cell table:formula="of:=COUNTIF([.$D$2:.$D$495];[.D2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902686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Kinga</text:p>
          </table:table-cell>
          <table:table-cell table:formula="of:=(LEFT([.C224];1))&amp;(LEFT([.B224];3))&amp;(RIGHT([.A224];1))" office:value-type="string" office:string-value="KOrc6" calcext:value-type="string">
            <text:p>KOrc6</text:p>
          </table:table-cell>
          <table:table-cell table:formula="of:=COUNTIF([.$D$2:.$D$495];[.D2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605025</text:p>
          </table:table-cell>
          <table:table-cell office:value-type="string" calcext:value-type="string">
            <text:p>Oszmana</text:p>
          </table:table-cell>
          <table:table-cell office:value-type="string" calcext:value-type="string">
            <text:p>Katarzyna</text:p>
          </table:table-cell>
          <table:table-cell table:formula="of:=(LEFT([.C225];1))&amp;(LEFT([.B225];3))&amp;(RIGHT([.A225];1))" office:value-type="string" office:string-value="KOsz5" calcext:value-type="string">
            <text:p>KOsz5</text:p>
          </table:table-cell>
          <table:table-cell table:formula="of:=COUNTIF([.$D$2:.$D$495];[.D2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607125</text:p>
          </table:table-cell>
          <table:table-cell office:value-type="string" calcext:value-type="string">
            <text:p>Pajsk</text:p>
          </table:table-cell>
          <table:table-cell office:value-type="string" calcext:value-type="string">
            <text:p>Katarzyna</text:p>
          </table:table-cell>
          <table:table-cell table:formula="of:=(LEFT([.C226];1))&amp;(LEFT([.B226];3))&amp;(RIGHT([.A226];1))" office:value-type="string" office:string-value="KPaj5" calcext:value-type="string">
            <text:p>KPaj5</text:p>
          </table:table-cell>
          <table:table-cell table:formula="of:=COUNTIF([.$D$2:.$D$495];[.D2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504048</text:p>
          </table:table-cell>
          <table:table-cell office:value-type="string" calcext:value-type="string">
            <text:p>Paliniewicz</text:p>
          </table:table-cell>
          <table:table-cell office:value-type="string" calcext:value-type="string">
            <text:p>Katarzyna</text:p>
          </table:table-cell>
          <table:table-cell table:formula="of:=(LEFT([.C227];1))&amp;(LEFT([.B227];3))&amp;(RIGHT([.A227];1))" office:value-type="string" office:string-value="KPal8" calcext:value-type="string">
            <text:p>KPal8</text:p>
          </table:table-cell>
          <table:table-cell table:formula="of:=COUNTIF([.$D$2:.$D$495];[.D2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601425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Karolina</text:p>
          </table:table-cell>
          <table:table-cell table:formula="of:=(LEFT([.C228];1))&amp;(LEFT([.B228];3))&amp;(RIGHT([.A228];1))" office:value-type="string" office:string-value="KPaw5" calcext:value-type="string">
            <text:p>KPaw5</text:p>
          </table:table-cell>
          <table:table-cell table:formula="of:=COUNTIF([.$D$2:.$D$495];[.D2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647</text:p>
          </table:table-cell>
          <table:table-cell office:value-type="string" calcext:value-type="string">
            <text:p>Pawelska</text:p>
          </table:table-cell>
          <table:table-cell office:value-type="string" calcext:value-type="string">
            <text:p>Karolina</text:p>
          </table:table-cell>
          <table:table-cell table:formula="of:=(LEFT([.C229];1))&amp;(LEFT([.B229];3))&amp;(RIGHT([.A229];1))" office:value-type="string" office:string-value="KPaw7" calcext:value-type="string">
            <text:p>KPaw7</text:p>
          </table:table-cell>
          <table:table-cell table:formula="of:=COUNTIF([.$D$2:.$D$495];[.D2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200408</text:p>
          </table:table-cell>
          <table:table-cell office:value-type="string" calcext:value-type="string">
            <text:p>Pawlun</text:p>
          </table:table-cell>
          <table:table-cell office:value-type="string" calcext:value-type="string">
            <text:p>Karolina</text:p>
          </table:table-cell>
          <table:table-cell table:formula="of:=(LEFT([.C230];1))&amp;(LEFT([.B230];3))&amp;(RIGHT([.A230];1))" office:value-type="string" office:string-value="KPaw8" calcext:value-type="string">
            <text:p>KPaw8</text:p>
          </table:table-cell>
          <table:table-cell table:formula="of:=COUNTIF([.$D$2:.$D$495];[.D2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4123184206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Karolina</text:p>
          </table:table-cell>
          <table:table-cell table:formula="of:=(LEFT([.C231];1))&amp;(LEFT([.B231];3))&amp;(RIGHT([.A231];1))" office:value-type="string" office:string-value="KPer6" calcext:value-type="string">
            <text:p>KPer6</text:p>
          </table:table-cell>
          <table:table-cell table:formula="of:=COUNTIF([.$D$2:.$D$495];[.D2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105440</text:p>
          </table:table-cell>
          <table:table-cell office:value-type="string" calcext:value-type="string">
            <text:p>Piorkowska</text:p>
          </table:table-cell>
          <table:table-cell office:value-type="string" calcext:value-type="string">
            <text:p>Kalina</text:p>
          </table:table-cell>
          <table:table-cell table:formula="of:=(LEFT([.C232];1))&amp;(LEFT([.B232];3))&amp;(RIGHT([.A232];1))" office:value-type="string" office:string-value="KPio0" calcext:value-type="string">
            <text:p>KPio0</text:p>
          </table:table-cell>
          <table:table-cell table:formula="of:=COUNTIF([.$D$2:.$D$495];[.D2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2400</text:p>
          </table:table-cell>
          <table:table-cell office:value-type="string" calcext:value-type="string">
            <text:p>Pochmara</text:p>
          </table:table-cell>
          <table:table-cell office:value-type="string" calcext:value-type="string">
            <text:p>Kaja</text:p>
          </table:table-cell>
          <table:table-cell table:formula="of:=(LEFT([.C233];1))&amp;(LEFT([.B233];3))&amp;(RIGHT([.A233];1))" office:value-type="string" office:string-value="KPoc0" calcext:value-type="string">
            <text:p>KPoc0</text:p>
          </table:table-cell>
          <table:table-cell table:formula="of:=COUNTIF([.$D$2:.$D$495];[.D2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403981</text:p>
          </table:table-cell>
          <table:table-cell office:value-type="string" calcext:value-type="string">
            <text:p>Madej</text:p>
          </table:table-cell>
          <table:table-cell office:value-type="string" calcext:value-type="string">
            <text:p>Lucja</text:p>
          </table:table-cell>
          <table:table-cell table:formula="of:=(LEFT([.C234];1))&amp;(LEFT([.B234];3))&amp;(RIGHT([.A234];1))" office:value-type="string" office:string-value="LMad1" calcext:value-type="string">
            <text:p>LMad1</text:p>
          </table:table-cell>
          <table:table-cell table:formula="of:=COUNTIF([.$D$2:.$D$495];[.D2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300184</text:p>
          </table:table-cell>
          <table:table-cell office:value-type="string" calcext:value-type="string">
            <text:p>Majchrzak</text:p>
          </table:table-cell>
          <table:table-cell office:value-type="string" calcext:value-type="string">
            <text:p>Lucja</text:p>
          </table:table-cell>
          <table:table-cell table:formula="of:=(LEFT([.C235];1))&amp;(LEFT([.B235];3))&amp;(RIGHT([.A235];1))" office:value-type="string" office:string-value="LMaj4" calcext:value-type="string">
            <text:p>LMaj4</text:p>
          </table:table-cell>
          <table:table-cell table:formula="of:=COUNTIF([.$D$2:.$D$495];[.D2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807246</text:p>
          </table:table-cell>
          <table:table-cell office:value-type="string" calcext:value-type="string">
            <text:p>Majtas</text:p>
          </table:table-cell>
          <table:table-cell office:value-type="string" calcext:value-type="string">
            <text:p>Lucja</text:p>
          </table:table-cell>
          <table:table-cell table:formula="of:=(LEFT([.C236];1))&amp;(LEFT([.B236];3))&amp;(RIGHT([.A236];1))" office:value-type="string" office:string-value="LMaj6" calcext:value-type="string">
            <text:p>LMaj6</text:p>
          </table:table-cell>
          <table:table-cell table:formula="of:=COUNTIF([.$D$2:.$D$495];[.D2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2031096705</text:p>
          </table:table-cell>
          <table:table-cell office:value-type="string" calcext:value-type="string">
            <text:p>Makowska</text:p>
          </table:table-cell>
          <table:table-cell office:value-type="string" calcext:value-type="string">
            <text:p>Luiza</text:p>
          </table:table-cell>
          <table:table-cell table:formula="of:=(LEFT([.C237];1))&amp;(LEFT([.B237];3))&amp;(RIGHT([.A237];1))" office:value-type="string" office:string-value="LMak5" calcext:value-type="string">
            <text:p>LMak5</text:p>
          </table:table-cell>
          <table:table-cell table:formula="of:=COUNTIF([.$D$2:.$D$495];[.D2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36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Lukasz</text:p>
          </table:table-cell>
          <table:table-cell table:formula="of:=(LEFT([.C238];1))&amp;(LEFT([.B238];3))&amp;(RIGHT([.A238];1))" office:value-type="string" office:string-value="LMal6" calcext:value-type="string">
            <text:p>LMal6</text:p>
          </table:table-cell>
          <table:table-cell table:formula="of:=COUNTIF([.$D$2:.$D$495];[.D2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21103584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Lena</text:p>
          </table:table-cell>
          <table:table-cell table:formula="of:=(LEFT([.C239];1))&amp;(LEFT([.B239];3))&amp;(RIGHT([.A239];1))" office:value-type="string" office:string-value="LMar4" calcext:value-type="string">
            <text:p>LMar4</text:p>
          </table:table-cell>
          <table:table-cell table:formula="of:=COUNTIF([.$D$2:.$D$495];[.D23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9012564484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Lena</text:p>
          </table:table-cell>
          <table:table-cell table:formula="of:=(LEFT([.C240];1))&amp;(LEFT([.B240];3))&amp;(RIGHT([.A240];1))" office:value-type="string" office:string-value="LMar4" calcext:value-type="string">
            <text:p>LMar4</text:p>
          </table:table-cell>
          <table:table-cell table:formula="of:=COUNTIF([.$D$2:.$D$495];[.D240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03005066</text:p>
          </table:table-cell>
          <table:table-cell office:value-type="string" calcext:value-type="string">
            <text:p>Marczynska</text:p>
          </table:table-cell>
          <table:table-cell office:value-type="string" calcext:value-type="string">
            <text:p>Liliana</text:p>
          </table:table-cell>
          <table:table-cell table:formula="of:=(LEFT([.C241];1))&amp;(LEFT([.B241];3))&amp;(RIGHT([.A241];1))" office:value-type="string" office:string-value="LMar6" calcext:value-type="string">
            <text:p>LMar6</text:p>
          </table:table-cell>
          <table:table-cell table:formula="of:=COUNTIF([.$D$2:.$D$495];[.D2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3817</text:p>
          </table:table-cell>
          <table:table-cell office:value-type="string" calcext:value-type="string">
            <text:p>Markowiak</text:p>
          </table:table-cell>
          <table:table-cell office:value-type="string" calcext:value-type="string">
            <text:p>Leon</text:p>
          </table:table-cell>
          <table:table-cell table:formula="of:=(LEFT([.C242];1))&amp;(LEFT([.B242];3))&amp;(RIGHT([.A242];1))" office:value-type="string" office:string-value="LMar7" calcext:value-type="string">
            <text:p>LMar7</text:p>
          </table:table-cell>
          <table:table-cell table:formula="of:=COUNTIF([.$D$2:.$D$495];[.D2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8469</text:p>
          </table:table-cell>
          <table:table-cell office:value-type="string" calcext:value-type="string">
            <text:p>Marszalek</text:p>
          </table:table-cell>
          <table:table-cell office:value-type="string" calcext:value-type="string">
            <text:p>Lidia</text:p>
          </table:table-cell>
          <table:table-cell table:formula="of:=(LEFT([.C243];1))&amp;(LEFT([.B243];3))&amp;(RIGHT([.A243];1))" office:value-type="string" office:string-value="LMar9" calcext:value-type="string">
            <text:p>LMar9</text:p>
          </table:table-cell>
          <table:table-cell table:formula="of:=COUNTIF([.$D$2:.$D$495];[.D2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088</text:p>
          </table:table-cell>
          <table:table-cell office:value-type="string" calcext:value-type="string">
            <text:p>Mauruszewicz</text:p>
          </table:table-cell>
          <table:table-cell office:value-type="string" calcext:value-type="string">
            <text:p>Lena</text:p>
          </table:table-cell>
          <table:table-cell table:formula="of:=(LEFT([.C244];1))&amp;(LEFT([.B244];3))&amp;(RIGHT([.A244];1))" office:value-type="string" office:string-value="LMau8" calcext:value-type="string">
            <text:p>LMau8</text:p>
          </table:table-cell>
          <table:table-cell table:formula="of:=COUNTIF([.$D$2:.$D$495];[.D2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02945963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Lena</text:p>
          </table:table-cell>
          <table:table-cell table:formula="of:=(LEFT([.C245];1))&amp;(LEFT([.B245];3))&amp;(RIGHT([.A245];1))" office:value-type="string" office:string-value="LMaz3" calcext:value-type="string">
            <text:p>LMaz3</text:p>
          </table:table-cell>
          <table:table-cell table:formula="of:=COUNTIF([.$D$2:.$D$495];[.D2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528</text:p>
          </table:table-cell>
          <table:table-cell office:value-type="string" calcext:value-type="string">
            <text:p>Mezynska</text:p>
          </table:table-cell>
          <table:table-cell office:value-type="string" calcext:value-type="string">
            <text:p>Lena</text:p>
          </table:table-cell>
          <table:table-cell table:formula="of:=(LEFT([.C246];1))&amp;(LEFT([.B246];3))&amp;(RIGHT([.A246];1))" office:value-type="string" office:string-value="LMez8" calcext:value-type="string">
            <text:p>LMez8</text:p>
          </table:table-cell>
          <table:table-cell table:formula="of:=COUNTIF([.$D$2:.$D$495];[.D2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504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Lena</text:p>
          </table:table-cell>
          <table:table-cell table:formula="of:=(LEFT([.C247];1))&amp;(LEFT([.B247];3))&amp;(RIGHT([.A247];1))" office:value-type="string" office:string-value="LMic4" calcext:value-type="string">
            <text:p>LMic4</text:p>
          </table:table-cell>
          <table:table-cell table:formula="of:=COUNTIF([.$D$2:.$D$495];[.D2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9661</text:p>
          </table:table-cell>
          <table:table-cell office:value-type="string" calcext:value-type="string">
            <text:p>Mielewczyk</text:p>
          </table:table-cell>
          <table:table-cell office:value-type="string" calcext:value-type="string">
            <text:p>Lena</text:p>
          </table:table-cell>
          <table:table-cell table:formula="of:=(LEFT([.C248];1))&amp;(LEFT([.B248];3))&amp;(RIGHT([.A248];1))" office:value-type="string" office:string-value="LMie1" calcext:value-type="string">
            <text:p>LMie1</text:p>
          </table:table-cell>
          <table:table-cell table:formula="of:=COUNTIF([.$D$2:.$D$495];[.D2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402888</text:p>
          </table:table-cell>
          <table:table-cell office:value-type="string" calcext:value-type="string">
            <text:p>Mielcarz</text:p>
          </table:table-cell>
          <table:table-cell office:value-type="string" calcext:value-type="string">
            <text:p>Lena</text:p>
          </table:table-cell>
          <table:table-cell table:formula="of:=(LEFT([.C249];1))&amp;(LEFT([.B249];3))&amp;(RIGHT([.A249];1))" office:value-type="string" office:string-value="LMie8" calcext:value-type="string">
            <text:p>LMie8</text:p>
          </table:table-cell>
          <table:table-cell table:formula="of:=COUNTIF([.$D$2:.$D$495];[.D2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11094545</text:p>
          </table:table-cell>
          <table:table-cell office:value-type="string" calcext:value-type="string">
            <text:p>Miszkin</text:p>
          </table:table-cell>
          <table:table-cell office:value-type="string" calcext:value-type="string">
            <text:p>Lena</text:p>
          </table:table-cell>
          <table:table-cell table:formula="of:=(LEFT([.C250];1))&amp;(LEFT([.B250];3))&amp;(RIGHT([.A250];1))" office:value-type="string" office:string-value="LMis5" calcext:value-type="string">
            <text:p>LMis5</text:p>
          </table:table-cell>
          <table:table-cell table:formula="of:=COUNTIF([.$D$2:.$D$495];[.D2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200961</text:p>
          </table:table-cell>
          <table:table-cell office:value-type="string" calcext:value-type="string">
            <text:p>Mlodzianowska</text:p>
          </table:table-cell>
          <table:table-cell office:value-type="string" calcext:value-type="string">
            <text:p>Lena</text:p>
          </table:table-cell>
          <table:table-cell table:formula="of:=(LEFT([.C251];1))&amp;(LEFT([.B251];3))&amp;(RIGHT([.A251];1))" office:value-type="string" office:string-value="LMlo1" calcext:value-type="string">
            <text:p>LMlo1</text:p>
          </table:table-cell>
          <table:table-cell table:formula="of:=COUNTIF([.$D$2:.$D$495];[.D2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103062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Lena</text:p>
          </table:table-cell>
          <table:table-cell table:formula="of:=(LEFT([.C252];1))&amp;(LEFT([.B252];3))&amp;(RIGHT([.A252];1))" office:value-type="string" office:string-value="LMro2" calcext:value-type="string">
            <text:p>LMro2</text:p>
          </table:table-cell>
          <table:table-cell table:formula="of:=COUNTIF([.$D$2:.$D$495];[.D2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31079443</text:p>
          </table:table-cell>
          <table:table-cell office:value-type="string" calcext:value-type="string">
            <text:p>Mrozik</text:p>
          </table:table-cell>
          <table:table-cell office:value-type="string" calcext:value-type="string">
            <text:p>Lena</text:p>
          </table:table-cell>
          <table:table-cell table:formula="of:=(LEFT([.C253];1))&amp;(LEFT([.B253];3))&amp;(RIGHT([.A253];1))" office:value-type="string" office:string-value="LMro3" calcext:value-type="string">
            <text:p>LMro3</text:p>
          </table:table-cell>
          <table:table-cell table:formula="of:=COUNTIF([.$D$2:.$D$495];[.D2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204208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Laura</text:p>
          </table:table-cell>
          <table:table-cell table:formula="of:=(LEFT([.C254];1))&amp;(LEFT([.B254];3))&amp;(RIGHT([.A254];1))" office:value-type="string" office:string-value="LMuc8" calcext:value-type="string">
            <text:p>LMuc8</text:p>
          </table:table-cell>
          <table:table-cell table:formula="of:=COUNTIF([.$D$2:.$D$495];[.D2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62644823</text:p>
          </table:table-cell>
          <table:table-cell office:value-type="string" calcext:value-type="string">
            <text:p>Murczynska</text:p>
          </table:table-cell>
          <table:table-cell office:value-type="string" calcext:value-type="string">
            <text:p>Laura</text:p>
          </table:table-cell>
          <table:table-cell table:formula="of:=(LEFT([.C255];1))&amp;(LEFT([.B255];3))&amp;(RIGHT([.A255];1))" office:value-type="string" office:string-value="LMur3" calcext:value-type="string">
            <text:p>LMur3</text:p>
          </table:table-cell>
          <table:table-cell table:formula="of:=COUNTIF([.$D$2:.$D$495];[.D2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10744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Latika</text:p>
          </table:table-cell>
          <table:table-cell table:formula="of:=(LEFT([.C256];1))&amp;(LEFT([.B256];3))&amp;(RIGHT([.A256];1))" office:value-type="string" office:string-value="LNow3" calcext:value-type="string">
            <text:p>LNow3</text:p>
          </table:table-cell>
          <table:table-cell table:formula="of:=COUNTIF([.$D$2:.$D$495];[.D2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22379914</text:p>
          </table:table-cell>
          <table:table-cell office:value-type="string" calcext:value-type="string">
            <text:p>Beniuszys</text:p>
          </table:table-cell>
          <table:table-cell office:value-type="string" calcext:value-type="string">
            <text:p>Mikolaj</text:p>
          </table:table-cell>
          <table:table-cell table:formula="of:=(LEFT([.C257];1))&amp;(LEFT([.B257];3))&amp;(RIGHT([.A257];1))" office:value-type="string" office:string-value="MBen4" calcext:value-type="string">
            <text:p>MBen4</text:p>
          </table:table-cell>
          <table:table-cell table:formula="of:=COUNTIF([.$D$2:.$D$495];[.D2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2500640</text:p>
          </table:table-cell>
          <table:table-cell office:value-type="string" calcext:value-type="string">
            <text:p>Bonislawska</text:p>
          </table:table-cell>
          <table:table-cell office:value-type="string" calcext:value-type="string">
            <text:p>Monika</text:p>
          </table:table-cell>
          <table:table-cell table:formula="of:=(LEFT([.C258];1))&amp;(LEFT([.B258];3))&amp;(RIGHT([.A258];1))" office:value-type="string" office:string-value="MBon0" calcext:value-type="string">
            <text:p>MBon0</text:p>
          </table:table-cell>
          <table:table-cell table:formula="of:=COUNTIF([.$D$2:.$D$495];[.D2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1133472</text:p>
          </table:table-cell>
          <table:table-cell office:value-type="string" calcext:value-type="string">
            <text:p>Brydzinski</text:p>
          </table:table-cell>
          <table:table-cell office:value-type="string" calcext:value-type="string">
            <text:p>Mariusz</text:p>
          </table:table-cell>
          <table:table-cell table:formula="of:=(LEFT([.C259];1))&amp;(LEFT([.B259];3))&amp;(RIGHT([.A259];1))" office:value-type="string" office:string-value="MBry2" calcext:value-type="string">
            <text:p>MBry2</text:p>
          </table:table-cell>
          <table:table-cell table:formula="of:=COUNTIF([.$D$2:.$D$495];[.D2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6613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Mateusz</text:p>
          </table:table-cell>
          <table:table-cell table:formula="of:=(LEFT([.C260];1))&amp;(LEFT([.B260];3))&amp;(RIGHT([.A260];1))" office:value-type="string" office:string-value="MBuc3" calcext:value-type="string">
            <text:p>MBuc3</text:p>
          </table:table-cell>
          <table:table-cell table:formula="of:=COUNTIF([.$D$2:.$D$495];[.D2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7276</text:p>
          </table:table-cell>
          <table:table-cell office:value-type="string" calcext:value-type="string">
            <text:p>Budkowski</text:p>
          </table:table-cell>
          <table:table-cell office:value-type="string" calcext:value-type="string">
            <text:p>Marek</text:p>
          </table:table-cell>
          <table:table-cell table:formula="of:=(LEFT([.C261];1))&amp;(LEFT([.B261];3))&amp;(RIGHT([.A261];1))" office:value-type="string" office:string-value="MBud6" calcext:value-type="string">
            <text:p>MBud6</text:p>
          </table:table-cell>
          <table:table-cell table:formula="of:=COUNTIF([.$D$2:.$D$495];[.D2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3584</text:p>
          </table:table-cell>
          <table:table-cell office:value-type="string" calcext:value-type="string">
            <text:p>Cichowlas</text:p>
          </table:table-cell>
          <table:table-cell office:value-type="string" calcext:value-type="string">
            <text:p>Marta</text:p>
          </table:table-cell>
          <table:table-cell table:formula="of:=(LEFT([.C262];1))&amp;(LEFT([.B262];3))&amp;(RIGHT([.A262];1))" office:value-type="string" office:string-value="MCic4" calcext:value-type="string">
            <text:p>MCic4</text:p>
          </table:table-cell>
          <table:table-cell table:formula="of:=COUNTIF([.$D$2:.$D$495];[.D2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6097</text:p>
          </table:table-cell>
          <table:table-cell office:value-type="string" calcext:value-type="string">
            <text:p>Jarosiewicz</text:p>
          </table:table-cell>
          <table:table-cell office:value-type="string" calcext:value-type="string">
            <text:p>Milosz</text:p>
          </table:table-cell>
          <table:table-cell table:formula="of:=(LEFT([.C263];1))&amp;(LEFT([.B263];3))&amp;(RIGHT([.A263];1))" office:value-type="string" office:string-value="MJar7" calcext:value-type="string">
            <text:p>MJar7</text:p>
          </table:table-cell>
          <table:table-cell table:formula="of:=COUNTIF([.$D$2:.$D$495];[.D2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2709032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Mikolaj</text:p>
          </table:table-cell>
          <table:table-cell table:formula="of:=(LEFT([.C264];1))&amp;(LEFT([.B264];3))&amp;(RIGHT([.A264];1))" office:value-type="string" office:string-value="MJoz2" calcext:value-type="string">
            <text:p>MJoz2</text:p>
          </table:table-cell>
          <table:table-cell table:formula="of:=COUNTIF([.$D$2:.$D$495];[.D2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05936</text:p>
          </table:table-cell>
          <table:table-cell office:value-type="string" calcext:value-type="string">
            <text:p>Juralewicz</text:p>
          </table:table-cell>
          <table:table-cell office:value-type="string" calcext:value-type="string">
            <text:p>Mikolaj</text:p>
          </table:table-cell>
          <table:table-cell table:formula="of:=(LEFT([.C265];1))&amp;(LEFT([.B265];3))&amp;(RIGHT([.A265];1))" office:value-type="string" office:string-value="MJur6" calcext:value-type="string">
            <text:p>MJur6</text:p>
          </table:table-cell>
          <table:table-cell table:formula="of:=COUNTIF([.$D$2:.$D$495];[.D2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010019</text:p>
          </table:table-cell>
          <table:table-cell office:value-type="string" calcext:value-type="string">
            <text:p>Jurczak</text:p>
          </table:table-cell>
          <table:table-cell office:value-type="string" calcext:value-type="string">
            <text:p>Mikolaj</text:p>
          </table:table-cell>
          <table:table-cell table:formula="of:=(LEFT([.C266];1))&amp;(LEFT([.B266];3))&amp;(RIGHT([.A266];1))" office:value-type="string" office:string-value="MJur9" calcext:value-type="string">
            <text:p>MJur9</text:p>
          </table:table-cell>
          <table:table-cell table:formula="of:=COUNTIF([.$D$2:.$D$495];[.D2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3412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Mikolaj</text:p>
          </table:table-cell>
          <table:table-cell table:formula="of:=(LEFT([.C267];1))&amp;(LEFT([.B267];3))&amp;(RIGHT([.A267];1))" office:value-type="string" office:string-value="MKac2" calcext:value-type="string">
            <text:p>MKac2</text:p>
          </table:table-cell>
          <table:table-cell table:formula="of:=COUNTIF([.$D$2:.$D$495];[.D2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10293604</text:p>
          </table:table-cell>
          <table:table-cell office:value-type="string" calcext:value-type="string">
            <text:p>Kado</text:p>
          </table:table-cell>
          <table:table-cell office:value-type="string" calcext:value-type="string">
            <text:p>Monika</text:p>
          </table:table-cell>
          <table:table-cell table:formula="of:=(LEFT([.C268];1))&amp;(LEFT([.B268];3))&amp;(RIGHT([.A268];1))" office:value-type="string" office:string-value="MKad4" calcext:value-type="string">
            <text:p>MKad4</text:p>
          </table:table-cell>
          <table:table-cell table:formula="of:=COUNTIF([.$D$2:.$D$495];[.D2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2101156863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Monika</text:p>
          </table:table-cell>
          <table:table-cell table:formula="of:=(LEFT([.C269];1))&amp;(LEFT([.B269];3))&amp;(RIGHT([.A269];1))" office:value-type="string" office:string-value="MKaf3" calcext:value-type="string">
            <text:p>MKaf3</text:p>
          </table:table-cell>
          <table:table-cell table:formula="of:=COUNTIF([.$D$2:.$D$495];[.D2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703658</text:p>
          </table:table-cell>
          <table:table-cell office:value-type="string" calcext:value-type="string">
            <text:p>Kaliszuk</text:p>
          </table:table-cell>
          <table:table-cell office:value-type="string" calcext:value-type="string">
            <text:p>Mikolaj</text:p>
          </table:table-cell>
          <table:table-cell table:formula="of:=(LEFT([.C270];1))&amp;(LEFT([.B270];3))&amp;(RIGHT([.A270];1))" office:value-type="string" office:string-value="MKal8" calcext:value-type="string">
            <text:p>MKal8</text:p>
          </table:table-cell>
          <table:table-cell table:formula="of:=COUNTIF([.$D$2:.$D$495];[.D2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6999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Mikolaj</text:p>
          </table:table-cell>
          <table:table-cell table:formula="of:=(LEFT([.C271];1))&amp;(LEFT([.B271];3))&amp;(RIGHT([.A271];1))" office:value-type="string" office:string-value="MKal9" calcext:value-type="string">
            <text:p>MKal9</text:p>
          </table:table-cell>
          <table:table-cell table:formula="of:=COUNTIF([.$D$2:.$D$495];[.D2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1682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Monika</text:p>
          </table:table-cell>
          <table:table-cell table:formula="of:=(LEFT([.C272];1))&amp;(LEFT([.B272];3))&amp;(RIGHT([.A272];1))" office:value-type="string" office:string-value="MKam2" calcext:value-type="string">
            <text:p>MKam2</text:p>
          </table:table-cell>
          <table:table-cell table:formula="of:=COUNTIF([.$D$2:.$D$495];[.D2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1402215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chal</text:p>
          </table:table-cell>
          <table:table-cell table:formula="of:=(LEFT([.C273];1))&amp;(LEFT([.B273];3))&amp;(RIGHT([.A273];1))" office:value-type="string" office:string-value="MKam5" calcext:value-type="string">
            <text:p>MKam5</text:p>
          </table:table-cell>
          <table:table-cell table:formula="of:=COUNTIF([.$D$2:.$D$495];[.D2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805936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Mikolaj</text:p>
          </table:table-cell>
          <table:table-cell table:formula="of:=(LEFT([.C274];1))&amp;(LEFT([.B274];3))&amp;(RIGHT([.A274];1))" office:value-type="string" office:string-value="MKam6" calcext:value-type="string">
            <text:p>MKam6</text:p>
          </table:table-cell>
          <table:table-cell table:formula="of:=COUNTIF([.$D$2:.$D$495];[.D2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684</text:p>
          </table:table-cell>
          <table:table-cell office:value-type="string" calcext:value-type="string">
            <text:p>Karwik</text:p>
          </table:table-cell>
          <table:table-cell office:value-type="string" calcext:value-type="string">
            <text:p>Milena</text:p>
          </table:table-cell>
          <table:table-cell table:formula="of:=(LEFT([.C275];1))&amp;(LEFT([.B275];3))&amp;(RIGHT([.A275];1))" office:value-type="string" office:string-value="MKar4" calcext:value-type="string">
            <text:p>MKar4</text:p>
          </table:table-cell>
          <table:table-cell table:formula="of:=COUNTIF([.$D$2:.$D$495];[.D2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602686</text:p>
          </table:table-cell>
          <table:table-cell office:value-type="string" calcext:value-type="string">
            <text:p>Karolewska</text:p>
          </table:table-cell>
          <table:table-cell office:value-type="string" calcext:value-type="string">
            <text:p>Milena</text:p>
          </table:table-cell>
          <table:table-cell table:formula="of:=(LEFT([.C276];1))&amp;(LEFT([.B276];3))&amp;(RIGHT([.A276];1))" office:value-type="string" office:string-value="MKar6" calcext:value-type="string">
            <text:p>MKar6</text:p>
          </table:table-cell>
          <table:table-cell table:formula="of:=COUNTIF([.$D$2:.$D$495];[.D2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801440</text:p>
          </table:table-cell>
          <table:table-cell office:value-type="string" calcext:value-type="string">
            <text:p>Katende</text:p>
          </table:table-cell>
          <table:table-cell office:value-type="string" calcext:value-type="string">
            <text:p>Milena</text:p>
          </table:table-cell>
          <table:table-cell table:formula="of:=(LEFT([.C277];1))&amp;(LEFT([.B277];3))&amp;(RIGHT([.A277];1))" office:value-type="string" office:string-value="MKat0" calcext:value-type="string">
            <text:p>MKat0</text:p>
          </table:table-cell>
          <table:table-cell table:formula="of:=COUNTIF([.$D$2:.$D$495];[.D2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385</text:p>
          </table:table-cell>
          <table:table-cell office:value-type="string" calcext:value-type="string">
            <text:p>Kecler</text:p>
          </table:table-cell>
          <table:table-cell office:value-type="string" calcext:value-type="string">
            <text:p>Milena</text:p>
          </table:table-cell>
          <table:table-cell table:formula="of:=(LEFT([.C278];1))&amp;(LEFT([.B278];3))&amp;(RIGHT([.A278];1))" office:value-type="string" office:string-value="MKec5" calcext:value-type="string">
            <text:p>MKec5</text:p>
          </table:table-cell>
          <table:table-cell table:formula="of:=COUNTIF([.$D$2:.$D$495];[.D2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501160</text:p>
          </table:table-cell>
          <table:table-cell office:value-type="string" calcext:value-type="string">
            <text:p>Kempka</text:p>
          </table:table-cell>
          <table:table-cell office:value-type="string" calcext:value-type="string">
            <text:p>Milena</text:p>
          </table:table-cell>
          <table:table-cell table:formula="of:=(LEFT([.C279];1))&amp;(LEFT([.B279];3))&amp;(RIGHT([.A279];1))" office:value-type="string" office:string-value="MKem0" calcext:value-type="string">
            <text:p>MKem0</text:p>
          </table:table-cell>
          <table:table-cell table:formula="of:=COUNTIF([.$D$2:.$D$495];[.D2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806622</text:p>
          </table:table-cell>
          <table:table-cell office:value-type="string" calcext:value-type="string">
            <text:p>Kielbowicz</text:p>
          </table:table-cell>
          <table:table-cell office:value-type="string" calcext:value-type="string">
            <text:p>Milena</text:p>
          </table:table-cell>
          <table:table-cell table:formula="of:=(LEFT([.C280];1))&amp;(LEFT([.B280];3))&amp;(RIGHT([.A280];1))" office:value-type="string" office:string-value="MKie2" calcext:value-type="string">
            <text:p>MKie2</text:p>
          </table:table-cell>
          <table:table-cell table:formula="of:=COUNTIF([.$D$2:.$D$495];[.D2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705358</text:p>
          </table:table-cell>
          <table:table-cell office:value-type="string" calcext:value-type="string">
            <text:p>Kieloch</text:p>
          </table:table-cell>
          <table:table-cell office:value-type="string" calcext:value-type="string">
            <text:p>Michal</text:p>
          </table:table-cell>
          <table:table-cell table:formula="of:=(LEFT([.C281];1))&amp;(LEFT([.B281];3))&amp;(RIGHT([.A281];1))" office:value-type="string" office:string-value="MKie8" calcext:value-type="string">
            <text:p>MKie8</text:p>
          </table:table-cell>
          <table:table-cell table:formula="of:=COUNTIF([.$D$2:.$D$495];[.D2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501167</text:p>
          </table:table-cell>
          <table:table-cell office:value-type="string" calcext:value-type="string">
            <text:p>Kilanowska</text:p>
          </table:table-cell>
          <table:table-cell office:value-type="string" calcext:value-type="string">
            <text:p>Michalina</text:p>
          </table:table-cell>
          <table:table-cell table:formula="of:=(LEFT([.C282];1))&amp;(LEFT([.B282];3))&amp;(RIGHT([.A282];1))" office:value-type="string" office:string-value="MKil7" calcext:value-type="string">
            <text:p>MKil7</text:p>
          </table:table-cell>
          <table:table-cell table:formula="of:=COUNTIF([.$D$2:.$D$495];[.D2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3900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ina</text:p>
          </table:table-cell>
          <table:table-cell table:formula="of:=(LEFT([.C283];1))&amp;(LEFT([.B283];3))&amp;(RIGHT([.A283];1))" office:value-type="string" office:string-value="MKir0" calcext:value-type="string">
            <text:p>MKir0</text:p>
          </table:table-cell>
          <table:table-cell table:formula="of:=COUNTIF([.$D$2:.$D$495];[.D28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432</text:p>
          </table:table-cell>
          <table:table-cell office:value-type="string" calcext:value-type="string">
            <text:p>Kiryk</text:p>
          </table:table-cell>
          <table:table-cell office:value-type="string" calcext:value-type="string">
            <text:p>Michal</text:p>
          </table:table-cell>
          <table:table-cell table:formula="of:=(LEFT([.C284];1))&amp;(LEFT([.B284];3))&amp;(RIGHT([.A284];1))" office:value-type="string" office:string-value="MKir2" calcext:value-type="string">
            <text:p>MKir2</text:p>
          </table:table-cell>
          <table:table-cell table:formula="of:=COUNTIF([.$D$2:.$D$495];[.D28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6333</text:p>
          </table:table-cell>
          <table:table-cell office:value-type="string" calcext:value-type="string">
            <text:p>Kirwiel</text:p>
          </table:table-cell>
          <table:table-cell office:value-type="string" calcext:value-type="string">
            <text:p>Michal</text:p>
          </table:table-cell>
          <table:table-cell table:formula="of:=(LEFT([.C285];1))&amp;(LEFT([.B285];3))&amp;(RIGHT([.A285];1))" office:value-type="string" office:string-value="MKir3" calcext:value-type="string">
            <text:p>MKir3</text:p>
          </table:table-cell>
          <table:table-cell table:formula="of:=COUNTIF([.$D$2:.$D$495];[.D2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8093</text:p>
          </table:table-cell>
          <table:table-cell office:value-type="string" calcext:value-type="string">
            <text:p>Kisiela</text:p>
          </table:table-cell>
          <table:table-cell office:value-type="string" calcext:value-type="string">
            <text:p>Michal</text:p>
          </table:table-cell>
          <table:table-cell table:formula="of:=(LEFT([.C286];1))&amp;(LEFT([.B286];3))&amp;(RIGHT([.A286];1))" office:value-type="string" office:string-value="MKis3" calcext:value-type="string">
            <text:p>MKis3</text:p>
          </table:table-cell>
          <table:table-cell table:formula="of:=COUNTIF([.$D$2:.$D$495];[.D2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11214</text:p>
          </table:table-cell>
          <table:table-cell office:value-type="string" calcext:value-type="string">
            <text:p>Kisiel</text:p>
          </table:table-cell>
          <table:table-cell office:value-type="string" calcext:value-type="string">
            <text:p>Michal</text:p>
          </table:table-cell>
          <table:table-cell table:formula="of:=(LEFT([.C287];1))&amp;(LEFT([.B287];3))&amp;(RIGHT([.A287];1))" office:value-type="string" office:string-value="MKis4" calcext:value-type="string">
            <text:p>MKis4</text:p>
          </table:table-cell>
          <table:table-cell table:formula="of:=COUNTIF([.$D$2:.$D$495];[.D2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601354</text:p>
          </table:table-cell>
          <table:table-cell office:value-type="string" calcext:value-type="string">
            <text:p>Kizielewicz</text:p>
          </table:table-cell>
          <table:table-cell office:value-type="string" calcext:value-type="string">
            <text:p>Michal</text:p>
          </table:table-cell>
          <table:table-cell table:formula="of:=(LEFT([.C288];1))&amp;(LEFT([.B288];3))&amp;(RIGHT([.A288];1))" office:value-type="string" office:string-value="MKiz4" calcext:value-type="string">
            <text:p>MKiz4</text:p>
          </table:table-cell>
          <table:table-cell table:formula="of:=COUNTIF([.$D$2:.$D$495];[.D2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208166</text:p>
          </table:table-cell>
          <table:table-cell office:value-type="string" calcext:value-type="string">
            <text:p>Klaus</text:p>
          </table:table-cell>
          <table:table-cell office:value-type="string" calcext:value-type="string">
            <text:p>Michalina</text:p>
          </table:table-cell>
          <table:table-cell table:formula="of:=(LEFT([.C289];1))&amp;(LEFT([.B289];3))&amp;(RIGHT([.A289];1))" office:value-type="string" office:string-value="MKla6" calcext:value-type="string">
            <text:p>MKla6</text:p>
          </table:table-cell>
          <table:table-cell table:formula="of:=COUNTIF([.$D$2:.$D$495];[.D2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568643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Michalina</text:p>
          </table:table-cell>
          <table:table-cell table:formula="of:=(LEFT([.C290];1))&amp;(LEFT([.B290];3))&amp;(RIGHT([.A290];1))" office:value-type="string" office:string-value="MKle3" calcext:value-type="string">
            <text:p>MKle3</text:p>
          </table:table-cell>
          <table:table-cell table:formula="of:=COUNTIF([.$D$2:.$D$495];[.D2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633348</text:p>
          </table:table-cell>
          <table:table-cell office:value-type="string" calcext:value-type="string">
            <text:p>Klebba</text:p>
          </table:table-cell>
          <table:table-cell office:value-type="string" calcext:value-type="string">
            <text:p>Michalina</text:p>
          </table:table-cell>
          <table:table-cell table:formula="of:=(LEFT([.C291];1))&amp;(LEFT([.B291];3))&amp;(RIGHT([.A291];1))" office:value-type="string" office:string-value="MKle8" calcext:value-type="string">
            <text:p>MKle8</text:p>
          </table:table-cell>
          <table:table-cell table:formula="of:=COUNTIF([.$D$2:.$D$495];[.D2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403420</text:p>
          </table:table-cell>
          <table:table-cell office:value-type="string" calcext:value-type="string">
            <text:p>Klukowska</text:p>
          </table:table-cell>
          <table:table-cell office:value-type="string" calcext:value-type="string">
            <text:p>Matylda</text:p>
          </table:table-cell>
          <table:table-cell table:formula="of:=(LEFT([.C292];1))&amp;(LEFT([.B292];3))&amp;(RIGHT([.A292];1))" office:value-type="string" office:string-value="MKlu0" calcext:value-type="string">
            <text:p>MKlu0</text:p>
          </table:table-cell>
          <table:table-cell table:formula="of:=COUNTIF([.$D$2:.$D$495];[.D2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1164662</text:p>
          </table:table-cell>
          <table:table-cell office:value-type="string" calcext:value-type="string">
            <text:p>Kluziak</text:p>
          </table:table-cell>
          <table:table-cell office:value-type="string" calcext:value-type="string">
            <text:p>Matylda</text:p>
          </table:table-cell>
          <table:table-cell table:formula="of:=(LEFT([.C293];1))&amp;(LEFT([.B293];3))&amp;(RIGHT([.A293];1))" office:value-type="string" office:string-value="MKlu2" calcext:value-type="string">
            <text:p>MKlu2</text:p>
          </table:table-cell>
          <table:table-cell table:formula="of:=COUNTIF([.$D$2:.$D$495];[.D2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409205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lwina</text:p>
          </table:table-cell>
          <table:table-cell table:formula="of:=(LEFT([.C294];1))&amp;(LEFT([.B294];3))&amp;(RIGHT([.A294];1))" office:value-type="string" office:string-value="MKmi5" calcext:value-type="string">
            <text:p>MKmi5</text:p>
          </table:table-cell>
          <table:table-cell table:formula="of:=COUNTIF([.$D$2:.$D$495];[.D2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300586</text:p>
          </table:table-cell>
          <table:table-cell office:value-type="string" calcext:value-type="string">
            <text:p>Kmiecik</text:p>
          </table:table-cell>
          <table:table-cell office:value-type="string" calcext:value-type="string">
            <text:p>Martyna</text:p>
          </table:table-cell>
          <table:table-cell table:formula="of:=(LEFT([.C295];1))&amp;(LEFT([.B295];3))&amp;(RIGHT([.A295];1))" office:value-type="string" office:string-value="MKmi6" calcext:value-type="string">
            <text:p>MKmi6</text:p>
          </table:table-cell>
          <table:table-cell table:formula="of:=COUNTIF([.$D$2:.$D$495];[.D2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07</text:p>
          </table:table-cell>
          <table:table-cell office:value-type="string" calcext:value-type="string">
            <text:p>Kmita</text:p>
          </table:table-cell>
          <table:table-cell office:value-type="string" calcext:value-type="string">
            <text:p>Martyna</text:p>
          </table:table-cell>
          <table:table-cell table:formula="of:=(LEFT([.C296];1))&amp;(LEFT([.B296];3))&amp;(RIGHT([.A296];1))" office:value-type="string" office:string-value="MKmi7" calcext:value-type="string">
            <text:p>MKmi7</text:p>
          </table:table-cell>
          <table:table-cell table:formula="of:=COUNTIF([.$D$2:.$D$495];[.D2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0804949</text:p>
          </table:table-cell>
          <table:table-cell office:value-type="string" calcext:value-type="string">
            <text:p>Kocur</text:p>
          </table:table-cell>
          <table:table-cell office:value-type="string" calcext:value-type="string">
            <text:p>Martyna</text:p>
          </table:table-cell>
          <table:table-cell table:formula="of:=(LEFT([.C297];1))&amp;(LEFT([.B297];3))&amp;(RIGHT([.A297];1))" office:value-type="string" office:string-value="MKoc9" calcext:value-type="string">
            <text:p>MKoc9</text:p>
          </table:table-cell>
          <table:table-cell table:formula="of:=COUNTIF([.$D$2:.$D$495];[.D29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212509149</text:p>
          </table:table-cell>
          <table:table-cell office:value-type="string" calcext:value-type="string">
            <text:p>Koczakowska</text:p>
          </table:table-cell>
          <table:table-cell office:value-type="string" calcext:value-type="string">
            <text:p>Marta</text:p>
          </table:table-cell>
          <table:table-cell table:formula="of:=(LEFT([.C298];1))&amp;(LEFT([.B298];3))&amp;(RIGHT([.A298];1))" office:value-type="string" office:string-value="MKoc9" calcext:value-type="string">
            <text:p>MKoc9</text:p>
          </table:table-cell>
          <table:table-cell table:formula="of:=COUNTIF([.$D$2:.$D$495];[.D298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86070630583</text:p>
          </table:table-cell>
          <table:table-cell office:value-type="string" calcext:value-type="string">
            <text:p>Kolodziejczyk</text:p>
          </table:table-cell>
          <table:table-cell office:value-type="string" calcext:value-type="string">
            <text:p>Marta</text:p>
          </table:table-cell>
          <table:table-cell table:formula="of:=(LEFT([.C299];1))&amp;(LEFT([.B299];3))&amp;(RIGHT([.A299];1))" office:value-type="string" office:string-value="MKol3" calcext:value-type="string">
            <text:p>MKol3</text:p>
          </table:table-cell>
          <table:table-cell table:formula="of:=COUNTIF([.$D$2:.$D$495];[.D2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2011</text:p>
          </table:table-cell>
          <table:table-cell office:value-type="string" calcext:value-type="string">
            <text:p>Komorowska</text:p>
          </table:table-cell>
          <table:table-cell office:value-type="string" calcext:value-type="string">
            <text:p>Michal</text:p>
          </table:table-cell>
          <table:table-cell table:formula="of:=(LEFT([.C300];1))&amp;(LEFT([.B300];3))&amp;(RIGHT([.A300];1))" office:value-type="string" office:string-value="MKom1" calcext:value-type="string">
            <text:p>MKom1</text:p>
          </table:table-cell>
          <table:table-cell table:formula="of:=COUNTIF([.$D$2:.$D$495];[.D3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400776</text:p>
          </table:table-cell>
          <table:table-cell office:value-type="string" calcext:value-type="string">
            <text:p>Koprowski</text:p>
          </table:table-cell>
          <table:table-cell office:value-type="string" calcext:value-type="string">
            <text:p>Maurycy</text:p>
          </table:table-cell>
          <table:table-cell table:formula="of:=(LEFT([.C301];1))&amp;(LEFT([.B301];3))&amp;(RIGHT([.A301];1))" office:value-type="string" office:string-value="MKop6" calcext:value-type="string">
            <text:p>MKop6</text:p>
          </table:table-cell>
          <table:table-cell table:formula="of:=COUNTIF([.$D$2:.$D$495];[.D3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9077</text:p>
          </table:table-cell>
          <table:table-cell office:value-type="string" calcext:value-type="string">
            <text:p>Kopiejc</text:p>
          </table:table-cell>
          <table:table-cell office:value-type="string" calcext:value-type="string">
            <text:p>Maurycy</text:p>
          </table:table-cell>
          <table:table-cell table:formula="of:=(LEFT([.C302];1))&amp;(LEFT([.B302];3))&amp;(RIGHT([.A302];1))" office:value-type="string" office:string-value="MKop7" calcext:value-type="string">
            <text:p>MKop7</text:p>
          </table:table-cell>
          <table:table-cell table:formula="of:=COUNTIF([.$D$2:.$D$495];[.D30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291104230</text:p>
          </table:table-cell>
          <table:table-cell office:value-type="string" calcext:value-type="string">
            <text:p>Korkosz</text:p>
          </table:table-cell>
          <table:table-cell office:value-type="string" calcext:value-type="string">
            <text:p>Mateusz</text:p>
          </table:table-cell>
          <table:table-cell table:formula="of:=(LEFT([.C303];1))&amp;(LEFT([.B303];3))&amp;(RIGHT([.A303];1))" office:value-type="string" office:string-value="MKor0" calcext:value-type="string">
            <text:p>MKor0</text:p>
          </table:table-cell>
          <table:table-cell table:formula="of:=COUNTIF([.$D$2:.$D$495];[.D30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032143350</text:p>
          </table:table-cell>
          <table:table-cell office:value-type="string" calcext:value-type="string">
            <text:p>Kornatowski</text:p>
          </table:table-cell>
          <table:table-cell office:value-type="string" calcext:value-type="string">
            <text:p>Mateusz</text:p>
          </table:table-cell>
          <table:table-cell table:formula="of:=(LEFT([.C304];1))&amp;(LEFT([.B304];3))&amp;(RIGHT([.A304];1))" office:value-type="string" office:string-value="MKor0" calcext:value-type="string">
            <text:p>MKor0</text:p>
          </table:table-cell>
          <table:table-cell table:formula="of:=COUNTIF([.$D$2:.$D$495];[.D30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321508733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teusz</text:p>
          </table:table-cell>
          <table:table-cell table:formula="of:=(LEFT([.C305];1))&amp;(LEFT([.B305];3))&amp;(RIGHT([.A305];1))" office:value-type="string" office:string-value="MKor3" calcext:value-type="string">
            <text:p>MKor3</text:p>
          </table:table-cell>
          <table:table-cell table:formula="of:=COUNTIF([.$D$2:.$D$495];[.D3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204694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Maciej</text:p>
          </table:table-cell>
          <table:table-cell table:formula="of:=(LEFT([.C306];1))&amp;(LEFT([.B306];3))&amp;(RIGHT([.A306];1))" office:value-type="string" office:string-value="MKor4" calcext:value-type="string">
            <text:p>MKor4</text:p>
          </table:table-cell>
          <table:table-cell table:formula="of:=COUNTIF([.$D$2:.$D$495];[.D3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202705</text:p>
          </table:table-cell>
          <table:table-cell office:value-type="string" calcext:value-type="string">
            <text:p>Korbus</text:p>
          </table:table-cell>
          <table:table-cell office:value-type="string" calcext:value-type="string">
            <text:p>Marta</text:p>
          </table:table-cell>
          <table:table-cell table:formula="of:=(LEFT([.C307];1))&amp;(LEFT([.B307];3))&amp;(RIGHT([.A307];1))" office:value-type="string" office:string-value="MKor5" calcext:value-type="string">
            <text:p>MKor5</text:p>
          </table:table-cell>
          <table:table-cell table:formula="of:=COUNTIF([.$D$2:.$D$495];[.D3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52085069</text:p>
          </table:table-cell>
          <table:table-cell office:value-type="string" calcext:value-type="string">
            <text:p>Korenkiewicz</text:p>
          </table:table-cell>
          <table:table-cell office:value-type="string" calcext:value-type="string">
            <text:p>Marika</text:p>
          </table:table-cell>
          <table:table-cell table:formula="of:=(LEFT([.C308];1))&amp;(LEFT([.B308];3))&amp;(RIGHT([.A308];1))" office:value-type="string" office:string-value="MKor9" calcext:value-type="string">
            <text:p>MKor9</text:p>
          </table:table-cell>
          <table:table-cell table:formula="of:=COUNTIF([.$D$2:.$D$495];[.D3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2092569090</text:p>
          </table:table-cell>
          <table:table-cell office:value-type="string" calcext:value-type="string">
            <text:p>Koszlaga</text:p>
          </table:table-cell>
          <table:table-cell office:value-type="string" calcext:value-type="string">
            <text:p>Mateusz</text:p>
          </table:table-cell>
          <table:table-cell table:formula="of:=(LEFT([.C309];1))&amp;(LEFT([.B309];3))&amp;(RIGHT([.A309];1))" office:value-type="string" office:string-value="MKos0" calcext:value-type="string">
            <text:p>MKos0</text:p>
          </table:table-cell>
          <table:table-cell table:formula="of:=COUNTIF([.$D$2:.$D$495];[.D3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6125</text:p>
          </table:table-cell>
          <table:table-cell office:value-type="string" calcext:value-type="string">
            <text:p>Koszucka</text:p>
          </table:table-cell>
          <table:table-cell office:value-type="string" calcext:value-type="string">
            <text:p>Marika</text:p>
          </table:table-cell>
          <table:table-cell table:formula="of:=(LEFT([.C310];1))&amp;(LEFT([.B310];3))&amp;(RIGHT([.A310];1))" office:value-type="string" office:string-value="MKos5" calcext:value-type="string">
            <text:p>MKos5</text:p>
          </table:table-cell>
          <table:table-cell table:formula="of:=COUNTIF([.$D$2:.$D$495];[.D3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705627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ika</text:p>
          </table:table-cell>
          <table:table-cell table:formula="of:=(LEFT([.C311];1))&amp;(LEFT([.B311];3))&amp;(RIGHT([.A311];1))" office:value-type="string" office:string-value="MKos7" calcext:value-type="string">
            <text:p>MKos7</text:p>
          </table:table-cell>
          <table:table-cell table:formula="of:=COUNTIF([.$D$2:.$D$495];[.D3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0707488</text:p>
          </table:table-cell>
          <table:table-cell office:value-type="string" calcext:value-type="string">
            <text:p>Kossakowska</text:p>
          </table:table-cell>
          <table:table-cell office:value-type="string" calcext:value-type="string">
            <text:p>Martyna</text:p>
          </table:table-cell>
          <table:table-cell table:formula="of:=(LEFT([.C312];1))&amp;(LEFT([.B312];3))&amp;(RIGHT([.A312];1))" office:value-type="string" office:string-value="MKos8" calcext:value-type="string">
            <text:p>MKos8</text:p>
          </table:table-cell>
          <table:table-cell table:formula="of:=COUNTIF([.$D$2:.$D$495];[.D3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101408</text:p>
          </table:table-cell>
          <table:table-cell office:value-type="string" calcext:value-type="string">
            <text:p>Kotowska</text:p>
          </table:table-cell>
          <table:table-cell office:value-type="string" calcext:value-type="string">
            <text:p>Marianna</text:p>
          </table:table-cell>
          <table:table-cell table:formula="of:=(LEFT([.C313];1))&amp;(LEFT([.B313];3))&amp;(RIGHT([.A313];1))" office:value-type="string" office:string-value="MKot8" calcext:value-type="string">
            <text:p>MKot8</text:p>
          </table:table-cell>
          <table:table-cell table:formula="of:=COUNTIF([.$D$2:.$D$495];[.D3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302570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ateusz</text:p>
          </table:table-cell>
          <table:table-cell table:formula="of:=(LEFT([.C314];1))&amp;(LEFT([.B314];3))&amp;(RIGHT([.A314];1))" office:value-type="string" office:string-value="MKow0" calcext:value-type="string">
            <text:p>MKow0</text:p>
          </table:table-cell>
          <table:table-cell table:formula="of:=COUNTIF([.$D$2:.$D$495];[.D3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021011352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Mateusz</text:p>
          </table:table-cell>
          <table:table-cell table:formula="of:=(LEFT([.C315];1))&amp;(LEFT([.B315];3))&amp;(RIGHT([.A315];1))" office:value-type="string" office:string-value="MKow2" calcext:value-type="string">
            <text:p>MKow2</text:p>
          </table:table-cell>
          <table:table-cell table:formula="of:=COUNTIF([.$D$2:.$D$495];[.D3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11702024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Maria</text:p>
          </table:table-cell>
          <table:table-cell table:formula="of:=(LEFT([.C316];1))&amp;(LEFT([.B316];3))&amp;(RIGHT([.A316];1))" office:value-type="string" office:string-value="MKow4" calcext:value-type="string">
            <text:p>MKow4</text:p>
          </table:table-cell>
          <table:table-cell table:formula="of:=COUNTIF([.$D$2:.$D$495];[.D3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9322909004</text:p>
          </table:table-cell>
          <table:table-cell office:value-type="string" calcext:value-type="string">
            <text:p>Kowakczyk</text:p>
          </table:table-cell>
          <table:table-cell office:value-type="string" calcext:value-type="string">
            <text:p>Maria</text:p>
          </table:table-cell>
          <table:table-cell table:formula="of:=(LEFT([.C317];1))&amp;(LEFT([.B317];3))&amp;(RIGHT([.A317];1))" office:value-type="string" office:string-value="MKow4" calcext:value-type="string">
            <text:p>MKow4</text:p>
          </table:table-cell>
          <table:table-cell table:formula="of:=COUNTIF([.$D$2:.$D$495];[.D3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3092608644</text:p>
          </table:table-cell>
          <table:table-cell office:value-type="string" calcext:value-type="string">
            <text:p>Kowalczuk</text:p>
          </table:table-cell>
          <table:table-cell office:value-type="string" calcext:value-type="string">
            <text:p>Maria</text:p>
          </table:table-cell>
          <table:table-cell table:formula="of:=(LEFT([.C318];1))&amp;(LEFT([.B318];3))&amp;(RIGHT([.A318];1))" office:value-type="string" office:string-value="MKow4" calcext:value-type="string">
            <text:p>MKow4</text:p>
          </table:table-cell>
          <table:table-cell table:formula="of:=COUNTIF([.$D$2:.$D$495];[.D3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6100294134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(LEFT([.C319];1))&amp;(LEFT([.B319];3))&amp;(RIGHT([.A319];1))" office:value-type="string" office:string-value="MKow4" calcext:value-type="string">
            <text:p>MKow4</text:p>
          </table:table-cell>
          <table:table-cell table:formula="of:=COUNTIF([.$D$2:.$D$495];[.D319])" office:value-type="float" office:value="4" calcext:value-type="float">
            <text:p>4</text:p>
          </table:table-cell>
        </table:table-row>
        <table:table-row table:style-name="ro1" table:visibility="filter">
          <table:table-cell office:value-type="string" calcext:value-type="string">
            <text:p>5903115205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ateusz</text:p>
          </table:table-cell>
          <table:table-cell table:formula="of:=(LEFT([.C320];1))&amp;(LEFT([.B320];3))&amp;(RIGHT([.A320];1))" office:value-type="string" office:string-value="MKow9" calcext:value-type="string">
            <text:p>MKow9</text:p>
          </table:table-cell>
          <table:table-cell table:formula="of:=COUNTIF([.$D$2:.$D$495];[.D3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664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(LEFT([.C321];1))&amp;(LEFT([.B321];3))&amp;(RIGHT([.A321];1))" office:value-type="string" office:string-value="MKoz4" calcext:value-type="string">
            <text:p>MKoz4</text:p>
          </table:table-cell>
          <table:table-cell table:formula="of:=COUNTIF([.$D$2:.$D$495];[.D3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3003607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(LEFT([.C322];1))&amp;(LEFT([.B322];3))&amp;(RIGHT([.A322];1))" office:value-type="string" office:string-value="MKoz7" calcext:value-type="string">
            <text:p>MKoz7</text:p>
          </table:table-cell>
          <table:table-cell table:formula="of:=COUNTIF([.$D$2:.$D$495];[.D3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7112966668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Malgorzata</text:p>
          </table:table-cell>
          <table:table-cell table:formula="of:=(LEFT([.C323];1))&amp;(LEFT([.B323];3))&amp;(RIGHT([.A323];1))" office:value-type="string" office:string-value="MKoz8" calcext:value-type="string">
            <text:p>MKoz8</text:p>
          </table:table-cell>
          <table:table-cell table:formula="of:=COUNTIF([.$D$2:.$D$495];[.D3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80</text:p>
          </table:table-cell>
          <table:table-cell office:value-type="string" calcext:value-type="string">
            <text:p>Krainska</text:p>
          </table:table-cell>
          <table:table-cell office:value-type="string" calcext:value-type="string">
            <text:p>Malgorzata</text:p>
          </table:table-cell>
          <table:table-cell table:formula="of:=(LEFT([.C324];1))&amp;(LEFT([.B324];3))&amp;(RIGHT([.A324];1))" office:value-type="string" office:string-value="MKra0" calcext:value-type="string">
            <text:p>MKra0</text:p>
          </table:table-cell>
          <table:table-cell table:formula="of:=COUNTIF([.$D$2:.$D$495];[.D3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607412</text:p>
          </table:table-cell>
          <table:table-cell office:value-type="string" calcext:value-type="string">
            <text:p>Krefta</text:p>
          </table:table-cell>
          <table:table-cell office:value-type="string" calcext:value-type="string">
            <text:p>Mateusz</text:p>
          </table:table-cell>
          <table:table-cell table:formula="of:=(LEFT([.C325];1))&amp;(LEFT([.B325];3))&amp;(RIGHT([.A325];1))" office:value-type="string" office:string-value="MKre2" calcext:value-type="string">
            <text:p>MKre2</text:p>
          </table:table-cell>
          <table:table-cell table:formula="of:=COUNTIF([.$D$2:.$D$495];[.D3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1731</text:p>
          </table:table-cell>
          <table:table-cell office:value-type="string" calcext:value-type="string">
            <text:p>Krosnowski</text:p>
          </table:table-cell>
          <table:table-cell office:value-type="string" calcext:value-type="string">
            <text:p>Mateusz</text:p>
          </table:table-cell>
          <table:table-cell table:formula="of:=(LEFT([.C326];1))&amp;(LEFT([.B326];3))&amp;(RIGHT([.A326];1))" office:value-type="string" office:string-value="MKro1" calcext:value-type="string">
            <text:p>MKro1</text:p>
          </table:table-cell>
          <table:table-cell table:formula="of:=COUNTIF([.$D$2:.$D$495];[.D3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2700984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Malgorzata</text:p>
          </table:table-cell>
          <table:table-cell table:formula="of:=(LEFT([.C327];1))&amp;(LEFT([.B327];3))&amp;(RIGHT([.A327];1))" office:value-type="string" office:string-value="MKro4" calcext:value-type="string">
            <text:p>MKro4</text:p>
          </table:table-cell>
          <table:table-cell table:formula="of:=COUNTIF([.$D$2:.$D$495];[.D3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502310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Mateusz</text:p>
          </table:table-cell>
          <table:table-cell table:formula="of:=(LEFT([.C328];1))&amp;(LEFT([.B328];3))&amp;(RIGHT([.A328];1))" office:value-type="string" office:string-value="MKru0" calcext:value-type="string">
            <text:p>MKru0</text:p>
          </table:table-cell>
          <table:table-cell table:formula="of:=COUNTIF([.$D$2:.$D$495];[.D3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401422</text:p>
          </table:table-cell>
          <table:table-cell office:value-type="string" calcext:value-type="string">
            <text:p>Krupop</text:p>
          </table:table-cell>
          <table:table-cell office:value-type="string" calcext:value-type="string">
            <text:p>Maja</text:p>
          </table:table-cell>
          <table:table-cell table:formula="of:=(LEFT([.C329];1))&amp;(LEFT([.B329];3))&amp;(RIGHT([.A329];1))" office:value-type="string" office:string-value="MKru2" calcext:value-type="string">
            <text:p>MKru2</text:p>
          </table:table-cell>
          <table:table-cell table:formula="of:=COUNTIF([.$D$2:.$D$495];[.D3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1305958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Mateusz</text:p>
          </table:table-cell>
          <table:table-cell table:formula="of:=(LEFT([.C330];1))&amp;(LEFT([.B330];3))&amp;(RIGHT([.A330];1))" office:value-type="string" office:string-value="MKry8" calcext:value-type="string">
            <text:p>MKry8</text:p>
          </table:table-cell>
          <table:table-cell table:formula="of:=COUNTIF([.$D$2:.$D$495];[.D3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011011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riusz</text:p>
          </table:table-cell>
          <table:table-cell table:formula="of:=(LEFT([.C331];1))&amp;(LEFT([.B331];3))&amp;(RIGHT([.A331];1))" office:value-type="string" office:string-value="MKub1" calcext:value-type="string">
            <text:p>MKub1</text:p>
          </table:table-cell>
          <table:table-cell table:formula="of:=COUNTIF([.$D$2:.$D$495];[.D3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81903982</text:p>
          </table:table-cell>
          <table:table-cell office:value-type="string" calcext:value-type="string">
            <text:p>Kuban</text:p>
          </table:table-cell>
          <table:table-cell office:value-type="string" calcext:value-type="string">
            <text:p>Maja</text:p>
          </table:table-cell>
          <table:table-cell table:formula="of:=(LEFT([.C332];1))&amp;(LEFT([.B332];3))&amp;(RIGHT([.A332];1))" office:value-type="string" office:string-value="MKub2" calcext:value-type="string">
            <text:p>MKub2</text:p>
          </table:table-cell>
          <table:table-cell table:formula="of:=COUNTIF([.$D$2:.$D$495];[.D3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100793</text:p>
          </table:table-cell>
          <table:table-cell office:value-type="string" calcext:value-type="string">
            <text:p>Kubisiak</text:p>
          </table:table-cell>
          <table:table-cell office:value-type="string" calcext:value-type="string">
            <text:p>Mateusz</text:p>
          </table:table-cell>
          <table:table-cell table:formula="of:=(LEFT([.C333];1))&amp;(LEFT([.B333];3))&amp;(RIGHT([.A333];1))" office:value-type="string" office:string-value="MKub3" calcext:value-type="string">
            <text:p>MKub3</text:p>
          </table:table-cell>
          <table:table-cell table:formula="of:=COUNTIF([.$D$2:.$D$495];[.D3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7070895372</text:p>
          </table:table-cell>
          <table:table-cell office:value-type="string" calcext:value-type="string">
            <text:p>Kulakowski</text:p>
          </table:table-cell>
          <table:table-cell office:value-type="string" calcext:value-type="string">
            <text:p>Marcjusz</text:p>
          </table:table-cell>
          <table:table-cell table:formula="of:=(LEFT([.C334];1))&amp;(LEFT([.B334];3))&amp;(RIGHT([.A334];1))" office:value-type="string" office:string-value="MKul2" calcext:value-type="string">
            <text:p>MKul2</text:p>
          </table:table-cell>
          <table:table-cell table:formula="of:=COUNTIF([.$D$2:.$D$495];[.D3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113162747</text:p>
          </table:table-cell>
          <table:table-cell office:value-type="string" calcext:value-type="string">
            <text:p>Kulkowska</text:p>
          </table:table-cell>
          <table:table-cell office:value-type="string" calcext:value-type="string">
            <text:p>Maja</text:p>
          </table:table-cell>
          <table:table-cell table:formula="of:=(LEFT([.C335];1))&amp;(LEFT([.B335];3))&amp;(RIGHT([.A335];1))" office:value-type="string" office:string-value="MKul7" calcext:value-type="string">
            <text:p>MKul7</text:p>
          </table:table-cell>
          <table:table-cell table:formula="of:=COUNTIF([.$D$2:.$D$495];[.D3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1519801</text:p>
          </table:table-cell>
          <table:table-cell office:value-type="string" calcext:value-type="string">
            <text:p>Kurowska</text:p>
          </table:table-cell>
          <table:table-cell office:value-type="string" calcext:value-type="string">
            <text:p>Maja</text:p>
          </table:table-cell>
          <table:table-cell table:formula="of:=(LEFT([.C336];1))&amp;(LEFT([.B336];3))&amp;(RIGHT([.A336];1))" office:value-type="string" office:string-value="MKur1" calcext:value-type="string">
            <text:p>MKur1</text:p>
          </table:table-cell>
          <table:table-cell table:formula="of:=COUNTIF([.$D$2:.$D$495];[.D3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0606999</text:p>
          </table:table-cell>
          <table:table-cell office:value-type="string" calcext:value-type="string">
            <text:p>Kurasik</text:p>
          </table:table-cell>
          <table:table-cell office:value-type="string" calcext:value-type="string">
            <text:p>Marcin</text:p>
          </table:table-cell>
          <table:table-cell table:formula="of:=(LEFT([.C337];1))&amp;(LEFT([.B337];3))&amp;(RIGHT([.A337];1))" office:value-type="string" office:string-value="MKur9" calcext:value-type="string">
            <text:p>MKur9</text:p>
          </table:table-cell>
          <table:table-cell table:formula="of:=COUNTIF([.$D$2:.$D$495];[.D3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804109</text:p>
          </table:table-cell>
          <table:table-cell office:value-type="string" calcext:value-type="string">
            <text:p>Kuszner</text:p>
          </table:table-cell>
          <table:table-cell office:value-type="string" calcext:value-type="string">
            <text:p>Maja</text:p>
          </table:table-cell>
          <table:table-cell table:formula="of:=(LEFT([.C338];1))&amp;(LEFT([.B338];3))&amp;(RIGHT([.A338];1))" office:value-type="string" office:string-value="MKus9" calcext:value-type="string">
            <text:p>MKus9</text:p>
          </table:table-cell>
          <table:table-cell table:formula="of:=COUNTIF([.$D$2:.$D$495];[.D3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803937</text:p>
          </table:table-cell>
          <table:table-cell office:value-type="string" calcext:value-type="string">
            <text:p>Kutnik</text:p>
          </table:table-cell>
          <table:table-cell office:value-type="string" calcext:value-type="string">
            <text:p>Marcin</text:p>
          </table:table-cell>
          <table:table-cell table:formula="of:=(LEFT([.C339];1))&amp;(LEFT([.B339];3))&amp;(RIGHT([.A339];1))" office:value-type="string" office:string-value="MKut7" calcext:value-type="string">
            <text:p>MKut7</text:p>
          </table:table-cell>
          <table:table-cell table:formula="of:=COUNTIF([.$D$2:.$D$495];[.D3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20262427</text:p>
          </table:table-cell>
          <table:table-cell office:value-type="string" calcext:value-type="string">
            <text:p>Kwidczynska</text:p>
          </table:table-cell>
          <table:table-cell office:value-type="string" calcext:value-type="string">
            <text:p>Maja</text:p>
          </table:table-cell>
          <table:table-cell table:formula="of:=(LEFT([.C340];1))&amp;(LEFT([.B340];3))&amp;(RIGHT([.A340];1))" office:value-type="string" office:string-value="MKwi7" calcext:value-type="string">
            <text:p>MKwi7</text:p>
          </table:table-cell>
          <table:table-cell table:formula="of:=COUNTIF([.$D$2:.$D$495];[.D3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40919575</text:p>
          </table:table-cell>
          <table:table-cell office:value-type="string" calcext:value-type="string">
            <text:p>Labuda</text:p>
          </table:table-cell>
          <table:table-cell office:value-type="string" calcext:value-type="string">
            <text:p>Marcel</text:p>
          </table:table-cell>
          <table:table-cell table:formula="of:=(LEFT([.C341];1))&amp;(LEFT([.B341];3))&amp;(RIGHT([.A341];1))" office:value-type="string" office:string-value="MLab5" calcext:value-type="string">
            <text:p>MLab5</text:p>
          </table:table-cell>
          <table:table-cell table:formula="of:=COUNTIF([.$D$2:.$D$495];[.D3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907675</text:p>
          </table:table-cell>
          <table:table-cell office:value-type="string" calcext:value-type="string">
            <text:p>Lademann</text:p>
          </table:table-cell>
          <table:table-cell office:value-type="string" calcext:value-type="string">
            <text:p>Marcel</text:p>
          </table:table-cell>
          <table:table-cell table:formula="of:=(LEFT([.C342];1))&amp;(LEFT([.B342];3))&amp;(RIGHT([.A342];1))" office:value-type="string" office:string-value="MLad5" calcext:value-type="string">
            <text:p>MLad5</text:p>
          </table:table-cell>
          <table:table-cell table:formula="of:=COUNTIF([.$D$2:.$D$495];[.D3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1443325</text:p>
          </table:table-cell>
          <table:table-cell office:value-type="string" calcext:value-type="string">
            <text:p>Lange</text:p>
          </table:table-cell>
          <table:table-cell office:value-type="string" calcext:value-type="string">
            <text:p>Maja</text:p>
          </table:table-cell>
          <table:table-cell table:formula="of:=(LEFT([.C343];1))&amp;(LEFT([.B343];3))&amp;(RIGHT([.A343];1))" office:value-type="string" office:string-value="MLan5" calcext:value-type="string">
            <text:p>MLan5</text:p>
          </table:table-cell>
          <table:table-cell table:formula="of:=COUNTIF([.$D$2:.$D$495];[.D3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601097</text:p>
          </table:table-cell>
          <table:table-cell office:value-type="string" calcext:value-type="string">
            <text:p>Langiewicz</text:p>
          </table:table-cell>
          <table:table-cell office:value-type="string" calcext:value-type="string">
            <text:p>Marcel</text:p>
          </table:table-cell>
          <table:table-cell table:formula="of:=(LEFT([.C344];1))&amp;(LEFT([.B344];3))&amp;(RIGHT([.A344];1))" office:value-type="string" office:string-value="MLan7" calcext:value-type="string">
            <text:p>MLan7</text:p>
          </table:table-cell>
          <table:table-cell table:formula="of:=COUNTIF([.$D$2:.$D$495];[.D3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004012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riusz</text:p>
          </table:table-cell>
          <table:table-cell table:formula="of:=(LEFT([.C345];1))&amp;(LEFT([.B345];3))&amp;(RIGHT([.A345];1))" office:value-type="string" office:string-value="MLas2" calcext:value-type="string">
            <text:p>MLas2</text:p>
          </table:table-cell>
          <table:table-cell table:formula="of:=COUNTIF([.$D$2:.$D$495];[.D34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95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aciej</text:p>
          </table:table-cell>
          <table:table-cell table:formula="of:=(LEFT([.C346];1))&amp;(LEFT([.B346];3))&amp;(RIGHT([.A346];1))" office:value-type="string" office:string-value="MLas5" calcext:value-type="string">
            <text:p>MLas5</text:p>
          </table:table-cell>
          <table:table-cell table:formula="of:=COUNTIF([.$D$2:.$D$495];[.D34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70871368</text:p>
          </table:table-cell>
          <table:table-cell office:value-type="string" calcext:value-type="string">
            <text:p>Leman</text:p>
          </table:table-cell>
          <table:table-cell office:value-type="string" calcext:value-type="string">
            <text:p>Maja</text:p>
          </table:table-cell>
          <table:table-cell table:formula="of:=(LEFT([.C347];1))&amp;(LEFT([.B347];3))&amp;(RIGHT([.A347];1))" office:value-type="string" office:string-value="MLem8" calcext:value-type="string">
            <text:p>MLem8</text:p>
          </table:table-cell>
          <table:table-cell table:formula="of:=COUNTIF([.$D$2:.$D$495];[.D34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42912835</text:p>
          </table:table-cell>
          <table:table-cell office:value-type="string" calcext:value-type="string">
            <text:p>Leoniuk</text:p>
          </table:table-cell>
          <table:table-cell office:value-type="string" calcext:value-type="string">
            <text:p>Marcel</text:p>
          </table:table-cell>
          <table:table-cell table:formula="of:=(LEFT([.C348];1))&amp;(LEFT([.B348];3))&amp;(RIGHT([.A348];1))" office:value-type="string" office:string-value="MLeo5" calcext:value-type="string">
            <text:p>MLeo5</text:p>
          </table:table-cell>
          <table:table-cell table:formula="of:=COUNTIF([.$D$2:.$D$495];[.D3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609421</text:p>
          </table:table-cell>
          <table:table-cell office:value-type="string" calcext:value-type="string">
            <text:p>Leszczynska</text:p>
          </table:table-cell>
          <table:table-cell office:value-type="string" calcext:value-type="string">
            <text:p>Maja</text:p>
          </table:table-cell>
          <table:table-cell table:formula="of:=(LEFT([.C349];1))&amp;(LEFT([.B349];3))&amp;(RIGHT([.A349];1))" office:value-type="string" office:string-value="MLes1" calcext:value-type="string">
            <text:p>MLes1</text:p>
          </table:table-cell>
          <table:table-cell table:formula="of:=COUNTIF([.$D$2:.$D$495];[.D3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701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Maja</text:p>
          </table:table-cell>
          <table:table-cell table:formula="of:=(LEFT([.C350];1))&amp;(LEFT([.B350];3))&amp;(RIGHT([.A350];1))" office:value-type="string" office:string-value="MLew1" calcext:value-type="string">
            <text:p>MLew1</text:p>
          </table:table-cell>
          <table:table-cell table:formula="of:=COUNTIF([.$D$2:.$D$495];[.D35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611788</text:p>
          </table:table-cell>
          <table:table-cell office:value-type="string" calcext:value-type="string">
            <text:p>Lewicka</text:p>
          </table:table-cell>
          <table:table-cell office:value-type="string" calcext:value-type="string">
            <text:p>Magdalena</text:p>
          </table:table-cell>
          <table:table-cell table:formula="of:=(LEFT([.C351];1))&amp;(LEFT([.B351];3))&amp;(RIGHT([.A351];1))" office:value-type="string" office:string-value="MLew8" calcext:value-type="string">
            <text:p>MLew8</text:p>
          </table:table-cell>
          <table:table-cell table:formula="of:=COUNTIF([.$D$2:.$D$495];[.D35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601819</text:p>
          </table:table-cell>
          <table:table-cell office:value-type="string" calcext:value-type="string">
            <text:p>Lewita</text:p>
          </table:table-cell>
          <table:table-cell office:value-type="string" calcext:value-type="string">
            <text:p>Maksymilian</text:p>
          </table:table-cell>
          <table:table-cell table:formula="of:=(LEFT([.C352];1))&amp;(LEFT([.B352];3))&amp;(RIGHT([.A352];1))" office:value-type="string" office:string-value="MLew9" calcext:value-type="string">
            <text:p>MLew9</text:p>
          </table:table-cell>
          <table:table-cell table:formula="of:=COUNTIF([.$D$2:.$D$495];[.D35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412637</text:p>
          </table:table-cell>
          <table:table-cell office:value-type="string" calcext:value-type="string">
            <text:p>Ligman</text:p>
          </table:table-cell>
          <table:table-cell office:value-type="string" calcext:value-type="string">
            <text:p>Maksymilian</text:p>
          </table:table-cell>
          <table:table-cell table:formula="of:=(LEFT([.C353];1))&amp;(LEFT([.B353];3))&amp;(RIGHT([.A353];1))" office:value-type="string" office:string-value="MLig7" calcext:value-type="string">
            <text:p>MLig7</text:p>
          </table:table-cell>
          <table:table-cell table:formula="of:=COUNTIF([.$D$2:.$D$495];[.D3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702421</text:p>
          </table:table-cell>
          <table:table-cell office:value-type="string" calcext:value-type="string">
            <text:p>Lorenc</text:p>
          </table:table-cell>
          <table:table-cell office:value-type="string" calcext:value-type="string">
            <text:p>Magdalena</text:p>
          </table:table-cell>
          <table:table-cell table:formula="of:=(LEFT([.C354];1))&amp;(LEFT([.B354];3))&amp;(RIGHT([.A354];1))" office:value-type="string" office:string-value="MLor1" calcext:value-type="string">
            <text:p>MLor1</text:p>
          </table:table-cell>
          <table:table-cell table:formula="of:=COUNTIF([.$D$2:.$D$495];[.D35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2070412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gdalena</text:p>
          </table:table-cell>
          <table:table-cell table:formula="of:=(LEFT([.C355];1))&amp;(LEFT([.B355];3))&amp;(RIGHT([.A355];1))" office:value-type="string" office:string-value="MLub7" calcext:value-type="string">
            <text:p>MLub7</text:p>
          </table:table-cell>
          <table:table-cell table:formula="of:=COUNTIF([.$D$2:.$D$495];[.D35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21103607</text:p>
          </table:table-cell>
          <table:table-cell office:value-type="string" calcext:value-type="string">
            <text:p>Lubinska</text:p>
          </table:table-cell>
          <table:table-cell office:value-type="string" calcext:value-type="string">
            <text:p>Marta</text:p>
          </table:table-cell>
          <table:table-cell table:formula="of:=(LEFT([.C356];1))&amp;(LEFT([.B356];3))&amp;(RIGHT([.A356];1))" office:value-type="string" office:string-value="MLub7" calcext:value-type="string">
            <text:p>MLub7</text:p>
          </table:table-cell>
          <table:table-cell table:formula="of:=COUNTIF([.$D$2:.$D$495];[.D356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291901773</text:p>
          </table:table-cell>
          <table:table-cell office:value-type="string" calcext:value-type="string">
            <text:p>Luchowski</text:p>
          </table:table-cell>
          <table:table-cell office:value-type="string" calcext:value-type="string">
            <text:p>Maksymilian</text:p>
          </table:table-cell>
          <table:table-cell table:formula="of:=(LEFT([.C357];1))&amp;(LEFT([.B357];3))&amp;(RIGHT([.A357];1))" office:value-type="string" office:string-value="MLuc3" calcext:value-type="string">
            <text:p>MLuc3</text:p>
          </table:table-cell>
          <table:table-cell table:formula="of:=COUNTIF([.$D$2:.$D$495];[.D3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3122299122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agdalena</text:p>
          </table:table-cell>
          <table:table-cell table:formula="of:=(LEFT([.C358];1))&amp;(LEFT([.B358];3))&amp;(RIGHT([.A358];1))" office:value-type="string" office:string-value="MLuk2" calcext:value-type="string">
            <text:p>MLuk2</text:p>
          </table:table-cell>
          <table:table-cell table:formula="of:=COUNTIF([.$D$2:.$D$495];[.D3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9039</text:p>
          </table:table-cell>
          <table:table-cell office:value-type="string" calcext:value-type="string">
            <text:p>Lukowski</text:p>
          </table:table-cell>
          <table:table-cell office:value-type="string" calcext:value-type="string">
            <text:p>Maciej</text:p>
          </table:table-cell>
          <table:table-cell table:formula="of:=(LEFT([.C359];1))&amp;(LEFT([.B359];3))&amp;(RIGHT([.A359];1))" office:value-type="string" office:string-value="MLuk9" calcext:value-type="string">
            <text:p>MLuk9</text:p>
          </table:table-cell>
          <table:table-cell table:formula="of:=COUNTIF([.$D$2:.$D$495];[.D3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400657</text:p>
          </table:table-cell>
          <table:table-cell office:value-type="string" calcext:value-type="string">
            <text:p>Lunkiewicz</text:p>
          </table:table-cell>
          <table:table-cell office:value-type="string" calcext:value-type="string">
            <text:p>Maciej</text:p>
          </table:table-cell>
          <table:table-cell table:formula="of:=(LEFT([.C360];1))&amp;(LEFT([.B360];3))&amp;(RIGHT([.A360];1))" office:value-type="string" office:string-value="MLun7" calcext:value-type="string">
            <text:p>MLun7</text:p>
          </table:table-cell>
          <table:table-cell table:formula="of:=COUNTIF([.$D$2:.$D$495];[.D3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100192752</text:p>
          </table:table-cell>
          <table:table-cell office:value-type="string" calcext:value-type="string">
            <text:p>Lupa</text:p>
          </table:table-cell>
          <table:table-cell office:value-type="string" calcext:value-type="string">
            <text:p>Maksymilian</text:p>
          </table:table-cell>
          <table:table-cell table:formula="of:=(LEFT([.C361];1))&amp;(LEFT([.B361];3))&amp;(RIGHT([.A361];1))" office:value-type="string" office:string-value="MLup2" calcext:value-type="string">
            <text:p>MLup2</text:p>
          </table:table-cell>
          <table:table-cell table:formula="of:=COUNTIF([.$D$2:.$D$495];[.D3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003707</text:p>
          </table:table-cell>
          <table:table-cell office:value-type="string" calcext:value-type="string">
            <text:p>Lupinska</text:p>
          </table:table-cell>
          <table:table-cell office:value-type="string" calcext:value-type="string">
            <text:p>Magdalena</text:p>
          </table:table-cell>
          <table:table-cell table:formula="of:=(LEFT([.C362];1))&amp;(LEFT([.B362];3))&amp;(RIGHT([.A362];1))" office:value-type="string" office:string-value="MLup7" calcext:value-type="string">
            <text:p>MLup7</text:p>
          </table:table-cell>
          <table:table-cell table:formula="of:=COUNTIF([.$D$2:.$D$495];[.D3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804557</text:p>
          </table:table-cell>
          <table:table-cell office:value-type="string" calcext:value-type="string">
            <text:p>Lutczyk</text:p>
          </table:table-cell>
          <table:table-cell office:value-type="string" calcext:value-type="string">
            <text:p>Maciej</text:p>
          </table:table-cell>
          <table:table-cell table:formula="of:=(LEFT([.C363];1))&amp;(LEFT([.B363];3))&amp;(RIGHT([.A363];1))" office:value-type="string" office:string-value="MLut7" calcext:value-type="string">
            <text:p>MLut7</text:p>
          </table:table-cell>
          <table:table-cell table:formula="of:=COUNTIF([.$D$2:.$D$495];[.D3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043054555</text:p>
          </table:table-cell>
          <table:table-cell office:value-type="string" calcext:value-type="string">
            <text:p>Lyszcz</text:p>
          </table:table-cell>
          <table:table-cell office:value-type="string" calcext:value-type="string">
            <text:p>Maciej</text:p>
          </table:table-cell>
          <table:table-cell table:formula="of:=(LEFT([.C364];1))&amp;(LEFT([.B364];3))&amp;(RIGHT([.A364];1))" office:value-type="string" office:string-value="MLys5" calcext:value-type="string">
            <text:p>MLys5</text:p>
          </table:table-cell>
          <table:table-cell table:formula="of:=COUNTIF([.$D$2:.$D$495];[.D3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063014631</text:p>
          </table:table-cell>
          <table:table-cell office:value-type="string" calcext:value-type="string">
            <text:p>Machalski</text:p>
          </table:table-cell>
          <table:table-cell office:value-type="string" calcext:value-type="string">
            <text:p>Maciej</text:p>
          </table:table-cell>
          <table:table-cell table:formula="of:=(LEFT([.C365];1))&amp;(LEFT([.B365];3))&amp;(RIGHT([.A365];1))" office:value-type="string" office:string-value="MMac1" calcext:value-type="string">
            <text:p>MMac1</text:p>
          </table:table-cell>
          <table:table-cell table:formula="of:=COUNTIF([.$D$2:.$D$495];[.D3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9030626134</text:p>
          </table:table-cell>
          <table:table-cell office:value-type="string" calcext:value-type="string">
            <text:p>Machol</text:p>
          </table:table-cell>
          <table:table-cell office:value-type="string" calcext:value-type="string">
            <text:p>Maciej</text:p>
          </table:table-cell>
          <table:table-cell table:formula="of:=(LEFT([.C366];1))&amp;(LEFT([.B366];3))&amp;(RIGHT([.A366];1))" office:value-type="string" office:string-value="MMac4" calcext:value-type="string">
            <text:p>MMac4</text:p>
          </table:table-cell>
          <table:table-cell table:formula="of:=COUNTIF([.$D$2:.$D$495];[.D3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500334</text:p>
          </table:table-cell>
          <table:table-cell office:value-type="string" calcext:value-type="string">
            <text:p>Magulski</text:p>
          </table:table-cell>
          <table:table-cell office:value-type="string" calcext:value-type="string">
            <text:p>Maciej</text:p>
          </table:table-cell>
          <table:table-cell table:formula="of:=(LEFT([.C367];1))&amp;(LEFT([.B367];3))&amp;(RIGHT([.A367];1))" office:value-type="string" office:string-value="MMag4" calcext:value-type="string">
            <text:p>MMag4</text:p>
          </table:table-cell>
          <table:table-cell table:formula="of:=COUNTIF([.$D$2:.$D$495];[.D3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637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aciej</text:p>
          </table:table-cell>
          <table:table-cell table:formula="of:=(LEFT([.C368];1))&amp;(LEFT([.B368];3))&amp;(RIGHT([.A368];1))" office:value-type="string" office:string-value="MMaj7" calcext:value-type="string">
            <text:p>MMaj7</text:p>
          </table:table-cell>
          <table:table-cell table:formula="of:=COUNTIF([.$D$2:.$D$495];[.D3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802260</text:p>
          </table:table-cell>
          <table:table-cell office:value-type="string" calcext:value-type="string">
            <text:p>Marmelowska</text:p>
          </table:table-cell>
          <table:table-cell office:value-type="string" calcext:value-type="string">
            <text:p>Martyna</text:p>
          </table:table-cell>
          <table:table-cell table:formula="of:=(LEFT([.C369];1))&amp;(LEFT([.B369];3))&amp;(RIGHT([.A369];1))" office:value-type="string" office:string-value="MMar0" calcext:value-type="string">
            <text:p>MMar0</text:p>
          </table:table-cell>
          <table:table-cell table:formula="of:=COUNTIF([.$D$2:.$D$495];[.D3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505837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ariusz</text:p>
          </table:table-cell>
          <table:table-cell table:formula="of:=(LEFT([.C370];1))&amp;(LEFT([.B370];3))&amp;(RIGHT([.A370];1))" office:value-type="string" office:string-value="MPio7" calcext:value-type="string">
            <text:p>MPio7</text:p>
          </table:table-cell>
          <table:table-cell table:formula="of:=COUNTIF([.$D$2:.$D$495];[.D3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501798</text:p>
          </table:table-cell>
          <table:table-cell office:value-type="string" calcext:value-type="string">
            <text:p>Potocki</text:p>
          </table:table-cell>
          <table:table-cell office:value-type="string" calcext:value-type="string">
            <text:p>Mariusz</text:p>
          </table:table-cell>
          <table:table-cell table:formula="of:=(LEFT([.C371];1))&amp;(LEFT([.B371];3))&amp;(RIGHT([.A371];1))" office:value-type="string" office:string-value="MPot8" calcext:value-type="string">
            <text:p>MPot8</text:p>
          </table:table-cell>
          <table:table-cell table:formula="of:=COUNTIF([.$D$2:.$D$495];[.D3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8296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Mariusz</text:p>
          </table:table-cell>
          <table:table-cell table:formula="of:=(LEFT([.C372];1))&amp;(LEFT([.B372];3))&amp;(RIGHT([.A372];1))" office:value-type="string" office:string-value="MZio6" calcext:value-type="string">
            <text:p>MZio6</text:p>
          </table:table-cell>
          <table:table-cell table:formula="of:=COUNTIF([.$D$2:.$D$495];[.D3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03041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Nina</text:p>
          </table:table-cell>
          <table:table-cell table:formula="of:=(LEFT([.C373];1))&amp;(LEFT([.B373];3))&amp;(RIGHT([.A373];1))" office:value-type="string" office:string-value="NGrz1" calcext:value-type="string">
            <text:p>NGrz1</text:p>
          </table:table-cell>
          <table:table-cell table:formula="of:=COUNTIF([.$D$2:.$D$495];[.D3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080601948</text:p>
          </table:table-cell>
          <table:table-cell office:value-type="string" calcext:value-type="string">
            <text:p>Grzedzielska</text:p>
          </table:table-cell>
          <table:table-cell office:value-type="string" calcext:value-type="string">
            <text:p>Nina</text:p>
          </table:table-cell>
          <table:table-cell table:formula="of:=(LEFT([.C374];1))&amp;(LEFT([.B374];3))&amp;(RIGHT([.A374];1))" office:value-type="string" office:string-value="NGrz8" calcext:value-type="string">
            <text:p>NGrz8</text:p>
          </table:table-cell>
          <table:table-cell table:formula="of:=COUNTIF([.$D$2:.$D$495];[.D3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0906101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Nina</text:p>
          </table:table-cell>
          <table:table-cell table:formula="of:=(LEFT([.C375];1))&amp;(LEFT([.B375];3))&amp;(RIGHT([.A375];1))" office:value-type="string" office:string-value="NHar1" calcext:value-type="string">
            <text:p>NHar1</text:p>
          </table:table-cell>
          <table:table-cell table:formula="of:=COUNTIF([.$D$2:.$D$495];[.D3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102573842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Nikola</text:p>
          </table:table-cell>
          <table:table-cell table:formula="of:=(LEFT([.C376];1))&amp;(LEFT([.B376];3))&amp;(RIGHT([.A376];1))" office:value-type="string" office:string-value="NHin2" calcext:value-type="string">
            <text:p>NHin2</text:p>
          </table:table-cell>
          <table:table-cell table:formula="of:=COUNTIF([.$D$2:.$D$495];[.D3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0101111305</text:p>
          </table:table-cell>
          <table:table-cell office:value-type="string" calcext:value-type="string">
            <text:p>Hintzke</text:p>
          </table:table-cell>
          <table:table-cell office:value-type="string" calcext:value-type="string">
            <text:p>Nikola</text:p>
          </table:table-cell>
          <table:table-cell table:formula="of:=(LEFT([.C377];1))&amp;(LEFT([.B377];3))&amp;(RIGHT([.A377];1))" office:value-type="string" office:string-value="NHin5" calcext:value-type="string">
            <text:p>NHin5</text:p>
          </table:table-cell>
          <table:table-cell table:formula="of:=COUNTIF([.$D$2:.$D$495];[.D3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085</text:p>
          </table:table-cell>
          <table:table-cell office:value-type="string" calcext:value-type="string">
            <text:p>Horbaczewska</text:p>
          </table:table-cell>
          <table:table-cell office:value-type="string" calcext:value-type="string">
            <text:p>Nicola</text:p>
          </table:table-cell>
          <table:table-cell table:formula="of:=(LEFT([.C378];1))&amp;(LEFT([.B378];3))&amp;(RIGHT([.A378];1))" office:value-type="string" office:string-value="NHor5" calcext:value-type="string">
            <text:p>NHor5</text:p>
          </table:table-cell>
          <table:table-cell table:formula="of:=COUNTIF([.$D$2:.$D$495];[.D3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42809191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Nikodem</text:p>
          </table:table-cell>
          <table:table-cell table:formula="of:=(LEFT([.C379];1))&amp;(LEFT([.B379];3))&amp;(RIGHT([.A379];1))" office:value-type="string" office:string-value="NJab1" calcext:value-type="string">
            <text:p>NJab1</text:p>
          </table:table-cell>
          <table:table-cell table:formula="of:=COUNTIF([.$D$2:.$D$495];[.D3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185241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Natasza</text:p>
          </table:table-cell>
          <table:table-cell table:formula="of:=(LEFT([.C380];1))&amp;(LEFT([.B380];3))&amp;(RIGHT([.A380];1))" office:value-type="string" office:string-value="NJac1" calcext:value-type="string">
            <text:p>NJac1</text:p>
          </table:table-cell>
          <table:table-cell table:formula="of:=COUNTIF([.$D$2:.$D$495];[.D3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0502415</text:p>
          </table:table-cell>
          <table:table-cell office:value-type="string" calcext:value-type="string">
            <text:p>Jaglowski</text:p>
          </table:table-cell>
          <table:table-cell office:value-type="string" calcext:value-type="string">
            <text:p>Nikodem</text:p>
          </table:table-cell>
          <table:table-cell table:formula="of:=(LEFT([.C381];1))&amp;(LEFT([.B381];3))&amp;(RIGHT([.A381];1))" office:value-type="string" office:string-value="NJag5" calcext:value-type="string">
            <text:p>NJag5</text:p>
          </table:table-cell>
          <table:table-cell table:formula="of:=COUNTIF([.$D$2:.$D$495];[.D3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2348</text:p>
          </table:table-cell>
          <table:table-cell office:value-type="string" calcext:value-type="string">
            <text:p>Jaglowska</text:p>
          </table:table-cell>
          <table:table-cell office:value-type="string" calcext:value-type="string">
            <text:p>Natalia</text:p>
          </table:table-cell>
          <table:table-cell table:formula="of:=(LEFT([.C382];1))&amp;(LEFT([.B382];3))&amp;(RIGHT([.A382];1))" office:value-type="string" office:string-value="NJag8" calcext:value-type="string">
            <text:p>NJag8</text:p>
          </table:table-cell>
          <table:table-cell table:formula="of:=COUNTIF([.$D$2:.$D$495];[.D3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272207572</text:p>
          </table:table-cell>
          <table:table-cell office:value-type="string" calcext:value-type="string">
            <text:p>Jakudczyk</text:p>
          </table:table-cell>
          <table:table-cell office:value-type="string" calcext:value-type="string">
            <text:p>Nikodem</text:p>
          </table:table-cell>
          <table:table-cell table:formula="of:=(LEFT([.C383];1))&amp;(LEFT([.B383];3))&amp;(RIGHT([.A383];1))" office:value-type="string" office:string-value="NJak2" calcext:value-type="string">
            <text:p>NJak2</text:p>
          </table:table-cell>
          <table:table-cell table:formula="of:=COUNTIF([.$D$2:.$D$495];[.D38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212610942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Natalia</text:p>
          </table:table-cell>
          <table:table-cell table:formula="of:=(LEFT([.C384];1))&amp;(LEFT([.B384];3))&amp;(RIGHT([.A384];1))" office:value-type="string" office:string-value="NJak2" calcext:value-type="string">
            <text:p>NJak2</text:p>
          </table:table-cell>
          <table:table-cell table:formula="of:=COUNTIF([.$D$2:.$D$495];[.D384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11009704</text:p>
          </table:table-cell>
          <table:table-cell office:value-type="string" calcext:value-type="string">
            <text:p>Jakubowska</text:p>
          </table:table-cell>
          <table:table-cell office:value-type="string" calcext:value-type="string">
            <text:p>Natalia</text:p>
          </table:table-cell>
          <table:table-cell table:formula="of:=(LEFT([.C385];1))&amp;(LEFT([.B385];3))&amp;(RIGHT([.A385];1))" office:value-type="string" office:string-value="NJak4" calcext:value-type="string">
            <text:p>NJak4</text:p>
          </table:table-cell>
          <table:table-cell table:formula="of:=COUNTIF([.$D$2:.$D$495];[.D38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4022301455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Nikodem</text:p>
          </table:table-cell>
          <table:table-cell table:formula="of:=(LEFT([.C386];1))&amp;(LEFT([.B386];3))&amp;(RIGHT([.A386];1))" office:value-type="string" office:string-value="NJak5" calcext:value-type="string">
            <text:p>NJak5</text:p>
          </table:table-cell>
          <table:table-cell table:formula="of:=COUNTIF([.$D$2:.$D$495];[.D3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0302636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Nikodem</text:p>
          </table:table-cell>
          <table:table-cell table:formula="of:=(LEFT([.C387];1))&amp;(LEFT([.B387];3))&amp;(RIGHT([.A387];1))" office:value-type="string" office:string-value="NJam6" calcext:value-type="string">
            <text:p>NJam6</text:p>
          </table:table-cell>
          <table:table-cell table:formula="of:=COUNTIF([.$D$2:.$D$495];[.D3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407220</text:p>
          </table:table-cell>
          <table:table-cell office:value-type="string" calcext:value-type="string">
            <text:p>Janiczek</text:p>
          </table:table-cell>
          <table:table-cell office:value-type="string" calcext:value-type="string">
            <text:p>Natalia</text:p>
          </table:table-cell>
          <table:table-cell table:formula="of:=(LEFT([.C388];1))&amp;(LEFT([.B388];3))&amp;(RIGHT([.A388];1))" office:value-type="string" office:string-value="NJan0" calcext:value-type="string">
            <text:p>NJan0</text:p>
          </table:table-cell>
          <table:table-cell table:formula="of:=COUNTIF([.$D$2:.$D$495];[.D3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704191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Nataniel</text:p>
          </table:table-cell>
          <table:table-cell table:formula="of:=(LEFT([.C389];1))&amp;(LEFT([.B389];3))&amp;(RIGHT([.A389];1))" office:value-type="string" office:string-value="NJan1" calcext:value-type="string">
            <text:p>NJan1</text:p>
          </table:table-cell>
          <table:table-cell table:formula="of:=COUNTIF([.$D$2:.$D$495];[.D3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221601003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Natalia</text:p>
          </table:table-cell>
          <table:table-cell table:formula="of:=(LEFT([.C390];1))&amp;(LEFT([.B390];3))&amp;(RIGHT([.A390];1))" office:value-type="string" office:string-value="NJan3" calcext:value-type="string">
            <text:p>NJan3</text:p>
          </table:table-cell>
          <table:table-cell table:formula="of:=COUNTIF([.$D$2:.$D$495];[.D39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292008233</text:p>
          </table:table-cell>
          <table:table-cell office:value-type="string" calcext:value-type="string">
            <text:p>Janiak</text:p>
          </table:table-cell>
          <table:table-cell office:value-type="string" calcext:value-type="string">
            <text:p>Nico</text:p>
          </table:table-cell>
          <table:table-cell table:formula="of:=(LEFT([.C391];1))&amp;(LEFT([.B391];3))&amp;(RIGHT([.A391];1))" office:value-type="string" office:string-value="NJan3" calcext:value-type="string">
            <text:p>NJan3</text:p>
          </table:table-cell>
          <table:table-cell table:formula="of:=COUNTIF([.$D$2:.$D$495];[.D39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280203076</text:p>
          </table:table-cell>
          <table:table-cell office:value-type="string" calcext:value-type="string">
            <text:p>Janczynski</text:p>
          </table:table-cell>
          <table:table-cell office:value-type="string" calcext:value-type="string">
            <text:p>Nikodem</text:p>
          </table:table-cell>
          <table:table-cell table:formula="of:=(LEFT([.C392];1))&amp;(LEFT([.B392];3))&amp;(RIGHT([.A392];1))" office:value-type="string" office:string-value="NJan6" calcext:value-type="string">
            <text:p>NJan6</text:p>
          </table:table-cell>
          <table:table-cell table:formula="of:=COUNTIF([.$D$2:.$D$495];[.D39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311303426</text:p>
          </table:table-cell>
          <table:table-cell office:value-type="string" calcext:value-type="string">
            <text:p>Janiszek</text:p>
          </table:table-cell>
          <table:table-cell office:value-type="string" calcext:value-type="string">
            <text:p>Natalia</text:p>
          </table:table-cell>
          <table:table-cell table:formula="of:=(LEFT([.C393];1))&amp;(LEFT([.B393];3))&amp;(RIGHT([.A393];1))" office:value-type="string" office:string-value="NJan6" calcext:value-type="string">
            <text:p>NJan6</text:p>
          </table:table-cell>
          <table:table-cell table:formula="of:=COUNTIF([.$D$2:.$D$495];[.D393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210301460</text:p>
          </table:table-cell>
          <table:table-cell office:value-type="string" calcext:value-type="string">
            <text:p>Jazkowiec</text:p>
          </table:table-cell>
          <table:table-cell office:value-type="string" calcext:value-type="string">
            <text:p>Nadia</text:p>
          </table:table-cell>
          <table:table-cell table:formula="of:=(LEFT([.C394];1))&amp;(LEFT([.B394];3))&amp;(RIGHT([.A394];1))" office:value-type="string" office:string-value="NJaz0" calcext:value-type="string">
            <text:p>NJaz0</text:p>
          </table:table-cell>
          <table:table-cell table:formula="of:=COUNTIF([.$D$2:.$D$495];[.D3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61995325</text:p>
          </table:table-cell>
          <table:table-cell office:value-type="string" calcext:value-type="string">
            <text:p>Jurczyk</text:p>
          </table:table-cell>
          <table:table-cell office:value-type="string" calcext:value-type="string">
            <text:p>Nadia</text:p>
          </table:table-cell>
          <table:table-cell table:formula="of:=(LEFT([.C395];1))&amp;(LEFT([.B395];3))&amp;(RIGHT([.A395];1))" office:value-type="string" office:string-value="NJur5" calcext:value-type="string">
            <text:p>NJur5</text:p>
          </table:table-cell>
          <table:table-cell table:formula="of:=COUNTIF([.$D$2:.$D$495];[.D39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0101195486</text:p>
          </table:table-cell>
          <table:table-cell office:value-type="string" calcext:value-type="string">
            <text:p>Jurewicz</text:p>
          </table:table-cell>
          <table:table-cell office:value-type="string" calcext:value-type="string">
            <text:p>Nadia</text:p>
          </table:table-cell>
          <table:table-cell table:formula="of:=(LEFT([.C396];1))&amp;(LEFT([.B396];3))&amp;(RIGHT([.A396];1))" office:value-type="string" office:string-value="NJur6" calcext:value-type="string">
            <text:p>NJur6</text:p>
          </table:table-cell>
          <table:table-cell table:formula="of:=COUNTIF([.$D$2:.$D$495];[.D39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302180</text:p>
          </table:table-cell>
          <table:table-cell office:value-type="string" calcext:value-type="string">
            <text:p>J�drzejczak</text:p>
          </table:table-cell>
          <table:table-cell office:value-type="string" calcext:value-type="string">
            <text:p>Nadia</text:p>
          </table:table-cell>
          <table:table-cell table:formula="of:=(LEFT([.C397];1))&amp;(LEFT([.B397];3))&amp;(RIGHT([.A397];1))" office:value-type="string" office:string-value="NJ�d0" calcext:value-type="string">
            <text:p>NJ�d0</text:p>
          </table:table-cell>
          <table:table-cell table:formula="of:=COUNTIF([.$D$2:.$D$495];[.D39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3200</text:p>
          </table:table-cell>
          <table:table-cell office:value-type="string" calcext:value-type="string">
            <text:p>Broszczak</text:p>
          </table:table-cell>
          <table:table-cell office:value-type="string" calcext:value-type="string">
            <text:p>Olga</text:p>
          </table:table-cell>
          <table:table-cell table:formula="of:=(LEFT([.C398];1))&amp;(LEFT([.B398];3))&amp;(RIGHT([.A398];1))" office:value-type="string" office:string-value="OBro0" calcext:value-type="string">
            <text:p>OBro0</text:p>
          </table:table-cell>
          <table:table-cell table:formula="of:=COUNTIF([.$D$2:.$D$495];[.D39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405724</text:p>
          </table:table-cell>
          <table:table-cell office:value-type="string" calcext:value-type="string">
            <text:p>Cuper</text:p>
          </table:table-cell>
          <table:table-cell office:value-type="string" calcext:value-type="string">
            <text:p>Olga</text:p>
          </table:table-cell>
          <table:table-cell table:formula="of:=(LEFT([.C399];1))&amp;(LEFT([.B399];3))&amp;(RIGHT([.A399];1))" office:value-type="string" office:string-value="OCup4" calcext:value-type="string">
            <text:p>OCup4</text:p>
          </table:table-cell>
          <table:table-cell table:formula="of:=COUNTIF([.$D$2:.$D$495];[.D39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304525</text:p>
          </table:table-cell>
          <table:table-cell office:value-type="string" calcext:value-type="string">
            <text:p>Gorczynska</text:p>
          </table:table-cell>
          <table:table-cell office:value-type="string" calcext:value-type="string">
            <text:p>Oliwia</text:p>
          </table:table-cell>
          <table:table-cell table:formula="of:=(LEFT([.C400];1))&amp;(LEFT([.B400];3))&amp;(RIGHT([.A400];1))" office:value-type="string" office:string-value="OGor5" calcext:value-type="string">
            <text:p>OGor5</text:p>
          </table:table-cell>
          <table:table-cell table:formula="of:=COUNTIF([.$D$2:.$D$495];[.D40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305227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Oliwia</text:p>
          </table:table-cell>
          <table:table-cell table:formula="of:=(LEFT([.C401];1))&amp;(LEFT([.B401];3))&amp;(RIGHT([.A401];1))" office:value-type="string" office:string-value="OGor7" calcext:value-type="string">
            <text:p>OGor7</text:p>
          </table:table-cell>
          <table:table-cell table:formula="of:=COUNTIF([.$D$2:.$D$495];[.D40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800524</text:p>
          </table:table-cell>
          <table:table-cell office:value-type="string" calcext:value-type="string">
            <text:p>Gozdalik</text:p>
          </table:table-cell>
          <table:table-cell office:value-type="string" calcext:value-type="string">
            <text:p>Oliwia</text:p>
          </table:table-cell>
          <table:table-cell table:formula="of:=(LEFT([.C402];1))&amp;(LEFT([.B402];3))&amp;(RIGHT([.A402];1))" office:value-type="string" office:string-value="OGoz4" calcext:value-type="string">
            <text:p>OGoz4</text:p>
          </table:table-cell>
          <table:table-cell table:formula="of:=COUNTIF([.$D$2:.$D$495];[.D40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304838</text:p>
          </table:table-cell>
          <table:table-cell office:value-type="string" calcext:value-type="string">
            <text:p>Grabek</text:p>
          </table:table-cell>
          <table:table-cell office:value-type="string" calcext:value-type="string">
            <text:p>Oskar</text:p>
          </table:table-cell>
          <table:table-cell table:formula="of:=(LEFT([.C403];1))&amp;(LEFT([.B403];3))&amp;(RIGHT([.A403];1))" office:value-type="string" office:string-value="OGra8" calcext:value-type="string">
            <text:p>OGra8</text:p>
          </table:table-cell>
          <table:table-cell table:formula="of:=COUNTIF([.$D$2:.$D$495];[.D40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305122</text:p>
          </table:table-cell>
          <table:table-cell office:value-type="string" calcext:value-type="string">
            <text:p>Greszczuk</text:p>
          </table:table-cell>
          <table:table-cell office:value-type="string" calcext:value-type="string">
            <text:p>Oliwia</text:p>
          </table:table-cell>
          <table:table-cell table:formula="of:=(LEFT([.C404];1))&amp;(LEFT([.B404];3))&amp;(RIGHT([.A404];1))" office:value-type="string" office:string-value="OGre2" calcext:value-type="string">
            <text:p>OGre2</text:p>
          </table:table-cell>
          <table:table-cell table:formula="of:=COUNTIF([.$D$2:.$D$495];[.D40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605179</text:p>
          </table:table-cell>
          <table:table-cell office:value-type="string" calcext:value-type="string">
            <text:p>Grodzki</text:p>
          </table:table-cell>
          <table:table-cell office:value-type="string" calcext:value-type="string">
            <text:p>Oskar</text:p>
          </table:table-cell>
          <table:table-cell table:formula="of:=(LEFT([.C405];1))&amp;(LEFT([.B405];3))&amp;(RIGHT([.A405];1))" office:value-type="string" office:string-value="OGro9" calcext:value-type="string">
            <text:p>OGro9</text:p>
          </table:table-cell>
          <table:table-cell table:formula="of:=COUNTIF([.$D$2:.$D$495];[.D40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314397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Oskar</text:p>
          </table:table-cell>
          <table:table-cell table:formula="of:=(LEFT([.C406];1))&amp;(LEFT([.B406];3))&amp;(RIGHT([.A406];1))" office:value-type="string" office:string-value="OGru7" calcext:value-type="string">
            <text:p>OGru7</text:p>
          </table:table-cell>
          <table:table-cell table:formula="of:=COUNTIF([.$D$2:.$D$495];[.D40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312577</text:p>
          </table:table-cell>
          <table:table-cell office:value-type="string" calcext:value-type="string">
            <text:p>Gryniewicz</text:p>
          </table:table-cell>
          <table:table-cell office:value-type="string" calcext:value-type="string">
            <text:p>Oliwier</text:p>
          </table:table-cell>
          <table:table-cell table:formula="of:=(LEFT([.C407];1))&amp;(LEFT([.B407];3))&amp;(RIGHT([.A407];1))" office:value-type="string" office:string-value="OGry7" calcext:value-type="string">
            <text:p>OGry7</text:p>
          </table:table-cell>
          <table:table-cell table:formula="of:=COUNTIF([.$D$2:.$D$495];[.D40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1011153311</text:p>
          </table:table-cell>
          <table:table-cell office:value-type="string" calcext:value-type="string">
            <text:p>Grzelecki</text:p>
          </table:table-cell>
          <table:table-cell office:value-type="string" calcext:value-type="string">
            <text:p>Oliwier</text:p>
          </table:table-cell>
          <table:table-cell table:formula="of:=(LEFT([.C408];1))&amp;(LEFT([.B408];3))&amp;(RIGHT([.A408];1))" office:value-type="string" office:string-value="OGrz1" calcext:value-type="string">
            <text:p>OGrz1</text:p>
          </table:table-cell>
          <table:table-cell table:formula="of:=COUNTIF([.$D$2:.$D$495];[.D40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5123128973</text:p>
          </table:table-cell>
          <table:table-cell office:value-type="string" calcext:value-type="string">
            <text:p>Hanczarek</text:p>
          </table:table-cell>
          <table:table-cell office:value-type="string" calcext:value-type="string">
            <text:p>Olivier</text:p>
          </table:table-cell>
          <table:table-cell table:formula="of:=(LEFT([.C409];1))&amp;(LEFT([.B409];3))&amp;(RIGHT([.A409];1))" office:value-type="string" office:string-value="OHan3" calcext:value-type="string">
            <text:p>OHan3</text:p>
          </table:table-cell>
          <table:table-cell table:formula="of:=COUNTIF([.$D$2:.$D$495];[.D40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15</text:p>
          </table:table-cell>
          <table:table-cell office:value-type="string" calcext:value-type="string">
            <text:p>Hazubski</text:p>
          </table:table-cell>
          <table:table-cell office:value-type="string" calcext:value-type="string">
            <text:p>Olgierd</text:p>
          </table:table-cell>
          <table:table-cell table:formula="of:=(LEFT([.C410];1))&amp;(LEFT([.B410];3))&amp;(RIGHT([.A410];1))" office:value-type="string" office:string-value="OHaz5" calcext:value-type="string">
            <text:p>OHaz5</text:p>
          </table:table-cell>
          <table:table-cell table:formula="of:=COUNTIF([.$D$2:.$D$495];[.D41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82179879</text:p>
          </table:table-cell>
          <table:table-cell office:value-type="string" calcext:value-type="string">
            <text:p>Hrywniak</text:p>
          </table:table-cell>
          <table:table-cell office:value-type="string" calcext:value-type="string">
            <text:p>Olaf</text:p>
          </table:table-cell>
          <table:table-cell table:formula="of:=(LEFT([.C411];1))&amp;(LEFT([.B411];3))&amp;(RIGHT([.A411];1))" office:value-type="string" office:string-value="OHry9" calcext:value-type="string">
            <text:p>OHry9</text:p>
          </table:table-cell>
          <table:table-cell table:formula="of:=COUNTIF([.$D$2:.$D$495];[.D41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104291</text:p>
          </table:table-cell>
          <table:table-cell office:value-type="string" calcext:value-type="string">
            <text:p>Iwanowski</text:p>
          </table:table-cell>
          <table:table-cell office:value-type="string" calcext:value-type="string">
            <text:p>Olaf</text:p>
          </table:table-cell>
          <table:table-cell table:formula="of:=(LEFT([.C412];1))&amp;(LEFT([.B412];3))&amp;(RIGHT([.A412];1))" office:value-type="string" office:string-value="OIwa1" calcext:value-type="string">
            <text:p>OIwa1</text:p>
          </table:table-cell>
          <table:table-cell table:formula="of:=COUNTIF([.$D$2:.$D$495];[.D41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163</text:p>
          </table:table-cell>
          <table:table-cell office:value-type="string" calcext:value-type="string">
            <text:p>Lewandowska</text:p>
          </table:table-cell>
          <table:table-cell office:value-type="string" calcext:value-type="string">
            <text:p>Olga</text:p>
          </table:table-cell>
          <table:table-cell table:formula="of:=(LEFT([.C413];1))&amp;(LEFT([.B413];3))&amp;(RIGHT([.A413];1))" office:value-type="string" office:string-value="OLew3" calcext:value-type="string">
            <text:p>OLew3</text:p>
          </table:table-cell>
          <table:table-cell table:formula="of:=COUNTIF([.$D$2:.$D$495];[.D41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906282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Olga</text:p>
          </table:table-cell>
          <table:table-cell table:formula="of:=(LEFT([.C414];1))&amp;(LEFT([.B414];3))&amp;(RIGHT([.A414];1))" office:value-type="string" office:string-value="OZak2" calcext:value-type="string">
            <text:p>OZak2</text:p>
          </table:table-cell>
          <table:table-cell table:formula="of:=COUNTIF([.$D$2:.$D$495];[.D41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102202414</text:p>
          </table:table-cell>
          <table:table-cell office:value-type="string" calcext:value-type="string">
            <text:p>Bialaszewski</text:p>
          </table:table-cell>
          <table:table-cell office:value-type="string" calcext:value-type="string">
            <text:p>Piotr</text:p>
          </table:table-cell>
          <table:table-cell table:formula="of:=(LEFT([.C415];1))&amp;(LEFT([.B415];3))&amp;(RIGHT([.A415];1))" office:value-type="string" office:string-value="PBia4" calcext:value-type="string">
            <text:p>PBia4</text:p>
          </table:table-cell>
          <table:table-cell table:formula="of:=COUNTIF([.$D$2:.$D$495];[.D41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408236</text:p>
          </table:table-cell>
          <table:table-cell office:value-type="string" calcext:value-type="string">
            <text:p>Dulak</text:p>
          </table:table-cell>
          <table:table-cell office:value-type="string" calcext:value-type="string">
            <text:p>Piotr</text:p>
          </table:table-cell>
          <table:table-cell table:formula="of:=(LEFT([.C416];1))&amp;(LEFT([.B416];3))&amp;(RIGHT([.A416];1))" office:value-type="string" office:string-value="PDul6" calcext:value-type="string">
            <text:p>PDul6</text:p>
          </table:table-cell>
          <table:table-cell table:formula="of:=COUNTIF([.$D$2:.$D$495];[.D41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201333</text:p>
          </table:table-cell>
          <table:table-cell office:value-type="string" calcext:value-type="string">
            <text:p>Duraj</text:p>
          </table:table-cell>
          <table:table-cell office:value-type="string" calcext:value-type="string">
            <text:p>Piotr</text:p>
          </table:table-cell>
          <table:table-cell table:formula="of:=(LEFT([.C417];1))&amp;(LEFT([.B417];3))&amp;(RIGHT([.A417];1))" office:value-type="string" office:string-value="PDur3" calcext:value-type="string">
            <text:p>PDur3</text:p>
          </table:table-cell>
          <table:table-cell table:formula="of:=COUNTIF([.$D$2:.$D$495];[.D41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5032006098</text:p>
          </table:table-cell>
          <table:table-cell office:value-type="string" calcext:value-type="string">
            <text:p>Duszota</text:p>
          </table:table-cell>
          <table:table-cell office:value-type="string" calcext:value-type="string">
            <text:p>Piotr</text:p>
          </table:table-cell>
          <table:table-cell table:formula="of:=(LEFT([.C418];1))&amp;(LEFT([.B418];3))&amp;(RIGHT([.A418];1))" office:value-type="string" office:string-value="PDus8" calcext:value-type="string">
            <text:p>PDus8</text:p>
          </table:table-cell>
          <table:table-cell table:formula="of:=COUNTIF([.$D$2:.$D$495];[.D41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3010399576</text:p>
          </table:table-cell>
          <table:table-cell office:value-type="string" calcext:value-type="string">
            <text:p>Dzierzak</text:p>
          </table:table-cell>
          <table:table-cell office:value-type="string" calcext:value-type="string">
            <text:p>Piotr</text:p>
          </table:table-cell>
          <table:table-cell table:formula="of:=(LEFT([.C419];1))&amp;(LEFT([.B419];3))&amp;(RIGHT([.A419];1))" office:value-type="string" office:string-value="PDzi6" calcext:value-type="string">
            <text:p>PDzi6</text:p>
          </table:table-cell>
          <table:table-cell table:formula="of:=COUNTIF([.$D$2:.$D$495];[.D41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76</text:p>
          </table:table-cell>
          <table:table-cell office:value-type="string" calcext:value-type="string">
            <text:p>Fiebig</text:p>
          </table:table-cell>
          <table:table-cell office:value-type="string" calcext:value-type="string">
            <text:p>Piotr</text:p>
          </table:table-cell>
          <table:table-cell table:formula="of:=(LEFT([.C420];1))&amp;(LEFT([.B420];3))&amp;(RIGHT([.A420];1))" office:value-type="string" office:string-value="PFie6" calcext:value-type="string">
            <text:p>PFie6</text:p>
          </table:table-cell>
          <table:table-cell table:formula="of:=COUNTIF([.$D$2:.$D$495];[.D42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07414</text:p>
          </table:table-cell>
          <table:table-cell office:value-type="string" calcext:value-type="string">
            <text:p>Filbrandt</text:p>
          </table:table-cell>
          <table:table-cell office:value-type="string" calcext:value-type="string">
            <text:p>Piotr</text:p>
          </table:table-cell>
          <table:table-cell table:formula="of:=(LEFT([.C421];1))&amp;(LEFT([.B421];3))&amp;(RIGHT([.A421];1))" office:value-type="string" office:string-value="PFil4" calcext:value-type="string">
            <text:p>PFil4</text:p>
          </table:table-cell>
          <table:table-cell table:formula="of:=COUNTIF([.$D$2:.$D$495];[.D42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202436</text:p>
          </table:table-cell>
          <table:table-cell office:value-type="string" calcext:value-type="string">
            <text:p>Formela</text:p>
          </table:table-cell>
          <table:table-cell office:value-type="string" calcext:value-type="string">
            <text:p>Piotr</text:p>
          </table:table-cell>
          <table:table-cell table:formula="of:=(LEFT([.C422];1))&amp;(LEFT([.B422];3))&amp;(RIGHT([.A422];1))" office:value-type="string" office:string-value="PFor6" calcext:value-type="string">
            <text:p>PFor6</text:p>
          </table:table-cell>
          <table:table-cell table:formula="of:=COUNTIF([.$D$2:.$D$495];[.D42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2911356</text:p>
          </table:table-cell>
          <table:table-cell office:value-type="string" calcext:value-type="string">
            <text:p>Freda</text:p>
          </table:table-cell>
          <table:table-cell office:value-type="string" calcext:value-type="string">
            <text:p>Piotr</text:p>
          </table:table-cell>
          <table:table-cell table:formula="of:=(LEFT([.C423];1))&amp;(LEFT([.B423];3))&amp;(RIGHT([.A423];1))" office:value-type="string" office:string-value="PFre6" calcext:value-type="string">
            <text:p>PFre6</text:p>
          </table:table-cell>
          <table:table-cell table:formula="of:=COUNTIF([.$D$2:.$D$495];[.D42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8123189018</text:p>
          </table:table-cell>
          <table:table-cell office:value-type="string" calcext:value-type="string">
            <text:p>Furmaniak</text:p>
          </table:table-cell>
          <table:table-cell office:value-type="string" calcext:value-type="string">
            <text:p>Pawel</text:p>
          </table:table-cell>
          <table:table-cell table:formula="of:=(LEFT([.C424];1))&amp;(LEFT([.B424];3))&amp;(RIGHT([.A424];1))" office:value-type="string" office:string-value="PFur8" calcext:value-type="string">
            <text:p>PFur8</text:p>
          </table:table-cell>
          <table:table-cell table:formula="of:=COUNTIF([.$D$2:.$D$495];[.D42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404645</text:p>
          </table:table-cell>
          <table:table-cell office:value-type="string" calcext:value-type="string">
            <text:p>Gachewicz</text:p>
          </table:table-cell>
          <table:table-cell office:value-type="string" calcext:value-type="string">
            <text:p>Pola</text:p>
          </table:table-cell>
          <table:table-cell table:formula="of:=(LEFT([.C425];1))&amp;(LEFT([.B425];3))&amp;(RIGHT([.A425];1))" office:value-type="string" office:string-value="PGac5" calcext:value-type="string">
            <text:p>PGac5</text:p>
          </table:table-cell>
          <table:table-cell table:formula="of:=COUNTIF([.$D$2:.$D$495];[.D42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4623</text:p>
          </table:table-cell>
          <table:table-cell office:value-type="string" calcext:value-type="string">
            <text:p>Gadomska</text:p>
          </table:table-cell>
          <table:table-cell office:value-type="string" calcext:value-type="string">
            <text:p>Pola</text:p>
          </table:table-cell>
          <table:table-cell table:formula="of:=(LEFT([.C426];1))&amp;(LEFT([.B426];3))&amp;(RIGHT([.A426];1))" office:value-type="string" office:string-value="PGad3" calcext:value-type="string">
            <text:p>PGad3</text:p>
          </table:table-cell>
          <table:table-cell table:formula="of:=COUNTIF([.$D$2:.$D$495];[.D42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606225</text:p>
          </table:table-cell>
          <table:table-cell office:value-type="string" calcext:value-type="string">
            <text:p>Galla</text:p>
          </table:table-cell>
          <table:table-cell office:value-type="string" calcext:value-type="string">
            <text:p>Paulina</text:p>
          </table:table-cell>
          <table:table-cell table:formula="of:=(LEFT([.C427];1))&amp;(LEFT([.B427];3))&amp;(RIGHT([.A427];1))" office:value-type="string" office:string-value="PGal5" calcext:value-type="string">
            <text:p>PGal5</text:p>
          </table:table-cell>
          <table:table-cell table:formula="of:=COUNTIF([.$D$2:.$D$495];[.D42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9855</text:p>
          </table:table-cell>
          <table:table-cell office:value-type="string" calcext:value-type="string">
            <text:p>Gdaniec</text:p>
          </table:table-cell>
          <table:table-cell office:value-type="string" calcext:value-type="string">
            <text:p>Pawel</text:p>
          </table:table-cell>
          <table:table-cell table:formula="of:=(LEFT([.C428];1))&amp;(LEFT([.B428];3))&amp;(RIGHT([.A428];1))" office:value-type="string" office:string-value="PGda5" calcext:value-type="string">
            <text:p>PGda5</text:p>
          </table:table-cell>
          <table:table-cell table:formula="of:=COUNTIF([.$D$2:.$D$495];[.D42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052605175</text:p>
          </table:table-cell>
          <table:table-cell office:value-type="string" calcext:value-type="string">
            <text:p>Geszczynski</text:p>
          </table:table-cell>
          <table:table-cell office:value-type="string" calcext:value-type="string">
            <text:p>Patryk</text:p>
          </table:table-cell>
          <table:table-cell table:formula="of:=(LEFT([.C429];1))&amp;(LEFT([.B429];3))&amp;(RIGHT([.A429];1))" office:value-type="string" office:string-value="PGes5" calcext:value-type="string">
            <text:p>PGes5</text:p>
          </table:table-cell>
          <table:table-cell table:formula="of:=COUNTIF([.$D$2:.$D$495];[.D42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52202698</text:p>
          </table:table-cell>
          <table:table-cell office:value-type="string" calcext:value-type="string">
            <text:p>Gibas</text:p>
          </table:table-cell>
          <table:table-cell office:value-type="string" calcext:value-type="string">
            <text:p>Patryk</text:p>
          </table:table-cell>
          <table:table-cell table:formula="of:=(LEFT([.C430];1))&amp;(LEFT([.B430];3))&amp;(RIGHT([.A430];1))" office:value-type="string" office:string-value="PGib8" calcext:value-type="string">
            <text:p>PGib8</text:p>
          </table:table-cell>
          <table:table-cell table:formula="of:=COUNTIF([.$D$2:.$D$495];[.D43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004791</text:p>
          </table:table-cell>
          <table:table-cell office:value-type="string" calcext:value-type="string">
            <text:p>Giemza</text:p>
          </table:table-cell>
          <table:table-cell office:value-type="string" calcext:value-type="string">
            <text:p>Patryk</text:p>
          </table:table-cell>
          <table:table-cell table:formula="of:=(LEFT([.C431];1))&amp;(LEFT([.B431];3))&amp;(RIGHT([.A431];1))" office:value-type="string" office:string-value="PGie1" calcext:value-type="string">
            <text:p>PGie1</text:p>
          </table:table-cell>
          <table:table-cell table:formula="of:=COUNTIF([.$D$2:.$D$495];[.D43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907241</text:p>
          </table:table-cell>
          <table:table-cell office:value-type="string" calcext:value-type="string">
            <text:p>Glasmann</text:p>
          </table:table-cell>
          <table:table-cell office:value-type="string" calcext:value-type="string">
            <text:p>Paula</text:p>
          </table:table-cell>
          <table:table-cell table:formula="of:=(LEFT([.C432];1))&amp;(LEFT([.B432];3))&amp;(RIGHT([.A432];1))" office:value-type="string" office:string-value="PGla1" calcext:value-type="string">
            <text:p>PGla1</text:p>
          </table:table-cell>
          <table:table-cell table:formula="of:=COUNTIF([.$D$2:.$D$495];[.D43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61403695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Patryk</text:p>
          </table:table-cell>
          <table:table-cell table:formula="of:=(LEFT([.C433];1))&amp;(LEFT([.B433];3))&amp;(RIGHT([.A433];1))" office:value-type="string" office:string-value="PGla5" calcext:value-type="string">
            <text:p>PGla5</text:p>
          </table:table-cell>
          <table:table-cell table:formula="of:=COUNTIF([.$D$2:.$D$495];[.D43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3102092944</text:p>
          </table:table-cell>
          <table:table-cell office:value-type="string" calcext:value-type="string">
            <text:p>Glowinska</text:p>
          </table:table-cell>
          <table:table-cell office:value-type="string" calcext:value-type="string">
            <text:p>Patrycja</text:p>
          </table:table-cell>
          <table:table-cell table:formula="of:=(LEFT([.C434];1))&amp;(LEFT([.B434];3))&amp;(RIGHT([.A434];1))" office:value-type="string" office:string-value="PGlo4" calcext:value-type="string">
            <text:p>PGlo4</text:p>
          </table:table-cell>
          <table:table-cell table:formula="of:=COUNTIF([.$D$2:.$D$495];[.D43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2509833</text:p>
          </table:table-cell>
          <table:table-cell office:value-type="string" calcext:value-type="string">
            <text:p>Gorazdowski</text:p>
          </table:table-cell>
          <table:table-cell office:value-type="string" calcext:value-type="string">
            <text:p>Patryk</text:p>
          </table:table-cell>
          <table:table-cell table:formula="of:=(LEFT([.C435];1))&amp;(LEFT([.B435];3))&amp;(RIGHT([.A435];1))" office:value-type="string" office:string-value="PGor3" calcext:value-type="string">
            <text:p>PGor3</text:p>
          </table:table-cell>
          <table:table-cell table:formula="of:=COUNTIF([.$D$2:.$D$495];[.D43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700855</text:p>
          </table:table-cell>
          <table:table-cell office:value-type="string" calcext:value-type="string">
            <text:p>Gorlikowski</text:p>
          </table:table-cell>
          <table:table-cell office:value-type="string" calcext:value-type="string">
            <text:p>Patrick</text:p>
          </table:table-cell>
          <table:table-cell table:formula="of:=(LEFT([.C436];1))&amp;(LEFT([.B436];3))&amp;(RIGHT([.A436];1))" office:value-type="string" office:string-value="PGor5" calcext:value-type="string">
            <text:p>PGor5</text:p>
          </table:table-cell>
          <table:table-cell table:formula="of:=COUNTIF([.$D$2:.$D$495];[.D43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2801182</text:p>
          </table:table-cell>
          <table:table-cell office:value-type="string" calcext:value-type="string">
            <text:p>Gosiewska</text:p>
          </table:table-cell>
          <table:table-cell office:value-type="string" calcext:value-type="string">
            <text:p>Paulina</text:p>
          </table:table-cell>
          <table:table-cell table:formula="of:=(LEFT([.C437];1))&amp;(LEFT([.B437];3))&amp;(RIGHT([.A437];1))" office:value-type="string" office:string-value="PGos2" calcext:value-type="string">
            <text:p>PGos2</text:p>
          </table:table-cell>
          <table:table-cell table:formula="of:=COUNTIF([.$D$2:.$D$495];[.D43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100899</text:p>
          </table:table-cell>
          <table:table-cell office:value-type="string" calcext:value-type="string">
            <text:p>Goszczynski</text:p>
          </table:table-cell>
          <table:table-cell office:value-type="string" calcext:value-type="string">
            <text:p>Patryk</text:p>
          </table:table-cell>
          <table:table-cell table:formula="of:=(LEFT([.C438];1))&amp;(LEFT([.B438];3))&amp;(RIGHT([.A438];1))" office:value-type="string" office:string-value="PGos9" calcext:value-type="string">
            <text:p>PGos9</text:p>
          </table:table-cell>
          <table:table-cell table:formula="of:=COUNTIF([.$D$2:.$D$495];[.D43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1402009</text:p>
          </table:table-cell>
          <table:table-cell office:value-type="string" calcext:value-type="string">
            <text:p>Kwidzinska</text:p>
          </table:table-cell>
          <table:table-cell office:value-type="string" calcext:value-type="string">
            <text:p>Paulina</text:p>
          </table:table-cell>
          <table:table-cell table:formula="of:=(LEFT([.C439];1))&amp;(LEFT([.B439];3))&amp;(RIGHT([.A439];1))" office:value-type="string" office:string-value="PKwi9" calcext:value-type="string">
            <text:p>PKwi9</text:p>
          </table:table-cell>
          <table:table-cell table:formula="of:=COUNTIF([.$D$2:.$D$495];[.D43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505810</text:p>
          </table:table-cell>
          <table:table-cell office:value-type="string" calcext:value-type="string">
            <text:p>Polubinski</text:p>
          </table:table-cell>
          <table:table-cell office:value-type="string" calcext:value-type="string">
            <text:p>Piotr</text:p>
          </table:table-cell>
          <table:table-cell table:formula="of:=(LEFT([.C440];1))&amp;(LEFT([.B440];3))&amp;(RIGHT([.A440];1))" office:value-type="string" office:string-value="PPol0" calcext:value-type="string">
            <text:p>PPol0</text:p>
          </table:table-cell>
          <table:table-cell table:formula="of:=COUNTIF([.$D$2:.$D$495];[.D44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3103810</text:p>
          </table:table-cell>
          <table:table-cell office:value-type="string" calcext:value-type="string">
            <text:p>Domzala</text:p>
          </table:table-cell>
          <table:table-cell office:value-type="string" calcext:value-type="string">
            <text:p>Ryszard</text:p>
          </table:table-cell>
          <table:table-cell table:formula="of:=(LEFT([.C441];1))&amp;(LEFT([.B441];3))&amp;(RIGHT([.A441];1))" office:value-type="string" office:string-value="RDom0" calcext:value-type="string">
            <text:p>RDom0</text:p>
          </table:table-cell>
          <table:table-cell table:formula="of:=COUNTIF([.$D$2:.$D$495];[.D44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908720</text:p>
          </table:table-cell>
          <table:table-cell office:value-type="string" calcext:value-type="string">
            <text:p>Forjasz</text:p>
          </table:table-cell>
          <table:table-cell office:value-type="string" calcext:value-type="string">
            <text:p>Roxana</text:p>
          </table:table-cell>
          <table:table-cell table:formula="of:=(LEFT([.C442];1))&amp;(LEFT([.B442];3))&amp;(RIGHT([.A442];1))" office:value-type="string" office:string-value="RFor0" calcext:value-type="string">
            <text:p>RFor0</text:p>
          </table:table-cell>
          <table:table-cell table:formula="of:=COUNTIF([.$D$2:.$D$495];[.D44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5111779283</text:p>
          </table:table-cell>
          <table:table-cell office:value-type="string" calcext:value-type="string">
            <text:p>Frankowska</text:p>
          </table:table-cell>
          <table:table-cell office:value-type="string" calcext:value-type="string">
            <text:p>Roksana</text:p>
          </table:table-cell>
          <table:table-cell table:formula="of:=(LEFT([.C443];1))&amp;(LEFT([.B443];3))&amp;(RIGHT([.A443];1))" office:value-type="string" office:string-value="RFra3" calcext:value-type="string">
            <text:p>RFra3</text:p>
          </table:table-cell>
          <table:table-cell table:formula="of:=COUNTIF([.$D$2:.$D$495];[.D44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90053120136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Stanislaw</text:p>
          </table:table-cell>
          <table:table-cell table:formula="of:=(LEFT([.C444];1))&amp;(LEFT([.B444];3))&amp;(RIGHT([.A444];1))" office:value-type="string" office:string-value="SBur6" calcext:value-type="string">
            <text:p>SBur6</text:p>
          </table:table-cell>
          <table:table-cell table:formula="of:=COUNTIF([.$D$2:.$D$495];[.D44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0501576</text:p>
          </table:table-cell>
          <table:table-cell office:value-type="string" calcext:value-type="string">
            <text:p>Cicherski</text:p>
          </table:table-cell>
          <table:table-cell office:value-type="string" calcext:value-type="string">
            <text:p>Szymon</text:p>
          </table:table-cell>
          <table:table-cell table:formula="of:=(LEFT([.C445];1))&amp;(LEFT([.B445];3))&amp;(RIGHT([.A445];1))" office:value-type="string" office:string-value="SCic6" calcext:value-type="string">
            <text:p>SCic6</text:p>
          </table:table-cell>
          <table:table-cell table:formula="of:=COUNTIF([.$D$2:.$D$495];[.D4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3104083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zymon</text:p>
          </table:table-cell>
          <table:table-cell table:formula="of:=(LEFT([.C446];1))&amp;(LEFT([.B446];3))&amp;(RIGHT([.A446];1))" office:value-type="string" office:string-value="SCie9" calcext:value-type="string">
            <text:p>SCie9</text:p>
          </table:table-cell>
          <table:table-cell table:formula="of:=COUNTIF([.$D$2:.$D$495];[.D4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082608599</text:p>
          </table:table-cell>
          <table:table-cell office:value-type="string" calcext:value-type="string">
            <text:p>Cieslik</text:p>
          </table:table-cell>
          <table:table-cell office:value-type="string" calcext:value-type="string">
            <text:p>Stanislaw</text:p>
          </table:table-cell>
          <table:table-cell table:formula="of:=(LEFT([.C447];1))&amp;(LEFT([.B447];3))&amp;(RIGHT([.A447];1))" office:value-type="string" office:string-value="SCie9" calcext:value-type="string">
            <text:p>SCie9</text:p>
          </table:table-cell>
          <table:table-cell table:formula="of:=COUNTIF([.$D$2:.$D$495];[.D447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21008971</text:p>
          </table:table-cell>
          <table:table-cell office:value-type="string" calcext:value-type="string">
            <text:p>Czapiewski</text:p>
          </table:table-cell>
          <table:table-cell office:value-type="string" calcext:value-type="string">
            <text:p>Szymon</text:p>
          </table:table-cell>
          <table:table-cell table:formula="of:=(LEFT([.C448];1))&amp;(LEFT([.B448];3))&amp;(RIGHT([.A448];1))" office:value-type="string" office:string-value="SCza1" calcext:value-type="string">
            <text:p>SCza1</text:p>
          </table:table-cell>
          <table:table-cell table:formula="of:=COUNTIF([.$D$2:.$D$495];[.D44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903095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czepan</text:p>
          </table:table-cell>
          <table:table-cell table:formula="of:=(LEFT([.C449];1))&amp;(LEFT([.B449];3))&amp;(RIGHT([.A449];1))" office:value-type="string" office:string-value="SDab5" calcext:value-type="string">
            <text:p>SDab5</text:p>
          </table:table-cell>
          <table:table-cell table:formula="of:=COUNTIF([.$D$2:.$D$495];[.D44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92514056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zymon</text:p>
          </table:table-cell>
          <table:table-cell table:formula="of:=(LEFT([.C450];1))&amp;(LEFT([.B450];3))&amp;(RIGHT([.A450];1))" office:value-type="string" office:string-value="SDab6" calcext:value-type="string">
            <text:p>SDab6</text:p>
          </table:table-cell>
          <table:table-cell table:formula="of:=COUNTIF([.$D$2:.$D$495];[.D4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262311957</text:p>
          </table:table-cell>
          <table:table-cell office:value-type="string" calcext:value-type="string">
            <text:p>Dabrowa</text:p>
          </table:table-cell>
          <table:table-cell office:value-type="string" calcext:value-type="string">
            <text:p>Szymon</text:p>
          </table:table-cell>
          <table:table-cell table:formula="of:=(LEFT([.C451];1))&amp;(LEFT([.B451];3))&amp;(RIGHT([.A451];1))" office:value-type="string" office:string-value="SDab7" calcext:value-type="string">
            <text:p>SDab7</text:p>
          </table:table-cell>
          <table:table-cell table:formula="of:=COUNTIF([.$D$2:.$D$495];[.D45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021697637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Stanislaw</text:p>
          </table:table-cell>
          <table:table-cell table:formula="of:=(LEFT([.C452];1))&amp;(LEFT([.B452];3))&amp;(RIGHT([.A452];1))" office:value-type="string" office:string-value="SDab7" calcext:value-type="string">
            <text:p>SDab7</text:p>
          </table:table-cell>
          <table:table-cell table:formula="of:=COUNTIF([.$D$2:.$D$495];[.D452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9300205292</text:p>
          </table:table-cell>
          <table:table-cell office:value-type="string" calcext:value-type="string">
            <text:p>Degowski</text:p>
          </table:table-cell>
          <table:table-cell office:value-type="string" calcext:value-type="string">
            <text:p>Stanislaw</text:p>
          </table:table-cell>
          <table:table-cell table:formula="of:=(LEFT([.C453];1))&amp;(LEFT([.B453];3))&amp;(RIGHT([.A453];1))" office:value-type="string" office:string-value="SDeg2" calcext:value-type="string">
            <text:p>SDeg2</text:p>
          </table:table-cell>
          <table:table-cell table:formula="of:=COUNTIF([.$D$2:.$D$495];[.D45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606950</text:p>
          </table:table-cell>
          <table:table-cell office:value-type="string" calcext:value-type="string">
            <text:p>Depczynski</text:p>
          </table:table-cell>
          <table:table-cell office:value-type="string" calcext:value-type="string">
            <text:p>Stanislaw</text:p>
          </table:table-cell>
          <table:table-cell table:formula="of:=(LEFT([.C454];1))&amp;(LEFT([.B454];3))&amp;(RIGHT([.A454];1))" office:value-type="string" office:string-value="SDep0" calcext:value-type="string">
            <text:p>SDep0</text:p>
          </table:table-cell>
          <table:table-cell table:formula="of:=COUNTIF([.$D$2:.$D$495];[.D45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8103032931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Stanislaw</text:p>
          </table:table-cell>
          <table:table-cell table:formula="of:=(LEFT([.C455];1))&amp;(LEFT([.B455];3))&amp;(RIGHT([.A455];1))" office:value-type="string" office:string-value="SDer1" calcext:value-type="string">
            <text:p>SDer1</text:p>
          </table:table-cell>
          <table:table-cell table:formula="of:=COUNTIF([.$D$2:.$D$495];[.D45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0401737</text:p>
          </table:table-cell>
          <table:table-cell office:value-type="string" calcext:value-type="string">
            <text:p>Dolny</text:p>
          </table:table-cell>
          <table:table-cell office:value-type="string" calcext:value-type="string">
            <text:p>Sebastian</text:p>
          </table:table-cell>
          <table:table-cell table:formula="of:=(LEFT([.C456];1))&amp;(LEFT([.B456];3))&amp;(RIGHT([.A456];1))" office:value-type="string" office:string-value="SDol7" calcext:value-type="string">
            <text:p>SDol7</text:p>
          </table:table-cell>
          <table:table-cell table:formula="of:=COUNTIF([.$D$2:.$D$495];[.D45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3009317</text:p>
          </table:table-cell>
          <table:table-cell office:value-type="string" calcext:value-type="string">
            <text:p>Domanski</text:p>
          </table:table-cell>
          <table:table-cell office:value-type="string" calcext:value-type="string">
            <text:p>Sebastian</text:p>
          </table:table-cell>
          <table:table-cell table:formula="of:=(LEFT([.C457];1))&amp;(LEFT([.B457];3))&amp;(RIGHT([.A457];1))" office:value-type="string" office:string-value="SDom7" calcext:value-type="string">
            <text:p>SDom7</text:p>
          </table:table-cell>
          <table:table-cell table:formula="of:=COUNTIF([.$D$2:.$D$495];[.D45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303679</text:p>
          </table:table-cell>
          <table:table-cell office:value-type="string" calcext:value-type="string">
            <text:p>Dombrowski</text:p>
          </table:table-cell>
          <table:table-cell office:value-type="string" calcext:value-type="string">
            <text:p>Sambor</text:p>
          </table:table-cell>
          <table:table-cell table:formula="of:=(LEFT([.C458];1))&amp;(LEFT([.B458];3))&amp;(RIGHT([.A458];1))" office:value-type="string" office:string-value="SDom9" calcext:value-type="string">
            <text:p>SDom9</text:p>
          </table:table-cell>
          <table:table-cell table:formula="of:=COUNTIF([.$D$2:.$D$495];[.D45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11176164</text:p>
          </table:table-cell>
          <table:table-cell office:value-type="string" calcext:value-type="string">
            <text:p>Filarska</text:p>
          </table:table-cell>
          <table:table-cell office:value-type="string" calcext:value-type="string">
            <text:p>Sandra</text:p>
          </table:table-cell>
          <table:table-cell table:formula="of:=(LEFT([.C459];1))&amp;(LEFT([.B459];3))&amp;(RIGHT([.A459];1))" office:value-type="string" office:string-value="SFil4" calcext:value-type="string">
            <text:p>SFil4</text:p>
          </table:table-cell>
          <table:table-cell table:formula="of:=COUNTIF([.$D$2:.$D$495];[.D45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109460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Sandra</text:p>
          </table:table-cell>
          <table:table-cell table:formula="of:=(LEFT([.C460];1))&amp;(LEFT([.B460];3))&amp;(RIGHT([.A460];1))" office:value-type="string" office:string-value="SFlo0" calcext:value-type="string">
            <text:p>SFlo0</text:p>
          </table:table-cell>
          <table:table-cell table:formula="of:=COUNTIF([.$D$2:.$D$495];[.D46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201877</text:p>
          </table:table-cell>
          <table:table-cell office:value-type="string" calcext:value-type="string">
            <text:p>Bilmon</text:p>
          </table:table-cell>
          <table:table-cell office:value-type="string" calcext:value-type="string">
            <text:p>Tymoteusz</text:p>
          </table:table-cell>
          <table:table-cell table:formula="of:=(LEFT([.C461];1))&amp;(LEFT([.B461];3))&amp;(RIGHT([.A461];1))" office:value-type="string" office:string-value="TBil7" calcext:value-type="string">
            <text:p>TBil7</text:p>
          </table:table-cell>
          <table:table-cell table:formula="of:=COUNTIF([.$D$2:.$D$495];[.D46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93002410</text:p>
          </table:table-cell>
          <table:table-cell office:value-type="string" calcext:value-type="string">
            <text:p>Bobel</text:p>
          </table:table-cell>
          <table:table-cell office:value-type="string" calcext:value-type="string">
            <text:p>Tymon</text:p>
          </table:table-cell>
          <table:table-cell table:formula="of:=(LEFT([.C462];1))&amp;(LEFT([.B462];3))&amp;(RIGHT([.A462];1))" office:value-type="string" office:string-value="TBob0" calcext:value-type="string">
            <text:p>TBob0</text:p>
          </table:table-cell>
          <table:table-cell table:formula="of:=COUNTIF([.$D$2:.$D$495];[.D46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0804514</text:p>
          </table:table-cell>
          <table:table-cell office:value-type="string" calcext:value-type="string">
            <text:p>Brzoskowski</text:p>
          </table:table-cell>
          <table:table-cell office:value-type="string" calcext:value-type="string">
            <text:p>Tomasz</text:p>
          </table:table-cell>
          <table:table-cell table:formula="of:=(LEFT([.C463];1))&amp;(LEFT([.B463];3))&amp;(RIGHT([.A463];1))" office:value-type="string" office:string-value="TBrz4" calcext:value-type="string">
            <text:p>TBrz4</text:p>
          </table:table-cell>
          <table:table-cell table:formula="of:=COUNTIF([.$D$2:.$D$495];[.D46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2605138</text:p>
          </table:table-cell>
          <table:table-cell office:value-type="string" calcext:value-type="string">
            <text:p>Budny</text:p>
          </table:table-cell>
          <table:table-cell office:value-type="string" calcext:value-type="string">
            <text:p>Tomasz</text:p>
          </table:table-cell>
          <table:table-cell table:formula="of:=(LEFT([.C464];1))&amp;(LEFT([.B464];3))&amp;(RIGHT([.A464];1))" office:value-type="string" office:string-value="TBud8" calcext:value-type="string">
            <text:p>TBud8</text:p>
          </table:table-cell>
          <table:table-cell table:formula="of:=COUNTIF([.$D$2:.$D$495];[.D46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76121186303</text:p>
          </table:table-cell>
          <table:table-cell office:value-type="string" calcext:value-type="string">
            <text:p>Engel</text:p>
          </table:table-cell>
          <table:table-cell office:value-type="string" calcext:value-type="string">
            <text:p>Urszula</text:p>
          </table:table-cell>
          <table:table-cell table:formula="of:=(LEFT([.C465];1))&amp;(LEFT([.B465];3))&amp;(RIGHT([.A465];1))" office:value-type="string" office:string-value="UEng3" calcext:value-type="string">
            <text:p>UEng3</text:p>
          </table:table-cell>
          <table:table-cell table:formula="of:=COUNTIF([.$D$2:.$D$495];[.D46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1706346</text:p>
          </table:table-cell>
          <table:table-cell office:value-type="string" calcext:value-type="string">
            <text:p>Erbel</text:p>
          </table:table-cell>
          <table:table-cell office:value-type="string" calcext:value-type="string">
            <text:p>Urszula</text:p>
          </table:table-cell>
          <table:table-cell table:formula="of:=(LEFT([.C466];1))&amp;(LEFT([.B466];3))&amp;(RIGHT([.A466];1))" office:value-type="string" office:string-value="UErb6" calcext:value-type="string">
            <text:p>UErb6</text:p>
          </table:table-cell>
          <table:table-cell table:formula="of:=COUNTIF([.$D$2:.$D$495];[.D46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2103743</text:p>
          </table:table-cell>
          <table:table-cell office:value-type="string" calcext:value-type="string">
            <text:p>Dunislawska</text:p>
          </table:table-cell>
          <table:table-cell office:value-type="string" calcext:value-type="string">
            <text:p>Victoria</text:p>
          </table:table-cell>
          <table:table-cell table:formula="of:=(LEFT([.C467];1))&amp;(LEFT([.B467];3))&amp;(RIGHT([.A467];1))" office:value-type="string" office:string-value="VDun3" calcext:value-type="string">
            <text:p>VDun3</text:p>
          </table:table-cell>
          <table:table-cell table:formula="of:=COUNTIF([.$D$2:.$D$495];[.D46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2980</text:p>
          </table:table-cell>
          <table:table-cell office:value-type="string" calcext:value-type="string">
            <text:p>Edel</text:p>
          </table:table-cell>
          <table:table-cell office:value-type="string" calcext:value-type="string">
            <text:p>Vanessa</text:p>
          </table:table-cell>
          <table:table-cell table:formula="of:=(LEFT([.C468];1))&amp;(LEFT([.B468];3))&amp;(RIGHT([.A468];1))" office:value-type="string" office:string-value="VEde0" calcext:value-type="string">
            <text:p>VEde0</text:p>
          </table:table-cell>
          <table:table-cell table:formula="of:=COUNTIF([.$D$2:.$D$495];[.D46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5632</text:p>
          </table:table-cell>
          <table:table-cell office:value-type="string" calcext:value-type="string">
            <text:p>Afeltowicz</text:p>
          </table:table-cell>
          <table:table-cell office:value-type="string" calcext:value-type="string">
            <text:p>Wojciech</text:p>
          </table:table-cell>
          <table:table-cell table:formula="of:=(LEFT([.C469];1))&amp;(LEFT([.B469];3))&amp;(RIGHT([.A469];1))" office:value-type="string" office:string-value="WAfe2" calcext:value-type="string">
            <text:p>WAfe2</text:p>
          </table:table-cell>
          <table:table-cell table:formula="of:=COUNTIF([.$D$2:.$D$495];[.D46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2007919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Wojciech</text:p>
          </table:table-cell>
          <table:table-cell table:formula="of:=(LEFT([.C470];1))&amp;(LEFT([.B470];3))&amp;(RIGHT([.A470];1))" office:value-type="string" office:string-value="WAni9" calcext:value-type="string">
            <text:p>WAni9</text:p>
          </table:table-cell>
          <table:table-cell table:formula="of:=COUNTIF([.$D$2:.$D$495];[.D47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270412255</text:p>
          </table:table-cell>
          <table:table-cell office:value-type="string" calcext:value-type="string">
            <text:p>Arendt</text:p>
          </table:table-cell>
          <table:table-cell office:value-type="string" calcext:value-type="string">
            <text:p>Wojciech</text:p>
          </table:table-cell>
          <table:table-cell table:formula="of:=(LEFT([.C471];1))&amp;(LEFT([.B471];3))&amp;(RIGHT([.A471];1))" office:value-type="string" office:string-value="WAre5" calcext:value-type="string">
            <text:p>WAre5</text:p>
          </table:table-cell>
          <table:table-cell table:formula="of:=COUNTIF([.$D$2:.$D$495];[.D47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140241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Witold</text:p>
          </table:table-cell>
          <table:table-cell table:formula="of:=(LEFT([.C472];1))&amp;(LEFT([.B472];3))&amp;(RIGHT([.A472];1))" office:value-type="string" office:string-value="WBar4" calcext:value-type="string">
            <text:p>WBar4</text:p>
          </table:table-cell>
          <table:table-cell table:formula="of:=COUNTIF([.$D$2:.$D$495];[.D47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57073163051</text:p>
          </table:table-cell>
          <table:table-cell office:value-type="string" calcext:value-type="string">
            <text:p>Berezniewicz</text:p>
          </table:table-cell>
          <table:table-cell office:value-type="string" calcext:value-type="string">
            <text:p>Wiktor</text:p>
          </table:table-cell>
          <table:table-cell table:formula="of:=(LEFT([.C473];1))&amp;(LEFT([.B473];3))&amp;(RIGHT([.A473];1))" office:value-type="string" office:string-value="WBer1" calcext:value-type="string">
            <text:p>WBer1</text:p>
          </table:table-cell>
          <table:table-cell table:formula="of:=COUNTIF([.$D$2:.$D$495];[.D47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000965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Wiktoria</text:p>
          </table:table-cell>
          <table:table-cell table:formula="of:=(LEFT([.C474];1))&amp;(LEFT([.B474];3))&amp;(RIGHT([.A474];1))" office:value-type="string" office:string-value="WChm5" calcext:value-type="string">
            <text:p>WChm5</text:p>
          </table:table-cell>
          <table:table-cell table:formula="of:=COUNTIF([.$D$2:.$D$495];[.D47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6080941169</text:p>
          </table:table-cell>
          <table:table-cell office:value-type="string" calcext:value-type="string">
            <text:p>Ciesielska</text:p>
          </table:table-cell>
          <table:table-cell office:value-type="string" calcext:value-type="string">
            <text:p>Wiktoria</text:p>
          </table:table-cell>
          <table:table-cell table:formula="of:=(LEFT([.C475];1))&amp;(LEFT([.B475];3))&amp;(RIGHT([.A475];1))" office:value-type="string" office:string-value="WCie9" calcext:value-type="string">
            <text:p>WCie9</text:p>
          </table:table-cell>
          <table:table-cell table:formula="of:=COUNTIF([.$D$2:.$D$495];[.D475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001464</text:p>
          </table:table-cell>
          <table:table-cell office:value-type="string" calcext:value-type="string">
            <text:p>Ciupa</text:p>
          </table:table-cell>
          <table:table-cell office:value-type="string" calcext:value-type="string">
            <text:p>Wiktoria</text:p>
          </table:table-cell>
          <table:table-cell table:formula="of:=(LEFT([.C476];1))&amp;(LEFT([.B476];3))&amp;(RIGHT([.A476];1))" office:value-type="string" office:string-value="WCiu4" calcext:value-type="string">
            <text:p>WCiu4</text:p>
          </table:table-cell>
          <table:table-cell table:formula="of:=COUNTIF([.$D$2:.$D$495];[.D47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505163</text:p>
          </table:table-cell>
          <table:table-cell office:value-type="string" calcext:value-type="string">
            <text:p>Czartoryjska</text:p>
          </table:table-cell>
          <table:table-cell office:value-type="string" calcext:value-type="string">
            <text:p>Wiktoria</text:p>
          </table:table-cell>
          <table:table-cell table:formula="of:=(LEFT([.C477];1))&amp;(LEFT([.B477];3))&amp;(RIGHT([.A477];1))" office:value-type="string" office:string-value="WCza3" calcext:value-type="string">
            <text:p>WCza3</text:p>
          </table:table-cell>
          <table:table-cell table:formula="of:=COUNTIF([.$D$2:.$D$495];[.D47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2806465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iktoria</text:p>
          </table:table-cell>
          <table:table-cell table:formula="of:=(LEFT([.C478];1))&amp;(LEFT([.B478];3))&amp;(RIGHT([.A478];1))" office:value-type="string" office:string-value="WCze5" calcext:value-type="string">
            <text:p>WCze5</text:p>
          </table:table-cell>
          <table:table-cell table:formula="of:=COUNTIF([.$D$2:.$D$495];[.D47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10705127</text:p>
          </table:table-cell>
          <table:table-cell office:value-type="string" calcext:value-type="string">
            <text:p>Czerlonek</text:p>
          </table:table-cell>
          <table:table-cell office:value-type="string" calcext:value-type="string">
            <text:p>Weronika</text:p>
          </table:table-cell>
          <table:table-cell table:formula="of:=(LEFT([.C479];1))&amp;(LEFT([.B479];3))&amp;(RIGHT([.A479];1))" office:value-type="string" office:string-value="WCze7" calcext:value-type="string">
            <text:p>WCze7</text:p>
          </table:table-cell>
          <table:table-cell table:formula="of:=COUNTIF([.$D$2:.$D$495];[.D47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0307788</text:p>
          </table:table-cell>
          <table:table-cell office:value-type="string" calcext:value-type="string">
            <text:p>Czechowska</text:p>
          </table:table-cell>
          <table:table-cell office:value-type="string" calcext:value-type="string">
            <text:p>Wanda</text:p>
          </table:table-cell>
          <table:table-cell table:formula="of:=(LEFT([.C480];1))&amp;(LEFT([.B480];3))&amp;(RIGHT([.A480];1))" office:value-type="string" office:string-value="WCze8" calcext:value-type="string">
            <text:p>WCze8</text:p>
          </table:table-cell>
          <table:table-cell table:formula="of:=COUNTIF([.$D$2:.$D$495];[.D48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2204</text:p>
          </table:table-cell>
          <table:table-cell office:value-type="string" calcext:value-type="string">
            <text:p>Dawidowska</text:p>
          </table:table-cell>
          <table:table-cell office:value-type="string" calcext:value-type="string">
            <text:p>Weronika</text:p>
          </table:table-cell>
          <table:table-cell table:formula="of:=(LEFT([.C481];1))&amp;(LEFT([.B481];3))&amp;(RIGHT([.A481];1))" office:value-type="string" office:string-value="WDaw4" calcext:value-type="string">
            <text:p>WDaw4</text:p>
          </table:table-cell>
          <table:table-cell table:formula="of:=COUNTIF([.$D$2:.$D$495];[.D48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11103484</text:p>
          </table:table-cell>
          <table:table-cell office:value-type="string" calcext:value-type="string">
            <text:p>Derosas</text:p>
          </table:table-cell>
          <table:table-cell office:value-type="string" calcext:value-type="string">
            <text:p>Weronika</text:p>
          </table:table-cell>
          <table:table-cell table:formula="of:=(LEFT([.C482];1))&amp;(LEFT([.B482];3))&amp;(RIGHT([.A482];1))" office:value-type="string" office:string-value="WDer4" calcext:value-type="string">
            <text:p>WDer4</text:p>
          </table:table-cell>
          <table:table-cell table:formula="of:=COUNTIF([.$D$2:.$D$495];[.D48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0547</text:p>
          </table:table-cell>
          <table:table-cell office:value-type="string" calcext:value-type="string">
            <text:p>Drapinska</text:p>
          </table:table-cell>
          <table:table-cell office:value-type="string" calcext:value-type="string">
            <text:p>Weronika</text:p>
          </table:table-cell>
          <table:table-cell table:formula="of:=(LEFT([.C483];1))&amp;(LEFT([.B483];3))&amp;(RIGHT([.A483];1))" office:value-type="string" office:string-value="WDra7" calcext:value-type="string">
            <text:p>WDra7</text:p>
          </table:table-cell>
          <table:table-cell table:formula="of:=COUNTIF([.$D$2:.$D$495];[.D4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120284541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Zofia</text:p>
          </table:table-cell>
          <table:table-cell table:formula="of:=(LEFT([.C484];1))&amp;(LEFT([.B484];3))&amp;(RIGHT([.A484];1))" office:value-type="string" office:string-value="ZAda1" calcext:value-type="string">
            <text:p>ZAda1</text:p>
          </table:table-cell>
          <table:table-cell table:formula="of:=COUNTIF([.$D$2:.$D$495];[.D48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912095216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Zuzanna</text:p>
          </table:table-cell>
          <table:table-cell table:formula="of:=(LEFT([.C485];1))&amp;(LEFT([.B485];3))&amp;(RIGHT([.A485];1))" office:value-type="string" office:string-value="ZAda1" calcext:value-type="string">
            <text:p>ZAda1</text:p>
          </table:table-cell>
          <table:table-cell table:formula="of:=COUNTIF([.$D$2:.$D$495];[.D485])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string" calcext:value-type="string">
            <text:p>08281807682</text:p>
          </table:table-cell>
          <table:table-cell office:value-type="string" calcext:value-type="string">
            <text:p>Araucz</text:p>
          </table:table-cell>
          <table:table-cell office:value-type="string" calcext:value-type="string">
            <text:p>Zuzanna</text:p>
          </table:table-cell>
          <table:table-cell table:formula="of:=(LEFT([.C486];1))&amp;(LEFT([.B486];3))&amp;(RIGHT([.A486];1))" office:value-type="string" office:string-value="ZAra2" calcext:value-type="string">
            <text:p>ZAra2</text:p>
          </table:table-cell>
          <table:table-cell table:formula="of:=COUNTIF([.$D$2:.$D$495];[.D486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21905469</text:p>
          </table:table-cell>
          <table:table-cell office:value-type="string" calcext:value-type="string">
            <text:p>Bajurska</text:p>
          </table:table-cell>
          <table:table-cell office:value-type="string" calcext:value-type="string">
            <text:p>Zuzanna</text:p>
          </table:table-cell>
          <table:table-cell table:formula="of:=(LEFT([.C487];1))&amp;(LEFT([.B487];3))&amp;(RIGHT([.A487];1))" office:value-type="string" office:string-value="ZBaj9" calcext:value-type="string">
            <text:p>ZBaj9</text:p>
          </table:table-cell>
          <table:table-cell table:formula="of:=COUNTIF([.$D$2:.$D$495];[.D487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0170200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Zuzanna</text:p>
          </table:table-cell>
          <table:table-cell table:formula="of:=(LEFT([.C488];1))&amp;(LEFT([.B488];3))&amp;(RIGHT([.A488];1))" office:value-type="string" office:string-value="ZBar5" calcext:value-type="string">
            <text:p>ZBar5</text:p>
          </table:table-cell>
          <table:table-cell table:formula="of:=COUNTIF([.$D$2:.$D$495];[.D488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11506181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Zuzanna</text:p>
          </table:table-cell>
          <table:table-cell table:formula="of:=(LEFT([.C489];1))&amp;(LEFT([.B489];3))&amp;(RIGHT([.A489];1))" office:value-type="string" office:string-value="ZBia1" calcext:value-type="string">
            <text:p>ZBia1</text:p>
          </table:table-cell>
          <table:table-cell table:formula="of:=COUNTIF([.$D$2:.$D$495];[.D489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8320301627</text:p>
          </table:table-cell>
          <table:table-cell office:value-type="string" calcext:value-type="string">
            <text:p>Bigos</text:p>
          </table:table-cell>
          <table:table-cell office:value-type="string" calcext:value-type="string">
            <text:p>Zosia</text:p>
          </table:table-cell>
          <table:table-cell table:formula="of:=(LEFT([.C490];1))&amp;(LEFT([.B490];3))&amp;(RIGHT([.A490];1))" office:value-type="string" office:string-value="ZBig7" calcext:value-type="string">
            <text:p>ZBig7</text:p>
          </table:table-cell>
          <table:table-cell table:formula="of:=COUNTIF([.$D$2:.$D$495];[.D490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303005042</text:p>
          </table:table-cell>
          <table:table-cell office:value-type="string" calcext:value-type="string">
            <text:p>Bikonis</text:p>
          </table:table-cell>
          <table:table-cell office:value-type="string" calcext:value-type="string">
            <text:p>Zofia</text:p>
          </table:table-cell>
          <table:table-cell table:formula="of:=(LEFT([.C491];1))&amp;(LEFT([.B491];3))&amp;(RIGHT([.A491];1))" office:value-type="string" office:string-value="ZBik2" calcext:value-type="string">
            <text:p>ZBik2</text:p>
          </table:table-cell>
          <table:table-cell table:formula="of:=COUNTIF([.$D$2:.$D$495];[.D491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89040205480</text:p>
          </table:table-cell>
          <table:table-cell office:value-type="string" calcext:value-type="string">
            <text:p>Broszkow</text:p>
          </table:table-cell>
          <table:table-cell office:value-type="string" calcext:value-type="string">
            <text:p>Zofia</text:p>
          </table:table-cell>
          <table:table-cell table:formula="of:=(LEFT([.C492];1))&amp;(LEFT([.B492];3))&amp;(RIGHT([.A492];1))" office:value-type="string" office:string-value="ZBro0" calcext:value-type="string">
            <text:p>ZBro0</text:p>
          </table:table-cell>
          <table:table-cell table:formula="of:=COUNTIF([.$D$2:.$D$495];[.D492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66100651663</text:p>
          </table:table-cell>
          <table:table-cell office:value-type="string" calcext:value-type="string">
            <text:p>Broukin</text:p>
          </table:table-cell>
          <table:table-cell office:value-type="string" calcext:value-type="string">
            <text:p>Zofia</text:p>
          </table:table-cell>
          <table:table-cell table:formula="of:=(LEFT([.C493];1))&amp;(LEFT([.B493];3))&amp;(RIGHT([.A493];1))" office:value-type="string" office:string-value="ZBro3" calcext:value-type="string">
            <text:p>ZBro3</text:p>
          </table:table-cell>
          <table:table-cell table:formula="of:=COUNTIF([.$D$2:.$D$495];[.D493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205481</text:p>
          </table:table-cell>
          <table:table-cell office:value-type="string" calcext:value-type="string">
            <text:p>Burghard</text:p>
          </table:table-cell>
          <table:table-cell office:value-type="string" calcext:value-type="string">
            <text:p>Zofia</text:p>
          </table:table-cell>
          <table:table-cell table:formula="of:=(LEFT([.C494];1))&amp;(LEFT([.B494];3))&amp;(RIGHT([.A494];1))" office:value-type="string" office:string-value="ZBur1" calcext:value-type="string">
            <text:p>ZBur1</text:p>
          </table:table-cell>
          <table:table-cell table:formula="of:=COUNTIF([.$D$2:.$D$495];[.D494]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09221309963</text:p>
          </table:table-cell>
          <table:table-cell office:value-type="string" calcext:value-type="string">
            <text:p>Krzywiec</text:p>
          </table:table-cell>
          <table:table-cell office:value-type="string" calcext:value-type="string">
            <text:p>Zuzanna</text:p>
          </table:table-cell>
          <table:table-cell table:formula="of:=(LEFT([.C495];1))&amp;(LEFT([.B495];3))&amp;(RIGHT([.A495];1))" office:value-type="string" office:string-value="ZKrz3" calcext:value-type="string">
            <text:p>ZKrz3</text:p>
          </table:table-cell>
          <table:table-cell table:formula="of:=COUNTIF([.$D$2:.$D$495];[.D495]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'91.1'.A1:'91.1'.D495" table:display-filter-buttons="true" table:orientation="column">
          <table:filter>
            <table:filter-and>
              <table:filter-condition table:field-number="2" table:value="a" table:operator="does-not-end-with"/>
              <table:filter-condition table:field-number="3" table:value="k" table:operator="="/>
            </table:filter-and>
          </table:filter>
        </table:database-range>
        <table:database-range table:name="__Anonymous_Sheet_DB__2" table:target-range-address="'91.2'.A1:'91.2'.E495" table:display-filter-buttons="true" table:orientation="column">
          <table:filter>
            <table:filter-and>
              <table:filter-condition table:field-number="4" table:value="2" table:operator="=">
                <table:filter-set-item table:value="2"/>
                <table:filter-set-item table:value="3"/>
              </table:filter-condition>
            </table:filter-and>
          </table:filter>
        </table:database-range>
        <table:database-range table:name="__Anonymous_Sheet_DB__3" table:target-range-address="'91.3'.A1:'91.3'.D495" table:display-filter-buttons="true" table:orientation="column">
          <table:filter>
            <table:filter-or>
              <table:filter-condition table:field-number="3" table:data-type="number" table:value="0" table:operator="top values"/>
              <table:filter-condition table:field-number="3" table:data-type="number" table:value="0" table:operator="bottom values"/>
            </table:filter-or>
          </table:filter>
        </table:database-range>
        <table:database-range table:name="__Anonymous_Sheet_DB__5" table:target-range-address="'91.5'.A1:'91.5'.E495" table:display-filter-buttons="true">
          <table:filter>
            <table:filter-and>
              <table:filter-condition table:field-number="4" table:value="2" table:operator="=">
                <table:filter-set-item table:value="2"/>
                <table:filter-set-item table:value="4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.00.0000</text:date>, <text:time style:data-style-name="N2" text:time-value="17:24:42.2029364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2T17:25:00.722561269</dc:date>
    <meta:editing-duration>PT2H59M56S</meta:editing-duration>
    <meta:editing-cycles>11</meta:editing-cycles>
    <meta:generator>LibreOffice/6.0.7.3$Linux_X86_64 LibreOffice_project/00m0$Build-3</meta:generator>
    <meta:document-statistic meta:table-count="6" meta:cell-count="124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3.906cm" svg:y="0.316cm" chart:style-name="ch2">
          <text:p>Ile osób urodziło się w danym miesiącu?</text:p>
        </chart:title>
        <chart:legend chart:legend-position="end" svg:x="13.495cm" svg:y="4.204cm" style:legend-expansion="high" chart:style-name="ch3"/>
        <chart:plot-area chart:style-name="ch4" table:cell-range-address="'91.4'.H2:'91.4'.I13 '91.4'.I1:'91.4'.I1" chart:data-source-has-labels="both" svg:x="0.319cm" svg:y="1.275cm" svg:width="12.857cm" svg:height="7.551cm">
          <chartooo:coordinate-region svg:x="1.065cm" svg:y="1.275cm" svg:width="12.05cm" svg:height="5.587cm"/>
          <chart:axis chart:dimension="x" chart:name="primary-x" chart:style-name="ch5" chartooo:axis-type="auto">
            <chartooo:date-scale/>
            <chart:categories table:cell-range-address="'91.4'.H2:'91.4'.H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91.4'.I2:'91.4'.I13" chart:label-cell-address="'91.4'.I1:'91.4'.I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osób</text:p>
                <draw:g>
                  <svg:desc>'91.4'.I1:'91.4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'91.4'.H2:'91.4'.H13</svg:desc>
                </draw:g>
              </table:table-cell>
              <table:table-cell office:value-type="float" office:value="68">
                <text:p>68</text:p>
                <draw:g>
                  <svg:desc>'91.4'.I2:'91.4'.I1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